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2" style:family="table-column">
      <style:table-column-properties fo:break-before="auto" style:column-width="3.413cm"/>
    </style:style>
    <style:style style:name="co23" style:family="table-column">
      <style:table-column-properties fo:break-before="auto" style:column-width="5.105cm"/>
    </style:style>
    <style:style style:name="co24" style:family="table-column">
      <style:table-column-properties fo:break-before="auto" style:column-width="13.624cm"/>
    </style:style>
    <style:style style:name="co5" style:family="table-column">
      <style:table-column-properties fo:break-before="auto" style:column-width="1.221cm"/>
    </style:style>
    <style:style style:name="co6" style:family="table-column">
      <style:table-column-properties fo:break-before="auto" style:column-width="1.109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1.247cm"/>
    </style:style>
    <style:style style:name="co9" style:family="table-column">
      <style:table-column-properties fo:break-before="auto" style:column-width="1.138cm"/>
    </style:style>
    <style:style style:name="co10" style:family="table-column">
      <style:table-column-properties fo:break-before="auto" style:column-width="1.027cm"/>
    </style:style>
    <style:style style:name="co11" style:family="table-column">
      <style:table-column-properties fo:break-before="auto" style:column-width="0.693cm"/>
    </style:style>
    <style:style style:name="co12" style:family="table-column">
      <style:table-column-properties fo:break-before="auto" style:column-width="0.61cm"/>
    </style:style>
    <style:style style:name="co13" style:family="table-column">
      <style:table-column-properties fo:break-before="auto" style:column-width="0.721cm"/>
    </style:style>
    <style:style style:name="co14" style:family="table-column">
      <style:table-column-properties fo:break-before="auto" style:column-width="0.998cm"/>
    </style:style>
    <style:style style:name="co15" style:family="table-column">
      <style:table-column-properties fo:break-before="auto" style:column-width="3.217cm"/>
    </style:style>
    <style:style style:name="co16" style:family="table-column">
      <style:table-column-properties fo:break-before="auto" style:column-width="1.053cm"/>
    </style:style>
    <style:style style:name="co17" style:family="table-column">
      <style:table-column-properties fo:break-before="auto" style:column-width="1.275cm"/>
    </style:style>
    <style:style style:name="co18" style:family="table-column">
      <style:table-column-properties fo:break-before="auto" style:column-width="1.58cm"/>
    </style:style>
    <style:style style:name="co19" style:family="table-column">
      <style:table-column-properties fo:break-before="auto" style:column-width="1.498cm"/>
    </style:style>
    <style:style style:name="co20" style:family="table-column">
      <style:table-column-properties fo:break-before="auto" style:column-width="0.831cm"/>
    </style:style>
    <style:style style:name="co21" style:family="table-column">
      <style:table-column-properties fo:break-before="auto" style:column-width="1.663cm"/>
    </style:style>
    <style:style style:name="co25" style:family="table-column">
      <style:table-column-properties fo:break-before="auto" style:column-width="1.081cm"/>
    </style:style>
    <style:style style:name="co26" style:family="table-column">
      <style:table-column-properties fo:break-before="auto" style:column-width="1.692cm"/>
    </style:style>
    <style:style style:name="co27" style:family="table-column">
      <style:table-column-properties fo:break-before="auto" style:column-width="1.63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>
      <number:year/>
      <number:text>年</number:text>
      <number:month/>
      <number:text>月</number:text>
      <number:day/>
      <number:text>日</number:text>
    </number:date-style>
    <style:style style:name="ce10" style:family="table-cell" style:parent-style-name="Default" style:data-style-name="N117"/>
    <style:style style:name="ce11" style:family="table-cell" style:parent-style-name="Default" style:data-style-name="N2"/>
    <style:style style:name="ce12" style:family="table-cell" style:parent-style-name="Default" style:data-style-name="N118"/>
    <style:style style:name="ce13" style:family="table-cell" style:parent-style-name="Default" style:data-style-name="N30"/>
    <style:style style:name="ce18" style:family="table-cell" style:parent-style-name="Default" style:data-style-name="N118">
      <style:table-cell-properties fo:background-color="#ccffff"/>
    </style:style>
    <style:style style:name="ce5" style:family="table-cell" style:parent-style-name="Default">
      <style:table-cell-properties fo:background-color="#ccffff"/>
    </style:style>
    <style:style style:name="ce7" style:family="table-cell" style:parent-style-name="Default" style:data-style-name="N117">
      <style:table-cell-properties fo:background-color="#ffccff"/>
    </style:style>
    <style:style style:name="ce8" style:family="table-cell" style:parent-style-name="Default" style:data-style-name="N117">
      <style:table-cell-properties fo:background-color="#ccffff"/>
    </style:style>
    <style:style style:name="ce9" style:family="table-cell" style:parent-style-name="Default">
      <style:table-cell-properties fo:background-color="#ffcc99"/>
    </style:style>
    <style:style style:name="ce14" style:family="table-cell" style:parent-style-name="Default">
      <style:table-cell-properties fo:background-color="#ffffcc"/>
    </style:style>
    <style:style style:name="ce15" style:family="table-cell" style:parent-style-name="Default" style:data-style-name="N116"/>
    <style:style style:name="ce16" style:family="table-cell" style:parent-style-name="Default" style:data-style-name="N116">
      <style:table-cell-properties fo:background-color="#ccffff"/>
    </style:style>
    <style:style style:name="ce17" style:family="table-cell" style:parent-style-name="Default" style:data-style-name="N116">
      <style:table-cell-properties fo:background-color="#ffcc99"/>
    </style:style>
    <style:style style:name="ce19" style:family="table-cell" style:parent-style-name="Default" style:data-style-name="N116">
      <style:table-cell-properties fo:background-color="#ffffcc"/>
    </style:style>
  </office:automatic-styles>
  <office:body>
    <office:spreadsheet>
      <table:table table:name="a1318" table:style-name="ta1" table:print="false">
        <office:forms form:automatic-focus="false" form:apply-design-mode="false"/>
        <table:table-column table:style-name="co1" table:default-cell-style-name="ce5"/>
        <table:table-column table:style-name="co5" table:default-cell-style-name="Default"/>
        <table:table-column table:style-name="co1" table:default-cell-style-name="ce15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5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5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5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5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5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5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5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5"/>
          <table:table-cell table:number-columns-repeated="997"/>
        </table:table-row>
        <table:table-row table:style-name="ro1">
          <table:table-cell table:style-name="ce7" office:value-type="float" office:value="264.65">
            <text:p>264.650</text:p>
          </table:table-cell>
          <table:table-cell office:value-type="float" office:value="10">
            <text:p>10</text:p>
          </table:table-cell>
          <table:table-cell table:formula="of:=[.C3]*1.01" office:value-type="float" office:value="292.338245490075">
            <text:p>292.3382</text:p>
          </table:table-cell>
          <table:table-cell table:style-name="ce7" office:value-type="float" office:value="13.49">
            <text:p>13.490</text:p>
          </table:table-cell>
          <table:table-cell office:value-type="float" office:value="10">
            <text:p>10</text:p>
          </table:table-cell>
          <table:table-cell table:style-name="ce15" table:formula="of:=[.F3]*1.01" office:value-type="float" office:value="14.9013524717971">
            <text:p>14.9014</text:p>
          </table:table-cell>
          <table:table-cell table:style-name="ce7" office:value-type="float" office:value="12.09">
            <text:p>12.090</text:p>
          </table:table-cell>
          <table:table-cell office:value-type="float" office:value="10">
            <text:p>10</text:p>
          </table:table-cell>
          <table:table-cell table:style-name="ce15" table:formula="of:=[.I3]*1.01" office:value-type="float" office:value="13.3548814962215">
            <text:p>13.3549</text:p>
          </table:table-cell>
          <table:table-cell table:style-name="ce7" office:value-type="float" office:value="17.5">
            <text:p>17.500</text:p>
          </table:table-cell>
          <table:table-cell office:value-type="float" office:value="10">
            <text:p>10</text:p>
          </table:table-cell>
          <table:table-cell table:style-name="ce15" table:formula="of:=[.L3]*1.01" office:value-type="float" office:value="19.3308871946961">
            <text:p>19.3309</text:p>
          </table:table-cell>
          <table:table-cell table:style-name="ce7" office:value-type="float" office:value="14.47">
            <text:p>14.470</text:p>
          </table:table-cell>
          <table:table-cell office:value-type="float" office:value="10">
            <text:p>10</text:p>
          </table:table-cell>
          <table:table-cell table:style-name="ce15" table:formula="of:=[.O3]*1.01" office:value-type="float" office:value="15.9838821547001">
            <text:p>15.9839</text:p>
          </table:table-cell>
          <table:table-cell table:style-name="ce7" office:value-type="float" office:value="39.17">
            <text:p>39.170</text:p>
          </table:table-cell>
          <table:table-cell office:value-type="float" office:value="10">
            <text:p>10</text:p>
          </table:table-cell>
          <table:table-cell table:style-name="ce15" table:formula="of:=[.R3]*1.01" office:value-type="float" office:value="43.2680486523569">
            <text:p>43.2680</text:p>
          </table:table-cell>
          <table:table-cell table:style-name="ce7" office:value-type="float" office:value="20.84">
            <text:p>20.840</text:p>
          </table:table-cell>
          <table:table-cell office:value-type="float" office:value="10">
            <text:p>10</text:p>
          </table:table-cell>
          <table:table-cell table:style-name="ce15" table:formula="of:=[.U3]*1.01" office:value-type="float" office:value="23.0203250935695">
            <text:p>23.0203</text:p>
          </table:table-cell>
          <table:table-cell table:style-name="ce7" office:value-type="float" office:value="17.8">
            <text:p>17.800</text:p>
          </table:table-cell>
          <table:table-cell office:value-type="float" office:value="10">
            <text:p>10</text:p>
          </table:table-cell>
          <table:table-cell table:style-name="ce15" table:formula="of:=[.X3]*1.01" office:value-type="float" office:value="19.6622738323194">
            <text:p>19.6623</text:p>
          </table:table-cell>
          <table:table-cell table:style-name="ce7" office:value-type="float" office:value="17.51">
            <text:p>17.510</text:p>
          </table:table-cell>
          <table:table-cell office:value-type="float" office:value="10">
            <text:p>10</text:p>
          </table:table-cell>
          <table:table-cell table:style-name="ce15" table:formula="of:=[.AA3]*1.01" office:value-type="float" office:value="19.3419334159502">
            <text:p>19.3419</text:p>
          </table:table-cell>
          <table:table-cell table:number-columns-repeated="997"/>
        </table:table-row>
        <table:table-row table:style-name="ro1">
          <table:table-cell table:style-name="ce8" table:formula="of:=[.A2]" office:value-type="float" office:value="264.65">
            <text:p>264.65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289.443807415916">
            <text:p>289.4438</text:p>
          </table:table-cell>
          <table:table-cell table:style-name="ce8" table:formula="of:=[.D2]" office:value-type="float" office:value="13.49">
            <text:p>13.490</text:p>
          </table:table-cell>
          <table:table-cell table:formula="of:=[.E2]-1" office:value-type="float" office:value="9">
            <text:p>9</text:p>
          </table:table-cell>
          <table:table-cell table:style-name="ce15" table:formula="of:=[.F4]*1.01" office:value-type="float" office:value="14.753814328512">
            <text:p>14.7538</text:p>
          </table:table-cell>
          <table:table-cell table:style-name="ce8" table:formula="of:=[.G2]" office:value-type="float" office:value="12.09">
            <text:p>12.090</text:p>
          </table:table-cell>
          <table:table-cell table:formula="of:=[.H2]-1" office:value-type="float" office:value="9">
            <text:p>9</text:p>
          </table:table-cell>
          <table:table-cell table:style-name="ce15" table:formula="of:=[.I4]*1.01" office:value-type="float" office:value="13.2226549467539">
            <text:p>13.2227</text:p>
          </table:table-cell>
          <table:table-cell table:style-name="ce8" table:formula="of:=[.J2]" office:value-type="float" office:value="17.5">
            <text:p>17.500</text:p>
          </table:table-cell>
          <table:table-cell table:formula="of:=[.K2]-1" office:value-type="float" office:value="9">
            <text:p>9</text:p>
          </table:table-cell>
          <table:table-cell table:style-name="ce15" table:formula="of:=[.L4]*1.01" office:value-type="float" office:value="19.1394922719763">
            <text:p>19.1395</text:p>
          </table:table-cell>
          <table:table-cell table:style-name="ce8" table:formula="of:=[.M2]" office:value-type="float" office:value="14.47">
            <text:p>14.470</text:p>
          </table:table-cell>
          <table:table-cell table:formula="of:=[.N2]-1" office:value-type="float" office:value="9">
            <text:p>9</text:p>
          </table:table-cell>
          <table:table-cell table:style-name="ce15" table:formula="of:=[.O4]*1.01" office:value-type="float" office:value="15.8256258957427">
            <text:p>15.8256</text:p>
          </table:table-cell>
          <table:table-cell table:style-name="ce8" table:formula="of:=[.P2]" office:value-type="float" office:value="39.17">
            <text:p>39.170</text:p>
          </table:table-cell>
          <table:table-cell table:formula="of:=[.Q2]-1" office:value-type="float" office:value="9">
            <text:p>9</text:p>
          </table:table-cell>
          <table:table-cell table:style-name="ce15" table:formula="of:=[.R4]*1.01" office:value-type="float" office:value="42.8396521310464">
            <text:p>42.8397</text:p>
          </table:table-cell>
          <table:table-cell table:style-name="ce8" table:formula="of:=[.S2]" office:value-type="float" office:value="20.84">
            <text:p>20.840</text:p>
          </table:table-cell>
          <table:table-cell table:formula="of:=[.T2]-1" office:value-type="float" office:value="9">
            <text:p>9</text:p>
          </table:table-cell>
          <table:table-cell table:style-name="ce15" table:formula="of:=[.U4]*1.01" office:value-type="float" office:value="22.7924010827421">
            <text:p>22.7924</text:p>
          </table:table-cell>
          <table:table-cell table:style-name="ce8" table:formula="of:=[.V2]" office:value-type="float" office:value="17.8">
            <text:p>17.800</text:p>
          </table:table-cell>
          <table:table-cell table:formula="of:=[.W2]-1" office:value-type="float" office:value="9">
            <text:p>9</text:p>
          </table:table-cell>
          <table:table-cell table:style-name="ce15" table:formula="of:=[.X4]*1.01" office:value-type="float" office:value="19.4675978537816">
            <text:p>19.4676</text:p>
          </table:table-cell>
          <table:table-cell table:style-name="ce8" table:formula="of:=[.Y2]" office:value-type="float" office:value="17.51">
            <text:p>17.510</text:p>
          </table:table-cell>
          <table:table-cell table:formula="of:=[.Z2]-1" office:value-type="float" office:value="9">
            <text:p>9</text:p>
          </table:table-cell>
          <table:table-cell table:style-name="ce15" table:formula="of:=[.AA4]*1.01" office:value-type="float" office:value="19.1504291247032">
            <text:p>19.1504</text:p>
          </table:table-cell>
          <table:table-cell table:number-columns-repeated="997"/>
        </table:table-row>
        <table:table-row table:style-name="ro1">
          <table:table-cell table:style-name="ce8" table:formula="of:=[.A3]" office:value-type="float" office:value="264.65">
            <text:p>264.65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286.578027144471">
            <text:p>286.5780</text:p>
          </table:table-cell>
          <table:table-cell table:style-name="ce8" table:formula="of:=[.D3]" office:value-type="float" office:value="13.49">
            <text:p>13.490</text:p>
          </table:table-cell>
          <table:table-cell table:formula="of:=[.E3]-1" office:value-type="float" office:value="8">
            <text:p>8</text:p>
          </table:table-cell>
          <table:table-cell table:style-name="ce15" table:formula="of:=[.F5]*1.01" office:value-type="float" office:value="14.6077369589228">
            <text:p>14.6077</text:p>
          </table:table-cell>
          <table:table-cell table:style-name="ce8" table:formula="of:=[.G3]" office:value-type="float" office:value="12.09">
            <text:p>12.090</text:p>
          </table:table-cell>
          <table:table-cell table:formula="of:=[.H3]-1" office:value-type="float" office:value="8">
            <text:p>8</text:p>
          </table:table-cell>
          <table:table-cell table:style-name="ce15" table:formula="of:=[.I5]*1.01" office:value-type="float" office:value="13.0917375710435">
            <text:p>13.0917</text:p>
          </table:table-cell>
          <table:table-cell table:style-name="ce8" table:formula="of:=[.J3]" office:value-type="float" office:value="17.5">
            <text:p>17.500</text:p>
          </table:table-cell>
          <table:table-cell table:formula="of:=[.K3]-1" office:value-type="float" office:value="8">
            <text:p>8</text:p>
          </table:table-cell>
          <table:table-cell table:style-name="ce15" table:formula="of:=[.L5]*1.01" office:value-type="float" office:value="18.9499923484914">
            <text:p>18.9500</text:p>
          </table:table-cell>
          <table:table-cell table:style-name="ce8" table:formula="of:=[.M3]" office:value-type="float" office:value="14.47">
            <text:p>14.470</text:p>
          </table:table-cell>
          <table:table-cell table:formula="of:=[.N3]-1" office:value-type="float" office:value="8">
            <text:p>8</text:p>
          </table:table-cell>
          <table:table-cell table:style-name="ce15" table:formula="of:=[.O5]*1.01" office:value-type="float" office:value="15.6689365304383">
            <text:p>15.6689</text:p>
          </table:table-cell>
          <table:table-cell table:style-name="ce8" table:formula="of:=[.P3]" office:value-type="float" office:value="39.17">
            <text:p>39.170</text:p>
          </table:table-cell>
          <table:table-cell table:formula="of:=[.Q3]-1" office:value-type="float" office:value="8">
            <text:p>8</text:p>
          </table:table-cell>
          <table:table-cell table:style-name="ce15" table:formula="of:=[.R5]*1.01" office:value-type="float" office:value="42.4154971594519">
            <text:p>42.4155</text:p>
          </table:table-cell>
          <table:table-cell table:style-name="ce8" table:formula="of:=[.S3]" office:value-type="float" office:value="20.84">
            <text:p>20.840</text:p>
          </table:table-cell>
          <table:table-cell table:formula="of:=[.T3]-1" office:value-type="float" office:value="8">
            <text:p>8</text:p>
          </table:table-cell>
          <table:table-cell table:style-name="ce15" table:formula="of:=[.U5]*1.01" office:value-type="float" office:value="22.5667337452892">
            <text:p>22.5667</text:p>
          </table:table-cell>
          <table:table-cell table:style-name="ce8" table:formula="of:=[.V3]" office:value-type="float" office:value="17.8">
            <text:p>17.800</text:p>
          </table:table-cell>
          <table:table-cell table:formula="of:=[.W3]-1" office:value-type="float" office:value="8">
            <text:p>8</text:p>
          </table:table-cell>
          <table:table-cell table:style-name="ce15" table:formula="of:=[.X5]*1.01" office:value-type="float" office:value="19.2748493601798">
            <text:p>19.2748</text:p>
          </table:table-cell>
          <table:table-cell table:style-name="ce8" table:formula="of:=[.Y3]" office:value-type="float" office:value="17.51">
            <text:p>17.510</text:p>
          </table:table-cell>
          <table:table-cell table:formula="of:=[.Z3]-1" office:value-type="float" office:value="8">
            <text:p>8</text:p>
          </table:table-cell>
          <table:table-cell table:style-name="ce15" table:formula="of:=[.AA5]*1.01" office:value-type="float" office:value="18.9608209155477">
            <text:p>18.9608</text:p>
          </table:table-cell>
          <table:table-cell table:number-columns-repeated="997"/>
        </table:table-row>
        <table:table-row table:style-name="ro1">
          <table:table-cell table:style-name="ce8" table:formula="of:=[.A4]" office:value-type="float" office:value="264.65">
            <text:p>264.65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283.74062093512">
            <text:p>283.7406</text:p>
          </table:table-cell>
          <table:table-cell table:style-name="ce8" table:formula="of:=[.D4]" office:value-type="float" office:value="13.49">
            <text:p>13.490</text:p>
          </table:table-cell>
          <table:table-cell table:formula="of:=[.E4]-1" office:value-type="float" office:value="7">
            <text:p>7</text:p>
          </table:table-cell>
          <table:table-cell table:style-name="ce15" table:formula="of:=[.F6]*1.01" office:value-type="float" office:value="14.4631058999236">
            <text:p>14.4631</text:p>
          </table:table-cell>
          <table:table-cell table:style-name="ce8" table:formula="of:=[.G4]" office:value-type="float" office:value="12.09">
            <text:p>12.090</text:p>
          </table:table-cell>
          <table:table-cell table:formula="of:=[.H4]-1" office:value-type="float" office:value="7">
            <text:p>7</text:p>
          </table:table-cell>
          <table:table-cell table:style-name="ce15" table:formula="of:=[.I6]*1.01" office:value-type="float" office:value="12.9621164069738">
            <text:p>12.9621</text:p>
          </table:table-cell>
          <table:table-cell table:style-name="ce8" table:formula="of:=[.J4]" office:value-type="float" office:value="17.5">
            <text:p>17.500</text:p>
          </table:table-cell>
          <table:table-cell table:formula="of:=[.K4]-1" office:value-type="float" office:value="7">
            <text:p>7</text:p>
          </table:table-cell>
          <table:table-cell table:style-name="ce15" table:formula="of:=[.L6]*1.01" office:value-type="float" office:value="18.7623686618727">
            <text:p>18.7624</text:p>
          </table:table-cell>
          <table:table-cell table:style-name="ce8" table:formula="of:=[.M4]" office:value-type="float" office:value="14.47">
            <text:p>14.470</text:p>
          </table:table-cell>
          <table:table-cell table:formula="of:=[.N4]-1" office:value-type="float" office:value="7">
            <text:p>7</text:p>
          </table:table-cell>
          <table:table-cell table:style-name="ce15" table:formula="of:=[.O6]*1.01" office:value-type="float" office:value="15.5137985449884">
            <text:p>15.5138</text:p>
          </table:table-cell>
          <table:table-cell table:style-name="ce8" table:formula="of:=[.P4]" office:value-type="float" office:value="39.17">
            <text:p>39.170</text:p>
          </table:table-cell>
          <table:table-cell table:formula="of:=[.Q4]-1" office:value-type="float" office:value="7">
            <text:p>7</text:p>
          </table:table-cell>
          <table:table-cell table:style-name="ce15" table:formula="of:=[.R6]*1.01" office:value-type="float" office:value="41.9955417420316">
            <text:p>41.9955</text:p>
          </table:table-cell>
          <table:table-cell table:style-name="ce8" table:formula="of:=[.S4]" office:value-type="float" office:value="20.84">
            <text:p>20.840</text:p>
          </table:table-cell>
          <table:table-cell table:formula="of:=[.T4]-1" office:value-type="float" office:value="7">
            <text:p>7</text:p>
          </table:table-cell>
          <table:table-cell table:style-name="ce15" table:formula="of:=[.U6]*1.01" office:value-type="float" office:value="22.3433007379101">
            <text:p>22.3433</text:p>
          </table:table-cell>
          <table:table-cell table:style-name="ce8" table:formula="of:=[.V4]" office:value-type="float" office:value="17.8">
            <text:p>17.800</text:p>
          </table:table-cell>
          <table:table-cell table:formula="of:=[.W4]-1" office:value-type="float" office:value="7">
            <text:p>7</text:p>
          </table:table-cell>
          <table:table-cell table:style-name="ce15" table:formula="of:=[.X6]*1.01" office:value-type="float" office:value="19.0840092675048">
            <text:p>19.0840</text:p>
          </table:table-cell>
          <table:table-cell table:style-name="ce8" table:formula="of:=[.Y4]" office:value-type="float" office:value="17.51">
            <text:p>17.510</text:p>
          </table:table-cell>
          <table:table-cell table:formula="of:=[.Z4]-1" office:value-type="float" office:value="7">
            <text:p>7</text:p>
          </table:table-cell>
          <table:table-cell table:style-name="ce15" table:formula="of:=[.AA6]*1.01" office:value-type="float" office:value="18.7730900153937">
            <text:p>18.7731</text:p>
          </table:table-cell>
          <table:table-cell table:number-columns-repeated="997"/>
        </table:table-row>
        <table:table-row table:style-name="ro1">
          <table:table-cell table:style-name="ce8" table:formula="of:=[.A5]" office:value-type="float" office:value="264.65">
            <text:p>264.65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280.931307856555">
            <text:p>280.9313</text:p>
          </table:table-cell>
          <table:table-cell table:style-name="ce8" table:formula="of:=[.D5]" office:value-type="float" office:value="13.49">
            <text:p>13.490</text:p>
          </table:table-cell>
          <table:table-cell table:formula="of:=[.E5]-1" office:value-type="float" office:value="6">
            <text:p>6</text:p>
          </table:table-cell>
          <table:table-cell table:style-name="ce15" table:formula="of:=[.F7]*1.01" office:value-type="float" office:value="14.3199068316075">
            <text:p>14.3199</text:p>
          </table:table-cell>
          <table:table-cell table:style-name="ce8" table:formula="of:=[.G5]" office:value-type="float" office:value="12.09">
            <text:p>12.090</text:p>
          </table:table-cell>
          <table:table-cell table:formula="of:=[.H5]-1" office:value-type="float" office:value="6">
            <text:p>6</text:p>
          </table:table-cell>
          <table:table-cell table:style-name="ce15" table:formula="of:=[.I7]*1.01" office:value-type="float" office:value="12.8337786207661">
            <text:p>12.8338</text:p>
          </table:table-cell>
          <table:table-cell table:style-name="ce8" table:formula="of:=[.J5]" office:value-type="float" office:value="17.5">
            <text:p>17.500</text:p>
          </table:table-cell>
          <table:table-cell table:formula="of:=[.K5]-1" office:value-type="float" office:value="6">
            <text:p>6</text:p>
          </table:table-cell>
          <table:table-cell table:style-name="ce15" table:formula="of:=[.L7]*1.01" office:value-type="float" office:value="18.5766026355175">
            <text:p>18.5766</text:p>
          </table:table-cell>
          <table:table-cell table:style-name="ce8" table:formula="of:=[.M5]" office:value-type="float" office:value="14.47">
            <text:p>14.470</text:p>
          </table:table-cell>
          <table:table-cell table:formula="of:=[.N5]-1" office:value-type="float" office:value="6">
            <text:p>6</text:p>
          </table:table-cell>
          <table:table-cell table:style-name="ce15" table:formula="of:=[.O7]*1.01" office:value-type="float" office:value="15.3601965791965">
            <text:p>15.3602</text:p>
          </table:table-cell>
          <table:table-cell table:style-name="ce8" table:formula="of:=[.P5]" office:value-type="float" office:value="39.17">
            <text:p>39.170</text:p>
          </table:table-cell>
          <table:table-cell table:formula="of:=[.Q5]-1" office:value-type="float" office:value="6">
            <text:p>6</text:p>
          </table:table-cell>
          <table:table-cell table:style-name="ce15" table:formula="of:=[.R7]*1.01" office:value-type="float" office:value="41.5797442990412">
            <text:p>41.5797</text:p>
          </table:table-cell>
          <table:table-cell table:style-name="ce8" table:formula="of:=[.S5]" office:value-type="float" office:value="20.84">
            <text:p>20.840</text:p>
          </table:table-cell>
          <table:table-cell table:formula="of:=[.T5]-1" office:value-type="float" office:value="6">
            <text:p>6</text:p>
          </table:table-cell>
          <table:table-cell table:style-name="ce15" table:formula="of:=[.U7]*1.01" office:value-type="float" office:value="22.1220799385248">
            <text:p>22.1221</text:p>
          </table:table-cell>
          <table:table-cell table:style-name="ce8" table:formula="of:=[.V5]" office:value-type="float" office:value="17.8">
            <text:p>17.800</text:p>
          </table:table-cell>
          <table:table-cell table:formula="of:=[.W5]-1" office:value-type="float" office:value="6">
            <text:p>6</text:p>
          </table:table-cell>
          <table:table-cell table:style-name="ce15" table:formula="of:=[.X7]*1.01" office:value-type="float" office:value="18.8950586806978">
            <text:p>18.8951</text:p>
          </table:table-cell>
          <table:table-cell table:style-name="ce8" table:formula="of:=[.Y5]" office:value-type="float" office:value="17.51">
            <text:p>17.510</text:p>
          </table:table-cell>
          <table:table-cell table:formula="of:=[.Z5]-1" office:value-type="float" office:value="6">
            <text:p>6</text:p>
          </table:table-cell>
          <table:table-cell table:style-name="ce15" table:formula="of:=[.AA7]*1.01" office:value-type="float" office:value="18.5872178370235">
            <text:p>18.5872</text:p>
          </table:table-cell>
          <table:table-cell table:number-columns-repeated="997"/>
        </table:table-row>
        <table:table-row table:style-name="ro1">
          <table:table-cell table:style-name="ce8" table:formula="of:=[.A6]" office:value-type="float" office:value="264.65">
            <text:p>264.650</text:p>
          </table:table-cell>
          <table:table-cell table:style-name="ce5" table:formula="of:=[.B6]-1" office:value-type="float" office:value="5">
            <text:p>5</text:p>
          </table:table-cell>
          <table:table-cell table:style-name="ce16" table:formula="of:=[.C8]*1.01" office:value-type="float" office:value="278.149809758965">
            <text:p>278.1498</text:p>
          </table:table-cell>
          <table:table-cell table:style-name="ce8" table:formula="of:=[.D6]" office:value-type="float" office:value="13.49">
            <text:p>13.490</text:p>
          </table:table-cell>
          <table:table-cell table:style-name="ce5" table:formula="of:=[.E6]-1" office:value-type="float" office:value="5">
            <text:p>5</text:p>
          </table:table-cell>
          <table:table-cell table:style-name="ce16" table:formula="of:=[.F8]*1.01" office:value-type="float" office:value="14.178125575849">
            <text:p>14.1781</text:p>
          </table:table-cell>
          <table:table-cell table:style-name="ce8" table:formula="of:=[.G6]" office:value-type="float" office:value="12.09">
            <text:p>12.090</text:p>
          </table:table-cell>
          <table:table-cell table:style-name="ce5" table:formula="of:=[.H6]-1" office:value-type="float" office:value="5">
            <text:p>5</text:p>
          </table:table-cell>
          <table:table-cell table:style-name="ce16" table:formula="of:=[.I8]*1.01" office:value-type="float" office:value="12.706711505709">
            <text:p>12.7067</text:p>
          </table:table-cell>
          <table:table-cell table:style-name="ce8" table:formula="of:=[.J6]" office:value-type="float" office:value="17.5">
            <text:p>17.500</text:p>
          </table:table-cell>
          <table:table-cell table:style-name="ce5" table:formula="of:=[.K6]-1" office:value-type="float" office:value="5">
            <text:p>5</text:p>
          </table:table-cell>
          <table:table-cell table:style-name="ce16" table:formula="of:=[.L8]*1.01" office:value-type="float" office:value="18.39267587675">
            <text:p>18.3927</text:p>
          </table:table-cell>
          <table:table-cell table:style-name="ce8" table:formula="of:=[.M6]" office:value-type="float" office:value="14.47">
            <text:p>14.470</text:p>
          </table:table-cell>
          <table:table-cell table:style-name="ce5" table:formula="of:=[.N6]-1" office:value-type="float" office:value="5">
            <text:p>5</text:p>
          </table:table-cell>
          <table:table-cell table:style-name="ce16" table:formula="of:=[.O8]*1.01" office:value-type="float" office:value="15.208115424947">
            <text:p>15.2081</text:p>
          </table:table-cell>
          <table:table-cell table:style-name="ce8" table:formula="of:=[.P6]" office:value-type="float" office:value="39.17">
            <text:p>39.170</text:p>
          </table:table-cell>
          <table:table-cell table:style-name="ce5" table:formula="of:=[.Q6]-1" office:value-type="float" office:value="5">
            <text:p>5</text:p>
          </table:table-cell>
          <table:table-cell table:style-name="ce16" table:formula="of:=[.R8]*1.01" office:value-type="float" office:value="41.168063662417">
            <text:p>41.1681</text:p>
          </table:table-cell>
          <table:table-cell table:style-name="ce8" table:formula="of:=[.S6]" office:value-type="float" office:value="20.84">
            <text:p>20.840</text:p>
          </table:table-cell>
          <table:table-cell table:style-name="ce5" table:formula="of:=[.T6]-1" office:value-type="float" office:value="5">
            <text:p>5</text:p>
          </table:table-cell>
          <table:table-cell table:style-name="ce16" table:formula="of:=[.U8]*1.01" office:value-type="float" office:value="21.903049444084">
            <text:p>21.9030</text:p>
          </table:table-cell>
          <table:table-cell table:style-name="ce8" table:formula="of:=[.V6]" office:value-type="float" office:value="17.8">
            <text:p>17.800</text:p>
          </table:table-cell>
          <table:table-cell table:style-name="ce5" table:formula="of:=[.W6]-1" office:value-type="float" office:value="5">
            <text:p>5</text:p>
          </table:table-cell>
          <table:table-cell table:style-name="ce16" table:formula="of:=[.X8]*1.01" office:value-type="float" office:value="18.70797889178">
            <text:p>18.7080</text:p>
          </table:table-cell>
          <table:table-cell table:style-name="ce8" table:formula="of:=[.Y6]" office:value-type="float" office:value="17.51">
            <text:p>17.510</text:p>
          </table:table-cell>
          <table:table-cell table:style-name="ce5" table:formula="of:=[.Z6]-1" office:value-type="float" office:value="5">
            <text:p>5</text:p>
          </table:table-cell>
          <table:table-cell table:style-name="ce16" table:formula="of:=[.AA8]*1.01" office:value-type="float" office:value="18.403185977251">
            <text:p>18.4032</text:p>
          </table:table-cell>
          <table:table-cell table:style-name="ce5" table:number-columns-repeated="997"/>
        </table:table-row>
        <table:table-row table:style-name="ro1">
          <table:table-cell table:style-name="ce8" table:formula="of:=[.A7]" office:value-type="float" office:value="264.65">
            <text:p>264.65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275.3958512465">
            <text:p>275.3959</text:p>
          </table:table-cell>
          <table:table-cell table:style-name="ce8" table:formula="of:=[.D7]" office:value-type="float" office:value="13.49">
            <text:p>13.490</text:p>
          </table:table-cell>
          <table:table-cell table:formula="of:=[.E7]-1" office:value-type="float" office:value="4">
            <text:p>4</text:p>
          </table:table-cell>
          <table:table-cell table:style-name="ce15" table:formula="of:=[.F9]*1.01" office:value-type="float" office:value="14.0377480949">
            <text:p>14.0377</text:p>
          </table:table-cell>
          <table:table-cell table:style-name="ce8" table:formula="of:=[.G7]" office:value-type="float" office:value="12.09">
            <text:p>12.090</text:p>
          </table:table-cell>
          <table:table-cell table:formula="of:=[.H7]-1" office:value-type="float" office:value="4">
            <text:p>4</text:p>
          </table:table-cell>
          <table:table-cell table:style-name="ce15" table:formula="of:=[.I9]*1.01" office:value-type="float" office:value="12.5809024809">
            <text:p>12.5809</text:p>
          </table:table-cell>
          <table:table-cell table:style-name="ce8" table:formula="of:=[.J7]" office:value-type="float" office:value="17.5">
            <text:p>17.500</text:p>
          </table:table-cell>
          <table:table-cell table:formula="of:=[.K7]-1" office:value-type="float" office:value="4">
            <text:p>4</text:p>
          </table:table-cell>
          <table:table-cell table:style-name="ce15" table:formula="of:=[.L9]*1.01" office:value-type="float" office:value="18.210570175">
            <text:p>18.2106</text:p>
          </table:table-cell>
          <table:table-cell table:style-name="ce8" table:formula="of:=[.M7]" office:value-type="float" office:value="14.47">
            <text:p>14.470</text:p>
          </table:table-cell>
          <table:table-cell table:formula="of:=[.N7]-1" office:value-type="float" office:value="4">
            <text:p>4</text:p>
          </table:table-cell>
          <table:table-cell table:style-name="ce15" table:formula="of:=[.O9]*1.01" office:value-type="float" office:value="15.0575400247">
            <text:p>15.0575</text:p>
          </table:table-cell>
          <table:table-cell table:style-name="ce8" table:formula="of:=[.P7]" office:value-type="float" office:value="39.17">
            <text:p>39.170</text:p>
          </table:table-cell>
          <table:table-cell table:formula="of:=[.Q7]-1" office:value-type="float" office:value="4">
            <text:p>4</text:p>
          </table:table-cell>
          <table:table-cell table:style-name="ce15" table:formula="of:=[.R9]*1.01" office:value-type="float" office:value="40.7604590717">
            <text:p>40.7605</text:p>
          </table:table-cell>
          <table:table-cell table:style-name="ce8" table:formula="of:=[.S7]" office:value-type="float" office:value="20.84">
            <text:p>20.840</text:p>
          </table:table-cell>
          <table:table-cell table:formula="of:=[.T7]-1" office:value-type="float" office:value="4">
            <text:p>4</text:p>
          </table:table-cell>
          <table:table-cell table:style-name="ce15" table:formula="of:=[.U9]*1.01" office:value-type="float" office:value="21.6861875684">
            <text:p>21.6862</text:p>
          </table:table-cell>
          <table:table-cell table:style-name="ce8" table:formula="of:=[.V7]" office:value-type="float" office:value="17.8">
            <text:p>17.800</text:p>
          </table:table-cell>
          <table:table-cell table:formula="of:=[.W7]-1" office:value-type="float" office:value="4">
            <text:p>4</text:p>
          </table:table-cell>
          <table:table-cell table:style-name="ce15" table:formula="of:=[.X9]*1.01" office:value-type="float" office:value="18.522751378">
            <text:p>18.5228</text:p>
          </table:table-cell>
          <table:table-cell table:style-name="ce8" table:formula="of:=[.Y7]" office:value-type="float" office:value="17.51">
            <text:p>17.510</text:p>
          </table:table-cell>
          <table:table-cell table:formula="of:=[.Z7]-1" office:value-type="float" office:value="4">
            <text:p>4</text:p>
          </table:table-cell>
          <table:table-cell table:style-name="ce15" table:formula="of:=[.AA9]*1.01" office:value-type="float" office:value="18.2209762151">
            <text:p>18.2210</text:p>
          </table:table-cell>
          <table:table-cell table:number-columns-repeated="997"/>
        </table:table-row>
        <table:table-row table:style-name="ro1">
          <table:table-cell table:style-name="ce8" table:formula="of:=[.A8]" office:value-type="float" office:value="264.65">
            <text:p>264.65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272.66915965">
            <text:p>272.6692</text:p>
          </table:table-cell>
          <table:table-cell table:style-name="ce8" table:formula="of:=[.D8]" office:value-type="float" office:value="13.49">
            <text:p>13.490</text:p>
          </table:table-cell>
          <table:table-cell table:formula="of:=[.E8]-1" office:value-type="float" office:value="3">
            <text:p>3</text:p>
          </table:table-cell>
          <table:table-cell table:style-name="ce15" table:formula="of:=[.F10]*1.01" office:value-type="float" office:value="13.89876049">
            <text:p>13.8988</text:p>
          </table:table-cell>
          <table:table-cell table:style-name="ce8" table:formula="of:=[.G8]" office:value-type="float" office:value="12.09">
            <text:p>12.090</text:p>
          </table:table-cell>
          <table:table-cell table:formula="of:=[.H8]-1" office:value-type="float" office:value="3">
            <text:p>3</text:p>
          </table:table-cell>
          <table:table-cell table:style-name="ce15" table:formula="of:=[.I10]*1.01" office:value-type="float" office:value="12.45633909">
            <text:p>12.4563</text:p>
          </table:table-cell>
          <table:table-cell table:style-name="ce8" table:formula="of:=[.J8]" office:value-type="float" office:value="17.5">
            <text:p>17.500</text:p>
          </table:table-cell>
          <table:table-cell table:formula="of:=[.K8]-1" office:value-type="float" office:value="3">
            <text:p>3</text:p>
          </table:table-cell>
          <table:table-cell table:style-name="ce15" table:formula="of:=[.L10]*1.01" office:value-type="float" office:value="18.0302675">
            <text:p>18.0303</text:p>
          </table:table-cell>
          <table:table-cell table:style-name="ce8" table:formula="of:=[.M8]" office:value-type="float" office:value="14.47">
            <text:p>14.470</text:p>
          </table:table-cell>
          <table:table-cell table:formula="of:=[.N8]-1" office:value-type="float" office:value="3">
            <text:p>3</text:p>
          </table:table-cell>
          <table:table-cell table:style-name="ce15" table:formula="of:=[.O10]*1.01" office:value-type="float" office:value="14.90845547">
            <text:p>14.9085</text:p>
          </table:table-cell>
          <table:table-cell table:style-name="ce8" table:formula="of:=[.P8]" office:value-type="float" office:value="39.17">
            <text:p>39.170</text:p>
          </table:table-cell>
          <table:table-cell table:formula="of:=[.Q8]-1" office:value-type="float" office:value="3">
            <text:p>3</text:p>
          </table:table-cell>
          <table:table-cell table:style-name="ce15" table:formula="of:=[.R10]*1.01" office:value-type="float" office:value="40.35689017">
            <text:p>40.3569</text:p>
          </table:table-cell>
          <table:table-cell table:style-name="ce8" table:formula="of:=[.S8]" office:value-type="float" office:value="20.84">
            <text:p>20.840</text:p>
          </table:table-cell>
          <table:table-cell table:formula="of:=[.T8]-1" office:value-type="float" office:value="3">
            <text:p>3</text:p>
          </table:table-cell>
          <table:table-cell table:style-name="ce15" table:formula="of:=[.U10]*1.01" office:value-type="float" office:value="21.47147284">
            <text:p>21.4715</text:p>
          </table:table-cell>
          <table:table-cell table:style-name="ce8" table:formula="of:=[.V8]" office:value-type="float" office:value="17.8">
            <text:p>17.800</text:p>
          </table:table-cell>
          <table:table-cell table:formula="of:=[.W8]-1" office:value-type="float" office:value="3">
            <text:p>3</text:p>
          </table:table-cell>
          <table:table-cell table:style-name="ce15" table:formula="of:=[.X10]*1.01" office:value-type="float" office:value="18.3393578">
            <text:p>18.3394</text:p>
          </table:table-cell>
          <table:table-cell table:style-name="ce8" table:formula="of:=[.Y8]" office:value-type="float" office:value="17.51">
            <text:p>17.510</text:p>
          </table:table-cell>
          <table:table-cell table:formula="of:=[.Z8]-1" office:value-type="float" office:value="3">
            <text:p>3</text:p>
          </table:table-cell>
          <table:table-cell table:style-name="ce15" table:formula="of:=[.AA10]*1.01" office:value-type="float" office:value="18.04057051">
            <text:p>18.0406</text:p>
          </table:table-cell>
          <table:table-cell table:number-columns-repeated="997"/>
        </table:table-row>
        <table:table-row table:style-name="ro1">
          <table:table-cell table:style-name="ce8" table:formula="of:=[.A9]" office:value-type="float" office:value="264.65">
            <text:p>264.650</text:p>
          </table:table-cell>
          <table:table-cell table:style-name="ce9" table:formula="of:=[.B9]-1" office:value-type="float" office:value="2">
            <text:p>2</text:p>
          </table:table-cell>
          <table:table-cell table:style-name="ce17" table:formula="of:=[.C11]*1.01" office:value-type="float" office:value="269.969465">
            <text:p>269.9695</text:p>
          </table:table-cell>
          <table:table-cell table:style-name="ce8" table:formula="of:=[.D9]" office:value-type="float" office:value="13.49">
            <text:p>13.490</text:p>
          </table:table-cell>
          <table:table-cell table:formula="of:=[.E9]-1" office:value-type="float" office:value="2">
            <text:p>2</text:p>
          </table:table-cell>
          <table:table-cell table:style-name="ce15" table:formula="of:=[.F11]*1.01" office:value-type="float" office:value="13.761149">
            <text:p>13.7611</text:p>
          </table:table-cell>
          <table:table-cell table:style-name="ce8" table:formula="of:=[.G9]" office:value-type="float" office:value="12.09">
            <text:p>12.090</text:p>
          </table:table-cell>
          <table:table-cell table:formula="of:=[.H9]-1" office:value-type="float" office:value="2">
            <text:p>2</text:p>
          </table:table-cell>
          <table:table-cell table:style-name="ce15" table:formula="of:=[.I11]*1.01" office:value-type="float" office:value="12.333009">
            <text:p>12.3330</text:p>
          </table:table-cell>
          <table:table-cell table:style-name="ce8" table:formula="of:=[.J9]" office:value-type="float" office:value="17.5">
            <text:p>17.500</text:p>
          </table:table-cell>
          <table:table-cell table:formula="of:=[.K9]-1" office:value-type="float" office:value="2">
            <text:p>2</text:p>
          </table:table-cell>
          <table:table-cell table:style-name="ce15" table:formula="of:=[.L11]*1.01" office:value-type="float" office:value="17.85175">
            <text:p>17.8518</text:p>
          </table:table-cell>
          <table:table-cell table:style-name="ce8" table:formula="of:=[.M9]" office:value-type="float" office:value="14.47">
            <text:p>14.470</text:p>
          </table:table-cell>
          <table:table-cell table:formula="of:=[.N9]-1" office:value-type="float" office:value="2">
            <text:p>2</text:p>
          </table:table-cell>
          <table:table-cell table:style-name="ce15" table:formula="of:=[.O11]*1.01" office:value-type="float" office:value="14.760847">
            <text:p>14.7608</text:p>
          </table:table-cell>
          <table:table-cell table:style-name="ce8" table:formula="of:=[.P9]" office:value-type="float" office:value="39.17">
            <text:p>39.170</text:p>
          </table:table-cell>
          <table:table-cell table:formula="of:=[.Q9]-1" office:value-type="float" office:value="2">
            <text:p>2</text:p>
          </table:table-cell>
          <table:table-cell table:style-name="ce15" table:formula="of:=[.R11]*1.01" office:value-type="float" office:value="39.957317">
            <text:p>39.9573</text:p>
          </table:table-cell>
          <table:table-cell table:style-name="ce8" table:formula="of:=[.S9]" office:value-type="float" office:value="20.84">
            <text:p>20.840</text:p>
          </table:table-cell>
          <table:table-cell table:formula="of:=[.T9]-1" office:value-type="float" office:value="2">
            <text:p>2</text:p>
          </table:table-cell>
          <table:table-cell table:style-name="ce15" table:formula="of:=[.U11]*1.01" office:value-type="float" office:value="21.258884">
            <text:p>21.2589</text:p>
          </table:table-cell>
          <table:table-cell table:style-name="ce8" table:formula="of:=[.V9]" office:value-type="float" office:value="17.8">
            <text:p>17.800</text:p>
          </table:table-cell>
          <table:table-cell table:formula="of:=[.W9]-1" office:value-type="float" office:value="2">
            <text:p>2</text:p>
          </table:table-cell>
          <table:table-cell table:style-name="ce15" table:formula="of:=[.X11]*1.01" office:value-type="float" office:value="18.15778">
            <text:p>18.1578</text:p>
          </table:table-cell>
          <table:table-cell table:style-name="ce8" table:formula="of:=[.Y9]" office:value-type="float" office:value="17.51">
            <text:p>17.510</text:p>
          </table:table-cell>
          <table:table-cell table:formula="of:=[.Z9]-1" office:value-type="float" office:value="2">
            <text:p>2</text:p>
          </table:table-cell>
          <table:table-cell table:style-name="ce15" table:formula="of:=[.AA11]*1.01" office:value-type="float" office:value="17.861951">
            <text:p>17.8620</text:p>
          </table:table-cell>
          <table:table-cell table:number-columns-repeated="997"/>
        </table:table-row>
        <table:table-row table:style-name="ro1">
          <table:table-cell table:style-name="ce8" table:formula="of:=[.A10]" office:value-type="float" office:value="264.65">
            <text:p>264.650</text:p>
          </table:table-cell>
          <table:table-cell table:style-name="ce9" table:formula="of:=[.B10]-1" office:value-type="float" office:value="1">
            <text:p>1</text:p>
          </table:table-cell>
          <table:table-cell table:style-name="ce17" table:formula="of:=[.C12]*1.01" office:value-type="float" office:value="267.2965">
            <text:p>267.2965</text:p>
          </table:table-cell>
          <table:table-cell table:style-name="ce8" table:formula="of:=[.D10]" office:value-type="float" office:value="13.49">
            <text:p>13.490</text:p>
          </table:table-cell>
          <table:table-cell table:formula="of:=[.E10]-1" office:value-type="float" office:value="1">
            <text:p>1</text:p>
          </table:table-cell>
          <table:table-cell table:style-name="ce15" table:formula="of:=[.F12]*1.01" office:value-type="float" office:value="13.6249">
            <text:p>13.6249</text:p>
          </table:table-cell>
          <table:table-cell table:style-name="ce8" table:formula="of:=[.G10]" office:value-type="float" office:value="12.09">
            <text:p>12.090</text:p>
          </table:table-cell>
          <table:table-cell table:formula="of:=[.H10]-1" office:value-type="float" office:value="1">
            <text:p>1</text:p>
          </table:table-cell>
          <table:table-cell table:style-name="ce15" table:formula="of:=[.I12]*1.01" office:value-type="float" office:value="12.2109">
            <text:p>12.2109</text:p>
          </table:table-cell>
          <table:table-cell table:style-name="ce8" table:formula="of:=[.J10]" office:value-type="float" office:value="17.5">
            <text:p>17.500</text:p>
          </table:table-cell>
          <table:table-cell table:formula="of:=[.K10]-1" office:value-type="float" office:value="1">
            <text:p>1</text:p>
          </table:table-cell>
          <table:table-cell table:style-name="ce15" table:formula="of:=[.L12]*1.01" office:value-type="float" office:value="17.675">
            <text:p>17.6750</text:p>
          </table:table-cell>
          <table:table-cell table:style-name="ce8" table:formula="of:=[.M10]" office:value-type="float" office:value="14.47">
            <text:p>14.470</text:p>
          </table:table-cell>
          <table:table-cell table:formula="of:=[.N10]-1" office:value-type="float" office:value="1">
            <text:p>1</text:p>
          </table:table-cell>
          <table:table-cell table:style-name="ce15" table:formula="of:=[.O12]*1.01" office:value-type="float" office:value="14.6147">
            <text:p>14.6147</text:p>
          </table:table-cell>
          <table:table-cell table:style-name="ce8" table:formula="of:=[.P10]" office:value-type="float" office:value="39.17">
            <text:p>39.170</text:p>
          </table:table-cell>
          <table:table-cell table:formula="of:=[.Q10]-1" office:value-type="float" office:value="1">
            <text:p>1</text:p>
          </table:table-cell>
          <table:table-cell table:style-name="ce15" table:formula="of:=[.R12]*1.01" office:value-type="float" office:value="39.5617">
            <text:p>39.5617</text:p>
          </table:table-cell>
          <table:table-cell table:style-name="ce8" table:formula="of:=[.S10]" office:value-type="float" office:value="20.84">
            <text:p>20.840</text:p>
          </table:table-cell>
          <table:table-cell table:formula="of:=[.T10]-1" office:value-type="float" office:value="1">
            <text:p>1</text:p>
          </table:table-cell>
          <table:table-cell table:style-name="ce15" table:formula="of:=[.U12]*1.01" office:value-type="float" office:value="21.0484">
            <text:p>21.0484</text:p>
          </table:table-cell>
          <table:table-cell table:style-name="ce8" table:formula="of:=[.V10]" office:value-type="float" office:value="17.8">
            <text:p>17.800</text:p>
          </table:table-cell>
          <table:table-cell table:formula="of:=[.W10]-1" office:value-type="float" office:value="1">
            <text:p>1</text:p>
          </table:table-cell>
          <table:table-cell table:style-name="ce15" table:formula="of:=[.X12]*1.01" office:value-type="float" office:value="17.978">
            <text:p>17.9780</text:p>
          </table:table-cell>
          <table:table-cell table:style-name="ce8" table:formula="of:=[.Y10]" office:value-type="float" office:value="17.51">
            <text:p>17.510</text:p>
          </table:table-cell>
          <table:table-cell table:formula="of:=[.Z10]-1" office:value-type="float" office:value="1">
            <text:p>1</text:p>
          </table:table-cell>
          <table:table-cell table:style-name="ce15" table:formula="of:=[.AA12]*1.01" office:value-type="float" office:value="17.6851">
            <text:p>17.6851</text:p>
          </table:table-cell>
          <table:table-cell table:number-columns-repeated="997"/>
        </table:table-row>
        <table:table-row table:style-name="ro1">
          <table:table-cell table:style-name="ce8" table:formula="of:=[.A11]" office:value-type="float" office:value="264.65">
            <text:p>264.650</text:p>
          </table:table-cell>
          <table:table-cell table:style-name="ce5" table:formula="of:=[.B11]-1" office:value-type="float" office:value="0">
            <text:p>0</text:p>
          </table:table-cell>
          <table:table-cell table:style-name="ce16" table:formula="of:=[.A12]" office:value-type="float" office:value="264.65">
            <text:p>264.6500</text:p>
          </table:table-cell>
          <table:table-cell table:style-name="ce8" table:formula="of:=[.D11]" office:value-type="float" office:value="13.49">
            <text:p>13.490</text:p>
          </table:table-cell>
          <table:table-cell table:style-name="ce5" table:formula="of:=[.E11]-1" office:value-type="float" office:value="0">
            <text:p>0</text:p>
          </table:table-cell>
          <table:table-cell table:style-name="ce16" table:formula="of:=[.D12]" office:value-type="float" office:value="13.49">
            <text:p>13.4900</text:p>
          </table:table-cell>
          <table:table-cell table:style-name="ce8" table:formula="of:=[.G11]" office:value-type="float" office:value="12.09">
            <text:p>12.090</text:p>
          </table:table-cell>
          <table:table-cell table:style-name="ce5" table:formula="of:=[.H11]-1" office:value-type="float" office:value="0">
            <text:p>0</text:p>
          </table:table-cell>
          <table:table-cell table:style-name="ce16" table:formula="of:=[.G12]" office:value-type="float" office:value="12.09">
            <text:p>12.0900</text:p>
          </table:table-cell>
          <table:table-cell table:style-name="ce8" table:formula="of:=[.J11]" office:value-type="float" office:value="17.5">
            <text:p>17.500</text:p>
          </table:table-cell>
          <table:table-cell table:style-name="ce5" table:formula="of:=[.K11]-1" office:value-type="float" office:value="0">
            <text:p>0</text:p>
          </table:table-cell>
          <table:table-cell table:style-name="ce16" table:formula="of:=[.J12]" office:value-type="float" office:value="17.5">
            <text:p>17.5000</text:p>
          </table:table-cell>
          <table:table-cell table:style-name="ce8" table:formula="of:=[.M11]" office:value-type="float" office:value="14.47">
            <text:p>14.470</text:p>
          </table:table-cell>
          <table:table-cell table:style-name="ce5" table:formula="of:=[.N11]-1" office:value-type="float" office:value="0">
            <text:p>0</text:p>
          </table:table-cell>
          <table:table-cell table:style-name="ce16" table:formula="of:=[.M12]" office:value-type="float" office:value="14.47">
            <text:p>14.4700</text:p>
          </table:table-cell>
          <table:table-cell table:style-name="ce8" table:formula="of:=[.P11]" office:value-type="float" office:value="39.17">
            <text:p>39.170</text:p>
          </table:table-cell>
          <table:table-cell table:style-name="ce5" table:formula="of:=[.Q11]-1" office:value-type="float" office:value="0">
            <text:p>0</text:p>
          </table:table-cell>
          <table:table-cell table:style-name="ce16" table:formula="of:=[.P12]" office:value-type="float" office:value="39.17">
            <text:p>39.1700</text:p>
          </table:table-cell>
          <table:table-cell table:style-name="ce8" table:formula="of:=[.S11]" office:value-type="float" office:value="20.84">
            <text:p>20.840</text:p>
          </table:table-cell>
          <table:table-cell table:style-name="ce5" table:formula="of:=[.T11]-1" office:value-type="float" office:value="0">
            <text:p>0</text:p>
          </table:table-cell>
          <table:table-cell table:style-name="ce16" table:formula="of:=[.S12]" office:value-type="float" office:value="20.84">
            <text:p>20.8400</text:p>
          </table:table-cell>
          <table:table-cell table:style-name="ce8" table:formula="of:=[.V11]" office:value-type="float" office:value="17.8">
            <text:p>17.800</text:p>
          </table:table-cell>
          <table:table-cell table:style-name="ce5" table:formula="of:=[.W11]-1" office:value-type="float" office:value="0">
            <text:p>0</text:p>
          </table:table-cell>
          <table:table-cell table:style-name="ce16" table:formula="of:=[.V12]" office:value-type="float" office:value="17.8">
            <text:p>17.8000</text:p>
          </table:table-cell>
          <table:table-cell table:style-name="ce8" table:formula="of:=[.Y11]" office:value-type="float" office:value="17.51">
            <text:p>17.510</text:p>
          </table:table-cell>
          <table:table-cell table:style-name="ce5" table:formula="of:=[.Z11]-1" office:value-type="float" office:value="0">
            <text:p>0</text:p>
          </table:table-cell>
          <table:table-cell table:style-name="ce16" table:formula="of:=[.Y12]" office:value-type="float" office:value="17.51">
            <text:p>17.5100</text:p>
          </table:table-cell>
          <table:table-cell table:style-name="ce5" table:number-columns-repeated="997"/>
        </table:table-row>
        <table:table-row table:style-name="ro1">
          <table:table-cell table:style-name="ce8" table:formula="of:=[.A12]" office:value-type="float" office:value="264.65">
            <text:p>264.650</text:p>
          </table:table-cell>
          <table:table-cell table:style-name="ce14" table:formula="of:=[.B12]-1" office:value-type="float" office:value="-1">
            <text:p>-1</text:p>
          </table:table-cell>
          <table:table-cell table:style-name="ce19" table:formula="of:=[.C12]/1.01" office:value-type="float" office:value="262.029702970297">
            <text:p>262.0297</text:p>
          </table:table-cell>
          <table:table-cell table:style-name="ce8" table:formula="of:=[.D12]" office:value-type="float" office:value="13.49">
            <text:p>13.490</text:p>
          </table:table-cell>
          <table:table-cell table:style-name="ce14" table:formula="of:=[.E12]-1" office:value-type="float" office:value="-1">
            <text:p>-1</text:p>
          </table:table-cell>
          <table:table-cell table:style-name="ce19" table:formula="of:=[.F12]/1.01" office:value-type="float" office:value="13.3564356435644">
            <text:p>13.3564</text:p>
          </table:table-cell>
          <table:table-cell table:style-name="ce8" table:formula="of:=[.G12]" office:value-type="float" office:value="12.09">
            <text:p>12.090</text:p>
          </table:table-cell>
          <table:table-cell table:style-name="ce14" table:formula="of:=[.H12]-1" office:value-type="float" office:value="-1">
            <text:p>-1</text:p>
          </table:table-cell>
          <table:table-cell table:style-name="ce19" table:formula="of:=[.I12]/1.01" office:value-type="float" office:value="11.970297029703">
            <text:p>11.9703</text:p>
          </table:table-cell>
          <table:table-cell table:style-name="ce8" table:formula="of:=[.J12]" office:value-type="float" office:value="17.5">
            <text:p>17.500</text:p>
          </table:table-cell>
          <table:table-cell table:style-name="ce14" table:formula="of:=[.K12]-1" office:value-type="float" office:value="-1">
            <text:p>-1</text:p>
          </table:table-cell>
          <table:table-cell table:style-name="ce19" table:formula="of:=[.L12]/1.01" office:value-type="float" office:value="17.3267326732673">
            <text:p>17.3267</text:p>
          </table:table-cell>
          <table:table-cell table:style-name="ce8" table:formula="of:=[.M12]" office:value-type="float" office:value="14.47">
            <text:p>14.470</text:p>
          </table:table-cell>
          <table:table-cell table:style-name="ce14" table:formula="of:=[.N12]-1" office:value-type="float" office:value="-1">
            <text:p>-1</text:p>
          </table:table-cell>
          <table:table-cell table:style-name="ce19" table:formula="of:=[.O12]/1.01" office:value-type="float" office:value="14.3267326732673">
            <text:p>14.3267</text:p>
          </table:table-cell>
          <table:table-cell table:style-name="ce8" table:formula="of:=[.P12]" office:value-type="float" office:value="39.17">
            <text:p>39.170</text:p>
          </table:table-cell>
          <table:table-cell table:style-name="ce14" table:formula="of:=[.Q12]-1" office:value-type="float" office:value="-1">
            <text:p>-1</text:p>
          </table:table-cell>
          <table:table-cell table:style-name="ce19" table:formula="of:=[.R12]/1.01" office:value-type="float" office:value="38.7821782178218">
            <text:p>38.7822</text:p>
          </table:table-cell>
          <table:table-cell table:style-name="ce8" table:formula="of:=[.S12]" office:value-type="float" office:value="20.84">
            <text:p>20.840</text:p>
          </table:table-cell>
          <table:table-cell table:style-name="ce14" table:formula="of:=[.T12]-1" office:value-type="float" office:value="-1">
            <text:p>-1</text:p>
          </table:table-cell>
          <table:table-cell table:style-name="ce19" table:formula="of:=[.U12]/1.01" office:value-type="float" office:value="20.6336633663366">
            <text:p>20.6337</text:p>
          </table:table-cell>
          <table:table-cell table:style-name="ce8" table:formula="of:=[.V12]" office:value-type="float" office:value="17.8">
            <text:p>17.800</text:p>
          </table:table-cell>
          <table:table-cell table:style-name="ce14" table:formula="of:=[.W12]-1" office:value-type="float" office:value="-1">
            <text:p>-1</text:p>
          </table:table-cell>
          <table:table-cell table:style-name="ce19" table:formula="of:=[.X12]/1.01" office:value-type="float" office:value="17.6237623762376">
            <text:p>17.6238</text:p>
          </table:table-cell>
          <table:table-cell table:style-name="ce8" table:formula="of:=[.Y12]" office:value-type="float" office:value="17.51">
            <text:p>17.510</text:p>
          </table:table-cell>
          <table:table-cell table:style-name="ce14" table:formula="of:=[.Z12]-1" office:value-type="float" office:value="-1">
            <text:p>-1</text:p>
          </table:table-cell>
          <table:table-cell table:style-name="ce19" table:formula="of:=[.AA12]/1.01" office:value-type="float" office:value="17.3366336633663">
            <text:p>17.3366</text:p>
          </table:table-cell>
          <table:table-cell table:number-columns-repeated="997"/>
        </table:table-row>
        <table:table-row table:style-name="ro1">
          <table:table-cell table:style-name="ce8" table:formula="of:=[.A13]" office:value-type="float" office:value="264.65">
            <text:p>264.650</text:p>
          </table:table-cell>
          <table:table-cell table:style-name="ce14" table:formula="of:=[.B13]-1" office:value-type="float" office:value="-2">
            <text:p>-2</text:p>
          </table:table-cell>
          <table:table-cell table:style-name="ce19" table:formula="of:=[.C13]/1.01" office:value-type="float" office:value="259.435349475542">
            <text:p>259.4353</text:p>
          </table:table-cell>
          <table:table-cell table:style-name="ce8" table:formula="of:=[.D13]" office:value-type="float" office:value="13.49">
            <text:p>13.490</text:p>
          </table:table-cell>
          <table:table-cell table:style-name="ce14" table:formula="of:=[.E13]-1" office:value-type="float" office:value="-2">
            <text:p>-2</text:p>
          </table:table-cell>
          <table:table-cell table:style-name="ce19" table:formula="of:=[.F13]/1.01" office:value-type="float" office:value="13.2241937064994">
            <text:p>13.2242</text:p>
          </table:table-cell>
          <table:table-cell table:style-name="ce8" table:formula="of:=[.G13]" office:value-type="float" office:value="12.09">
            <text:p>12.090</text:p>
          </table:table-cell>
          <table:table-cell table:style-name="ce14" table:formula="of:=[.H13]-1" office:value-type="float" office:value="-2">
            <text:p>-2</text:p>
          </table:table-cell>
          <table:table-cell table:style-name="ce19" table:formula="of:=[.I13]/1.01" office:value-type="float" office:value="11.8517792373297">
            <text:p>11.8518</text:p>
          </table:table-cell>
          <table:table-cell table:style-name="ce8" table:formula="of:=[.J13]" office:value-type="float" office:value="17.5">
            <text:p>17.500</text:p>
          </table:table-cell>
          <table:table-cell table:style-name="ce14" table:formula="of:=[.K13]-1" office:value-type="float" office:value="-2">
            <text:p>-2</text:p>
          </table:table-cell>
          <table:table-cell table:style-name="ce19" table:formula="of:=[.L13]/1.01" office:value-type="float" office:value="17.1551808646211">
            <text:p>17.1552</text:p>
          </table:table-cell>
          <table:table-cell table:style-name="ce8" table:formula="of:=[.M13]" office:value-type="float" office:value="14.47">
            <text:p>14.470</text:p>
          </table:table-cell>
          <table:table-cell table:style-name="ce14" table:formula="of:=[.N13]-1" office:value-type="float" office:value="-2">
            <text:p>-2</text:p>
          </table:table-cell>
          <table:table-cell table:style-name="ce19" table:formula="of:=[.O13]/1.01" office:value-type="float" office:value="14.1848838349181">
            <text:p>14.1849</text:p>
          </table:table-cell>
          <table:table-cell table:style-name="ce8" table:formula="of:=[.P13]" office:value-type="float" office:value="39.17">
            <text:p>39.170</text:p>
          </table:table-cell>
          <table:table-cell table:style-name="ce14" table:formula="of:=[.Q13]-1" office:value-type="float" office:value="-2">
            <text:p>-2</text:p>
          </table:table-cell>
          <table:table-cell table:style-name="ce19" table:formula="of:=[.R13]/1.01" office:value-type="float" office:value="38.3981962552691">
            <text:p>38.3982</text:p>
          </table:table-cell>
          <table:table-cell table:style-name="ce8" table:formula="of:=[.S13]" office:value-type="float" office:value="20.84">
            <text:p>20.840</text:p>
          </table:table-cell>
          <table:table-cell table:style-name="ce14" table:formula="of:=[.T13]-1" office:value-type="float" office:value="-2">
            <text:p>-2</text:p>
          </table:table-cell>
          <table:table-cell table:style-name="ce19" table:formula="of:=[.U13]/1.01" office:value-type="float" office:value="20.4293696696402">
            <text:p>20.4294</text:p>
          </table:table-cell>
          <table:table-cell table:style-name="ce8" table:formula="of:=[.V13]" office:value-type="float" office:value="17.8">
            <text:p>17.800</text:p>
          </table:table-cell>
          <table:table-cell table:style-name="ce14" table:formula="of:=[.W13]-1" office:value-type="float" office:value="-2">
            <text:p>-2</text:p>
          </table:table-cell>
          <table:table-cell table:style-name="ce19" table:formula="of:=[.X13]/1.01" office:value-type="float" office:value="17.4492696794432">
            <text:p>17.4493</text:p>
          </table:table-cell>
          <table:table-cell table:style-name="ce8" table:formula="of:=[.Y13]" office:value-type="float" office:value="17.51">
            <text:p>17.510</text:p>
          </table:table-cell>
          <table:table-cell table:style-name="ce14" table:formula="of:=[.Z13]-1" office:value-type="float" office:value="-2">
            <text:p>-2</text:p>
          </table:table-cell>
          <table:table-cell table:style-name="ce19" table:formula="of:=[.AA13]/1.01" office:value-type="float" office:value="17.1649838251152">
            <text:p>17.1650</text:p>
          </table:table-cell>
          <table:table-cell table:number-columns-repeated="997"/>
        </table:table-row>
        <table:table-row table:style-name="ro1">
          <table:table-cell table:style-name="ce8" table:formula="of:=[.A14]" office:value-type="float" office:value="264.65">
            <text:p>264.65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256.866682649051">
            <text:p>256.8667</text:p>
          </table:table-cell>
          <table:table-cell table:style-name="ce8" table:formula="of:=[.D14]" office:value-type="float" office:value="13.49">
            <text:p>13.490</text:p>
          </table:table-cell>
          <table:table-cell table:formula="of:=[.E14]-1" office:value-type="float" office:value="-3">
            <text:p>-3</text:p>
          </table:table-cell>
          <table:table-cell table:style-name="ce15" table:formula="of:=[.F14]/1.01" office:value-type="float" office:value="13.0932610955439">
            <text:p>13.0933</text:p>
          </table:table-cell>
          <table:table-cell table:style-name="ce8" table:formula="of:=[.G14]" office:value-type="float" office:value="12.09">
            <text:p>12.090</text:p>
          </table:table-cell>
          <table:table-cell table:formula="of:=[.H14]-1" office:value-type="float" office:value="-3">
            <text:p>-3</text:p>
          </table:table-cell>
          <table:table-cell table:style-name="ce15" table:formula="of:=[.I14]/1.01" office:value-type="float" office:value="11.7344348884452">
            <text:p>11.7344</text:p>
          </table:table-cell>
          <table:table-cell table:style-name="ce8" table:formula="of:=[.J14]" office:value-type="float" office:value="17.5">
            <text:p>17.500</text:p>
          </table:table-cell>
          <table:table-cell table:formula="of:=[.K14]-1" office:value-type="float" office:value="-3">
            <text:p>-3</text:p>
          </table:table-cell>
          <table:table-cell table:style-name="ce15" table:formula="of:=[.L14]/1.01" office:value-type="float" office:value="16.9853275887338">
            <text:p>16.9853</text:p>
          </table:table-cell>
          <table:table-cell table:style-name="ce8" table:formula="of:=[.M14]" office:value-type="float" office:value="14.47">
            <text:p>14.470</text:p>
          </table:table-cell>
          <table:table-cell table:formula="of:=[.N14]-1" office:value-type="float" office:value="-3">
            <text:p>-3</text:p>
          </table:table-cell>
          <table:table-cell table:style-name="ce15" table:formula="of:=[.O14]/1.01" office:value-type="float" office:value="14.044439440513">
            <text:p>14.0444</text:p>
          </table:table-cell>
          <table:table-cell table:style-name="ce8" table:formula="of:=[.P14]" office:value-type="float" office:value="39.17">
            <text:p>39.170</text:p>
          </table:table-cell>
          <table:table-cell table:formula="of:=[.Q14]-1" office:value-type="float" office:value="-3">
            <text:p>-3</text:p>
          </table:table-cell>
          <table:table-cell table:style-name="ce15" table:formula="of:=[.R14]/1.01" office:value-type="float" office:value="38.0180160943258">
            <text:p>38.0180</text:p>
          </table:table-cell>
          <table:table-cell table:style-name="ce8" table:formula="of:=[.S14]" office:value-type="float" office:value="20.84">
            <text:p>20.840</text:p>
          </table:table-cell>
          <table:table-cell table:formula="of:=[.T14]-1" office:value-type="float" office:value="-3">
            <text:p>-3</text:p>
          </table:table-cell>
          <table:table-cell table:style-name="ce15" table:formula="of:=[.U14]/1.01" office:value-type="float" office:value="20.2270986828121">
            <text:p>20.2271</text:p>
          </table:table-cell>
          <table:table-cell table:style-name="ce8" table:formula="of:=[.V14]" office:value-type="float" office:value="17.8">
            <text:p>17.800</text:p>
          </table:table-cell>
          <table:table-cell table:formula="of:=[.W14]-1" office:value-type="float" office:value="-3">
            <text:p>-3</text:p>
          </table:table-cell>
          <table:table-cell table:style-name="ce15" table:formula="of:=[.X14]/1.01" office:value-type="float" office:value="17.2765046331121">
            <text:p>17.2765</text:p>
          </table:table-cell>
          <table:table-cell table:style-name="ce8" table:formula="of:=[.Y14]" office:value-type="float" office:value="17.51">
            <text:p>17.510</text:p>
          </table:table-cell>
          <table:table-cell table:formula="of:=[.Z14]-1" office:value-type="float" office:value="-3">
            <text:p>-3</text:p>
          </table:table-cell>
          <table:table-cell table:style-name="ce15" table:formula="of:=[.AA14]/1.01" office:value-type="float" office:value="16.9950334902131">
            <text:p>16.9950</text:p>
          </table:table-cell>
          <table:table-cell table:number-columns-repeated="997"/>
        </table:table-row>
        <table:table-row table:style-name="ro1">
          <table:table-cell table:style-name="ce8" table:formula="of:=[.A15]" office:value-type="float" office:value="264.65">
            <text:p>264.65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254.323448167377">
            <text:p>254.3234</text:p>
          </table:table-cell>
          <table:table-cell table:style-name="ce8" table:formula="of:=[.D15]" office:value-type="float" office:value="13.49">
            <text:p>13.490</text:p>
          </table:table-cell>
          <table:table-cell table:formula="of:=[.E15]-1" office:value-type="float" office:value="-4">
            <text:p>-4</text:p>
          </table:table-cell>
          <table:table-cell table:style-name="ce15" table:formula="of:=[.F15]/1.01" office:value-type="float" office:value="12.9636248470732">
            <text:p>12.9636</text:p>
          </table:table-cell>
          <table:table-cell table:style-name="ce8" table:formula="of:=[.G15]" office:value-type="float" office:value="12.09">
            <text:p>12.090</text:p>
          </table:table-cell>
          <table:table-cell table:formula="of:=[.H15]-1" office:value-type="float" office:value="-4">
            <text:p>-4</text:p>
          </table:table-cell>
          <table:table-cell table:style-name="ce15" table:formula="of:=[.I15]/1.01" office:value-type="float" office:value="11.6182523647972">
            <text:p>11.6183</text:p>
          </table:table-cell>
          <table:table-cell table:style-name="ce8" table:formula="of:=[.J15]" office:value-type="float" office:value="17.5">
            <text:p>17.500</text:p>
          </table:table-cell>
          <table:table-cell table:formula="of:=[.K15]-1" office:value-type="float" office:value="-4">
            <text:p>-4</text:p>
          </table:table-cell>
          <table:table-cell table:style-name="ce15" table:formula="of:=[.L15]/1.01" office:value-type="float" office:value="16.8171560284493">
            <text:p>16.8172</text:p>
          </table:table-cell>
          <table:table-cell table:style-name="ce8" table:formula="of:=[.M15]" office:value-type="float" office:value="14.47">
            <text:p>14.470</text:p>
          </table:table-cell>
          <table:table-cell table:formula="of:=[.N15]-1" office:value-type="float" office:value="-4">
            <text:p>-4</text:p>
          </table:table-cell>
          <table:table-cell table:style-name="ce15" table:formula="of:=[.O15]/1.01" office:value-type="float" office:value="13.9053855846664">
            <text:p>13.9054</text:p>
          </table:table-cell>
          <table:table-cell table:style-name="ce8" table:formula="of:=[.P15]" office:value-type="float" office:value="39.17">
            <text:p>39.170</text:p>
          </table:table-cell>
          <table:table-cell table:formula="of:=[.Q15]-1" office:value-type="float" office:value="-4">
            <text:p>-4</text:p>
          </table:table-cell>
          <table:table-cell table:style-name="ce15" table:formula="of:=[.R15]/1.01" office:value-type="float" office:value="37.6416000933919">
            <text:p>37.6416</text:p>
          </table:table-cell>
          <table:table-cell table:style-name="ce8" table:formula="of:=[.S15]" office:value-type="float" office:value="20.84">
            <text:p>20.840</text:p>
          </table:table-cell>
          <table:table-cell table:formula="of:=[.T15]-1" office:value-type="float" office:value="-4">
            <text:p>-4</text:p>
          </table:table-cell>
          <table:table-cell table:style-name="ce15" table:formula="of:=[.U15]/1.01" office:value-type="float" office:value="20.0268303790219">
            <text:p>20.0268</text:p>
          </table:table-cell>
          <table:table-cell table:style-name="ce8" table:formula="of:=[.V15]" office:value-type="float" office:value="17.8">
            <text:p>17.800</text:p>
          </table:table-cell>
          <table:table-cell table:formula="of:=[.W15]-1" office:value-type="float" office:value="-4">
            <text:p>-4</text:p>
          </table:table-cell>
          <table:table-cell table:style-name="ce15" table:formula="of:=[.X15]/1.01" office:value-type="float" office:value="17.1054501317941">
            <text:p>17.1055</text:p>
          </table:table-cell>
          <table:table-cell table:style-name="ce8" table:formula="of:=[.Y15]" office:value-type="float" office:value="17.51">
            <text:p>17.510</text:p>
          </table:table-cell>
          <table:table-cell table:formula="of:=[.Z15]-1" office:value-type="float" office:value="-4">
            <text:p>-4</text:p>
          </table:table-cell>
          <table:table-cell table:style-name="ce15" table:formula="of:=[.AA15]/1.01" office:value-type="float" office:value="16.8267658318941">
            <text:p>16.8268</text:p>
          </table:table-cell>
          <table:table-cell table:number-columns-repeated="997"/>
        </table:table-row>
        <table:table-row table:style-name="ro1">
          <table:table-cell table:style-name="ce8" table:formula="of:=[.A16]" office:value-type="float" office:value="264.65">
            <text:p>264.650</text:p>
          </table:table-cell>
          <table:table-cell table:style-name="ce5" table:formula="of:=[.B16]-1" office:value-type="float" office:value="-5">
            <text:p>-5</text:p>
          </table:table-cell>
          <table:table-cell table:style-name="ce16" table:formula="of:=[.C16]/1.01" office:value-type="float" office:value="251.805394225126">
            <text:p>251.8054</text:p>
          </table:table-cell>
          <table:table-cell table:style-name="ce8" table:formula="of:=[.D16]" office:value-type="float" office:value="13.49">
            <text:p>13.490</text:p>
          </table:table-cell>
          <table:table-cell table:style-name="ce5" table:formula="of:=[.E16]-1" office:value-type="float" office:value="-5">
            <text:p>-5</text:p>
          </table:table-cell>
          <table:table-cell table:style-name="ce16" table:formula="of:=[.F16]/1.01" office:value-type="float" office:value="12.835272125815">
            <text:p>12.8353</text:p>
          </table:table-cell>
          <table:table-cell table:style-name="ce8" table:formula="of:=[.G16]" office:value-type="float" office:value="12.09">
            <text:p>12.090</text:p>
          </table:table-cell>
          <table:table-cell table:style-name="ce5" table:formula="of:=[.H16]-1" office:value-type="float" office:value="-5">
            <text:p>-5</text:p>
          </table:table-cell>
          <table:table-cell table:style-name="ce16" table:formula="of:=[.I16]/1.01" office:value-type="float" office:value="11.5032201631656">
            <text:p>11.5032</text:p>
          </table:table-cell>
          <table:table-cell table:style-name="ce8" table:formula="of:=[.J16]" office:value-type="float" office:value="17.5">
            <text:p>17.500</text:p>
          </table:table-cell>
          <table:table-cell table:style-name="ce5" table:formula="of:=[.K16]-1" office:value-type="float" office:value="-5">
            <text:p>-5</text:p>
          </table:table-cell>
          <table:table-cell table:style-name="ce16" table:formula="of:=[.L16]/1.01" office:value-type="float" office:value="16.6506495331181">
            <text:p>16.6506</text:p>
          </table:table-cell>
          <table:table-cell table:style-name="ce8" table:formula="of:=[.M16]" office:value-type="float" office:value="14.47">
            <text:p>14.470</text:p>
          </table:table-cell>
          <table:table-cell table:style-name="ce5" table:formula="of:=[.N16]-1" office:value-type="float" office:value="-5">
            <text:p>-5</text:p>
          </table:table-cell>
          <table:table-cell table:style-name="ce16" table:formula="of:=[.O16]/1.01" office:value-type="float" office:value="13.7677084996697">
            <text:p>13.7677</text:p>
          </table:table-cell>
          <table:table-cell table:style-name="ce8" table:formula="of:=[.P16]" office:value-type="float" office:value="39.17">
            <text:p>39.170</text:p>
          </table:table-cell>
          <table:table-cell table:style-name="ce5" table:formula="of:=[.Q16]-1" office:value-type="float" office:value="-5">
            <text:p>-5</text:p>
          </table:table-cell>
          <table:table-cell table:style-name="ce16" table:formula="of:=[.R16]/1.01" office:value-type="float" office:value="37.2689109835563">
            <text:p>37.2689</text:p>
          </table:table-cell>
          <table:table-cell table:style-name="ce8" table:formula="of:=[.S16]" office:value-type="float" office:value="20.84">
            <text:p>20.840</text:p>
          </table:table-cell>
          <table:table-cell table:style-name="ce5" table:formula="of:=[.T16]-1" office:value-type="float" office:value="-5">
            <text:p>-5</text:p>
          </table:table-cell>
          <table:table-cell table:style-name="ce16" table:formula="of:=[.U16]/1.01" office:value-type="float" office:value="19.8285449297246">
            <text:p>19.8285</text:p>
          </table:table-cell>
          <table:table-cell table:style-name="ce8" table:formula="of:=[.V16]" office:value-type="float" office:value="17.8">
            <text:p>17.800</text:p>
          </table:table-cell>
          <table:table-cell table:style-name="ce5" table:formula="of:=[.W16]-1" office:value-type="float" office:value="-5">
            <text:p>-5</text:p>
          </table:table-cell>
          <table:table-cell table:style-name="ce16" table:formula="of:=[.X16]/1.01" office:value-type="float" office:value="16.9360892394001">
            <text:p>16.9361</text:p>
          </table:table-cell>
          <table:table-cell table:style-name="ce8" table:formula="of:=[.Y16]" office:value-type="float" office:value="17.51">
            <text:p>17.510</text:p>
          </table:table-cell>
          <table:table-cell table:style-name="ce5" table:formula="of:=[.Z16]-1" office:value-type="float" office:value="-5">
            <text:p>-5</text:p>
          </table:table-cell>
          <table:table-cell table:style-name="ce16" table:formula="of:=[.AA16]/1.01" office:value-type="float" office:value="16.6601641899942">
            <text:p>16.6602</text:p>
          </table:table-cell>
          <table:table-cell table:style-name="ce5" table:number-columns-repeated="997"/>
        </table:table-row>
        <table:table-row table:style-name="ro1">
          <table:table-cell table:style-name="ce8" table:formula="of:=[.A17]" office:value-type="float" office:value="264.65">
            <text:p>264.65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249.312271510026">
            <text:p>249.3123</text:p>
          </table:table-cell>
          <table:table-cell table:style-name="ce8" table:formula="of:=[.D17]" office:value-type="float" office:value="13.49">
            <text:p>13.490</text:p>
          </table:table-cell>
          <table:table-cell table:formula="of:=[.E17]-1" office:value-type="float" office:value="-6">
            <text:p>-6</text:p>
          </table:table-cell>
          <table:table-cell table:style-name="ce15" table:formula="of:=[.F17]/1.01" office:value-type="float" office:value="12.7081902235793">
            <text:p>12.7082</text:p>
          </table:table-cell>
          <table:table-cell table:style-name="ce8" table:formula="of:=[.G17]" office:value-type="float" office:value="12.09">
            <text:p>12.090</text:p>
          </table:table-cell>
          <table:table-cell table:formula="of:=[.H17]-1" office:value-type="float" office:value="-6">
            <text:p>-6</text:p>
          </table:table-cell>
          <table:table-cell table:style-name="ce15" table:formula="of:=[.I17]/1.01" office:value-type="float" office:value="11.3893268942234">
            <text:p>11.3893</text:p>
          </table:table-cell>
          <table:table-cell table:style-name="ce8" table:formula="of:=[.J17]" office:value-type="float" office:value="17.5">
            <text:p>17.500</text:p>
          </table:table-cell>
          <table:table-cell table:formula="of:=[.K17]-1" office:value-type="float" office:value="-6">
            <text:p>-6</text:p>
          </table:table-cell>
          <table:table-cell table:style-name="ce15" table:formula="of:=[.L17]/1.01" office:value-type="float" office:value="16.4857916169486">
            <text:p>16.4858</text:p>
          </table:table-cell>
          <table:table-cell table:style-name="ce8" table:formula="of:=[.M17]" office:value-type="float" office:value="14.47">
            <text:p>14.470</text:p>
          </table:table-cell>
          <table:table-cell table:formula="of:=[.N17]-1" office:value-type="float" office:value="-6">
            <text:p>-6</text:p>
          </table:table-cell>
          <table:table-cell table:style-name="ce15" table:formula="of:=[.O17]/1.01" office:value-type="float" office:value="13.6313945541284">
            <text:p>13.6314</text:p>
          </table:table-cell>
          <table:table-cell table:style-name="ce8" table:formula="of:=[.P17]" office:value-type="float" office:value="39.17">
            <text:p>39.170</text:p>
          </table:table-cell>
          <table:table-cell table:formula="of:=[.Q17]-1" office:value-type="float" office:value="-6">
            <text:p>-6</text:p>
          </table:table-cell>
          <table:table-cell table:style-name="ce15" table:formula="of:=[.R17]/1.01" office:value-type="float" office:value="36.8999118649073">
            <text:p>36.8999</text:p>
          </table:table-cell>
          <table:table-cell table:style-name="ce8" table:formula="of:=[.S17]" office:value-type="float" office:value="20.84">
            <text:p>20.840</text:p>
          </table:table-cell>
          <table:table-cell table:formula="of:=[.T17]-1" office:value-type="float" office:value="-6">
            <text:p>-6</text:p>
          </table:table-cell>
          <table:table-cell table:style-name="ce15" table:formula="of:=[.U17]/1.01" office:value-type="float" office:value="19.6322227026977">
            <text:p>19.6322</text:p>
          </table:table-cell>
          <table:table-cell table:style-name="ce8" table:formula="of:=[.V17]" office:value-type="float" office:value="17.8">
            <text:p>17.800</text:p>
          </table:table-cell>
          <table:table-cell table:formula="of:=[.W17]-1" office:value-type="float" office:value="-6">
            <text:p>-6</text:p>
          </table:table-cell>
          <table:table-cell table:style-name="ce15" table:formula="of:=[.X17]/1.01" office:value-type="float" office:value="16.7684051875249">
            <text:p>16.7684</text:p>
          </table:table-cell>
          <table:table-cell table:style-name="ce8" table:formula="of:=[.Y17]" office:value-type="float" office:value="17.51">
            <text:p>17.510</text:p>
          </table:table-cell>
          <table:table-cell table:formula="of:=[.Z17]-1" office:value-type="float" office:value="-6">
            <text:p>-6</text:p>
          </table:table-cell>
          <table:table-cell table:style-name="ce15" table:formula="of:=[.AA17]/1.01" office:value-type="float" office:value="16.4952120693012">
            <text:p>16.4952</text:p>
          </table:table-cell>
          <table:table-cell table:number-columns-repeated="997"/>
        </table:table-row>
        <table:table-row table:style-name="ro1">
          <table:table-cell table:style-name="ce8" table:formula="of:=[.A18]" office:value-type="float" office:value="264.65">
            <text:p>264.65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246.843833178243">
            <text:p>246.8438</text:p>
          </table:table-cell>
          <table:table-cell table:style-name="ce8" table:formula="of:=[.D18]" office:value-type="float" office:value="13.49">
            <text:p>13.490</text:p>
          </table:table-cell>
          <table:table-cell table:formula="of:=[.E18]-1" office:value-type="float" office:value="-7">
            <text:p>-7</text:p>
          </table:table-cell>
          <table:table-cell table:style-name="ce15" table:formula="of:=[.F18]/1.01" office:value-type="float" office:value="12.5823665579993">
            <text:p>12.5824</text:p>
          </table:table-cell>
          <table:table-cell table:style-name="ce8" table:formula="of:=[.G18]" office:value-type="float" office:value="12.09">
            <text:p>12.090</text:p>
          </table:table-cell>
          <table:table-cell table:formula="of:=[.H18]-1" office:value-type="float" office:value="-7">
            <text:p>-7</text:p>
          </table:table-cell>
          <table:table-cell table:style-name="ce15" table:formula="of:=[.I18]/1.01" office:value-type="float" office:value="11.2765612814093">
            <text:p>11.2766</text:p>
          </table:table-cell>
          <table:table-cell table:style-name="ce8" table:formula="of:=[.J18]" office:value-type="float" office:value="17.5">
            <text:p>17.500</text:p>
          </table:table-cell>
          <table:table-cell table:formula="of:=[.K18]-1" office:value-type="float" office:value="-7">
            <text:p>-7</text:p>
          </table:table-cell>
          <table:table-cell table:style-name="ce15" table:formula="of:=[.L18]/1.01" office:value-type="float" office:value="16.3225659573749">
            <text:p>16.3226</text:p>
          </table:table-cell>
          <table:table-cell table:style-name="ce8" table:formula="of:=[.M18]" office:value-type="float" office:value="14.47">
            <text:p>14.470</text:p>
          </table:table-cell>
          <table:table-cell table:formula="of:=[.N18]-1" office:value-type="float" office:value="-7">
            <text:p>-7</text:p>
          </table:table-cell>
          <table:table-cell table:style-name="ce15" table:formula="of:=[.O18]/1.01" office:value-type="float" office:value="13.4964302516123">
            <text:p>13.4964</text:p>
          </table:table-cell>
          <table:table-cell table:style-name="ce8" table:formula="of:=[.P18]" office:value-type="float" office:value="39.17">
            <text:p>39.170</text:p>
          </table:table-cell>
          <table:table-cell table:formula="of:=[.Q18]-1" office:value-type="float" office:value="-7">
            <text:p>-7</text:p>
          </table:table-cell>
          <table:table-cell table:style-name="ce15" table:formula="of:=[.R18]/1.01" office:value-type="float" office:value="36.5345662028785">
            <text:p>36.5346</text:p>
          </table:table-cell>
          <table:table-cell table:style-name="ce8" table:formula="of:=[.S18]" office:value-type="float" office:value="20.84">
            <text:p>20.840</text:p>
          </table:table-cell>
          <table:table-cell table:formula="of:=[.T18]-1" office:value-type="float" office:value="-7">
            <text:p>-7</text:p>
          </table:table-cell>
          <table:table-cell table:style-name="ce15" table:formula="of:=[.U18]/1.01" office:value-type="float" office:value="19.4378442600967">
            <text:p>19.4378</text:p>
          </table:table-cell>
          <table:table-cell table:style-name="ce8" table:formula="of:=[.V18]" office:value-type="float" office:value="17.8">
            <text:p>17.800</text:p>
          </table:table-cell>
          <table:table-cell table:formula="of:=[.W18]-1" office:value-type="float" office:value="-7">
            <text:p>-7</text:p>
          </table:table-cell>
          <table:table-cell table:style-name="ce15" table:formula="of:=[.X18]/1.01" office:value-type="float" office:value="16.602381373787">
            <text:p>16.6024</text:p>
          </table:table-cell>
          <table:table-cell table:style-name="ce8" table:formula="of:=[.Y18]" office:value-type="float" office:value="17.51">
            <text:p>17.510</text:p>
          </table:table-cell>
          <table:table-cell table:formula="of:=[.Z18]-1" office:value-type="float" office:value="-7">
            <text:p>-7</text:p>
          </table:table-cell>
          <table:table-cell table:style-name="ce15" table:formula="of:=[.AA18]/1.01" office:value-type="float" office:value="16.3318931379219">
            <text:p>16.3319</text:p>
          </table:table-cell>
          <table:table-cell table:number-columns-repeated="997"/>
        </table:table-row>
        <table:table-row table:style-name="ro1">
          <table:table-cell table:style-name="ce8" table:formula="of:=[.A19]" office:value-type="float" office:value="264.65">
            <text:p>264.65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244.399834829944">
            <text:p>244.3998</text:p>
          </table:table-cell>
          <table:table-cell table:style-name="ce8" table:formula="of:=[.D19]" office:value-type="float" office:value="13.49">
            <text:p>13.490</text:p>
          </table:table-cell>
          <table:table-cell table:formula="of:=[.E19]-1" office:value-type="float" office:value="-8">
            <text:p>-8</text:p>
          </table:table-cell>
          <table:table-cell table:style-name="ce15" table:formula="of:=[.F19]/1.01" office:value-type="float" office:value="12.4577886712864">
            <text:p>12.4578</text:p>
          </table:table-cell>
          <table:table-cell table:style-name="ce8" table:formula="of:=[.G19]" office:value-type="float" office:value="12.09">
            <text:p>12.090</text:p>
          </table:table-cell>
          <table:table-cell table:formula="of:=[.H19]-1" office:value-type="float" office:value="-8">
            <text:p>-8</text:p>
          </table:table-cell>
          <table:table-cell table:style-name="ce15" table:formula="of:=[.I19]/1.01" office:value-type="float" office:value="11.1649121598112">
            <text:p>11.1649</text:p>
          </table:table-cell>
          <table:table-cell table:style-name="ce8" table:formula="of:=[.J19]" office:value-type="float" office:value="17.5">
            <text:p>17.500</text:p>
          </table:table-cell>
          <table:table-cell table:formula="of:=[.K19]-1" office:value-type="float" office:value="-8">
            <text:p>-8</text:p>
          </table:table-cell>
          <table:table-cell table:style-name="ce15" table:formula="of:=[.L19]/1.01" office:value-type="float" office:value="16.1609563934405">
            <text:p>16.1610</text:p>
          </table:table-cell>
          <table:table-cell table:style-name="ce8" table:formula="of:=[.M19]" office:value-type="float" office:value="14.47">
            <text:p>14.470</text:p>
          </table:table-cell>
          <table:table-cell table:formula="of:=[.N19]-1" office:value-type="float" office:value="-8">
            <text:p>-8</text:p>
          </table:table-cell>
          <table:table-cell table:style-name="ce15" table:formula="of:=[.O19]/1.01" office:value-type="float" office:value="13.3628022293191">
            <text:p>13.3628</text:p>
          </table:table-cell>
          <table:table-cell table:style-name="ce8" table:formula="of:=[.P19]" office:value-type="float" office:value="39.17">
            <text:p>39.170</text:p>
          </table:table-cell>
          <table:table-cell table:formula="of:=[.Q19]-1" office:value-type="float" office:value="-8">
            <text:p>-8</text:p>
          </table:table-cell>
          <table:table-cell table:style-name="ce15" table:formula="of:=[.R19]/1.01" office:value-type="float" office:value="36.1728378246322">
            <text:p>36.1728</text:p>
          </table:table-cell>
          <table:table-cell table:style-name="ce8" table:formula="of:=[.S19]" office:value-type="float" office:value="20.84">
            <text:p>20.840</text:p>
          </table:table-cell>
          <table:table-cell table:formula="of:=[.T19]-1" office:value-type="float" office:value="-8">
            <text:p>-8</text:p>
          </table:table-cell>
          <table:table-cell table:style-name="ce15" table:formula="of:=[.U19]/1.01" office:value-type="float" office:value="19.2453903565314">
            <text:p>19.2454</text:p>
          </table:table-cell>
          <table:table-cell table:style-name="ce8" table:formula="of:=[.V19]" office:value-type="float" office:value="17.8">
            <text:p>17.800</text:p>
          </table:table-cell>
          <table:table-cell table:formula="of:=[.W19]-1" office:value-type="float" office:value="-8">
            <text:p>-8</text:p>
          </table:table-cell>
          <table:table-cell table:style-name="ce15" table:formula="of:=[.X19]/1.01" office:value-type="float" office:value="16.4380013601852">
            <text:p>16.4380</text:p>
          </table:table-cell>
          <table:table-cell table:style-name="ce8" table:formula="of:=[.Y19]" office:value-type="float" office:value="17.51">
            <text:p>17.510</text:p>
          </table:table-cell>
          <table:table-cell table:formula="of:=[.Z19]-1" office:value-type="float" office:value="-8">
            <text:p>-8</text:p>
          </table:table-cell>
          <table:table-cell table:style-name="ce15" table:formula="of:=[.AA19]/1.01" office:value-type="float" office:value="16.1701912256653">
            <text:p>16.1702</text:p>
          </table:table-cell>
          <table:table-cell table:number-columns-repeated="997"/>
        </table:table-row>
        <table:table-row table:style-name="ro1">
          <table:table-cell table:style-name="ce8" table:formula="of:=[.A20]" office:value-type="float" office:value="264.65">
            <text:p>264.65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241.980034485093">
            <text:p>241.9800</text:p>
          </table:table-cell>
          <table:table-cell table:style-name="ce8" table:formula="of:=[.D20]" office:value-type="float" office:value="13.49">
            <text:p>13.490</text:p>
          </table:table-cell>
          <table:table-cell table:formula="of:=[.E20]-1" office:value-type="float" office:value="-9">
            <text:p>-9</text:p>
          </table:table-cell>
          <table:table-cell table:style-name="ce15" table:formula="of:=[.F20]/1.01" office:value-type="float" office:value="12.3344442289964">
            <text:p>12.3344</text:p>
          </table:table-cell>
          <table:table-cell table:style-name="ce8" table:formula="of:=[.G20]" office:value-type="float" office:value="12.09">
            <text:p>12.090</text:p>
          </table:table-cell>
          <table:table-cell table:formula="of:=[.H20]-1" office:value-type="float" office:value="-9">
            <text:p>-9</text:p>
          </table:table-cell>
          <table:table-cell table:style-name="ce15" table:formula="of:=[.I20]/1.01" office:value-type="float" office:value="11.0543684750605">
            <text:p>11.0544</text:p>
          </table:table-cell>
          <table:table-cell table:style-name="ce8" table:formula="of:=[.J20]" office:value-type="float" office:value="17.5">
            <text:p>17.500</text:p>
          </table:table-cell>
          <table:table-cell table:formula="of:=[.K20]-1" office:value-type="float" office:value="-9">
            <text:p>-9</text:p>
          </table:table-cell>
          <table:table-cell table:style-name="ce15" table:formula="of:=[.L20]/1.01" office:value-type="float" office:value="16.0009469241985">
            <text:p>16.0009</text:p>
          </table:table-cell>
          <table:table-cell table:style-name="ce8" table:formula="of:=[.M20]" office:value-type="float" office:value="14.47">
            <text:p>14.470</text:p>
          </table:table-cell>
          <table:table-cell table:formula="of:=[.N20]-1" office:value-type="float" office:value="-9">
            <text:p>-9</text:p>
          </table:table-cell>
          <table:table-cell table:style-name="ce15" table:formula="of:=[.O20]/1.01" office:value-type="float" office:value="13.2304972567515">
            <text:p>13.2305</text:p>
          </table:table-cell>
          <table:table-cell table:style-name="ce8" table:formula="of:=[.P20]" office:value-type="float" office:value="39.17">
            <text:p>39.170</text:p>
          </table:table-cell>
          <table:table-cell table:formula="of:=[.Q20]-1" office:value-type="float" office:value="-9">
            <text:p>-9</text:p>
          </table:table-cell>
          <table:table-cell table:style-name="ce15" table:formula="of:=[.R20]/1.01" office:value-type="float" office:value="35.8146909154774">
            <text:p>35.8147</text:p>
          </table:table-cell>
          <table:table-cell table:style-name="ce8" table:formula="of:=[.S20]" office:value-type="float" office:value="20.84">
            <text:p>20.840</text:p>
          </table:table-cell>
          <table:table-cell table:formula="of:=[.T20]-1" office:value-type="float" office:value="-9">
            <text:p>-9</text:p>
          </table:table-cell>
          <table:table-cell table:style-name="ce15" table:formula="of:=[.U20]/1.01" office:value-type="float" office:value="19.0548419371598">
            <text:p>19.0548</text:p>
          </table:table-cell>
          <table:table-cell table:style-name="ce8" table:formula="of:=[.V20]" office:value-type="float" office:value="17.8">
            <text:p>17.800</text:p>
          </table:table-cell>
          <table:table-cell table:formula="of:=[.W20]-1" office:value-type="float" office:value="-9">
            <text:p>-9</text:p>
          </table:table-cell>
          <table:table-cell table:style-name="ce15" table:formula="of:=[.X20]/1.01" office:value-type="float" office:value="16.2752488714705">
            <text:p>16.2752</text:p>
          </table:table-cell>
          <table:table-cell table:style-name="ce8" table:formula="of:=[.Y20]" office:value-type="float" office:value="17.51">
            <text:p>17.510</text:p>
          </table:table-cell>
          <table:table-cell table:formula="of:=[.Z20]-1" office:value-type="float" office:value="-9">
            <text:p>-9</text:p>
          </table:table-cell>
          <table:table-cell table:style-name="ce15" table:formula="of:=[.AA20]/1.01" office:value-type="float" office:value="16.0100903224409">
            <text:p>16.0101</text:p>
          </table:table-cell>
          <table:table-cell table:number-columns-repeated="997"/>
        </table:table-row>
        <table:table-row table:style-name="ro1">
          <table:table-cell table:style-name="ce8" table:formula="of:=[.A21]" office:value-type="float" office:value="264.65">
            <text:p>264.65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239.584192559498">
            <text:p>239.5842</text:p>
          </table:table-cell>
          <table:table-cell table:style-name="ce8" table:formula="of:=[.D21]" office:value-type="float" office:value="13.49">
            <text:p>13.490</text:p>
          </table:table-cell>
          <table:table-cell table:formula="of:=[.E21]-1" office:value-type="float" office:value="-10">
            <text:p>-10</text:p>
          </table:table-cell>
          <table:table-cell table:style-name="ce15" table:formula="of:=[.F21]/1.01" office:value-type="float" office:value="12.2123210188083">
            <text:p>12.2123</text:p>
          </table:table-cell>
          <table:table-cell table:style-name="ce8" table:formula="of:=[.G21]" office:value-type="float" office:value="12.09">
            <text:p>12.090</text:p>
          </table:table-cell>
          <table:table-cell table:formula="of:=[.H21]-1" office:value-type="float" office:value="-10">
            <text:p>-10</text:p>
          </table:table-cell>
          <table:table-cell table:style-name="ce15" table:formula="of:=[.I21]/1.01" office:value-type="float" office:value="10.9449192822382">
            <text:p>10.9449</text:p>
          </table:table-cell>
          <table:table-cell table:style-name="ce8" table:formula="of:=[.J21]" office:value-type="float" office:value="17.5">
            <text:p>17.500</text:p>
          </table:table-cell>
          <table:table-cell table:formula="of:=[.K21]-1" office:value-type="float" office:value="-10">
            <text:p>-10</text:p>
          </table:table-cell>
          <table:table-cell table:style-name="ce15" table:formula="of:=[.L21]/1.01" office:value-type="float" office:value="15.8425217071272">
            <text:p>15.8425</text:p>
          </table:table-cell>
          <table:table-cell table:style-name="ce8" table:formula="of:=[.M21]" office:value-type="float" office:value="14.47">
            <text:p>14.470</text:p>
          </table:table-cell>
          <table:table-cell table:formula="of:=[.N21]-1" office:value-type="float" office:value="-10">
            <text:p>-10</text:p>
          </table:table-cell>
          <table:table-cell table:style-name="ce15" table:formula="of:=[.O21]/1.01" office:value-type="float" office:value="13.0995022344075">
            <text:p>13.0995</text:p>
          </table:table-cell>
          <table:table-cell table:style-name="ce8" table:formula="of:=[.P21]" office:value-type="float" office:value="39.17">
            <text:p>39.170</text:p>
          </table:table-cell>
          <table:table-cell table:formula="of:=[.Q21]-1" office:value-type="float" office:value="-10">
            <text:p>-10</text:p>
          </table:table-cell>
          <table:table-cell table:style-name="ce15" table:formula="of:=[.R21]/1.01" office:value-type="float" office:value="35.4600900153241">
            <text:p>35.4601</text:p>
          </table:table-cell>
          <table:table-cell table:style-name="ce8" table:formula="of:=[.S21]" office:value-type="float" office:value="20.84">
            <text:p>20.840</text:p>
          </table:table-cell>
          <table:table-cell table:formula="of:=[.T21]-1" office:value-type="float" office:value="-10">
            <text:p>-10</text:p>
          </table:table-cell>
          <table:table-cell table:style-name="ce15" table:formula="of:=[.U21]/1.01" office:value-type="float" office:value="18.8661801358018">
            <text:p>18.8662</text:p>
          </table:table-cell>
          <table:table-cell table:style-name="ce8" table:formula="of:=[.V21]" office:value-type="float" office:value="17.8">
            <text:p>17.800</text:p>
          </table:table-cell>
          <table:table-cell table:formula="of:=[.W21]-1" office:value-type="float" office:value="-10">
            <text:p>-10</text:p>
          </table:table-cell>
          <table:table-cell table:style-name="ce15" table:formula="of:=[.X21]/1.01" office:value-type="float" office:value="16.1141077935351">
            <text:p>16.1141</text:p>
          </table:table-cell>
          <table:table-cell table:style-name="ce8" table:formula="of:=[.Y21]" office:value-type="float" office:value="17.51">
            <text:p>17.510</text:p>
          </table:table-cell>
          <table:table-cell table:formula="of:=[.Z21]-1" office:value-type="float" office:value="-10">
            <text:p>-10</text:p>
          </table:table-cell>
          <table:table-cell table:style-name="ce15" table:formula="of:=[.AA21]/1.01" office:value-type="float" office:value="15.8515745766741">
            <text:p>15.8516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5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5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5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5"/>
          <table:table-cell table:style-name="ce5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15"/>
          <table:table-cell table:style-name="ce5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15"/>
          <table:table-cell table:number-columns-repeated="997"/>
        </table:table-row>
        <table:table-row table:style-name="ro1">
          <table:table-cell table:style-name="ce7" office:value-type="float" office:value="1.44">
            <text:p>1.440</text:p>
          </table:table-cell>
          <table:table-cell office:value-type="float" office:value="10">
            <text:p>10</text:p>
          </table:table-cell>
          <table:table-cell table:formula="of:=[.C26]*1.01" office:value-type="float" office:value="1.59065586059213">
            <text:p>1.5907</text:p>
          </table:table-cell>
          <table:table-cell table:style-name="ce7" office:value-type="float" office:value="20.5">
            <text:p>20.500</text:p>
          </table:table-cell>
          <table:table-cell office:value-type="float" office:value="10">
            <text:p>10</text:p>
          </table:table-cell>
          <table:table-cell table:style-name="ce15" table:formula="of:=[.F26]*1.01" office:value-type="float" office:value="22.6447535709297">
            <text:p>22.6448</text:p>
          </table:table-cell>
          <table:table-cell table:style-name="ce7" office:value-type="float" office:value="20.1">
            <text:p>20.100</text:p>
          </table:table-cell>
          <table:table-cell office:value-type="float" office:value="10">
            <text:p>10</text:p>
          </table:table-cell>
          <table:table-cell table:style-name="ce15" table:formula="of:=[.I26]*1.01" office:value-type="float" office:value="22.2029047207652">
            <text:p>22.2029</text:p>
          </table:table-cell>
          <table:table-cell table:style-name="ce7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5" table:formula="of:=[.L26]*1.01" office:value-type="float" office:value="1.44263649578703">
            <text:p>1.4426</text:p>
          </table:table-cell>
          <table:table-cell table:style-name="ce7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5" table:formula="of:=[.O26]*1.01" office:value-type="float" office:value="1.43490414090915">
            <text:p>1.4349</text:p>
          </table:table-cell>
          <table:table-cell table:style-name="ce7" office:value-type="float" office:value="1.102">
            <text:p>1.102</text:p>
          </table:table-cell>
          <table:table-cell office:value-type="float" office:value="10">
            <text:p>10</text:p>
          </table:table-cell>
          <table:table-cell table:style-name="ce15" table:formula="of:=[.R26]*1.01" office:value-type="float" office:value="1.21729358220315">
            <text:p>1.2173</text:p>
          </table:table-cell>
          <table:table-cell table:style-name="ce7" office:value-type="float" office:value="1.17">
            <text:p>1.170</text:p>
          </table:table-cell>
          <table:table-cell office:value-type="float" office:value="10">
            <text:p>10</text:p>
          </table:table-cell>
          <table:table-cell table:style-name="ce15" table:formula="of:=[.U26]*1.01" office:value-type="float" office:value="1.29240788673111">
            <text:p>1.2924</text:p>
          </table:table-cell>
          <table:table-cell table:style-name="ce7" office:value-type="float" office:value="1.011">
            <text:p>1.011</text:p>
          </table:table-cell>
          <table:table-cell office:value-type="float" office:value="10">
            <text:p>10</text:p>
          </table:table-cell>
          <table:table-cell table:style-name="ce15" table:formula="of:=[.X26]*1.01" office:value-type="float" office:value="1.11677296879073">
            <text:p>1.1168</text:p>
          </table:table-cell>
          <table:table-cell table:style-name="ce7" office:value-type="float" office:value="1.005">
            <text:p>1.005</text:p>
          </table:table-cell>
          <table:table-cell office:value-type="float" office:value="10">
            <text:p>10</text:p>
          </table:table-cell>
          <table:table-cell table:style-name="ce15" table:formula="of:=[.AA26]*1.01" office:value-type="float" office:value="1.11014523603826">
            <text:p>1.1101</text:p>
          </table:table-cell>
          <table:table-cell table:number-columns-repeated="997"/>
        </table:table-row>
        <table:table-row table:style-name="ro1">
          <table:table-cell table:style-name="ce8" table:formula="of:=[.A25]" office:value-type="float" office:value="1.44">
            <text:p>1.44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57490679266548">
            <text:p>1.5749</text:p>
          </table:table-cell>
          <table:table-cell table:style-name="ce8" table:formula="of:=[.D25]" office:value-type="float" office:value="20.5">
            <text:p>20.500</text:p>
          </table:table-cell>
          <table:table-cell table:formula="of:=[.E25]-1" office:value-type="float" office:value="9">
            <text:p>9</text:p>
          </table:table-cell>
          <table:table-cell table:style-name="ce15" table:formula="of:=[.F27]*1.01" office:value-type="float" office:value="22.4205480900294">
            <text:p>22.4205</text:p>
          </table:table-cell>
          <table:table-cell table:style-name="ce8" table:formula="of:=[.G25]" office:value-type="float" office:value="20.1">
            <text:p>20.100</text:p>
          </table:table-cell>
          <table:table-cell table:formula="of:=[.H25]-1" office:value-type="float" office:value="9">
            <text:p>9</text:p>
          </table:table-cell>
          <table:table-cell table:style-name="ce15" table:formula="of:=[.I27]*1.01" office:value-type="float" office:value="21.9830739809557">
            <text:p>21.9831</text:p>
          </table:table-cell>
          <table:table-cell table:style-name="ce8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5" table:formula="of:=[.L27]*1.01" office:value-type="float" office:value="1.42835296612578">
            <text:p>1.4284</text:p>
          </table:table-cell>
          <table:table-cell table:style-name="ce8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15" table:formula="of:=[.O27]*1.01" office:value-type="float" office:value="1.42069716921698">
            <text:p>1.4207</text:p>
          </table:table-cell>
          <table:table-cell table:style-name="ce8" table:formula="of:=[.P25]" office:value-type="float" office:value="1.102">
            <text:p>1.102</text:p>
          </table:table-cell>
          <table:table-cell table:formula="of:=[.Q25]-1" office:value-type="float" office:value="9">
            <text:p>9</text:p>
          </table:table-cell>
          <table:table-cell table:style-name="ce15" table:formula="of:=[.R27]*1.01" office:value-type="float" office:value="1.20524117049817">
            <text:p>1.2052</text:p>
          </table:table-cell>
          <table:table-cell table:style-name="ce8" table:formula="of:=[.S25]" office:value-type="float" office:value="1.17">
            <text:p>1.170</text:p>
          </table:table-cell>
          <table:table-cell table:formula="of:=[.T25]-1" office:value-type="float" office:value="9">
            <text:p>9</text:p>
          </table:table-cell>
          <table:table-cell table:style-name="ce15" table:formula="of:=[.U27]*1.01" office:value-type="float" office:value="1.2796117690407">
            <text:p>1.2796</text:p>
          </table:table-cell>
          <table:table-cell table:style-name="ce8" table:formula="of:=[.V25]" office:value-type="float" office:value="1.011">
            <text:p>1.011</text:p>
          </table:table-cell>
          <table:table-cell table:formula="of:=[.W25]-1" office:value-type="float" office:value="9">
            <text:p>9</text:p>
          </table:table-cell>
          <table:table-cell table:style-name="ce15" table:formula="of:=[.X27]*1.01" office:value-type="float" office:value="1.10571581068389">
            <text:p>1.1057</text:p>
          </table:table-cell>
          <table:table-cell table:style-name="ce8" table:formula="of:=[.Y25]" office:value-type="float" office:value="1.005">
            <text:p>1.005</text:p>
          </table:table-cell>
          <table:table-cell table:formula="of:=[.Z25]-1" office:value-type="float" office:value="9">
            <text:p>9</text:p>
          </table:table-cell>
          <table:table-cell table:style-name="ce15" table:formula="of:=[.AA27]*1.01" office:value-type="float" office:value="1.09915369904778">
            <text:p>1.0992</text:p>
          </table:table-cell>
          <table:table-cell table:number-columns-repeated="997"/>
        </table:table-row>
        <table:table-row table:style-name="ro1">
          <table:table-cell table:style-name="ce8" table:formula="of:=[.A26]" office:value-type="float" office:value="1.44">
            <text:p>1.44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55931365610444">
            <text:p>1.5593</text:p>
          </table:table-cell>
          <table:table-cell table:style-name="ce8" table:formula="of:=[.D26]" office:value-type="float" office:value="20.5">
            <text:p>20.500</text:p>
          </table:table-cell>
          <table:table-cell table:formula="of:=[.E26]-1" office:value-type="float" office:value="8">
            <text:p>8</text:p>
          </table:table-cell>
          <table:table-cell table:style-name="ce15" table:formula="of:=[.F28]*1.01" office:value-type="float" office:value="22.1985624653756">
            <text:p>22.1986</text:p>
          </table:table-cell>
          <table:table-cell table:style-name="ce8" table:formula="of:=[.G26]" office:value-type="float" office:value="20.1">
            <text:p>20.100</text:p>
          </table:table-cell>
          <table:table-cell table:formula="of:=[.H26]-1" office:value-type="float" office:value="8">
            <text:p>8</text:p>
          </table:table-cell>
          <table:table-cell table:style-name="ce15" table:formula="of:=[.I28]*1.01" office:value-type="float" office:value="21.7654197831244">
            <text:p>21.7654</text:p>
          </table:table-cell>
          <table:table-cell table:style-name="ce8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5" table:formula="of:=[.L28]*1.01" office:value-type="float" office:value="1.41421085755027">
            <text:p>1.4142</text:p>
          </table:table-cell>
          <table:table-cell table:style-name="ce8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15" table:formula="of:=[.O28]*1.01" office:value-type="float" office:value="1.40663086061088">
            <text:p>1.4066</text:p>
          </table:table-cell>
          <table:table-cell table:style-name="ce8" table:formula="of:=[.P26]" office:value-type="float" office:value="1.102">
            <text:p>1.102</text:p>
          </table:table-cell>
          <table:table-cell table:formula="of:=[.Q26]-1" office:value-type="float" office:value="8">
            <text:p>8</text:p>
          </table:table-cell>
          <table:table-cell table:style-name="ce15" table:formula="of:=[.R28]*1.01" office:value-type="float" office:value="1.19330808960214">
            <text:p>1.1933</text:p>
          </table:table-cell>
          <table:table-cell table:style-name="ce8" table:formula="of:=[.S26]" office:value-type="float" office:value="1.17">
            <text:p>1.170</text:p>
          </table:table-cell>
          <table:table-cell table:formula="of:=[.T26]-1" office:value-type="float" office:value="8">
            <text:p>8</text:p>
          </table:table-cell>
          <table:table-cell table:style-name="ce15" table:formula="of:=[.U28]*1.01" office:value-type="float" office:value="1.26694234558485">
            <text:p>1.2669</text:p>
          </table:table-cell>
          <table:table-cell table:style-name="ce8" table:formula="of:=[.V26]" office:value-type="float" office:value="1.011">
            <text:p>1.011</text:p>
          </table:table-cell>
          <table:table-cell table:formula="of:=[.W26]-1" office:value-type="float" office:value="8">
            <text:p>8</text:p>
          </table:table-cell>
          <table:table-cell table:style-name="ce15" table:formula="of:=[.X28]*1.01" office:value-type="float" office:value="1.09476812938999">
            <text:p>1.0948</text:p>
          </table:table-cell>
          <table:table-cell table:style-name="ce8" table:formula="of:=[.Y26]" office:value-type="float" office:value="1.005">
            <text:p>1.005</text:p>
          </table:table-cell>
          <table:table-cell table:formula="of:=[.Z26]-1" office:value-type="float" office:value="8">
            <text:p>8</text:p>
          </table:table-cell>
          <table:table-cell table:style-name="ce15" table:formula="of:=[.AA28]*1.01" office:value-type="float" office:value="1.08827098915622">
            <text:p>1.0883</text:p>
          </table:table-cell>
          <table:table-cell table:number-columns-repeated="997"/>
        </table:table-row>
        <table:table-row table:style-name="ro1">
          <table:table-cell table:style-name="ce8" table:formula="of:=[.A27]" office:value-type="float" office:value="1.44">
            <text:p>1.44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54387490703409">
            <text:p>1.5439</text:p>
          </table:table-cell>
          <table:table-cell table:style-name="ce8" table:formula="of:=[.D27]" office:value-type="float" office:value="20.5">
            <text:p>20.500</text:p>
          </table:table-cell>
          <table:table-cell table:formula="of:=[.E27]-1" office:value-type="float" office:value="7">
            <text:p>7</text:p>
          </table:table-cell>
          <table:table-cell table:style-name="ce15" table:formula="of:=[.F29]*1.01" office:value-type="float" office:value="21.9787747181937">
            <text:p>21.9788</text:p>
          </table:table-cell>
          <table:table-cell table:style-name="ce8" table:formula="of:=[.G27]" office:value-type="float" office:value="20.1">
            <text:p>20.100</text:p>
          </table:table-cell>
          <table:table-cell table:formula="of:=[.H27]-1" office:value-type="float" office:value="7">
            <text:p>7</text:p>
          </table:table-cell>
          <table:table-cell table:style-name="ce15" table:formula="of:=[.I29]*1.01" office:value-type="float" office:value="21.5499205773509">
            <text:p>21.5499</text:p>
          </table:table-cell>
          <table:table-cell table:style-name="ce8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5" table:formula="of:=[.L29]*1.01" office:value-type="float" office:value="1.40020876985176">
            <text:p>1.4002</text:p>
          </table:table-cell>
          <table:table-cell table:style-name="ce8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15" table:formula="of:=[.O29]*1.01" office:value-type="float" office:value="1.39270382238701">
            <text:p>1.3927</text:p>
          </table:table-cell>
          <table:table-cell table:style-name="ce8" table:formula="of:=[.P27]" office:value-type="float" office:value="1.102">
            <text:p>1.102</text:p>
          </table:table-cell>
          <table:table-cell table:formula="of:=[.Q27]-1" office:value-type="float" office:value="7">
            <text:p>7</text:p>
          </table:table-cell>
          <table:table-cell table:style-name="ce15" table:formula="of:=[.R29]*1.01" office:value-type="float" office:value="1.18149315802193">
            <text:p>1.1815</text:p>
          </table:table-cell>
          <table:table-cell table:style-name="ce8" table:formula="of:=[.S27]" office:value-type="float" office:value="1.17">
            <text:p>1.170</text:p>
          </table:table-cell>
          <table:table-cell table:formula="of:=[.T27]-1" office:value-type="float" office:value="7">
            <text:p>7</text:p>
          </table:table-cell>
          <table:table-cell table:style-name="ce15" table:formula="of:=[.U29]*1.01" office:value-type="float" office:value="1.2543983619652">
            <text:p>1.2544</text:p>
          </table:table-cell>
          <table:table-cell table:style-name="ce8" table:formula="of:=[.V27]" office:value-type="float" office:value="1.011">
            <text:p>1.011</text:p>
          </table:table-cell>
          <table:table-cell table:formula="of:=[.W27]-1" office:value-type="float" office:value="7">
            <text:p>7</text:p>
          </table:table-cell>
          <table:table-cell table:style-name="ce15" table:formula="of:=[.X29]*1.01" office:value-type="float" office:value="1.08392884098019">
            <text:p>1.0839</text:p>
          </table:table-cell>
          <table:table-cell table:style-name="ce8" table:formula="of:=[.Y27]" office:value-type="float" office:value="1.005">
            <text:p>1.005</text:p>
          </table:table-cell>
          <table:table-cell table:formula="of:=[.Z27]-1" office:value-type="float" office:value="7">
            <text:p>7</text:p>
          </table:table-cell>
          <table:table-cell table:style-name="ce15" table:formula="of:=[.AA29]*1.01" office:value-type="float" office:value="1.07749602886755">
            <text:p>1.0775</text:p>
          </table:table-cell>
          <table:table-cell table:number-columns-repeated="997"/>
        </table:table-row>
        <table:table-row table:style-name="ro1">
          <table:table-cell table:style-name="ce8" table:formula="of:=[.A28]" office:value-type="float" office:value="1.44">
            <text:p>1.44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52858901686544">
            <text:p>1.5286</text:p>
          </table:table-cell>
          <table:table-cell table:style-name="ce8" table:formula="of:=[.D28]" office:value-type="float" office:value="20.5">
            <text:p>20.500</text:p>
          </table:table-cell>
          <table:table-cell table:formula="of:=[.E28]-1" office:value-type="float" office:value="6">
            <text:p>6</text:p>
          </table:table-cell>
          <table:table-cell table:style-name="ce15" table:formula="of:=[.F30]*1.01" office:value-type="float" office:value="21.7611630873205">
            <text:p>21.7612</text:p>
          </table:table-cell>
          <table:table-cell table:style-name="ce8" table:formula="of:=[.G28]" office:value-type="float" office:value="20.1">
            <text:p>20.100</text:p>
          </table:table-cell>
          <table:table-cell table:formula="of:=[.H28]-1" office:value-type="float" office:value="6">
            <text:p>6</text:p>
          </table:table-cell>
          <table:table-cell table:style-name="ce15" table:formula="of:=[.I30]*1.01" office:value-type="float" office:value="21.3365550270801">
            <text:p>21.3366</text:p>
          </table:table-cell>
          <table:table-cell table:style-name="ce8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5" table:formula="of:=[.L30]*1.01" office:value-type="float" office:value="1.38634531668491">
            <text:p>1.3863</text:p>
          </table:table-cell>
          <table:table-cell table:style-name="ce8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15" table:formula="of:=[.O30]*1.01" office:value-type="float" office:value="1.3789146756307">
            <text:p>1.3789</text:p>
          </table:table-cell>
          <table:table-cell table:style-name="ce8" table:formula="of:=[.P28]" office:value-type="float" office:value="1.102">
            <text:p>1.102</text:p>
          </table:table-cell>
          <table:table-cell table:formula="of:=[.Q28]-1" office:value-type="float" office:value="6">
            <text:p>6</text:p>
          </table:table-cell>
          <table:table-cell table:style-name="ce15" table:formula="of:=[.R30]*1.01" office:value-type="float" office:value="1.1697952059623">
            <text:p>1.1698</text:p>
          </table:table-cell>
          <table:table-cell table:style-name="ce8" table:formula="of:=[.S28]" office:value-type="float" office:value="1.17">
            <text:p>1.170</text:p>
          </table:table-cell>
          <table:table-cell table:formula="of:=[.T28]-1" office:value-type="float" office:value="6">
            <text:p>6</text:p>
          </table:table-cell>
          <table:table-cell table:style-name="ce15" table:formula="of:=[.U30]*1.01" office:value-type="float" office:value="1.24197857620317">
            <text:p>1.2420</text:p>
          </table:table-cell>
          <table:table-cell table:style-name="ce8" table:formula="of:=[.V28]" office:value-type="float" office:value="1.011">
            <text:p>1.011</text:p>
          </table:table-cell>
          <table:table-cell table:formula="of:=[.W28]-1" office:value-type="float" office:value="6">
            <text:p>6</text:p>
          </table:table-cell>
          <table:table-cell table:style-name="ce15" table:formula="of:=[.X30]*1.01" office:value-type="float" office:value="1.07319687225761">
            <text:p>1.0732</text:p>
          </table:table-cell>
          <table:table-cell table:style-name="ce8" table:formula="of:=[.Y28]" office:value-type="float" office:value="1.005">
            <text:p>1.005</text:p>
          </table:table-cell>
          <table:table-cell table:formula="of:=[.Z28]-1" office:value-type="float" office:value="6">
            <text:p>6</text:p>
          </table:table-cell>
          <table:table-cell table:style-name="ce15" table:formula="of:=[.AA30]*1.01" office:value-type="float" office:value="1.06682775135401">
            <text:p>1.0668</text:p>
          </table:table-cell>
          <table:table-cell table:number-columns-repeated="997"/>
        </table:table-row>
        <table:table-row table:style-name="ro1">
          <table:table-cell table:style-name="ce8" table:formula="of:=[.A29]" office:value-type="float" office:value="1.44">
            <text:p>1.440</text:p>
          </table:table-cell>
          <table:table-cell table:style-name="ce5" table:formula="of:=[.B29]-1" office:value-type="float" office:value="5">
            <text:p>5</text:p>
          </table:table-cell>
          <table:table-cell table:style-name="ce16" table:formula="of:=[.C31]*1.01" office:value-type="float" office:value="1.513454472144">
            <text:p>1.5135</text:p>
          </table:table-cell>
          <table:table-cell table:style-name="ce8" table:formula="of:=[.D29]" office:value-type="float" office:value="20.5">
            <text:p>20.500</text:p>
          </table:table-cell>
          <table:table-cell table:style-name="ce5" table:formula="of:=[.E29]-1" office:value-type="float" office:value="5">
            <text:p>5</text:p>
          </table:table-cell>
          <table:table-cell table:style-name="ce16" table:formula="of:=[.F31]*1.01" office:value-type="float" office:value="21.54570602705">
            <text:p>21.5457</text:p>
          </table:table-cell>
          <table:table-cell table:style-name="ce8" table:formula="of:=[.G29]" office:value-type="float" office:value="20.1">
            <text:p>20.100</text:p>
          </table:table-cell>
          <table:table-cell table:style-name="ce5" table:formula="of:=[.H29]-1" office:value-type="float" office:value="5">
            <text:p>5</text:p>
          </table:table-cell>
          <table:table-cell table:style-name="ce16" table:formula="of:=[.I31]*1.01" office:value-type="float" office:value="21.12530200701">
            <text:p>21.1253</text:p>
          </table:table-cell>
          <table:table-cell table:style-name="ce8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6" table:formula="of:=[.L31]*1.01" office:value-type="float" office:value="1.3726191254306">
            <text:p>1.3726</text:p>
          </table:table-cell>
          <table:table-cell table:style-name="ce8" table:formula="of:=[.M29]" office:value-type="float" office:value="1.299">
            <text:p>1.299</text:p>
          </table:table-cell>
          <table:table-cell table:style-name="ce5" table:formula="of:=[.N29]-1" office:value-type="float" office:value="5">
            <text:p>5</text:p>
          </table:table-cell>
          <table:table-cell table:style-name="ce16" table:formula="of:=[.O31]*1.01" office:value-type="float" office:value="1.3652620550799">
            <text:p>1.3653</text:p>
          </table:table-cell>
          <table:table-cell table:style-name="ce8" table:formula="of:=[.P29]" office:value-type="float" office:value="1.102">
            <text:p>1.102</text:p>
          </table:table-cell>
          <table:table-cell table:style-name="ce5" table:formula="of:=[.Q29]-1" office:value-type="float" office:value="5">
            <text:p>5</text:p>
          </table:table-cell>
          <table:table-cell table:style-name="ce16" table:formula="of:=[.R31]*1.01" office:value-type="float" office:value="1.1582130752102">
            <text:p>1.1582</text:p>
          </table:table-cell>
          <table:table-cell table:style-name="ce8" table:formula="of:=[.S29]" office:value-type="float" office:value="1.17">
            <text:p>1.170</text:p>
          </table:table-cell>
          <table:table-cell table:style-name="ce5" table:formula="of:=[.T29]-1" office:value-type="float" office:value="5">
            <text:p>5</text:p>
          </table:table-cell>
          <table:table-cell table:style-name="ce16" table:formula="of:=[.U31]*1.01" office:value-type="float" office:value="1.229681758617">
            <text:p>1.2297</text:p>
          </table:table-cell>
          <table:table-cell table:style-name="ce8" table:formula="of:=[.V29]" office:value-type="float" office:value="1.011">
            <text:p>1.011</text:p>
          </table:table-cell>
          <table:table-cell table:style-name="ce5" table:formula="of:=[.W29]-1" office:value-type="float" office:value="5">
            <text:p>5</text:p>
          </table:table-cell>
          <table:table-cell table:style-name="ce16" table:formula="of:=[.X31]*1.01" office:value-type="float" office:value="1.0625711606511">
            <text:p>1.0626</text:p>
          </table:table-cell>
          <table:table-cell table:style-name="ce8" table:formula="of:=[.Y29]" office:value-type="float" office:value="1.005">
            <text:p>1.005</text:p>
          </table:table-cell>
          <table:table-cell table:style-name="ce5" table:formula="of:=[.Z29]-1" office:value-type="float" office:value="5">
            <text:p>5</text:p>
          </table:table-cell>
          <table:table-cell table:style-name="ce16" table:formula="of:=[.AA31]*1.01" office:value-type="float" office:value="1.0562651003505">
            <text:p>1.0563</text:p>
          </table:table-cell>
          <table:table-cell table:number-columns-repeated="997"/>
        </table:table-row>
        <table:table-row table:style-name="ro1">
          <table:table-cell table:style-name="ce8" table:formula="of:=[.A30]" office:value-type="float" office:value="1.44">
            <text:p>1.44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4984697744">
            <text:p>1.4985</text:p>
          </table:table-cell>
          <table:table-cell table:style-name="ce8" table:formula="of:=[.D30]" office:value-type="float" office:value="20.5">
            <text:p>20.500</text:p>
          </table:table-cell>
          <table:table-cell table:formula="of:=[.E30]-1" office:value-type="float" office:value="4">
            <text:p>4</text:p>
          </table:table-cell>
          <table:table-cell table:style-name="ce15" table:formula="of:=[.F32]*1.01" office:value-type="float" office:value="21.332382205">
            <text:p>21.3324</text:p>
          </table:table-cell>
          <table:table-cell table:style-name="ce8" table:formula="of:=[.G30]" office:value-type="float" office:value="20.1">
            <text:p>20.100</text:p>
          </table:table-cell>
          <table:table-cell table:formula="of:=[.H30]-1" office:value-type="float" office:value="4">
            <text:p>4</text:p>
          </table:table-cell>
          <table:table-cell table:style-name="ce15" table:formula="of:=[.I32]*1.01" office:value-type="float" office:value="20.916140601">
            <text:p>20.9161</text:p>
          </table:table-cell>
          <table:table-cell table:style-name="ce8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5" table:formula="of:=[.L32]*1.01" office:value-type="float" office:value="1.35902883706">
            <text:p>1.3590</text:p>
          </table:table-cell>
          <table:table-cell table:style-name="ce8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15" table:formula="of:=[.O32]*1.01" office:value-type="float" office:value="1.35174460899">
            <text:p>1.3517</text:p>
          </table:table-cell>
          <table:table-cell table:style-name="ce8" table:formula="of:=[.P30]" office:value-type="float" office:value="1.102">
            <text:p>1.102</text:p>
          </table:table-cell>
          <table:table-cell table:formula="of:=[.Q30]-1" office:value-type="float" office:value="4">
            <text:p>4</text:p>
          </table:table-cell>
          <table:table-cell table:style-name="ce15" table:formula="of:=[.R32]*1.01" office:value-type="float" office:value="1.14674561902">
            <text:p>1.1467</text:p>
          </table:table-cell>
          <table:table-cell table:style-name="ce8" table:formula="of:=[.S30]" office:value-type="float" office:value="1.17">
            <text:p>1.170</text:p>
          </table:table-cell>
          <table:table-cell table:formula="of:=[.T30]-1" office:value-type="float" office:value="4">
            <text:p>4</text:p>
          </table:table-cell>
          <table:table-cell table:style-name="ce15" table:formula="of:=[.U32]*1.01" office:value-type="float" office:value="1.2175066917">
            <text:p>1.2175</text:p>
          </table:table-cell>
          <table:table-cell table:style-name="ce8" table:formula="of:=[.V30]" office:value-type="float" office:value="1.011">
            <text:p>1.011</text:p>
          </table:table-cell>
          <table:table-cell table:formula="of:=[.W30]-1" office:value-type="float" office:value="4">
            <text:p>4</text:p>
          </table:table-cell>
          <table:table-cell table:style-name="ce15" table:formula="of:=[.X32]*1.01" office:value-type="float" office:value="1.05205065411">
            <text:p>1.0521</text:p>
          </table:table-cell>
          <table:table-cell table:style-name="ce8" table:formula="of:=[.Y30]" office:value-type="float" office:value="1.005">
            <text:p>1.005</text:p>
          </table:table-cell>
          <table:table-cell table:formula="of:=[.Z30]-1" office:value-type="float" office:value="4">
            <text:p>4</text:p>
          </table:table-cell>
          <table:table-cell table:style-name="ce15" table:formula="of:=[.AA32]*1.01" office:value-type="float" office:value="1.04580703005">
            <text:p>1.0458</text:p>
          </table:table-cell>
          <table:table-cell table:number-columns-repeated="997"/>
        </table:table-row>
        <table:table-row table:style-name="ro1">
          <table:table-cell table:style-name="ce8" table:formula="of:=[.A31]" office:value-type="float" office:value="1.44">
            <text:p>1.44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48363344">
            <text:p>1.4836</text:p>
          </table:table-cell>
          <table:table-cell table:style-name="ce8" table:formula="of:=[.D31]" office:value-type="float" office:value="20.5">
            <text:p>20.500</text:p>
          </table:table-cell>
          <table:table-cell table:formula="of:=[.E31]-1" office:value-type="float" office:value="3">
            <text:p>3</text:p>
          </table:table-cell>
          <table:table-cell table:style-name="ce15" table:formula="of:=[.F33]*1.01" office:value-type="float" office:value="21.1211705">
            <text:p>21.1212</text:p>
          </table:table-cell>
          <table:table-cell table:style-name="ce8" table:formula="of:=[.G31]" office:value-type="float" office:value="20.1">
            <text:p>20.100</text:p>
          </table:table-cell>
          <table:table-cell table:formula="of:=[.H31]-1" office:value-type="float" office:value="3">
            <text:p>3</text:p>
          </table:table-cell>
          <table:table-cell table:style-name="ce15" table:formula="of:=[.I33]*1.01" office:value-type="float" office:value="20.7090501">
            <text:p>20.7091</text:p>
          </table:table-cell>
          <table:table-cell table:style-name="ce8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5" table:formula="of:=[.L33]*1.01" office:value-type="float" office:value="1.345573106">
            <text:p>1.3456</text:p>
          </table:table-cell>
          <table:table-cell table:style-name="ce8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15" table:formula="of:=[.O33]*1.01" office:value-type="float" office:value="1.338360999">
            <text:p>1.3384</text:p>
          </table:table-cell>
          <table:table-cell table:style-name="ce8" table:formula="of:=[.P31]" office:value-type="float" office:value="1.102">
            <text:p>1.102</text:p>
          </table:table-cell>
          <table:table-cell table:formula="of:=[.Q31]-1" office:value-type="float" office:value="3">
            <text:p>3</text:p>
          </table:table-cell>
          <table:table-cell table:style-name="ce15" table:formula="of:=[.R33]*1.01" office:value-type="float" office:value="1.135391702">
            <text:p>1.1354</text:p>
          </table:table-cell>
          <table:table-cell table:style-name="ce8" table:formula="of:=[.S31]" office:value-type="float" office:value="1.17">
            <text:p>1.170</text:p>
          </table:table-cell>
          <table:table-cell table:formula="of:=[.T31]-1" office:value-type="float" office:value="3">
            <text:p>3</text:p>
          </table:table-cell>
          <table:table-cell table:style-name="ce15" table:formula="of:=[.U33]*1.01" office:value-type="float" office:value="1.20545217">
            <text:p>1.2055</text:p>
          </table:table-cell>
          <table:table-cell table:style-name="ce8" table:formula="of:=[.V31]" office:value-type="float" office:value="1.011">
            <text:p>1.011</text:p>
          </table:table-cell>
          <table:table-cell table:formula="of:=[.W31]-1" office:value-type="float" office:value="3">
            <text:p>3</text:p>
          </table:table-cell>
          <table:table-cell table:style-name="ce15" table:formula="of:=[.X33]*1.01" office:value-type="float" office:value="1.041634311">
            <text:p>1.0416</text:p>
          </table:table-cell>
          <table:table-cell table:style-name="ce8" table:formula="of:=[.Y31]" office:value-type="float" office:value="1.005">
            <text:p>1.005</text:p>
          </table:table-cell>
          <table:table-cell table:formula="of:=[.Z31]-1" office:value-type="float" office:value="3">
            <text:p>3</text:p>
          </table:table-cell>
          <table:table-cell table:style-name="ce15" table:formula="of:=[.AA33]*1.01" office:value-type="float" office:value="1.035452505">
            <text:p>1.0355</text:p>
          </table:table-cell>
          <table:table-cell table:number-columns-repeated="997"/>
        </table:table-row>
        <table:table-row table:style-name="ro1">
          <table:table-cell table:style-name="ce8" table:formula="of:=[.A32]" office:value-type="float" office:value="1.44">
            <text:p>1.44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468944">
            <text:p>1.4689</text:p>
          </table:table-cell>
          <table:table-cell table:style-name="ce8" table:formula="of:=[.D32]" office:value-type="float" office:value="20.5">
            <text:p>20.500</text:p>
          </table:table-cell>
          <table:table-cell table:formula="of:=[.E32]-1" office:value-type="float" office:value="2">
            <text:p>2</text:p>
          </table:table-cell>
          <table:table-cell table:style-name="ce15" table:formula="of:=[.F34]*1.01" office:value-type="float" office:value="20.91205">
            <text:p>20.9121</text:p>
          </table:table-cell>
          <table:table-cell table:style-name="ce8" table:formula="of:=[.G32]" office:value-type="float" office:value="20.1">
            <text:p>20.100</text:p>
          </table:table-cell>
          <table:table-cell table:formula="of:=[.H32]-1" office:value-type="float" office:value="2">
            <text:p>2</text:p>
          </table:table-cell>
          <table:table-cell table:style-name="ce15" table:formula="of:=[.I34]*1.01" office:value-type="float" office:value="20.50401">
            <text:p>20.5040</text:p>
          </table:table-cell>
          <table:table-cell table:style-name="ce8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5" table:formula="of:=[.L34]*1.01" office:value-type="float" office:value="1.3322506">
            <text:p>1.3323</text:p>
          </table:table-cell>
          <table:table-cell table:style-name="ce8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15" table:formula="of:=[.O34]*1.01" office:value-type="float" office:value="1.3251099">
            <text:p>1.3251</text:p>
          </table:table-cell>
          <table:table-cell table:style-name="ce8" table:formula="of:=[.P32]" office:value-type="float" office:value="1.102">
            <text:p>1.102</text:p>
          </table:table-cell>
          <table:table-cell table:formula="of:=[.Q32]-1" office:value-type="float" office:value="2">
            <text:p>2</text:p>
          </table:table-cell>
          <table:table-cell table:style-name="ce15" table:formula="of:=[.R34]*1.01" office:value-type="float" office:value="1.1241502">
            <text:p>1.1242</text:p>
          </table:table-cell>
          <table:table-cell table:style-name="ce8" table:formula="of:=[.S32]" office:value-type="float" office:value="1.17">
            <text:p>1.170</text:p>
          </table:table-cell>
          <table:table-cell table:formula="of:=[.T32]-1" office:value-type="float" office:value="2">
            <text:p>2</text:p>
          </table:table-cell>
          <table:table-cell table:style-name="ce15" table:formula="of:=[.U34]*1.01" office:value-type="float" office:value="1.193517">
            <text:p>1.1935</text:p>
          </table:table-cell>
          <table:table-cell table:style-name="ce8" table:formula="of:=[.V32]" office:value-type="float" office:value="1.011">
            <text:p>1.011</text:p>
          </table:table-cell>
          <table:table-cell table:formula="of:=[.W32]-1" office:value-type="float" office:value="2">
            <text:p>2</text:p>
          </table:table-cell>
          <table:table-cell table:style-name="ce15" table:formula="of:=[.X34]*1.01" office:value-type="float" office:value="1.0313211">
            <text:p>1.0313</text:p>
          </table:table-cell>
          <table:table-cell table:style-name="ce8" table:formula="of:=[.Y32]" office:value-type="float" office:value="1.005">
            <text:p>1.005</text:p>
          </table:table-cell>
          <table:table-cell table:formula="of:=[.Z32]-1" office:value-type="float" office:value="2">
            <text:p>2</text:p>
          </table:table-cell>
          <table:table-cell table:style-name="ce15" table:formula="of:=[.AA34]*1.01" office:value-type="float" office:value="1.0252005">
            <text:p>1.0252</text:p>
          </table:table-cell>
          <table:table-cell table:number-columns-repeated="997"/>
        </table:table-row>
        <table:table-row table:style-name="ro1">
          <table:table-cell table:style-name="ce8" table:formula="of:=[.A33]" office:value-type="float" office:value="1.44">
            <text:p>1.44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4544">
            <text:p>1.4544</text:p>
          </table:table-cell>
          <table:table-cell table:style-name="ce8" table:formula="of:=[.D33]" office:value-type="float" office:value="20.5">
            <text:p>20.500</text:p>
          </table:table-cell>
          <table:table-cell table:formula="of:=[.E33]-1" office:value-type="float" office:value="1">
            <text:p>1</text:p>
          </table:table-cell>
          <table:table-cell table:style-name="ce15" table:formula="of:=[.F35]*1.01" office:value-type="float" office:value="20.705">
            <text:p>20.7050</text:p>
          </table:table-cell>
          <table:table-cell table:style-name="ce8" table:formula="of:=[.G33]" office:value-type="float" office:value="20.1">
            <text:p>20.100</text:p>
          </table:table-cell>
          <table:table-cell table:formula="of:=[.H33]-1" office:value-type="float" office:value="1">
            <text:p>1</text:p>
          </table:table-cell>
          <table:table-cell table:style-name="ce15" table:formula="of:=[.I35]*1.01" office:value-type="float" office:value="20.301">
            <text:p>20.3010</text:p>
          </table:table-cell>
          <table:table-cell table:style-name="ce8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5" table:formula="of:=[.L35]*1.01" office:value-type="float" office:value="1.31906">
            <text:p>1.3191</text:p>
          </table:table-cell>
          <table:table-cell table:style-name="ce8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15" table:formula="of:=[.O35]*1.01" office:value-type="float" office:value="1.31199">
            <text:p>1.3120</text:p>
          </table:table-cell>
          <table:table-cell table:style-name="ce8" table:formula="of:=[.P33]" office:value-type="float" office:value="1.102">
            <text:p>1.102</text:p>
          </table:table-cell>
          <table:table-cell table:formula="of:=[.Q33]-1" office:value-type="float" office:value="1">
            <text:p>1</text:p>
          </table:table-cell>
          <table:table-cell table:style-name="ce15" table:formula="of:=[.R35]*1.01" office:value-type="float" office:value="1.11302">
            <text:p>1.1130</text:p>
          </table:table-cell>
          <table:table-cell table:style-name="ce8" table:formula="of:=[.S33]" office:value-type="float" office:value="1.17">
            <text:p>1.170</text:p>
          </table:table-cell>
          <table:table-cell table:formula="of:=[.T33]-1" office:value-type="float" office:value="1">
            <text:p>1</text:p>
          </table:table-cell>
          <table:table-cell table:style-name="ce15" table:formula="of:=[.U35]*1.01" office:value-type="float" office:value="1.1817">
            <text:p>1.1817</text:p>
          </table:table-cell>
          <table:table-cell table:style-name="ce8" table:formula="of:=[.V33]" office:value-type="float" office:value="1.011">
            <text:p>1.011</text:p>
          </table:table-cell>
          <table:table-cell table:formula="of:=[.W33]-1" office:value-type="float" office:value="1">
            <text:p>1</text:p>
          </table:table-cell>
          <table:table-cell table:style-name="ce15" table:formula="of:=[.X35]*1.01" office:value-type="float" office:value="1.02111">
            <text:p>1.0211</text:p>
          </table:table-cell>
          <table:table-cell table:style-name="ce8" table:formula="of:=[.Y33]" office:value-type="float" office:value="1.005">
            <text:p>1.005</text:p>
          </table:table-cell>
          <table:table-cell table:formula="of:=[.Z33]-1" office:value-type="float" office:value="1">
            <text:p>1</text:p>
          </table:table-cell>
          <table:table-cell table:style-name="ce15" table:formula="of:=[.AA35]*1.01" office:value-type="float" office:value="1.01505">
            <text:p>1.0151</text:p>
          </table:table-cell>
          <table:table-cell table:number-columns-repeated="997"/>
        </table:table-row>
        <table:table-row table:style-name="ro1">
          <table:table-cell table:style-name="ce8" table:formula="of:=[.A34]" office:value-type="float" office:value="1.44">
            <text:p>1.440</text:p>
          </table:table-cell>
          <table:table-cell table:style-name="ce5" table:formula="of:=[.B34]-1" office:value-type="float" office:value="0">
            <text:p>0</text:p>
          </table:table-cell>
          <table:table-cell table:style-name="ce16" table:formula="of:=[.A35]" office:value-type="float" office:value="1.44">
            <text:p>1.4400</text:p>
          </table:table-cell>
          <table:table-cell table:style-name="ce8" table:formula="of:=[.D34]" office:value-type="float" office:value="20.5">
            <text:p>20.500</text:p>
          </table:table-cell>
          <table:table-cell table:style-name="ce5" table:formula="of:=[.E34]-1" office:value-type="float" office:value="0">
            <text:p>0</text:p>
          </table:table-cell>
          <table:table-cell table:style-name="ce16" table:formula="of:=[.D35]" office:value-type="float" office:value="20.5">
            <text:p>20.5000</text:p>
          </table:table-cell>
          <table:table-cell table:style-name="ce8" table:formula="of:=[.G34]" office:value-type="float" office:value="20.1">
            <text:p>20.100</text:p>
          </table:table-cell>
          <table:table-cell table:style-name="ce5" table:formula="of:=[.H34]-1" office:value-type="float" office:value="0">
            <text:p>0</text:p>
          </table:table-cell>
          <table:table-cell table:style-name="ce16" table:formula="of:=[.G35]" office:value-type="float" office:value="20.1">
            <text:p>20.1000</text:p>
          </table:table-cell>
          <table:table-cell table:style-name="ce8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6" table:formula="of:=[.J35]" office:value-type="float" office:value="1.306">
            <text:p>1.3060</text:p>
          </table:table-cell>
          <table:table-cell table:style-name="ce8" table:formula="of:=[.M34]" office:value-type="float" office:value="1.299">
            <text:p>1.299</text:p>
          </table:table-cell>
          <table:table-cell table:style-name="ce5" table:formula="of:=[.N34]-1" office:value-type="float" office:value="0">
            <text:p>0</text:p>
          </table:table-cell>
          <table:table-cell table:style-name="ce16" table:formula="of:=[.M35]" office:value-type="float" office:value="1.299">
            <text:p>1.2990</text:p>
          </table:table-cell>
          <table:table-cell table:style-name="ce8" table:formula="of:=[.P34]" office:value-type="float" office:value="1.102">
            <text:p>1.102</text:p>
          </table:table-cell>
          <table:table-cell table:style-name="ce5" table:formula="of:=[.Q34]-1" office:value-type="float" office:value="0">
            <text:p>0</text:p>
          </table:table-cell>
          <table:table-cell table:style-name="ce16" table:formula="of:=[.P35]" office:value-type="float" office:value="1.102">
            <text:p>1.1020</text:p>
          </table:table-cell>
          <table:table-cell table:style-name="ce8" table:formula="of:=[.S34]" office:value-type="float" office:value="1.17">
            <text:p>1.170</text:p>
          </table:table-cell>
          <table:table-cell table:style-name="ce5" table:formula="of:=[.T34]-1" office:value-type="float" office:value="0">
            <text:p>0</text:p>
          </table:table-cell>
          <table:table-cell table:style-name="ce16" table:formula="of:=[.S35]" office:value-type="float" office:value="1.17">
            <text:p>1.1700</text:p>
          </table:table-cell>
          <table:table-cell table:style-name="ce8" table:formula="of:=[.V34]" office:value-type="float" office:value="1.011">
            <text:p>1.011</text:p>
          </table:table-cell>
          <table:table-cell table:style-name="ce5" table:formula="of:=[.W34]-1" office:value-type="float" office:value="0">
            <text:p>0</text:p>
          </table:table-cell>
          <table:table-cell table:style-name="ce16" table:formula="of:=[.V35]" office:value-type="float" office:value="1.011">
            <text:p>1.0110</text:p>
          </table:table-cell>
          <table:table-cell table:style-name="ce8" table:formula="of:=[.Y34]" office:value-type="float" office:value="1.005">
            <text:p>1.005</text:p>
          </table:table-cell>
          <table:table-cell table:style-name="ce5" table:formula="of:=[.Z34]-1" office:value-type="float" office:value="0">
            <text:p>0</text:p>
          </table:table-cell>
          <table:table-cell table:style-name="ce16" table:formula="of:=[.Y35]" office:value-type="float" office:value="1.005">
            <text:p>1.0050</text:p>
          </table:table-cell>
          <table:table-cell table:number-columns-repeated="997"/>
        </table:table-row>
        <table:table-row table:style-name="ro1">
          <table:table-cell table:style-name="ce8" table:formula="of:=[.A35]" office:value-type="float" office:value="1.44">
            <text:p>1.440</text:p>
          </table:table-cell>
          <table:table-cell table:style-name="ce14" table:formula="of:=[.B35]-1" office:value-type="float" office:value="-1">
            <text:p>-1</text:p>
          </table:table-cell>
          <table:table-cell table:style-name="ce19" table:formula="of:=[.C35]/1.01" office:value-type="float" office:value="1.42574257425743">
            <text:p>1.4257</text:p>
          </table:table-cell>
          <table:table-cell table:style-name="ce8" table:formula="of:=[.D35]" office:value-type="float" office:value="20.5">
            <text:p>20.500</text:p>
          </table:table-cell>
          <table:table-cell table:style-name="ce14" table:formula="of:=[.E35]-1" office:value-type="float" office:value="-1">
            <text:p>-1</text:p>
          </table:table-cell>
          <table:table-cell table:style-name="ce19" table:formula="of:=[.F35]/1.01" office:value-type="float" office:value="20.2970297029703">
            <text:p>20.2970</text:p>
          </table:table-cell>
          <table:table-cell table:style-name="ce8" table:formula="of:=[.G35]" office:value-type="float" office:value="20.1">
            <text:p>20.100</text:p>
          </table:table-cell>
          <table:table-cell table:style-name="ce14" table:formula="of:=[.H35]-1" office:value-type="float" office:value="-1">
            <text:p>-1</text:p>
          </table:table-cell>
          <table:table-cell table:style-name="ce19" table:formula="of:=[.I35]/1.01" office:value-type="float" office:value="19.9009900990099">
            <text:p>19.9010</text:p>
          </table:table-cell>
          <table:table-cell table:style-name="ce8" table:formula="of:=[.J35]" office:value-type="float" office:value="1.306">
            <text:p>1.306</text:p>
          </table:table-cell>
          <table:table-cell table:style-name="ce14" table:formula="of:=[.K35]-1" office:value-type="float" office:value="-1">
            <text:p>-1</text:p>
          </table:table-cell>
          <table:table-cell table:style-name="ce19" table:formula="of:=[.L35]/1.01" office:value-type="float" office:value="1.29306930693069">
            <text:p>1.2931</text:p>
          </table:table-cell>
          <table:table-cell table:style-name="ce8" table:formula="of:=[.M35]" office:value-type="float" office:value="1.299">
            <text:p>1.299</text:p>
          </table:table-cell>
          <table:table-cell table:style-name="ce14" table:formula="of:=[.N35]-1" office:value-type="float" office:value="-1">
            <text:p>-1</text:p>
          </table:table-cell>
          <table:table-cell table:style-name="ce19" table:formula="of:=[.O35]/1.01" office:value-type="float" office:value="1.28613861386139">
            <text:p>1.2861</text:p>
          </table:table-cell>
          <table:table-cell table:style-name="ce8" table:formula="of:=[.P35]" office:value-type="float" office:value="1.102">
            <text:p>1.102</text:p>
          </table:table-cell>
          <table:table-cell table:style-name="ce14" table:formula="of:=[.Q35]-1" office:value-type="float" office:value="-1">
            <text:p>-1</text:p>
          </table:table-cell>
          <table:table-cell table:style-name="ce19" table:formula="of:=[.R35]/1.01" office:value-type="float" office:value="1.09108910891089">
            <text:p>1.0911</text:p>
          </table:table-cell>
          <table:table-cell table:style-name="ce8" table:formula="of:=[.S35]" office:value-type="float" office:value="1.17">
            <text:p>1.170</text:p>
          </table:table-cell>
          <table:table-cell table:style-name="ce14" table:formula="of:=[.T35]-1" office:value-type="float" office:value="-1">
            <text:p>-1</text:p>
          </table:table-cell>
          <table:table-cell table:style-name="ce19" table:formula="of:=[.U35]/1.01" office:value-type="float" office:value="1.15841584158416">
            <text:p>1.1584</text:p>
          </table:table-cell>
          <table:table-cell table:style-name="ce8" table:formula="of:=[.V35]" office:value-type="float" office:value="1.011">
            <text:p>1.011</text:p>
          </table:table-cell>
          <table:table-cell table:style-name="ce14" table:formula="of:=[.W35]-1" office:value-type="float" office:value="-1">
            <text:p>-1</text:p>
          </table:table-cell>
          <table:table-cell table:style-name="ce19" table:formula="of:=[.X35]/1.01" office:value-type="float" office:value="1.0009900990099">
            <text:p>1.0010</text:p>
          </table:table-cell>
          <table:table-cell table:style-name="ce8" table:formula="of:=[.Y35]" office:value-type="float" office:value="1.005">
            <text:p>1.005</text:p>
          </table:table-cell>
          <table:table-cell table:style-name="ce14" table:formula="of:=[.Z35]-1" office:value-type="float" office:value="-1">
            <text:p>-1</text:p>
          </table:table-cell>
          <table:table-cell table:style-name="ce19" table:formula="of:=[.AA35]/1.01" office:value-type="float" office:value="0.995049504950495">
            <text:p>0.9950</text:p>
          </table:table-cell>
          <table:table-cell table:number-columns-repeated="997"/>
        </table:table-row>
        <table:table-row table:style-name="ro1">
          <table:table-cell table:style-name="ce8" table:formula="of:=[.A36]" office:value-type="float" office:value="1.44">
            <text:p>1.440</text:p>
          </table:table-cell>
          <table:table-cell table:style-name="ce14" table:formula="of:=[.B36]-1" office:value-type="float" office:value="-2">
            <text:p>-2</text:p>
          </table:table-cell>
          <table:table-cell table:style-name="ce19" table:formula="of:=[.C36]/1.01" office:value-type="float" office:value="1.41162631114597">
            <text:p>1.4116</text:p>
          </table:table-cell>
          <table:table-cell table:style-name="ce8" table:formula="of:=[.D36]" office:value-type="float" office:value="20.5">
            <text:p>20.500</text:p>
          </table:table-cell>
          <table:table-cell table:style-name="ce14" table:formula="of:=[.E36]-1" office:value-type="float" office:value="-2">
            <text:p>-2</text:p>
          </table:table-cell>
          <table:table-cell table:style-name="ce19" table:formula="of:=[.F36]/1.01" office:value-type="float" office:value="20.0960690128419">
            <text:p>20.0961</text:p>
          </table:table-cell>
          <table:table-cell table:style-name="ce8" table:formula="of:=[.G36]" office:value-type="float" office:value="20.1">
            <text:p>20.100</text:p>
          </table:table-cell>
          <table:table-cell table:style-name="ce14" table:formula="of:=[.H36]-1" office:value-type="float" office:value="-2">
            <text:p>-2</text:p>
          </table:table-cell>
          <table:table-cell table:style-name="ce19" table:formula="of:=[.I36]/1.01" office:value-type="float" office:value="19.7039505930791">
            <text:p>19.7040</text:p>
          </table:table-cell>
          <table:table-cell table:style-name="ce8" table:formula="of:=[.J36]" office:value-type="float" office:value="1.306">
            <text:p>1.306</text:p>
          </table:table-cell>
          <table:table-cell table:style-name="ce14" table:formula="of:=[.K36]-1" office:value-type="float" office:value="-2">
            <text:p>-2</text:p>
          </table:table-cell>
          <table:table-cell table:style-name="ce19" table:formula="of:=[.L36]/1.01" office:value-type="float" office:value="1.28026664052544">
            <text:p>1.2803</text:p>
          </table:table-cell>
          <table:table-cell table:style-name="ce8" table:formula="of:=[.M36]" office:value-type="float" office:value="1.299">
            <text:p>1.299</text:p>
          </table:table-cell>
          <table:table-cell table:style-name="ce14" table:formula="of:=[.N36]-1" office:value-type="float" office:value="-2">
            <text:p>-2</text:p>
          </table:table-cell>
          <table:table-cell table:style-name="ce19" table:formula="of:=[.O36]/1.01" office:value-type="float" office:value="1.27340456817959">
            <text:p>1.2734</text:p>
          </table:table-cell>
          <table:table-cell table:style-name="ce8" table:formula="of:=[.P36]" office:value-type="float" office:value="1.102">
            <text:p>1.102</text:p>
          </table:table-cell>
          <table:table-cell table:style-name="ce14" table:formula="of:=[.Q36]-1" office:value-type="float" office:value="-2">
            <text:p>-2</text:p>
          </table:table-cell>
          <table:table-cell table:style-name="ce19" table:formula="of:=[.R36]/1.01" office:value-type="float" office:value="1.08028624644643">
            <text:p>1.0803</text:p>
          </table:table-cell>
          <table:table-cell table:style-name="ce8" table:formula="of:=[.S36]" office:value-type="float" office:value="1.17">
            <text:p>1.170</text:p>
          </table:table-cell>
          <table:table-cell table:style-name="ce14" table:formula="of:=[.T36]-1" office:value-type="float" office:value="-2">
            <text:p>-2</text:p>
          </table:table-cell>
          <table:table-cell table:style-name="ce19" table:formula="of:=[.U36]/1.01" office:value-type="float" office:value="1.1469463778061">
            <text:p>1.1469</text:p>
          </table:table-cell>
          <table:table-cell table:style-name="ce8" table:formula="of:=[.V36]" office:value-type="float" office:value="1.011">
            <text:p>1.011</text:p>
          </table:table-cell>
          <table:table-cell table:style-name="ce14" table:formula="of:=[.W36]-1" office:value-type="float" office:value="-2">
            <text:p>-2</text:p>
          </table:table-cell>
          <table:table-cell table:style-name="ce19" table:formula="of:=[.X36]/1.01" office:value-type="float" office:value="0.991079305950397">
            <text:p>0.9911</text:p>
          </table:table-cell>
          <table:table-cell table:style-name="ce8" table:formula="of:=[.Y36]" office:value-type="float" office:value="1.005">
            <text:p>1.005</text:p>
          </table:table-cell>
          <table:table-cell table:style-name="ce14" table:formula="of:=[.Z36]-1" office:value-type="float" office:value="-2">
            <text:p>-2</text:p>
          </table:table-cell>
          <table:table-cell table:style-name="ce19" table:formula="of:=[.AA36]/1.01" office:value-type="float" office:value="0.985197529653955">
            <text:p>0.9852</text:p>
          </table:table-cell>
          <table:table-cell table:number-columns-repeated="997"/>
        </table:table-row>
        <table:table-row table:style-name="ro1">
          <table:table-cell table:style-name="ce8" table:formula="of:=[.A37]" office:value-type="float" office:value="1.44">
            <text:p>1.44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39764981301581">
            <text:p>1.3976</text:p>
          </table:table-cell>
          <table:table-cell table:style-name="ce8" table:formula="of:=[.D37]" office:value-type="float" office:value="20.5">
            <text:p>20.500</text:p>
          </table:table-cell>
          <table:table-cell table:formula="of:=[.E37]-1" office:value-type="float" office:value="-3">
            <text:p>-3</text:p>
          </table:table-cell>
          <table:table-cell table:style-name="ce15" table:formula="of:=[.F37]/1.01" office:value-type="float" office:value="19.8970980325167">
            <text:p>19.8971</text:p>
          </table:table-cell>
          <table:table-cell table:style-name="ce8" table:formula="of:=[.G37]" office:value-type="float" office:value="20.1">
            <text:p>20.100</text:p>
          </table:table-cell>
          <table:table-cell table:formula="of:=[.H37]-1" office:value-type="float" office:value="-3">
            <text:p>-3</text:p>
          </table:table-cell>
          <table:table-cell table:style-name="ce15" table:formula="of:=[.I37]/1.01" office:value-type="float" office:value="19.5088619733457">
            <text:p>19.5089</text:p>
          </table:table-cell>
          <table:table-cell table:style-name="ce8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5" table:formula="of:=[.L37]/1.01" office:value-type="float" office:value="1.2675907331935">
            <text:p>1.2676</text:p>
          </table:table-cell>
          <table:table-cell table:style-name="ce8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15" table:formula="of:=[.O37]/1.01" office:value-type="float" office:value="1.26079660215801">
            <text:p>1.2608</text:p>
          </table:table-cell>
          <table:table-cell table:style-name="ce8" table:formula="of:=[.P37]" office:value-type="float" office:value="1.102">
            <text:p>1.102</text:p>
          </table:table-cell>
          <table:table-cell table:formula="of:=[.Q37]-1" office:value-type="float" office:value="-3">
            <text:p>-3</text:p>
          </table:table-cell>
          <table:table-cell table:style-name="ce15" table:formula="of:=[.R37]/1.01" office:value-type="float" office:value="1.06959034301626">
            <text:p>1.0696</text:p>
          </table:table-cell>
          <table:table-cell table:style-name="ce8" table:formula="of:=[.S37]" office:value-type="float" office:value="1.17">
            <text:p>1.170</text:p>
          </table:table-cell>
          <table:table-cell table:formula="of:=[.T37]-1" office:value-type="float" office:value="-3">
            <text:p>-3</text:p>
          </table:table-cell>
          <table:table-cell table:style-name="ce15" table:formula="of:=[.U37]/1.01" office:value-type="float" office:value="1.13559047307534">
            <text:p>1.1356</text:p>
          </table:table-cell>
          <table:table-cell table:style-name="ce8" table:formula="of:=[.V37]" office:value-type="float" office:value="1.011">
            <text:p>1.011</text:p>
          </table:table-cell>
          <table:table-cell table:formula="of:=[.W37]-1" office:value-type="float" office:value="-3">
            <text:p>-3</text:p>
          </table:table-cell>
          <table:table-cell table:style-name="ce15" table:formula="of:=[.X37]/1.01" office:value-type="float" office:value="0.981266639554849">
            <text:p>0.9813</text:p>
          </table:table-cell>
          <table:table-cell table:style-name="ce8" table:formula="of:=[.Y37]" office:value-type="float" office:value="1.005">
            <text:p>1.005</text:p>
          </table:table-cell>
          <table:table-cell table:formula="of:=[.Z37]-1" office:value-type="float" office:value="-3">
            <text:p>-3</text:p>
          </table:table-cell>
          <table:table-cell table:style-name="ce15" table:formula="of:=[.AA37]/1.01" office:value-type="float" office:value="0.975443098667282">
            <text:p>0.9754</text:p>
          </table:table-cell>
          <table:table-cell table:number-columns-repeated="997"/>
        </table:table-row>
        <table:table-row table:style-name="ro1">
          <table:table-cell table:style-name="ce8" table:formula="of:=[.A38]" office:value-type="float" office:value="1.44">
            <text:p>1.44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38381169605526">
            <text:p>1.3838</text:p>
          </table:table-cell>
          <table:table-cell table:style-name="ce8" table:formula="of:=[.D38]" office:value-type="float" office:value="20.5">
            <text:p>20.500</text:p>
          </table:table-cell>
          <table:table-cell table:formula="of:=[.E38]-1" office:value-type="float" office:value="-4">
            <text:p>-4</text:p>
          </table:table-cell>
          <table:table-cell table:style-name="ce15" table:formula="of:=[.F38]/1.01" office:value-type="float" office:value="19.7000970618977">
            <text:p>19.7001</text:p>
          </table:table-cell>
          <table:table-cell table:style-name="ce8" table:formula="of:=[.G38]" office:value-type="float" office:value="20.1">
            <text:p>20.100</text:p>
          </table:table-cell>
          <table:table-cell table:formula="of:=[.H38]-1" office:value-type="float" office:value="-4">
            <text:p>-4</text:p>
          </table:table-cell>
          <table:table-cell table:style-name="ce15" table:formula="of:=[.I38]/1.01" office:value-type="float" office:value="19.3157049241046">
            <text:p>19.3157</text:p>
          </table:table-cell>
          <table:table-cell table:style-name="ce8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5" table:formula="of:=[.L38]/1.01" office:value-type="float" office:value="1.25504032989456">
            <text:p>1.2550</text:p>
          </table:table-cell>
          <table:table-cell table:style-name="ce8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15" table:formula="of:=[.O38]/1.01" office:value-type="float" office:value="1.24831346748318">
            <text:p>1.2483</text:p>
          </table:table-cell>
          <table:table-cell table:style-name="ce8" table:formula="of:=[.P38]" office:value-type="float" office:value="1.102">
            <text:p>1.102</text:p>
          </table:table-cell>
          <table:table-cell table:formula="of:=[.Q38]-1" office:value-type="float" office:value="-4">
            <text:p>-4</text:p>
          </table:table-cell>
          <table:table-cell table:style-name="ce15" table:formula="of:=[.R38]/1.01" office:value-type="float" office:value="1.05900033962006">
            <text:p>1.0590</text:p>
          </table:table-cell>
          <table:table-cell table:style-name="ce8" table:formula="of:=[.S38]" office:value-type="float" office:value="1.17">
            <text:p>1.170</text:p>
          </table:table-cell>
          <table:table-cell table:formula="of:=[.T38]-1" office:value-type="float" office:value="-4">
            <text:p>-4</text:p>
          </table:table-cell>
          <table:table-cell table:style-name="ce15" table:formula="of:=[.U38]/1.01" office:value-type="float" office:value="1.1243470030449">
            <text:p>1.1243</text:p>
          </table:table-cell>
          <table:table-cell table:style-name="ce8" table:formula="of:=[.V38]" office:value-type="float" office:value="1.011">
            <text:p>1.011</text:p>
          </table:table-cell>
          <table:table-cell table:formula="of:=[.W38]-1" office:value-type="float" office:value="-4">
            <text:p>-4</text:p>
          </table:table-cell>
          <table:table-cell table:style-name="ce15" table:formula="of:=[.X38]/1.01" office:value-type="float" office:value="0.971551128272127">
            <text:p>0.9716</text:p>
          </table:table-cell>
          <table:table-cell table:style-name="ce8" table:formula="of:=[.Y38]" office:value-type="float" office:value="1.005">
            <text:p>1.005</text:p>
          </table:table-cell>
          <table:table-cell table:formula="of:=[.Z38]-1" office:value-type="float" office:value="-4">
            <text:p>-4</text:p>
          </table:table-cell>
          <table:table-cell table:style-name="ce15" table:formula="of:=[.AA38]/1.01" office:value-type="float" office:value="0.96578524620523">
            <text:p>0.9658</text:p>
          </table:table-cell>
          <table:table-cell table:number-columns-repeated="997"/>
        </table:table-row>
        <table:table-row table:style-name="ro1">
          <table:table-cell table:style-name="ce8" table:formula="of:=[.A39]" office:value-type="float" office:value="1.44">
            <text:p>1.440</text:p>
          </table:table-cell>
          <table:table-cell table:style-name="ce5" table:formula="of:=[.B39]-1" office:value-type="float" office:value="-5">
            <text:p>-5</text:p>
          </table:table-cell>
          <table:table-cell table:style-name="ce16" table:formula="of:=[.C39]/1.01" office:value-type="float" office:value="1.37011059015372">
            <text:p>1.3701</text:p>
          </table:table-cell>
          <table:table-cell table:style-name="ce8" table:formula="of:=[.D39]" office:value-type="float" office:value="20.5">
            <text:p>20.500</text:p>
          </table:table-cell>
          <table:table-cell table:style-name="ce5" table:formula="of:=[.E39]-1" office:value-type="float" office:value="-5">
            <text:p>-5</text:p>
          </table:table-cell>
          <table:table-cell table:style-name="ce16" table:formula="of:=[.F39]/1.01" office:value-type="float" office:value="19.5050465959383">
            <text:p>19.5050</text:p>
          </table:table-cell>
          <table:table-cell table:style-name="ce8" table:formula="of:=[.G39]" office:value-type="float" office:value="20.1">
            <text:p>20.100</text:p>
          </table:table-cell>
          <table:table-cell table:style-name="ce5" table:formula="of:=[.H39]-1" office:value-type="float" office:value="-5">
            <text:p>-5</text:p>
          </table:table-cell>
          <table:table-cell table:style-name="ce16" table:formula="of:=[.I39]/1.01" office:value-type="float" office:value="19.1244603208956">
            <text:p>19.1245</text:p>
          </table:table-cell>
          <table:table-cell table:style-name="ce8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6" table:formula="of:=[.L39]/1.01" office:value-type="float" office:value="1.24261418801441">
            <text:p>1.2426</text:p>
          </table:table-cell>
          <table:table-cell table:style-name="ce8" table:formula="of:=[.M39]" office:value-type="float" office:value="1.299">
            <text:p>1.299</text:p>
          </table:table-cell>
          <table:table-cell table:style-name="ce5" table:formula="of:=[.N39]-1" office:value-type="float" office:value="-5">
            <text:p>-5</text:p>
          </table:table-cell>
          <table:table-cell table:style-name="ce16" table:formula="of:=[.O39]/1.01" office:value-type="float" office:value="1.23595392820117">
            <text:p>1.2360</text:p>
          </table:table-cell>
          <table:table-cell table:style-name="ce8" table:formula="of:=[.P39]" office:value-type="float" office:value="1.102">
            <text:p>1.102</text:p>
          </table:table-cell>
          <table:table-cell table:style-name="ce5" table:formula="of:=[.Q39]-1" office:value-type="float" office:value="-5">
            <text:p>-5</text:p>
          </table:table-cell>
          <table:table-cell table:style-name="ce16" table:formula="of:=[.R39]/1.01" office:value-type="float" office:value="1.04851518774264">
            <text:p>1.0485</text:p>
          </table:table-cell>
          <table:table-cell table:style-name="ce8" table:formula="of:=[.S39]" office:value-type="float" office:value="1.17">
            <text:p>1.170</text:p>
          </table:table-cell>
          <table:table-cell table:style-name="ce5" table:formula="of:=[.T39]-1" office:value-type="float" office:value="-5">
            <text:p>-5</text:p>
          </table:table-cell>
          <table:table-cell table:style-name="ce16" table:formula="of:=[.U39]/1.01" office:value-type="float" office:value="1.1132148544999">
            <text:p>1.1132</text:p>
          </table:table-cell>
          <table:table-cell table:style-name="ce8" table:formula="of:=[.V39]" office:value-type="float" office:value="1.011">
            <text:p>1.011</text:p>
          </table:table-cell>
          <table:table-cell table:style-name="ce5" table:formula="of:=[.W39]-1" office:value-type="float" office:value="-5">
            <text:p>-5</text:p>
          </table:table-cell>
          <table:table-cell table:style-name="ce16" table:formula="of:=[.X39]/1.01" office:value-type="float" office:value="0.961931810170423">
            <text:p>0.9619</text:p>
          </table:table-cell>
          <table:table-cell table:style-name="ce8" table:formula="of:=[.Y39]" office:value-type="float" office:value="1.005">
            <text:p>1.005</text:p>
          </table:table-cell>
          <table:table-cell table:style-name="ce5" table:formula="of:=[.Z39]-1" office:value-type="float" office:value="-5">
            <text:p>-5</text:p>
          </table:table-cell>
          <table:table-cell table:style-name="ce16" table:formula="of:=[.AA39]/1.01" office:value-type="float" office:value="0.956223016044782">
            <text:p>0.9562</text:p>
          </table:table-cell>
          <table:table-cell table:number-columns-repeated="997"/>
        </table:table-row>
        <table:table-row table:style-name="ro1">
          <table:table-cell table:style-name="ce8" table:formula="of:=[.A40]" office:value-type="float" office:value="1.44">
            <text:p>1.44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35654513876606">
            <text:p>1.3565</text:p>
          </table:table-cell>
          <table:table-cell table:style-name="ce8" table:formula="of:=[.D40]" office:value-type="float" office:value="20.5">
            <text:p>20.500</text:p>
          </table:table-cell>
          <table:table-cell table:formula="of:=[.E40]-1" office:value-type="float" office:value="-6">
            <text:p>-6</text:p>
          </table:table-cell>
          <table:table-cell table:style-name="ce15" table:formula="of:=[.F40]/1.01" office:value-type="float" office:value="19.3119273227112">
            <text:p>19.3119</text:p>
          </table:table-cell>
          <table:table-cell table:style-name="ce8" table:formula="of:=[.G40]" office:value-type="float" office:value="20.1">
            <text:p>20.100</text:p>
          </table:table-cell>
          <table:table-cell table:formula="of:=[.H40]-1" office:value-type="float" office:value="-6">
            <text:p>-6</text:p>
          </table:table-cell>
          <table:table-cell table:style-name="ce15" table:formula="of:=[.I40]/1.01" office:value-type="float" office:value="18.9351092286096">
            <text:p>18.9351</text:p>
          </table:table-cell>
          <table:table-cell table:style-name="ce8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5" table:formula="of:=[.L40]/1.01" office:value-type="float" office:value="1.23031107724199">
            <text:p>1.2303</text:p>
          </table:table-cell>
          <table:table-cell table:style-name="ce8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15" table:formula="of:=[.O40]/1.01" office:value-type="float" office:value="1.22371676059521">
            <text:p>1.2237</text:p>
          </table:table-cell>
          <table:table-cell table:style-name="ce8" table:formula="of:=[.P40]" office:value-type="float" office:value="1.102">
            <text:p>1.102</text:p>
          </table:table-cell>
          <table:table-cell table:formula="of:=[.Q40]-1" office:value-type="float" office:value="-6">
            <text:p>-6</text:p>
          </table:table-cell>
          <table:table-cell table:style-name="ce15" table:formula="of:=[.R40]/1.01" office:value-type="float" office:value="1.03813384925014">
            <text:p>1.0381</text:p>
          </table:table-cell>
          <table:table-cell table:style-name="ce8" table:formula="of:=[.S40]" office:value-type="float" office:value="1.17">
            <text:p>1.170</text:p>
          </table:table-cell>
          <table:table-cell table:formula="of:=[.T40]-1" office:value-type="float" office:value="-6">
            <text:p>-6</text:p>
          </table:table-cell>
          <table:table-cell table:style-name="ce15" table:formula="of:=[.U40]/1.01" office:value-type="float" office:value="1.10219292524742">
            <text:p>1.1022</text:p>
          </table:table-cell>
          <table:table-cell table:style-name="ce8" table:formula="of:=[.V40]" office:value-type="float" office:value="1.011">
            <text:p>1.011</text:p>
          </table:table-cell>
          <table:table-cell table:formula="of:=[.W40]-1" office:value-type="float" office:value="-6">
            <text:p>-6</text:p>
          </table:table-cell>
          <table:table-cell table:style-name="ce15" table:formula="of:=[.X40]/1.01" office:value-type="float" office:value="0.952407732842003">
            <text:p>0.9524</text:p>
          </table:table-cell>
          <table:table-cell table:style-name="ce8" table:formula="of:=[.Y40]" office:value-type="float" office:value="1.005">
            <text:p>1.005</text:p>
          </table:table-cell>
          <table:table-cell table:formula="of:=[.Z40]-1" office:value-type="float" office:value="-6">
            <text:p>-6</text:p>
          </table:table-cell>
          <table:table-cell table:style-name="ce15" table:formula="of:=[.AA40]/1.01" office:value-type="float" office:value="0.946755461430477">
            <text:p>0.9468</text:p>
          </table:table-cell>
          <table:table-cell table:number-columns-repeated="997"/>
        </table:table-row>
        <table:table-row table:style-name="ro1">
          <table:table-cell table:style-name="ce8" table:formula="of:=[.A41]" office:value-type="float" office:value="1.44">
            <text:p>1.44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34311399877827">
            <text:p>1.3431</text:p>
          </table:table-cell>
          <table:table-cell table:style-name="ce8" table:formula="of:=[.D41]" office:value-type="float" office:value="20.5">
            <text:p>20.500</text:p>
          </table:table-cell>
          <table:table-cell table:formula="of:=[.E41]-1" office:value-type="float" office:value="-7">
            <text:p>-7</text:p>
          </table:table-cell>
          <table:table-cell table:style-name="ce15" table:formula="of:=[.F41]/1.01" office:value-type="float" office:value="19.1207201214963">
            <text:p>19.1207</text:p>
          </table:table-cell>
          <table:table-cell table:style-name="ce8" table:formula="of:=[.G41]" office:value-type="float" office:value="20.1">
            <text:p>20.100</text:p>
          </table:table-cell>
          <table:table-cell table:formula="of:=[.H41]-1" office:value-type="float" office:value="-7">
            <text:p>-7</text:p>
          </table:table-cell>
          <table:table-cell table:style-name="ce15" table:formula="of:=[.I41]/1.01" office:value-type="float" office:value="18.7476328996134">
            <text:p>18.7476</text:p>
          </table:table-cell>
          <table:table-cell table:style-name="ce8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5" table:formula="of:=[.L41]/1.01" office:value-type="float" office:value="1.21812977944752">
            <text:p>1.2181</text:p>
          </table:table-cell>
          <table:table-cell table:style-name="ce8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15" table:formula="of:=[.O41]/1.01" office:value-type="float" office:value="1.21160075306457">
            <text:p>1.2116</text:p>
          </table:table-cell>
          <table:table-cell table:style-name="ce8" table:formula="of:=[.P41]" office:value-type="float" office:value="1.102">
            <text:p>1.102</text:p>
          </table:table-cell>
          <table:table-cell table:formula="of:=[.Q41]-1" office:value-type="float" office:value="-7">
            <text:p>-7</text:p>
          </table:table-cell>
          <table:table-cell table:style-name="ce15" table:formula="of:=[.R41]/1.01" office:value-type="float" office:value="1.02785529628726">
            <text:p>1.0279</text:p>
          </table:table-cell>
          <table:table-cell table:style-name="ce8" table:formula="of:=[.S41]" office:value-type="float" office:value="1.17">
            <text:p>1.170</text:p>
          </table:table-cell>
          <table:table-cell table:formula="of:=[.T41]-1" office:value-type="float" office:value="-7">
            <text:p>-7</text:p>
          </table:table-cell>
          <table:table-cell table:style-name="ce15" table:formula="of:=[.U41]/1.01" office:value-type="float" office:value="1.09128012400735">
            <text:p>1.0913</text:p>
          </table:table-cell>
          <table:table-cell table:style-name="ce8" table:formula="of:=[.V41]" office:value-type="float" office:value="1.011">
            <text:p>1.011</text:p>
          </table:table-cell>
          <table:table-cell table:formula="of:=[.W41]-1" office:value-type="float" office:value="-7">
            <text:p>-7</text:p>
          </table:table-cell>
          <table:table-cell table:style-name="ce15" table:formula="of:=[.X41]/1.01" office:value-type="float" office:value="0.942977953308914">
            <text:p>0.9430</text:p>
          </table:table-cell>
          <table:table-cell table:style-name="ce8" table:formula="of:=[.Y41]" office:value-type="float" office:value="1.005">
            <text:p>1.005</text:p>
          </table:table-cell>
          <table:table-cell table:formula="of:=[.Z41]-1" office:value-type="float" office:value="-7">
            <text:p>-7</text:p>
          </table:table-cell>
          <table:table-cell table:style-name="ce15" table:formula="of:=[.AA41]/1.01" office:value-type="float" office:value="0.937381644980671">
            <text:p>0.9374</text:p>
          </table:table-cell>
          <table:table-cell table:number-columns-repeated="997"/>
        </table:table-row>
        <table:table-row table:style-name="ro1">
          <table:table-cell table:style-name="ce8" table:formula="of:=[.A42]" office:value-type="float" office:value="1.44">
            <text:p>1.44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32981584037453">
            <text:p>1.3298</text:p>
          </table:table-cell>
          <table:table-cell table:style-name="ce8" table:formula="of:=[.D42]" office:value-type="float" office:value="20.5">
            <text:p>20.500</text:p>
          </table:table-cell>
          <table:table-cell table:formula="of:=[.E42]-1" office:value-type="float" office:value="-8">
            <text:p>-8</text:p>
          </table:table-cell>
          <table:table-cell table:style-name="ce15" table:formula="of:=[.F42]/1.01" office:value-type="float" office:value="18.9314060608874">
            <text:p>18.9314</text:p>
          </table:table-cell>
          <table:table-cell table:style-name="ce8" table:formula="of:=[.G42]" office:value-type="float" office:value="20.1">
            <text:p>20.100</text:p>
          </table:table-cell>
          <table:table-cell table:formula="of:=[.H42]-1" office:value-type="float" office:value="-8">
            <text:p>-8</text:p>
          </table:table-cell>
          <table:table-cell table:style-name="ce15" table:formula="of:=[.I42]/1.01" office:value-type="float" office:value="18.5620127718945">
            <text:p>18.5620</text:p>
          </table:table-cell>
          <table:table-cell table:style-name="ce8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5" table:formula="of:=[.L42]/1.01" office:value-type="float" office:value="1.2060690885619">
            <text:p>1.2061</text:p>
          </table:table-cell>
          <table:table-cell table:style-name="ce8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15" table:formula="of:=[.O42]/1.01" office:value-type="float" office:value="1.19960470600452">
            <text:p>1.1996</text:p>
          </table:table-cell>
          <table:table-cell table:style-name="ce8" table:formula="of:=[.P42]" office:value-type="float" office:value="1.102">
            <text:p>1.102</text:p>
          </table:table-cell>
          <table:table-cell table:formula="of:=[.Q42]-1" office:value-type="float" office:value="-8">
            <text:p>-8</text:p>
          </table:table-cell>
          <table:table-cell table:style-name="ce15" table:formula="of:=[.R42]/1.01" office:value-type="float" office:value="1.01767851117551">
            <text:p>1.0177</text:p>
          </table:table-cell>
          <table:table-cell table:style-name="ce8" table:formula="of:=[.S42]" office:value-type="float" office:value="1.17">
            <text:p>1.170</text:p>
          </table:table-cell>
          <table:table-cell table:formula="of:=[.T42]-1" office:value-type="float" office:value="-8">
            <text:p>-8</text:p>
          </table:table-cell>
          <table:table-cell table:style-name="ce15" table:formula="of:=[.U42]/1.01" office:value-type="float" office:value="1.08047537030431">
            <text:p>1.0805</text:p>
          </table:table-cell>
          <table:table-cell table:style-name="ce8" table:formula="of:=[.V42]" office:value-type="float" office:value="1.011">
            <text:p>1.011</text:p>
          </table:table-cell>
          <table:table-cell table:formula="of:=[.W42]-1" office:value-type="float" office:value="-8">
            <text:p>-8</text:p>
          </table:table-cell>
          <table:table-cell table:style-name="ce15" table:formula="of:=[.X42]/1.01" office:value-type="float" office:value="0.933641537929618">
            <text:p>0.9336</text:p>
          </table:table-cell>
          <table:table-cell table:style-name="ce8" table:formula="of:=[.Y42]" office:value-type="float" office:value="1.005">
            <text:p>1.005</text:p>
          </table:table-cell>
          <table:table-cell table:formula="of:=[.Z42]-1" office:value-type="float" office:value="-8">
            <text:p>-8</text:p>
          </table:table-cell>
          <table:table-cell table:style-name="ce15" table:formula="of:=[.AA42]/1.01" office:value-type="float" office:value="0.928100638594724">
            <text:p>0.9281</text:p>
          </table:table-cell>
          <table:table-cell table:number-columns-repeated="997"/>
        </table:table-row>
        <table:table-row table:style-name="ro1">
          <table:table-cell table:style-name="ce8" table:formula="of:=[.A43]" office:value-type="float" office:value="1.44">
            <text:p>1.44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.31664934690547">
            <text:p>1.3166</text:p>
          </table:table-cell>
          <table:table-cell table:style-name="ce8" table:formula="of:=[.D43]" office:value-type="float" office:value="20.5">
            <text:p>20.500</text:p>
          </table:table-cell>
          <table:table-cell table:formula="of:=[.E43]-1" office:value-type="float" office:value="-9">
            <text:p>-9</text:p>
          </table:table-cell>
          <table:table-cell table:style-name="ce15" table:formula="of:=[.F43]/1.01" office:value-type="float" office:value="18.7439663969182">
            <text:p>18.7440</text:p>
          </table:table-cell>
          <table:table-cell table:style-name="ce8" table:formula="of:=[.G43]" office:value-type="float" office:value="20.1">
            <text:p>20.100</text:p>
          </table:table-cell>
          <table:table-cell table:formula="of:=[.H43]-1" office:value-type="float" office:value="-9">
            <text:p>-9</text:p>
          </table:table-cell>
          <table:table-cell table:style-name="ce15" table:formula="of:=[.I43]/1.01" office:value-type="float" office:value="18.3782304672223">
            <text:p>18.3782</text:p>
          </table:table-cell>
          <table:table-cell table:style-name="ce8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5" table:formula="of:=[.L43]/1.01" office:value-type="float" office:value="1.19412781045733">
            <text:p>1.1941</text:p>
          </table:table-cell>
          <table:table-cell table:style-name="ce8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15" table:formula="of:=[.O43]/1.01" office:value-type="float" office:value="1.18772743168765">
            <text:p>1.1877</text:p>
          </table:table-cell>
          <table:table-cell table:style-name="ce8" table:formula="of:=[.P43]" office:value-type="float" office:value="1.102">
            <text:p>1.102</text:p>
          </table:table-cell>
          <table:table-cell table:formula="of:=[.Q43]-1" office:value-type="float" office:value="-9">
            <text:p>-9</text:p>
          </table:table-cell>
          <table:table-cell table:style-name="ce15" table:formula="of:=[.R43]/1.01" office:value-type="float" office:value="1.00760248631238">
            <text:p>1.0076</text:p>
          </table:table-cell>
          <table:table-cell table:style-name="ce8" table:formula="of:=[.S43]" office:value-type="float" office:value="1.17">
            <text:p>1.170</text:p>
          </table:table-cell>
          <table:table-cell table:formula="of:=[.T43]-1" office:value-type="float" office:value="-9">
            <text:p>-9</text:p>
          </table:table-cell>
          <table:table-cell table:style-name="ce15" table:formula="of:=[.U43]/1.01" office:value-type="float" office:value="1.0697775943607">
            <text:p>1.0698</text:p>
          </table:table-cell>
          <table:table-cell table:style-name="ce8" table:formula="of:=[.V43]" office:value-type="float" office:value="1.011">
            <text:p>1.011</text:p>
          </table:table-cell>
          <table:table-cell table:formula="of:=[.W43]-1" office:value-type="float" office:value="-9">
            <text:p>-9</text:p>
          </table:table-cell>
          <table:table-cell table:style-name="ce15" table:formula="of:=[.X43]/1.01" office:value-type="float" office:value="0.924397562306552">
            <text:p>0.9244</text:p>
          </table:table-cell>
          <table:table-cell table:style-name="ce8" table:formula="of:=[.Y43]" office:value-type="float" office:value="1.005">
            <text:p>1.005</text:p>
          </table:table-cell>
          <table:table-cell table:formula="of:=[.Z43]-1" office:value-type="float" office:value="-9">
            <text:p>-9</text:p>
          </table:table-cell>
          <table:table-cell table:style-name="ce15" table:formula="of:=[.AA43]/1.01" office:value-type="float" office:value="0.918911523361112">
            <text:p>0.9189</text:p>
          </table:table-cell>
          <table:table-cell table:number-columns-repeated="997"/>
        </table:table-row>
        <table:table-row table:style-name="ro1">
          <table:table-cell table:style-name="ce8" table:formula="of:=[.A44]" office:value-type="float" office:value="1.44">
            <text:p>1.44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.3036132147579">
            <text:p>1.3036</text:p>
          </table:table-cell>
          <table:table-cell table:style-name="ce8" table:formula="of:=[.D44]" office:value-type="float" office:value="20.5">
            <text:p>20.500</text:p>
          </table:table-cell>
          <table:table-cell table:formula="of:=[.E44]-1" office:value-type="float" office:value="-10">
            <text:p>-10</text:p>
          </table:table-cell>
          <table:table-cell table:style-name="ce15" table:formula="of:=[.F44]/1.01" office:value-type="float" office:value="18.5583825712062">
            <text:p>18.5584</text:p>
          </table:table-cell>
          <table:table-cell table:style-name="ce8" table:formula="of:=[.G44]" office:value-type="float" office:value="20.1">
            <text:p>20.100</text:p>
          </table:table-cell>
          <table:table-cell table:formula="of:=[.H44]-1" office:value-type="float" office:value="-10">
            <text:p>-10</text:p>
          </table:table-cell>
          <table:table-cell table:style-name="ce15" table:formula="of:=[.I44]/1.01" office:value-type="float" office:value="18.196267789329">
            <text:p>18.1963</text:p>
          </table:table-cell>
          <table:table-cell table:style-name="ce8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5" table:formula="of:=[.L44]/1.01" office:value-type="float" office:value="1.18230476282904">
            <text:p>1.1823</text:p>
          </table:table-cell>
          <table:table-cell table:style-name="ce8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15" table:formula="of:=[.O44]/1.01" office:value-type="float" office:value="1.17596775414619">
            <text:p>1.1760</text:p>
          </table:table-cell>
          <table:table-cell table:style-name="ce8" table:formula="of:=[.P44]" office:value-type="float" office:value="1.102">
            <text:p>1.102</text:p>
          </table:table-cell>
          <table:table-cell table:formula="of:=[.Q44]-1" office:value-type="float" office:value="-10">
            <text:p>-10</text:p>
          </table:table-cell>
          <table:table-cell table:style-name="ce15" table:formula="of:=[.R44]/1.01" office:value-type="float" office:value="0.997626224071668">
            <text:p>0.9976</text:p>
          </table:table-cell>
          <table:table-cell table:style-name="ce8" table:formula="of:=[.S44]" office:value-type="float" office:value="1.17">
            <text:p>1.170</text:p>
          </table:table-cell>
          <table:table-cell table:formula="of:=[.T44]-1" office:value-type="float" office:value="-10">
            <text:p>-10</text:p>
          </table:table-cell>
          <table:table-cell table:style-name="ce15" table:formula="of:=[.U44]/1.01" office:value-type="float" office:value="1.05918573699079">
            <text:p>1.0592</text:p>
          </table:table-cell>
          <table:table-cell table:style-name="ce8" table:formula="of:=[.V44]" office:value-type="float" office:value="1.011">
            <text:p>1.011</text:p>
          </table:table-cell>
          <table:table-cell table:formula="of:=[.W44]-1" office:value-type="float" office:value="-10">
            <text:p>-10</text:p>
          </table:table-cell>
          <table:table-cell table:style-name="ce15" table:formula="of:=[.X44]/1.01" office:value-type="float" office:value="0.915245111194606">
            <text:p>0.9152</text:p>
          </table:table-cell>
          <table:table-cell table:style-name="ce8" table:formula="of:=[.Y44]" office:value-type="float" office:value="1.005">
            <text:p>1.005</text:p>
          </table:table-cell>
          <table:table-cell table:formula="of:=[.Z44]-1" office:value-type="float" office:value="-10">
            <text:p>-10</text:p>
          </table:table-cell>
          <table:table-cell table:style-name="ce15" table:formula="of:=[.AA44]/1.01" office:value-type="float" office:value="0.909813389466448">
            <text:p>0.9098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 office:value-type="float" office:value="1966761">
            <text:p>1966761</text:p>
          </table:table-cell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 office:value-type="float" office:value="467789">
            <text:p>467789</text:p>
          </table:table-cell>
          <table:table-cell/>
          <table:table-cell table:style-name="ce15"/>
          <table:table-cell table:style-name="ce5" office:value-type="float" office:value="678215">
            <text:p>678215</text:p>
          </table:table-cell>
          <table:table-cell/>
          <table:table-cell table:style-name="ce15"/>
          <table:table-cell table:style-name="ce5" office:value-type="float" office:value="748905">
            <text:p>748905</text:p>
          </table:table-cell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 office:value-type="float" office:value="1127579">
            <text:p>1127579</text:p>
          </table:table-cell>
          <table:table-cell/>
          <table:table-cell table:style-name="ce15"/>
          <table:table-cell table:style-name="ce5" office:value-type="float" office:value="2031527">
            <text:p>2031527</text:p>
          </table:table-cell>
          <table:table-cell/>
          <table:table-cell table:style-name="ce15"/>
          <table:table-cell table:style-name="ce5" office:value-type="float" office:value="1959177">
            <text:p>1959177</text:p>
          </table:table-cell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>
            <text:p>南京日晞科技</text:p>
          </table:table-cell>
          <table:table-cell table:number-columns-repeated="1023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030" table:style-name="ta1" table:print="false">
        <table:table-column table:style-name="co1" table:default-cell-style-name="ce5"/>
        <table:table-column table:style-name="co5" table:default-cell-style-name="Default"/>
        <table:table-column table:style-name="co1" table:default-cell-style-name="ce15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5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5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5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5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5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5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5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5"/>
          <table:table-cell table:number-columns-repeated="997"/>
        </table:table-row>
        <table:table-row table:style-name="ro1">
          <table:table-cell table:style-name="ce7" office:value-type="float" office:value="13.8">
            <text:p>13.800</text:p>
          </table:table-cell>
          <table:table-cell office:value-type="float" office:value="10">
            <text:p>10</text:p>
          </table:table-cell>
          <table:table-cell table:formula="of:=[.C3]*1.01" office:value-type="float" office:value="15.2437853306746">
            <text:p>15.2438</text:p>
          </table:table-cell>
          <table:table-cell table:style-name="ce7" office:value-type="float" office:value="29.25">
            <text:p>29.250</text:p>
          </table:table-cell>
          <table:table-cell office:value-type="float" office:value="10">
            <text:p>10</text:p>
          </table:table-cell>
          <table:table-cell table:style-name="ce15" table:formula="of:=[.F3]*1.01" office:value-type="float" office:value="32.3101971682777">
            <text:p>32.3102</text:p>
          </table:table-cell>
          <table:table-cell table:style-name="ce7" office:value-type="float" office:value="36.84">
            <text:p>36.840</text:p>
          </table:table-cell>
          <table:table-cell office:value-type="float" office:value="10">
            <text:p>10</text:p>
          </table:table-cell>
          <table:table-cell table:style-name="ce15" table:formula="of:=[.I3]*1.01" office:value-type="float" office:value="40.6942791001488">
            <text:p>40.6943</text:p>
          </table:table-cell>
          <table:table-cell table:style-name="ce7" office:value-type="float" office:value="28.9">
            <text:p>28.900</text:p>
          </table:table-cell>
          <table:table-cell office:value-type="float" office:value="10">
            <text:p>10</text:p>
          </table:table-cell>
          <table:table-cell table:style-name="ce15" table:formula="of:=[.L3]*1.01" office:value-type="float" office:value="31.9235794243838">
            <text:p>31.9236</text:p>
          </table:table-cell>
          <table:table-cell table:style-name="ce7" office:value-type="float" office:value="28.7">
            <text:p>28.700</text:p>
          </table:table-cell>
          <table:table-cell office:value-type="float" office:value="10">
            <text:p>10</text:p>
          </table:table-cell>
          <table:table-cell table:style-name="ce15" table:formula="of:=[.O3]*1.01" office:value-type="float" office:value="31.7026549993016">
            <text:p>31.7027</text:p>
          </table:table-cell>
          <table:table-cell table:style-name="ce7" office:value-type="float" office:value="29.16">
            <text:p>29.160</text:p>
          </table:table-cell>
          <table:table-cell office:value-type="float" office:value="10">
            <text:p>10</text:p>
          </table:table-cell>
          <table:table-cell table:style-name="ce15" table:formula="of:=[.R3]*1.01" office:value-type="float" office:value="32.2107811769907">
            <text:p>32.2108</text:p>
          </table:table-cell>
          <table:table-cell table:style-name="ce7" office:value-type="float" office:value="87.02">
            <text:p>87.020</text:p>
          </table:table-cell>
          <table:table-cell office:value-type="float" office:value="10">
            <text:p>10</text:p>
          </table:table-cell>
          <table:table-cell table:style-name="ce15" table:formula="of:=[.U3]*1.01" office:value-type="float" office:value="96.124217353283">
            <text:p>96.1242</text:p>
          </table:table-cell>
          <table:table-cell table:style-name="ce7" office:value-type="float" office:value="20.47">
            <text:p>20.470</text:p>
          </table:table-cell>
          <table:table-cell office:value-type="float" office:value="10">
            <text:p>10</text:p>
          </table:table-cell>
          <table:table-cell table:style-name="ce15" table:formula="of:=[.X3]*1.01" office:value-type="float" office:value="22.6116149071674">
            <text:p>22.6116</text:p>
          </table:table-cell>
          <table:table-cell table:style-name="ce7" office:value-type="float" office:value="1.175">
            <text:p>1.175</text:p>
          </table:table-cell>
          <table:table-cell office:value-type="float" office:value="10">
            <text:p>10</text:p>
          </table:table-cell>
          <table:table-cell table:style-name="ce15" table:formula="of:=[.AA3]*1.01" office:value-type="float" office:value="1.29793099735817">
            <text:p>1.2979</text:p>
          </table:table-cell>
          <table:table-cell table:number-columns-repeated="997"/>
        </table:table-row>
        <table:table-row table:style-name="ro1">
          <table:table-cell table:style-name="ce8" table:formula="of:=[.A2]" office:value-type="float" office:value="13.8">
            <text:p>13.80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5.0928567630442">
            <text:p>15.0929</text:p>
          </table:table-cell>
          <table:table-cell table:style-name="ce8" table:formula="of:=[.D2]" office:value-type="float" office:value="29.25">
            <text:p>29.250</text:p>
          </table:table-cell>
          <table:table-cell table:formula="of:=[.E2]-1" office:value-type="float" office:value="9">
            <text:p>9</text:p>
          </table:table-cell>
          <table:table-cell table:style-name="ce15" table:formula="of:=[.F4]*1.01" office:value-type="float" office:value="31.9902942260176">
            <text:p>31.9903</text:p>
          </table:table-cell>
          <table:table-cell table:style-name="ce8" table:formula="of:=[.G2]" office:value-type="float" office:value="36.84">
            <text:p>36.840</text:p>
          </table:table-cell>
          <table:table-cell table:formula="of:=[.H2]-1" office:value-type="float" office:value="9">
            <text:p>9</text:p>
          </table:table-cell>
          <table:table-cell table:style-name="ce15" table:formula="of:=[.I4]*1.01" office:value-type="float" office:value="40.2913654456919">
            <text:p>40.2914</text:p>
          </table:table-cell>
          <table:table-cell table:style-name="ce8" table:formula="of:=[.J2]" office:value-type="float" office:value="28.9">
            <text:p>28.900</text:p>
          </table:table-cell>
          <table:table-cell table:formula="of:=[.K2]-1" office:value-type="float" office:value="9">
            <text:p>9</text:p>
          </table:table-cell>
          <table:table-cell table:style-name="ce15" table:formula="of:=[.L4]*1.01" office:value-type="float" office:value="31.607504380578">
            <text:p>31.6075</text:p>
          </table:table-cell>
          <table:table-cell table:style-name="ce8" table:formula="of:=[.M2]" office:value-type="float" office:value="28.7">
            <text:p>28.700</text:p>
          </table:table-cell>
          <table:table-cell table:formula="of:=[.N2]-1" office:value-type="float" office:value="9">
            <text:p>9</text:p>
          </table:table-cell>
          <table:table-cell table:style-name="ce15" table:formula="of:=[.O4]*1.01" office:value-type="float" office:value="31.3887673260412">
            <text:p>31.3888</text:p>
          </table:table-cell>
          <table:table-cell table:style-name="ce8" table:formula="of:=[.P2]" office:value-type="float" office:value="29.16">
            <text:p>29.160</text:p>
          </table:table-cell>
          <table:table-cell table:formula="of:=[.Q2]-1" office:value-type="float" office:value="9">
            <text:p>9</text:p>
          </table:table-cell>
          <table:table-cell table:style-name="ce15" table:formula="of:=[.R4]*1.01" office:value-type="float" office:value="31.891862551476">
            <text:p>31.8919</text:p>
          </table:table-cell>
          <table:table-cell table:style-name="ce8" table:formula="of:=[.S2]" office:value-type="float" office:value="87.02">
            <text:p>87.020</text:p>
          </table:table-cell>
          <table:table-cell table:formula="of:=[.T2]-1" office:value-type="float" office:value="9">
            <text:p>9</text:p>
          </table:table-cell>
          <table:table-cell table:style-name="ce15" table:formula="of:=[.U4]*1.01" office:value-type="float" office:value="95.1724924289931">
            <text:p>95.1725</text:p>
          </table:table-cell>
          <table:table-cell table:style-name="ce8" table:formula="of:=[.V2]" office:value-type="float" office:value="20.47">
            <text:p>20.470</text:p>
          </table:table-cell>
          <table:table-cell table:formula="of:=[.W2]-1" office:value-type="float" office:value="9">
            <text:p>9</text:p>
          </table:table-cell>
          <table:table-cell table:style-name="ce15" table:formula="of:=[.X4]*1.01" office:value-type="float" office:value="22.3877375318489">
            <text:p>22.3877</text:p>
          </table:table-cell>
          <table:table-cell table:style-name="ce8" table:formula="of:=[.Y2]" office:value-type="float" office:value="1.175">
            <text:p>1.175</text:p>
          </table:table-cell>
          <table:table-cell table:formula="of:=[.Z2]-1" office:value-type="float" office:value="9">
            <text:p>9</text:p>
          </table:table-cell>
          <table:table-cell table:style-name="ce15" table:formula="of:=[.AA4]*1.01" office:value-type="float" office:value="1.28508019540412">
            <text:p>1.2851</text:p>
          </table:table-cell>
          <table:table-cell table:number-columns-repeated="997"/>
        </table:table-row>
        <table:table-row table:style-name="ro1">
          <table:table-cell table:style-name="ce8" table:formula="of:=[.A3]" office:value-type="float" office:value="13.8">
            <text:p>13.80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4.9434225376675">
            <text:p>14.9434</text:p>
          </table:table-cell>
          <table:table-cell table:style-name="ce8" table:formula="of:=[.D3]" office:value-type="float" office:value="29.25">
            <text:p>29.250</text:p>
          </table:table-cell>
          <table:table-cell table:formula="of:=[.E3]-1" office:value-type="float" office:value="8">
            <text:p>8</text:p>
          </table:table-cell>
          <table:table-cell table:style-name="ce15" table:formula="of:=[.F5]*1.01" office:value-type="float" office:value="31.6735586396213">
            <text:p>31.6736</text:p>
          </table:table-cell>
          <table:table-cell table:style-name="ce8" table:formula="of:=[.G3]" office:value-type="float" office:value="36.84">
            <text:p>36.840</text:p>
          </table:table-cell>
          <table:table-cell table:formula="of:=[.H3]-1" office:value-type="float" office:value="8">
            <text:p>8</text:p>
          </table:table-cell>
          <table:table-cell table:style-name="ce15" table:formula="of:=[.I5]*1.01" office:value-type="float" office:value="39.8924410353385">
            <text:p>39.8924</text:p>
          </table:table-cell>
          <table:table-cell table:style-name="ce8" table:formula="of:=[.J3]" office:value-type="float" office:value="28.9">
            <text:p>28.900</text:p>
          </table:table-cell>
          <table:table-cell table:formula="of:=[.K3]-1" office:value-type="float" office:value="8">
            <text:p>8</text:p>
          </table:table-cell>
          <table:table-cell table:style-name="ce15" table:formula="of:=[.L5]*1.01" office:value-type="float" office:value="31.2945587926515">
            <text:p>31.2946</text:p>
          </table:table-cell>
          <table:table-cell table:style-name="ce8" table:formula="of:=[.M3]" office:value-type="float" office:value="28.7">
            <text:p>28.700</text:p>
          </table:table-cell>
          <table:table-cell table:formula="of:=[.N3]-1" office:value-type="float" office:value="8">
            <text:p>8</text:p>
          </table:table-cell>
          <table:table-cell table:style-name="ce15" table:formula="of:=[.O5]*1.01" office:value-type="float" office:value="31.0779874515259">
            <text:p>31.0780</text:p>
          </table:table-cell>
          <table:table-cell table:style-name="ce8" table:formula="of:=[.P3]" office:value-type="float" office:value="29.16">
            <text:p>29.160</text:p>
          </table:table-cell>
          <table:table-cell table:formula="of:=[.Q3]-1" office:value-type="float" office:value="8">
            <text:p>8</text:p>
          </table:table-cell>
          <table:table-cell table:style-name="ce15" table:formula="of:=[.R5]*1.01" office:value-type="float" office:value="31.5761015361148">
            <text:p>31.5761</text:p>
          </table:table-cell>
          <table:table-cell table:style-name="ce8" table:formula="of:=[.S3]" office:value-type="float" office:value="87.02">
            <text:p>87.020</text:p>
          </table:table-cell>
          <table:table-cell table:formula="of:=[.T3]-1" office:value-type="float" office:value="8">
            <text:p>8</text:p>
          </table:table-cell>
          <table:table-cell table:style-name="ce15" table:formula="of:=[.U5]*1.01" office:value-type="float" office:value="94.2301905237555">
            <text:p>94.2302</text:p>
          </table:table-cell>
          <table:table-cell table:style-name="ce8" table:formula="of:=[.V3]" office:value-type="float" office:value="20.47">
            <text:p>20.470</text:p>
          </table:table-cell>
          <table:table-cell table:formula="of:=[.W3]-1" office:value-type="float" office:value="8">
            <text:p>8</text:p>
          </table:table-cell>
          <table:table-cell table:style-name="ce15" table:formula="of:=[.X5]*1.01" office:value-type="float" office:value="22.1660767642068">
            <text:p>22.1661</text:p>
          </table:table-cell>
          <table:table-cell table:style-name="ce8" table:formula="of:=[.Y3]" office:value-type="float" office:value="1.175">
            <text:p>1.175</text:p>
          </table:table-cell>
          <table:table-cell table:formula="of:=[.Z3]-1" office:value-type="float" office:value="8">
            <text:p>8</text:p>
          </table:table-cell>
          <table:table-cell table:style-name="ce15" table:formula="of:=[.AA5]*1.01" office:value-type="float" office:value="1.27235662911299">
            <text:p>1.2724</text:p>
          </table:table-cell>
          <table:table-cell table:number-columns-repeated="997"/>
        </table:table-row>
        <table:table-row table:style-name="ro1">
          <table:table-cell table:style-name="ce8" table:formula="of:=[.A4]" office:value-type="float" office:value="13.8">
            <text:p>13.80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4.7954678590767">
            <text:p>14.7955</text:p>
          </table:table-cell>
          <table:table-cell table:style-name="ce8" table:formula="of:=[.D4]" office:value-type="float" office:value="29.25">
            <text:p>29.250</text:p>
          </table:table-cell>
          <table:table-cell table:formula="of:=[.E4]-1" office:value-type="float" office:value="7">
            <text:p>7</text:p>
          </table:table-cell>
          <table:table-cell table:style-name="ce15" table:formula="of:=[.F6]*1.01" office:value-type="float" office:value="31.35995904913">
            <text:p>31.3600</text:p>
          </table:table-cell>
          <table:table-cell table:style-name="ce8" table:formula="of:=[.G4]" office:value-type="float" office:value="36.84">
            <text:p>36.840</text:p>
          </table:table-cell>
          <table:table-cell table:formula="of:=[.H4]-1" office:value-type="float" office:value="7">
            <text:p>7</text:p>
          </table:table-cell>
          <table:table-cell table:style-name="ce15" table:formula="of:=[.I6]*1.01" office:value-type="float" office:value="39.4974663716223">
            <text:p>39.4975</text:p>
          </table:table-cell>
          <table:table-cell table:style-name="ce8" table:formula="of:=[.J4]" office:value-type="float" office:value="28.9">
            <text:p>28.900</text:p>
          </table:table-cell>
          <table:table-cell table:formula="of:=[.K4]-1" office:value-type="float" office:value="7">
            <text:p>7</text:p>
          </table:table-cell>
          <table:table-cell table:style-name="ce15" table:formula="of:=[.L6]*1.01" office:value-type="float" office:value="30.9847116758926">
            <text:p>30.9847</text:p>
          </table:table-cell>
          <table:table-cell table:style-name="ce8" table:formula="of:=[.M4]" office:value-type="float" office:value="28.7">
            <text:p>28.700</text:p>
          </table:table-cell>
          <table:table-cell table:formula="of:=[.N4]-1" office:value-type="float" office:value="7">
            <text:p>7</text:p>
          </table:table-cell>
          <table:table-cell table:style-name="ce15" table:formula="of:=[.O6]*1.01" office:value-type="float" office:value="30.7702846054712">
            <text:p>30.7703</text:p>
          </table:table-cell>
          <table:table-cell table:style-name="ce8" table:formula="of:=[.P4]" office:value-type="float" office:value="29.16">
            <text:p>29.160</text:p>
          </table:table-cell>
          <table:table-cell table:formula="of:=[.Q4]-1" office:value-type="float" office:value="7">
            <text:p>7</text:p>
          </table:table-cell>
          <table:table-cell table:style-name="ce15" table:formula="of:=[.R6]*1.01" office:value-type="float" office:value="31.2634668674404">
            <text:p>31.2635</text:p>
          </table:table-cell>
          <table:table-cell table:style-name="ce8" table:formula="of:=[.S4]" office:value-type="float" office:value="87.02">
            <text:p>87.020</text:p>
          </table:table-cell>
          <table:table-cell table:formula="of:=[.T4]-1" office:value-type="float" office:value="7">
            <text:p>7</text:p>
          </table:table-cell>
          <table:table-cell table:style-name="ce15" table:formula="of:=[.U6]*1.01" office:value-type="float" office:value="93.297218340352">
            <text:p>93.2972</text:p>
          </table:table-cell>
          <table:table-cell table:style-name="ce8" table:formula="of:=[.V4]" office:value-type="float" office:value="20.47">
            <text:p>20.470</text:p>
          </table:table-cell>
          <table:table-cell table:formula="of:=[.W4]-1" office:value-type="float" office:value="7">
            <text:p>7</text:p>
          </table:table-cell>
          <table:table-cell table:style-name="ce15" table:formula="of:=[.X6]*1.01" office:value-type="float" office:value="21.9466106576305">
            <text:p>21.9466</text:p>
          </table:table-cell>
          <table:table-cell table:style-name="ce8" table:formula="of:=[.Y4]" office:value-type="float" office:value="1.175">
            <text:p>1.175</text:p>
          </table:table-cell>
          <table:table-cell table:formula="of:=[.Z4]-1" office:value-type="float" office:value="7">
            <text:p>7</text:p>
          </table:table-cell>
          <table:table-cell table:style-name="ce15" table:formula="of:=[.AA6]*1.01" office:value-type="float" office:value="1.25975903872574">
            <text:p>1.2598</text:p>
          </table:table-cell>
          <table:table-cell table:number-columns-repeated="997"/>
        </table:table-row>
        <table:table-row table:style-name="ro1">
          <table:table-cell table:style-name="ce8" table:formula="of:=[.A5]" office:value-type="float" office:value="13.8">
            <text:p>13.80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4.6489780782938">
            <text:p>14.6490</text:p>
          </table:table-cell>
          <table:table-cell table:style-name="ce8" table:formula="of:=[.D5]" office:value-type="float" office:value="29.25">
            <text:p>29.250</text:p>
          </table:table-cell>
          <table:table-cell table:formula="of:=[.E5]-1" office:value-type="float" office:value="6">
            <text:p>6</text:p>
          </table:table-cell>
          <table:table-cell table:style-name="ce15" table:formula="of:=[.F7]*1.01" office:value-type="float" office:value="31.0494644050793">
            <text:p>31.0495</text:p>
          </table:table-cell>
          <table:table-cell table:style-name="ce8" table:formula="of:=[.G5]" office:value-type="float" office:value="36.84">
            <text:p>36.840</text:p>
          </table:table-cell>
          <table:table-cell table:formula="of:=[.H5]-1" office:value-type="float" office:value="6">
            <text:p>6</text:p>
          </table:table-cell>
          <table:table-cell table:style-name="ce15" table:formula="of:=[.I7]*1.01" office:value-type="float" office:value="39.1064023481409">
            <text:p>39.1064</text:p>
          </table:table-cell>
          <table:table-cell table:style-name="ce8" table:formula="of:=[.J5]" office:value-type="float" office:value="28.9">
            <text:p>28.900</text:p>
          </table:table-cell>
          <table:table-cell table:formula="of:=[.K5]-1" office:value-type="float" office:value="6">
            <text:p>6</text:p>
          </table:table-cell>
          <table:table-cell table:style-name="ce15" table:formula="of:=[.L7]*1.01" office:value-type="float" office:value="30.6779323523689">
            <text:p>30.6779</text:p>
          </table:table-cell>
          <table:table-cell table:style-name="ce8" table:formula="of:=[.M5]" office:value-type="float" office:value="28.7">
            <text:p>28.700</text:p>
          </table:table-cell>
          <table:table-cell table:formula="of:=[.N5]-1" office:value-type="float" office:value="6">
            <text:p>6</text:p>
          </table:table-cell>
          <table:table-cell table:style-name="ce15" table:formula="of:=[.O7]*1.01" office:value-type="float" office:value="30.4656283222487">
            <text:p>30.4656</text:p>
          </table:table-cell>
          <table:table-cell table:style-name="ce8" table:formula="of:=[.P5]" office:value-type="float" office:value="29.16">
            <text:p>29.160</text:p>
          </table:table-cell>
          <table:table-cell table:formula="of:=[.Q5]-1" office:value-type="float" office:value="6">
            <text:p>6</text:p>
          </table:table-cell>
          <table:table-cell table:style-name="ce15" table:formula="of:=[.R7]*1.01" office:value-type="float" office:value="30.9539275915252">
            <text:p>30.9539</text:p>
          </table:table-cell>
          <table:table-cell table:style-name="ce8" table:formula="of:=[.S5]" office:value-type="float" office:value="87.02">
            <text:p>87.020</text:p>
          </table:table-cell>
          <table:table-cell table:formula="of:=[.T5]-1" office:value-type="float" office:value="6">
            <text:p>6</text:p>
          </table:table-cell>
          <table:table-cell table:style-name="ce15" table:formula="of:=[.U7]*1.01" office:value-type="float" office:value="92.373483505299">
            <text:p>92.3735</text:p>
          </table:table-cell>
          <table:table-cell table:style-name="ce8" table:formula="of:=[.V5]" office:value-type="float" office:value="20.47">
            <text:p>20.470</text:p>
          </table:table-cell>
          <table:table-cell table:formula="of:=[.W5]-1" office:value-type="float" office:value="6">
            <text:p>6</text:p>
          </table:table-cell>
          <table:table-cell table:style-name="ce15" table:formula="of:=[.X7]*1.01" office:value-type="float" office:value="21.7293174828025">
            <text:p>21.7293</text:p>
          </table:table-cell>
          <table:table-cell table:style-name="ce8" table:formula="of:=[.Y5]" office:value-type="float" office:value="1.175">
            <text:p>1.175</text:p>
          </table:table-cell>
          <table:table-cell table:formula="of:=[.Z5]-1" office:value-type="float" office:value="6">
            <text:p>6</text:p>
          </table:table-cell>
          <table:table-cell table:style-name="ce15" table:formula="of:=[.AA7]*1.01" office:value-type="float" office:value="1.24728617695618">
            <text:p>1.2473</text:p>
          </table:table-cell>
          <table:table-cell table:number-columns-repeated="997"/>
        </table:table-row>
        <table:table-row table:style-name="ro1">
          <table:table-cell table:style-name="ce8" table:formula="of:=[.A6]" office:value-type="float" office:value="13.8">
            <text:p>13.800</text:p>
          </table:table-cell>
          <table:table-cell table:style-name="ce5" table:formula="of:=[.B6]-1" office:value-type="float" office:value="5">
            <text:p>5</text:p>
          </table:table-cell>
          <table:table-cell table:style-name="ce16" table:formula="of:=[.C8]*1.01" office:value-type="float" office:value="14.50393869138">
            <text:p>14.5039</text:p>
          </table:table-cell>
          <table:table-cell table:style-name="ce8" table:formula="of:=[.D6]" office:value-type="float" office:value="29.25">
            <text:p>29.250</text:p>
          </table:table-cell>
          <table:table-cell table:style-name="ce5" table:formula="of:=[.E6]-1" office:value-type="float" office:value="5">
            <text:p>5</text:p>
          </table:table-cell>
          <table:table-cell table:style-name="ce16" table:formula="of:=[.F8]*1.01" office:value-type="float" office:value="30.742043965425">
            <text:p>30.7420</text:p>
          </table:table-cell>
          <table:table-cell table:style-name="ce8" table:formula="of:=[.G6]" office:value-type="float" office:value="36.84">
            <text:p>36.840</text:p>
          </table:table-cell>
          <table:table-cell table:style-name="ce5" table:formula="of:=[.H6]-1" office:value-type="float" office:value="5">
            <text:p>5</text:p>
          </table:table-cell>
          <table:table-cell table:style-name="ce16" table:formula="of:=[.I8]*1.01" office:value-type="float" office:value="38.719210245684">
            <text:p>38.7192</text:p>
          </table:table-cell>
          <table:table-cell table:style-name="ce8" table:formula="of:=[.J6]" office:value-type="float" office:value="28.9">
            <text:p>28.900</text:p>
          </table:table-cell>
          <table:table-cell table:style-name="ce5" table:formula="of:=[.K6]-1" office:value-type="float" office:value="5">
            <text:p>5</text:p>
          </table:table-cell>
          <table:table-cell table:style-name="ce16" table:formula="of:=[.L8]*1.01" office:value-type="float" office:value="30.37419044789">
            <text:p>30.3742</text:p>
          </table:table-cell>
          <table:table-cell table:style-name="ce8" table:formula="of:=[.M6]" office:value-type="float" office:value="28.7">
            <text:p>28.700</text:p>
          </table:table-cell>
          <table:table-cell table:style-name="ce5" table:formula="of:=[.N6]-1" office:value-type="float" office:value="5">
            <text:p>5</text:p>
          </table:table-cell>
          <table:table-cell table:style-name="ce16" table:formula="of:=[.O8]*1.01" office:value-type="float" office:value="30.16398843787">
            <text:p>30.1640</text:p>
          </table:table-cell>
          <table:table-cell table:style-name="ce8" table:formula="of:=[.P6]" office:value-type="float" office:value="29.16">
            <text:p>29.160</text:p>
          </table:table-cell>
          <table:table-cell table:style-name="ce5" table:formula="of:=[.Q6]-1" office:value-type="float" office:value="5">
            <text:p>5</text:p>
          </table:table-cell>
          <table:table-cell table:style-name="ce16" table:formula="of:=[.R8]*1.01" office:value-type="float" office:value="30.647453060916">
            <text:p>30.6475</text:p>
          </table:table-cell>
          <table:table-cell table:style-name="ce8" table:formula="of:=[.S6]" office:value-type="float" office:value="87.02">
            <text:p>87.020</text:p>
          </table:table-cell>
          <table:table-cell table:style-name="ce5" table:formula="of:=[.T6]-1" office:value-type="float" office:value="5">
            <text:p>5</text:p>
          </table:table-cell>
          <table:table-cell table:style-name="ce16" table:formula="of:=[.U8]*1.01" office:value-type="float" office:value="91.458894559702">
            <text:p>91.4589</text:p>
          </table:table-cell>
          <table:table-cell table:style-name="ce8" table:formula="of:=[.V6]" office:value-type="float" office:value="20.47">
            <text:p>20.470</text:p>
          </table:table-cell>
          <table:table-cell table:style-name="ce5" table:formula="of:=[.W6]-1" office:value-type="float" office:value="5">
            <text:p>5</text:p>
          </table:table-cell>
          <table:table-cell table:style-name="ce16" table:formula="of:=[.X8]*1.01" office:value-type="float" office:value="21.514175725547">
            <text:p>21.5142</text:p>
          </table:table-cell>
          <table:table-cell table:style-name="ce8" table:formula="of:=[.Y6]" office:value-type="float" office:value="1.175">
            <text:p>1.175</text:p>
          </table:table-cell>
          <table:table-cell table:style-name="ce5" table:formula="of:=[.Z6]-1" office:value-type="float" office:value="5">
            <text:p>5</text:p>
          </table:table-cell>
          <table:table-cell table:style-name="ce16" table:formula="of:=[.AA8]*1.01" office:value-type="float" office:value="1.2349368088675">
            <text:p>1.2349</text:p>
          </table:table-cell>
          <table:table-cell table:style-name="ce5" table:number-columns-repeated="997"/>
        </table:table-row>
        <table:table-row table:style-name="ro1">
          <table:table-cell table:style-name="ce8" table:formula="of:=[.A7]" office:value-type="float" office:value="13.8">
            <text:p>13.80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4.360335338">
            <text:p>14.3603</text:p>
          </table:table-cell>
          <table:table-cell table:style-name="ce8" table:formula="of:=[.D7]" office:value-type="float" office:value="29.25">
            <text:p>29.250</text:p>
          </table:table-cell>
          <table:table-cell table:formula="of:=[.E7]-1" office:value-type="float" office:value="4">
            <text:p>4</text:p>
          </table:table-cell>
          <table:table-cell table:style-name="ce15" table:formula="of:=[.F9]*1.01" office:value-type="float" office:value="30.4376672925">
            <text:p>30.4377</text:p>
          </table:table-cell>
          <table:table-cell table:style-name="ce8" table:formula="of:=[.G7]" office:value-type="float" office:value="36.84">
            <text:p>36.840</text:p>
          </table:table-cell>
          <table:table-cell table:formula="of:=[.H7]-1" office:value-type="float" office:value="4">
            <text:p>4</text:p>
          </table:table-cell>
          <table:table-cell table:style-name="ce15" table:formula="of:=[.I9]*1.01" office:value-type="float" office:value="38.3358517284">
            <text:p>38.3359</text:p>
          </table:table-cell>
          <table:table-cell table:style-name="ce8" table:formula="of:=[.J7]" office:value-type="float" office:value="28.9">
            <text:p>28.900</text:p>
          </table:table-cell>
          <table:table-cell table:formula="of:=[.K7]-1" office:value-type="float" office:value="4">
            <text:p>4</text:p>
          </table:table-cell>
          <table:table-cell table:style-name="ce15" table:formula="of:=[.L9]*1.01" office:value-type="float" office:value="30.073455889">
            <text:p>30.0735</text:p>
          </table:table-cell>
          <table:table-cell table:style-name="ce8" table:formula="of:=[.M7]" office:value-type="float" office:value="28.7">
            <text:p>28.700</text:p>
          </table:table-cell>
          <table:table-cell table:formula="of:=[.N7]-1" office:value-type="float" office:value="4">
            <text:p>4</text:p>
          </table:table-cell>
          <table:table-cell table:style-name="ce15" table:formula="of:=[.O9]*1.01" office:value-type="float" office:value="29.865335087">
            <text:p>29.8653</text:p>
          </table:table-cell>
          <table:table-cell table:style-name="ce8" table:formula="of:=[.P7]" office:value-type="float" office:value="29.16">
            <text:p>29.160</text:p>
          </table:table-cell>
          <table:table-cell table:formula="of:=[.Q7]-1" office:value-type="float" office:value="4">
            <text:p>4</text:p>
          </table:table-cell>
          <table:table-cell table:style-name="ce15" table:formula="of:=[.R9]*1.01" office:value-type="float" office:value="30.3440129316">
            <text:p>30.3440</text:p>
          </table:table-cell>
          <table:table-cell table:style-name="ce8" table:formula="of:=[.S7]" office:value-type="float" office:value="87.02">
            <text:p>87.020</text:p>
          </table:table-cell>
          <table:table-cell table:formula="of:=[.T7]-1" office:value-type="float" office:value="4">
            <text:p>4</text:p>
          </table:table-cell>
          <table:table-cell table:style-name="ce15" table:formula="of:=[.U9]*1.01" office:value-type="float" office:value="90.5533609502">
            <text:p>90.5534</text:p>
          </table:table-cell>
          <table:table-cell table:style-name="ce8" table:formula="of:=[.V7]" office:value-type="float" office:value="20.47">
            <text:p>20.470</text:p>
          </table:table-cell>
          <table:table-cell table:formula="of:=[.W7]-1" office:value-type="float" office:value="4">
            <text:p>4</text:p>
          </table:table-cell>
          <table:table-cell table:style-name="ce15" table:formula="of:=[.X9]*1.01" office:value-type="float" office:value="21.3011640847">
            <text:p>21.3012</text:p>
          </table:table-cell>
          <table:table-cell table:style-name="ce8" table:formula="of:=[.Y7]" office:value-type="float" office:value="1.175">
            <text:p>1.175</text:p>
          </table:table-cell>
          <table:table-cell table:formula="of:=[.Z7]-1" office:value-type="float" office:value="4">
            <text:p>4</text:p>
          </table:table-cell>
          <table:table-cell table:style-name="ce15" table:formula="of:=[.AA9]*1.01" office:value-type="float" office:value="1.22270971175">
            <text:p>1.2227</text:p>
          </table:table-cell>
          <table:table-cell table:number-columns-repeated="997"/>
        </table:table-row>
        <table:table-row table:style-name="ro1">
          <table:table-cell table:style-name="ce8" table:formula="of:=[.A8]" office:value-type="float" office:value="13.8">
            <text:p>13.80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4.2181538">
            <text:p>14.2182</text:p>
          </table:table-cell>
          <table:table-cell table:style-name="ce8" table:formula="of:=[.D8]" office:value-type="float" office:value="29.25">
            <text:p>29.250</text:p>
          </table:table-cell>
          <table:table-cell table:formula="of:=[.E8]-1" office:value-type="float" office:value="3">
            <text:p>3</text:p>
          </table:table-cell>
          <table:table-cell table:style-name="ce15" table:formula="of:=[.F10]*1.01" office:value-type="float" office:value="30.13630425">
            <text:p>30.1363</text:p>
          </table:table-cell>
          <table:table-cell table:style-name="ce8" table:formula="of:=[.G8]" office:value-type="float" office:value="36.84">
            <text:p>36.840</text:p>
          </table:table-cell>
          <table:table-cell table:formula="of:=[.H8]-1" office:value-type="float" office:value="3">
            <text:p>3</text:p>
          </table:table-cell>
          <table:table-cell table:style-name="ce15" table:formula="of:=[.I10]*1.01" office:value-type="float" office:value="37.95628884">
            <text:p>37.9563</text:p>
          </table:table-cell>
          <table:table-cell table:style-name="ce8" table:formula="of:=[.J8]" office:value-type="float" office:value="28.9">
            <text:p>28.900</text:p>
          </table:table-cell>
          <table:table-cell table:formula="of:=[.K8]-1" office:value-type="float" office:value="3">
            <text:p>3</text:p>
          </table:table-cell>
          <table:table-cell table:style-name="ce15" table:formula="of:=[.L10]*1.01" office:value-type="float" office:value="29.7756989">
            <text:p>29.7757</text:p>
          </table:table-cell>
          <table:table-cell table:style-name="ce8" table:formula="of:=[.M8]" office:value-type="float" office:value="28.7">
            <text:p>28.700</text:p>
          </table:table-cell>
          <table:table-cell table:formula="of:=[.N8]-1" office:value-type="float" office:value="3">
            <text:p>3</text:p>
          </table:table-cell>
          <table:table-cell table:style-name="ce15" table:formula="of:=[.O10]*1.01" office:value-type="float" office:value="29.5696387">
            <text:p>29.5696</text:p>
          </table:table-cell>
          <table:table-cell table:style-name="ce8" table:formula="of:=[.P8]" office:value-type="float" office:value="29.16">
            <text:p>29.160</text:p>
          </table:table-cell>
          <table:table-cell table:formula="of:=[.Q8]-1" office:value-type="float" office:value="3">
            <text:p>3</text:p>
          </table:table-cell>
          <table:table-cell table:style-name="ce15" table:formula="of:=[.R10]*1.01" office:value-type="float" office:value="30.04357716">
            <text:p>30.0436</text:p>
          </table:table-cell>
          <table:table-cell table:style-name="ce8" table:formula="of:=[.S8]" office:value-type="float" office:value="87.02">
            <text:p>87.020</text:p>
          </table:table-cell>
          <table:table-cell table:formula="of:=[.T8]-1" office:value-type="float" office:value="3">
            <text:p>3</text:p>
          </table:table-cell>
          <table:table-cell table:style-name="ce15" table:formula="of:=[.U10]*1.01" office:value-type="float" office:value="89.65679302">
            <text:p>89.6568</text:p>
          </table:table-cell>
          <table:table-cell table:style-name="ce8" table:formula="of:=[.V8]" office:value-type="float" office:value="20.47">
            <text:p>20.470</text:p>
          </table:table-cell>
          <table:table-cell table:formula="of:=[.W8]-1" office:value-type="float" office:value="3">
            <text:p>3</text:p>
          </table:table-cell>
          <table:table-cell table:style-name="ce15" table:formula="of:=[.X10]*1.01" office:value-type="float" office:value="21.09026147">
            <text:p>21.0903</text:p>
          </table:table-cell>
          <table:table-cell table:style-name="ce8" table:formula="of:=[.Y8]" office:value-type="float" office:value="1.175">
            <text:p>1.175</text:p>
          </table:table-cell>
          <table:table-cell table:formula="of:=[.Z8]-1" office:value-type="float" office:value="3">
            <text:p>3</text:p>
          </table:table-cell>
          <table:table-cell table:style-name="ce15" table:formula="of:=[.AA10]*1.01" office:value-type="float" office:value="1.210603675">
            <text:p>1.2106</text:p>
          </table:table-cell>
          <table:table-cell table:number-columns-repeated="997"/>
        </table:table-row>
        <table:table-row table:style-name="ro1">
          <table:table-cell table:style-name="ce8" table:formula="of:=[.A9]" office:value-type="float" office:value="13.8">
            <text:p>13.800</text:p>
          </table:table-cell>
          <table:table-cell table:style-name="ce9" table:formula="of:=[.B9]-1" office:value-type="float" office:value="2">
            <text:p>2</text:p>
          </table:table-cell>
          <table:table-cell table:style-name="ce17" table:formula="of:=[.C11]*1.01" office:value-type="float" office:value="14.07738">
            <text:p>14.0774</text:p>
          </table:table-cell>
          <table:table-cell table:style-name="ce8" table:formula="of:=[.D9]" office:value-type="float" office:value="29.25">
            <text:p>29.250</text:p>
          </table:table-cell>
          <table:table-cell table:formula="of:=[.E9]-1" office:value-type="float" office:value="2">
            <text:p>2</text:p>
          </table:table-cell>
          <table:table-cell table:style-name="ce15" table:formula="of:=[.F11]*1.01" office:value-type="float" office:value="29.837925">
            <text:p>29.8379</text:p>
          </table:table-cell>
          <table:table-cell table:style-name="ce8" table:formula="of:=[.G9]" office:value-type="float" office:value="36.84">
            <text:p>36.840</text:p>
          </table:table-cell>
          <table:table-cell table:formula="of:=[.H9]-1" office:value-type="float" office:value="2">
            <text:p>2</text:p>
          </table:table-cell>
          <table:table-cell table:style-name="ce15" table:formula="of:=[.I11]*1.01" office:value-type="float" office:value="37.580484">
            <text:p>37.5805</text:p>
          </table:table-cell>
          <table:table-cell table:style-name="ce8" table:formula="of:=[.J9]" office:value-type="float" office:value="28.9">
            <text:p>28.900</text:p>
          </table:table-cell>
          <table:table-cell table:formula="of:=[.K9]-1" office:value-type="float" office:value="2">
            <text:p>2</text:p>
          </table:table-cell>
          <table:table-cell table:style-name="ce15" table:formula="of:=[.L11]*1.01" office:value-type="float" office:value="29.48089">
            <text:p>29.4809</text:p>
          </table:table-cell>
          <table:table-cell table:style-name="ce8" table:formula="of:=[.M9]" office:value-type="float" office:value="28.7">
            <text:p>28.700</text:p>
          </table:table-cell>
          <table:table-cell table:formula="of:=[.N9]-1" office:value-type="float" office:value="2">
            <text:p>2</text:p>
          </table:table-cell>
          <table:table-cell table:style-name="ce15" table:formula="of:=[.O11]*1.01" office:value-type="float" office:value="29.27687">
            <text:p>29.2769</text:p>
          </table:table-cell>
          <table:table-cell table:style-name="ce8" table:formula="of:=[.P9]" office:value-type="float" office:value="29.16">
            <text:p>29.160</text:p>
          </table:table-cell>
          <table:table-cell table:formula="of:=[.Q9]-1" office:value-type="float" office:value="2">
            <text:p>2</text:p>
          </table:table-cell>
          <table:table-cell table:style-name="ce15" table:formula="of:=[.R11]*1.01" office:value-type="float" office:value="29.746116">
            <text:p>29.7461</text:p>
          </table:table-cell>
          <table:table-cell table:style-name="ce8" table:formula="of:=[.S9]" office:value-type="float" office:value="87.02">
            <text:p>87.020</text:p>
          </table:table-cell>
          <table:table-cell table:formula="of:=[.T9]-1" office:value-type="float" office:value="2">
            <text:p>2</text:p>
          </table:table-cell>
          <table:table-cell table:style-name="ce15" table:formula="of:=[.U11]*1.01" office:value-type="float" office:value="88.769102">
            <text:p>88.7691</text:p>
          </table:table-cell>
          <table:table-cell table:style-name="ce8" table:formula="of:=[.V9]" office:value-type="float" office:value="20.47">
            <text:p>20.470</text:p>
          </table:table-cell>
          <table:table-cell table:formula="of:=[.W9]-1" office:value-type="float" office:value="2">
            <text:p>2</text:p>
          </table:table-cell>
          <table:table-cell table:style-name="ce15" table:formula="of:=[.X11]*1.01" office:value-type="float" office:value="20.881447">
            <text:p>20.8814</text:p>
          </table:table-cell>
          <table:table-cell table:style-name="ce8" table:formula="of:=[.Y9]" office:value-type="float" office:value="1.175">
            <text:p>1.175</text:p>
          </table:table-cell>
          <table:table-cell table:formula="of:=[.Z9]-1" office:value-type="float" office:value="2">
            <text:p>2</text:p>
          </table:table-cell>
          <table:table-cell table:style-name="ce15" table:formula="of:=[.AA11]*1.01" office:value-type="float" office:value="1.1986175">
            <text:p>1.1986</text:p>
          </table:table-cell>
          <table:table-cell table:number-columns-repeated="997"/>
        </table:table-row>
        <table:table-row table:style-name="ro1">
          <table:table-cell table:style-name="ce8" table:formula="of:=[.A10]" office:value-type="float" office:value="13.8">
            <text:p>13.800</text:p>
          </table:table-cell>
          <table:table-cell table:style-name="ce9" table:formula="of:=[.B10]-1" office:value-type="float" office:value="1">
            <text:p>1</text:p>
          </table:table-cell>
          <table:table-cell table:style-name="ce17" table:formula="of:=[.C12]*1.01" office:value-type="float" office:value="13.938">
            <text:p>13.9380</text:p>
          </table:table-cell>
          <table:table-cell table:style-name="ce8" table:formula="of:=[.D10]" office:value-type="float" office:value="29.25">
            <text:p>29.250</text:p>
          </table:table-cell>
          <table:table-cell table:formula="of:=[.E10]-1" office:value-type="float" office:value="1">
            <text:p>1</text:p>
          </table:table-cell>
          <table:table-cell table:style-name="ce15" table:formula="of:=[.F12]*1.01" office:value-type="float" office:value="29.5425">
            <text:p>29.5425</text:p>
          </table:table-cell>
          <table:table-cell table:style-name="ce8" table:formula="of:=[.G10]" office:value-type="float" office:value="36.84">
            <text:p>36.840</text:p>
          </table:table-cell>
          <table:table-cell table:formula="of:=[.H10]-1" office:value-type="float" office:value="1">
            <text:p>1</text:p>
          </table:table-cell>
          <table:table-cell table:style-name="ce15" table:formula="of:=[.I12]*1.01" office:value-type="float" office:value="37.2084">
            <text:p>37.2084</text:p>
          </table:table-cell>
          <table:table-cell table:style-name="ce8" table:formula="of:=[.J10]" office:value-type="float" office:value="28.9">
            <text:p>28.900</text:p>
          </table:table-cell>
          <table:table-cell table:formula="of:=[.K10]-1" office:value-type="float" office:value="1">
            <text:p>1</text:p>
          </table:table-cell>
          <table:table-cell table:style-name="ce15" table:formula="of:=[.L12]*1.01" office:value-type="float" office:value="29.189">
            <text:p>29.1890</text:p>
          </table:table-cell>
          <table:table-cell table:style-name="ce8" table:formula="of:=[.M10]" office:value-type="float" office:value="28.7">
            <text:p>28.700</text:p>
          </table:table-cell>
          <table:table-cell table:formula="of:=[.N10]-1" office:value-type="float" office:value="1">
            <text:p>1</text:p>
          </table:table-cell>
          <table:table-cell table:style-name="ce15" table:formula="of:=[.O12]*1.01" office:value-type="float" office:value="28.987">
            <text:p>28.9870</text:p>
          </table:table-cell>
          <table:table-cell table:style-name="ce8" table:formula="of:=[.P10]" office:value-type="float" office:value="29.16">
            <text:p>29.160</text:p>
          </table:table-cell>
          <table:table-cell table:formula="of:=[.Q10]-1" office:value-type="float" office:value="1">
            <text:p>1</text:p>
          </table:table-cell>
          <table:table-cell table:style-name="ce15" table:formula="of:=[.R12]*1.01" office:value-type="float" office:value="29.4516">
            <text:p>29.4516</text:p>
          </table:table-cell>
          <table:table-cell table:style-name="ce8" table:formula="of:=[.S10]" office:value-type="float" office:value="87.02">
            <text:p>87.020</text:p>
          </table:table-cell>
          <table:table-cell table:formula="of:=[.T10]-1" office:value-type="float" office:value="1">
            <text:p>1</text:p>
          </table:table-cell>
          <table:table-cell table:style-name="ce15" table:formula="of:=[.U12]*1.01" office:value-type="float" office:value="87.8902">
            <text:p>87.8902</text:p>
          </table:table-cell>
          <table:table-cell table:style-name="ce8" table:formula="of:=[.V10]" office:value-type="float" office:value="20.47">
            <text:p>20.470</text:p>
          </table:table-cell>
          <table:table-cell table:formula="of:=[.W10]-1" office:value-type="float" office:value="1">
            <text:p>1</text:p>
          </table:table-cell>
          <table:table-cell table:style-name="ce15" table:formula="of:=[.X12]*1.01" office:value-type="float" office:value="20.6747">
            <text:p>20.6747</text:p>
          </table:table-cell>
          <table:table-cell table:style-name="ce8" table:formula="of:=[.Y10]" office:value-type="float" office:value="1.175">
            <text:p>1.175</text:p>
          </table:table-cell>
          <table:table-cell table:formula="of:=[.Z10]-1" office:value-type="float" office:value="1">
            <text:p>1</text:p>
          </table:table-cell>
          <table:table-cell table:style-name="ce15" table:formula="of:=[.AA12]*1.01" office:value-type="float" office:value="1.18675">
            <text:p>1.1868</text:p>
          </table:table-cell>
          <table:table-cell table:number-columns-repeated="997"/>
        </table:table-row>
        <table:table-row table:style-name="ro1">
          <table:table-cell table:style-name="ce8" table:formula="of:=[.A11]" office:value-type="float" office:value="13.8">
            <text:p>13.800</text:p>
          </table:table-cell>
          <table:table-cell table:style-name="ce5" table:formula="of:=[.B11]-1" office:value-type="float" office:value="0">
            <text:p>0</text:p>
          </table:table-cell>
          <table:table-cell table:style-name="ce16" table:formula="of:=[.A12]" office:value-type="float" office:value="13.8">
            <text:p>13.8000</text:p>
          </table:table-cell>
          <table:table-cell table:style-name="ce8" table:formula="of:=[.D11]" office:value-type="float" office:value="29.25">
            <text:p>29.250</text:p>
          </table:table-cell>
          <table:table-cell table:style-name="ce5" table:formula="of:=[.E11]-1" office:value-type="float" office:value="0">
            <text:p>0</text:p>
          </table:table-cell>
          <table:table-cell table:style-name="ce16" table:formula="of:=[.D12]" office:value-type="float" office:value="29.25">
            <text:p>29.2500</text:p>
          </table:table-cell>
          <table:table-cell table:style-name="ce8" table:formula="of:=[.G11]" office:value-type="float" office:value="36.84">
            <text:p>36.840</text:p>
          </table:table-cell>
          <table:table-cell table:style-name="ce5" table:formula="of:=[.H11]-1" office:value-type="float" office:value="0">
            <text:p>0</text:p>
          </table:table-cell>
          <table:table-cell table:style-name="ce16" table:formula="of:=[.G12]" office:value-type="float" office:value="36.84">
            <text:p>36.8400</text:p>
          </table:table-cell>
          <table:table-cell table:style-name="ce8" table:formula="of:=[.J11]" office:value-type="float" office:value="28.9">
            <text:p>28.900</text:p>
          </table:table-cell>
          <table:table-cell table:style-name="ce5" table:formula="of:=[.K11]-1" office:value-type="float" office:value="0">
            <text:p>0</text:p>
          </table:table-cell>
          <table:table-cell table:style-name="ce16" table:formula="of:=[.J12]" office:value-type="float" office:value="28.9">
            <text:p>28.9000</text:p>
          </table:table-cell>
          <table:table-cell table:style-name="ce8" table:formula="of:=[.M11]" office:value-type="float" office:value="28.7">
            <text:p>28.700</text:p>
          </table:table-cell>
          <table:table-cell table:style-name="ce5" table:formula="of:=[.N11]-1" office:value-type="float" office:value="0">
            <text:p>0</text:p>
          </table:table-cell>
          <table:table-cell table:style-name="ce16" table:formula="of:=[.M12]" office:value-type="float" office:value="28.7">
            <text:p>28.7000</text:p>
          </table:table-cell>
          <table:table-cell table:style-name="ce8" table:formula="of:=[.P11]" office:value-type="float" office:value="29.16">
            <text:p>29.160</text:p>
          </table:table-cell>
          <table:table-cell table:style-name="ce5" table:formula="of:=[.Q11]-1" office:value-type="float" office:value="0">
            <text:p>0</text:p>
          </table:table-cell>
          <table:table-cell table:style-name="ce16" table:formula="of:=[.P12]" office:value-type="float" office:value="29.16">
            <text:p>29.1600</text:p>
          </table:table-cell>
          <table:table-cell table:style-name="ce8" table:formula="of:=[.S11]" office:value-type="float" office:value="87.02">
            <text:p>87.020</text:p>
          </table:table-cell>
          <table:table-cell table:style-name="ce5" table:formula="of:=[.T11]-1" office:value-type="float" office:value="0">
            <text:p>0</text:p>
          </table:table-cell>
          <table:table-cell table:style-name="ce16" table:formula="of:=[.S12]" office:value-type="float" office:value="87.02">
            <text:p>87.0200</text:p>
          </table:table-cell>
          <table:table-cell table:style-name="ce8" table:formula="of:=[.V11]" office:value-type="float" office:value="20.47">
            <text:p>20.470</text:p>
          </table:table-cell>
          <table:table-cell table:style-name="ce5" table:formula="of:=[.W11]-1" office:value-type="float" office:value="0">
            <text:p>0</text:p>
          </table:table-cell>
          <table:table-cell table:style-name="ce16" table:formula="of:=[.V12]" office:value-type="float" office:value="20.47">
            <text:p>20.4700</text:p>
          </table:table-cell>
          <table:table-cell table:style-name="ce8" table:formula="of:=[.Y11]" office:value-type="float" office:value="1.175">
            <text:p>1.175</text:p>
          </table:table-cell>
          <table:table-cell table:style-name="ce5" table:formula="of:=[.Z11]-1" office:value-type="float" office:value="0">
            <text:p>0</text:p>
          </table:table-cell>
          <table:table-cell table:style-name="ce16" table:formula="of:=[.Y12]" office:value-type="float" office:value="1.175">
            <text:p>1.1750</text:p>
          </table:table-cell>
          <table:table-cell table:style-name="ce5" table:number-columns-repeated="997"/>
        </table:table-row>
        <table:table-row table:style-name="ro1">
          <table:table-cell table:style-name="ce8" table:formula="of:=[.A12]" office:value-type="float" office:value="13.8">
            <text:p>13.800</text:p>
          </table:table-cell>
          <table:table-cell table:style-name="ce14" table:formula="of:=[.B12]-1" office:value-type="float" office:value="-1">
            <text:p>-1</text:p>
          </table:table-cell>
          <table:table-cell table:style-name="ce19" table:formula="of:=[.C12]/1.01" office:value-type="float" office:value="13.6633663366337">
            <text:p>13.6634</text:p>
          </table:table-cell>
          <table:table-cell table:style-name="ce8" table:formula="of:=[.D12]" office:value-type="float" office:value="29.25">
            <text:p>29.250</text:p>
          </table:table-cell>
          <table:table-cell table:style-name="ce14" table:formula="of:=[.E12]-1" office:value-type="float" office:value="-1">
            <text:p>-1</text:p>
          </table:table-cell>
          <table:table-cell table:style-name="ce19" table:formula="of:=[.F12]/1.01" office:value-type="float" office:value="28.960396039604">
            <text:p>28.9604</text:p>
          </table:table-cell>
          <table:table-cell table:style-name="ce8" table:formula="of:=[.G12]" office:value-type="float" office:value="36.84">
            <text:p>36.840</text:p>
          </table:table-cell>
          <table:table-cell table:style-name="ce14" table:formula="of:=[.H12]-1" office:value-type="float" office:value="-1">
            <text:p>-1</text:p>
          </table:table-cell>
          <table:table-cell table:style-name="ce19" table:formula="of:=[.I12]/1.01" office:value-type="float" office:value="36.4752475247525">
            <text:p>36.4752</text:p>
          </table:table-cell>
          <table:table-cell table:style-name="ce8" table:formula="of:=[.J12]" office:value-type="float" office:value="28.9">
            <text:p>28.900</text:p>
          </table:table-cell>
          <table:table-cell table:style-name="ce14" table:formula="of:=[.K12]-1" office:value-type="float" office:value="-1">
            <text:p>-1</text:p>
          </table:table-cell>
          <table:table-cell table:style-name="ce19" table:formula="of:=[.L12]/1.01" office:value-type="float" office:value="28.6138613861386">
            <text:p>28.6139</text:p>
          </table:table-cell>
          <table:table-cell table:style-name="ce8" table:formula="of:=[.M12]" office:value-type="float" office:value="28.7">
            <text:p>28.700</text:p>
          </table:table-cell>
          <table:table-cell table:style-name="ce14" table:formula="of:=[.N12]-1" office:value-type="float" office:value="-1">
            <text:p>-1</text:p>
          </table:table-cell>
          <table:table-cell table:style-name="ce19" table:formula="of:=[.O12]/1.01" office:value-type="float" office:value="28.4158415841584">
            <text:p>28.4158</text:p>
          </table:table-cell>
          <table:table-cell table:style-name="ce8" table:formula="of:=[.P12]" office:value-type="float" office:value="29.16">
            <text:p>29.160</text:p>
          </table:table-cell>
          <table:table-cell table:style-name="ce14" table:formula="of:=[.Q12]-1" office:value-type="float" office:value="-1">
            <text:p>-1</text:p>
          </table:table-cell>
          <table:table-cell table:style-name="ce19" table:formula="of:=[.R12]/1.01" office:value-type="float" office:value="28.8712871287129">
            <text:p>28.8713</text:p>
          </table:table-cell>
          <table:table-cell table:style-name="ce8" table:formula="of:=[.S12]" office:value-type="float" office:value="87.02">
            <text:p>87.020</text:p>
          </table:table-cell>
          <table:table-cell table:style-name="ce14" table:formula="of:=[.T12]-1" office:value-type="float" office:value="-1">
            <text:p>-1</text:p>
          </table:table-cell>
          <table:table-cell table:style-name="ce19" table:formula="of:=[.U12]/1.01" office:value-type="float" office:value="86.1584158415842">
            <text:p>86.1584</text:p>
          </table:table-cell>
          <table:table-cell table:style-name="ce8" table:formula="of:=[.V12]" office:value-type="float" office:value="20.47">
            <text:p>20.470</text:p>
          </table:table-cell>
          <table:table-cell table:style-name="ce14" table:formula="of:=[.W12]-1" office:value-type="float" office:value="-1">
            <text:p>-1</text:p>
          </table:table-cell>
          <table:table-cell table:style-name="ce19" table:formula="of:=[.X12]/1.01" office:value-type="float" office:value="20.2673267326733">
            <text:p>20.2673</text:p>
          </table:table-cell>
          <table:table-cell table:style-name="ce8" table:formula="of:=[.Y12]" office:value-type="float" office:value="1.175">
            <text:p>1.175</text:p>
          </table:table-cell>
          <table:table-cell table:style-name="ce14" table:formula="of:=[.Z12]-1" office:value-type="float" office:value="-1">
            <text:p>-1</text:p>
          </table:table-cell>
          <table:table-cell table:style-name="ce19" table:formula="of:=[.AA12]/1.01" office:value-type="float" office:value="1.16336633663366">
            <text:p>1.1634</text:p>
          </table:table-cell>
          <table:table-cell table:number-columns-repeated="997"/>
        </table:table-row>
        <table:table-row table:style-name="ro1">
          <table:table-cell table:style-name="ce8" table:formula="of:=[.A13]" office:value-type="float" office:value="13.8">
            <text:p>13.800</text:p>
          </table:table-cell>
          <table:table-cell table:style-name="ce14" table:formula="of:=[.B13]-1" office:value-type="float" office:value="-2">
            <text:p>-2</text:p>
          </table:table-cell>
          <table:table-cell table:style-name="ce19" table:formula="of:=[.C13]/1.01" office:value-type="float" office:value="13.5280854818155">
            <text:p>13.5281</text:p>
          </table:table-cell>
          <table:table-cell table:style-name="ce8" table:formula="of:=[.D13]" office:value-type="float" office:value="29.25">
            <text:p>29.250</text:p>
          </table:table-cell>
          <table:table-cell table:style-name="ce14" table:formula="of:=[.E13]-1" office:value-type="float" office:value="-2">
            <text:p>-2</text:p>
          </table:table-cell>
          <table:table-cell table:style-name="ce19" table:formula="of:=[.F13]/1.01" office:value-type="float" office:value="28.6736594451524">
            <text:p>28.6737</text:p>
          </table:table-cell>
          <table:table-cell table:style-name="ce8" table:formula="of:=[.G13]" office:value-type="float" office:value="36.84">
            <text:p>36.840</text:p>
          </table:table-cell>
          <table:table-cell table:style-name="ce14" table:formula="of:=[.H13]-1" office:value-type="float" office:value="-2">
            <text:p>-2</text:p>
          </table:table-cell>
          <table:table-cell table:style-name="ce19" table:formula="of:=[.I13]/1.01" office:value-type="float" office:value="36.114106460151">
            <text:p>36.1141</text:p>
          </table:table-cell>
          <table:table-cell table:style-name="ce8" table:formula="of:=[.J13]" office:value-type="float" office:value="28.9">
            <text:p>28.900</text:p>
          </table:table-cell>
          <table:table-cell table:style-name="ce14" table:formula="of:=[.K13]-1" office:value-type="float" office:value="-2">
            <text:p>-2</text:p>
          </table:table-cell>
          <table:table-cell table:style-name="ce19" table:formula="of:=[.L13]/1.01" office:value-type="float" office:value="28.33055582786">
            <text:p>28.3306</text:p>
          </table:table-cell>
          <table:table-cell table:style-name="ce8" table:formula="of:=[.M13]" office:value-type="float" office:value="28.7">
            <text:p>28.700</text:p>
          </table:table-cell>
          <table:table-cell table:style-name="ce14" table:formula="of:=[.N13]-1" office:value-type="float" office:value="-2">
            <text:p>-2</text:p>
          </table:table-cell>
          <table:table-cell table:style-name="ce19" table:formula="of:=[.O13]/1.01" office:value-type="float" office:value="28.1344966179786">
            <text:p>28.1345</text:p>
          </table:table-cell>
          <table:table-cell table:style-name="ce8" table:formula="of:=[.P13]" office:value-type="float" office:value="29.16">
            <text:p>29.160</text:p>
          </table:table-cell>
          <table:table-cell table:style-name="ce14" table:formula="of:=[.Q13]-1" office:value-type="float" office:value="-2">
            <text:p>-2</text:p>
          </table:table-cell>
          <table:table-cell table:style-name="ce19" table:formula="of:=[.R13]/1.01" office:value-type="float" office:value="28.5854328007058">
            <text:p>28.5854</text:p>
          </table:table-cell>
          <table:table-cell table:style-name="ce8" table:formula="of:=[.S13]" office:value-type="float" office:value="87.02">
            <text:p>87.020</text:p>
          </table:table-cell>
          <table:table-cell table:style-name="ce14" table:formula="of:=[.T13]-1" office:value-type="float" office:value="-2">
            <text:p>-2</text:p>
          </table:table-cell>
          <table:table-cell table:style-name="ce19" table:formula="of:=[.U13]/1.01" office:value-type="float" office:value="85.3053622193903">
            <text:p>85.3054</text:p>
          </table:table-cell>
          <table:table-cell table:style-name="ce8" table:formula="of:=[.V13]" office:value-type="float" office:value="20.47">
            <text:p>20.470</text:p>
          </table:table-cell>
          <table:table-cell table:style-name="ce14" table:formula="of:=[.W13]-1" office:value-type="float" office:value="-2">
            <text:p>-2</text:p>
          </table:table-cell>
          <table:table-cell table:style-name="ce19" table:formula="of:=[.X13]/1.01" office:value-type="float" office:value="20.0666601313597">
            <text:p>20.0667</text:p>
          </table:table-cell>
          <table:table-cell table:style-name="ce8" table:formula="of:=[.Y13]" office:value-type="float" office:value="1.175">
            <text:p>1.175</text:p>
          </table:table-cell>
          <table:table-cell table:style-name="ce14" table:formula="of:=[.Z13]-1" office:value-type="float" office:value="-2">
            <text:p>-2</text:p>
          </table:table-cell>
          <table:table-cell table:style-name="ce19" table:formula="of:=[.AA13]/1.01" office:value-type="float" office:value="1.15184785805313">
            <text:p>1.1518</text:p>
          </table:table-cell>
          <table:table-cell table:number-columns-repeated="997"/>
        </table:table-row>
        <table:table-row table:style-name="ro1">
          <table:table-cell table:style-name="ce8" table:formula="of:=[.A14]" office:value-type="float" office:value="13.8">
            <text:p>13.80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3.3941440414015">
            <text:p>13.3941</text:p>
          </table:table-cell>
          <table:table-cell table:style-name="ce8" table:formula="of:=[.D14]" office:value-type="float" office:value="29.25">
            <text:p>29.250</text:p>
          </table:table-cell>
          <table:table-cell table:formula="of:=[.E14]-1" office:value-type="float" office:value="-3">
            <text:p>-3</text:p>
          </table:table-cell>
          <table:table-cell table:style-name="ce15" table:formula="of:=[.F14]/1.01" office:value-type="float" office:value="28.3897618268836">
            <text:p>28.3898</text:p>
          </table:table-cell>
          <table:table-cell table:style-name="ce8" table:formula="of:=[.G14]" office:value-type="float" office:value="36.84">
            <text:p>36.840</text:p>
          </table:table-cell>
          <table:table-cell table:formula="of:=[.H14]-1" office:value-type="float" office:value="-3">
            <text:p>-3</text:p>
          </table:table-cell>
          <table:table-cell table:style-name="ce15" table:formula="of:=[.I14]/1.01" office:value-type="float" office:value="35.7565410496544">
            <text:p>35.7565</text:p>
          </table:table-cell>
          <table:table-cell table:style-name="ce8" table:formula="of:=[.J14]" office:value-type="float" office:value="28.9">
            <text:p>28.900</text:p>
          </table:table-cell>
          <table:table-cell table:formula="of:=[.K14]-1" office:value-type="float" office:value="-3">
            <text:p>-3</text:p>
          </table:table-cell>
          <table:table-cell table:style-name="ce15" table:formula="of:=[.L14]/1.01" office:value-type="float" office:value="28.0500552751089">
            <text:p>28.0501</text:p>
          </table:table-cell>
          <table:table-cell table:style-name="ce8" table:formula="of:=[.M14]" office:value-type="float" office:value="28.7">
            <text:p>28.700</text:p>
          </table:table-cell>
          <table:table-cell table:formula="of:=[.N14]-1" office:value-type="float" office:value="-3">
            <text:p>-3</text:p>
          </table:table-cell>
          <table:table-cell table:style-name="ce15" table:formula="of:=[.O14]/1.01" office:value-type="float" office:value="27.8559372455234">
            <text:p>27.8559</text:p>
          </table:table-cell>
          <table:table-cell table:style-name="ce8" table:formula="of:=[.P14]" office:value-type="float" office:value="29.16">
            <text:p>29.160</text:p>
          </table:table-cell>
          <table:table-cell table:formula="of:=[.Q14]-1" office:value-type="float" office:value="-3">
            <text:p>-3</text:p>
          </table:table-cell>
          <table:table-cell table:style-name="ce15" table:formula="of:=[.R14]/1.01" office:value-type="float" office:value="28.3024087135701">
            <text:p>28.3024</text:p>
          </table:table-cell>
          <table:table-cell table:style-name="ce8" table:formula="of:=[.S14]" office:value-type="float" office:value="87.02">
            <text:p>87.020</text:p>
          </table:table-cell>
          <table:table-cell table:formula="of:=[.T14]-1" office:value-type="float" office:value="-3">
            <text:p>-3</text:p>
          </table:table-cell>
          <table:table-cell table:style-name="ce15" table:formula="of:=[.U14]/1.01" office:value-type="float" office:value="84.4607546726636">
            <text:p>84.4608</text:p>
          </table:table-cell>
          <table:table-cell table:style-name="ce8" table:formula="of:=[.V14]" office:value-type="float" office:value="20.47">
            <text:p>20.470</text:p>
          </table:table-cell>
          <table:table-cell table:formula="of:=[.W14]-1" office:value-type="float" office:value="-3">
            <text:p>-3</text:p>
          </table:table-cell>
          <table:table-cell table:style-name="ce15" table:formula="of:=[.X14]/1.01" office:value-type="float" office:value="19.8679803280789">
            <text:p>19.8680</text:p>
          </table:table-cell>
          <table:table-cell table:style-name="ce8" table:formula="of:=[.Y14]" office:value-type="float" office:value="1.175">
            <text:p>1.175</text:p>
          </table:table-cell>
          <table:table-cell table:formula="of:=[.Z14]-1" office:value-type="float" office:value="-3">
            <text:p>-3</text:p>
          </table:table-cell>
          <table:table-cell table:style-name="ce15" table:formula="of:=[.AA14]/1.01" office:value-type="float" office:value="1.14044342381498">
            <text:p>1.1404</text:p>
          </table:table-cell>
          <table:table-cell table:number-columns-repeated="997"/>
        </table:table-row>
        <table:table-row table:style-name="ro1">
          <table:table-cell table:style-name="ce8" table:formula="of:=[.A15]" office:value-type="float" office:value="13.8">
            <text:p>13.80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3.2615287538629">
            <text:p>13.2615</text:p>
          </table:table-cell>
          <table:table-cell table:style-name="ce8" table:formula="of:=[.D15]" office:value-type="float" office:value="29.25">
            <text:p>29.250</text:p>
          </table:table-cell>
          <table:table-cell table:formula="of:=[.E15]-1" office:value-type="float" office:value="-4">
            <text:p>-4</text:p>
          </table:table-cell>
          <table:table-cell table:style-name="ce15" table:formula="of:=[.F15]/1.01" office:value-type="float" office:value="28.1086750761224">
            <text:p>28.1087</text:p>
          </table:table-cell>
          <table:table-cell table:style-name="ce8" table:formula="of:=[.G15]" office:value-type="float" office:value="36.84">
            <text:p>36.840</text:p>
          </table:table-cell>
          <table:table-cell table:formula="of:=[.H15]-1" office:value-type="float" office:value="-4">
            <text:p>-4</text:p>
          </table:table-cell>
          <table:table-cell table:style-name="ce15" table:formula="of:=[.I15]/1.01" office:value-type="float" office:value="35.4025158907469">
            <text:p>35.4025</text:p>
          </table:table-cell>
          <table:table-cell table:style-name="ce8" table:formula="of:=[.J15]" office:value-type="float" office:value="28.9">
            <text:p>28.900</text:p>
          </table:table-cell>
          <table:table-cell table:formula="of:=[.K15]-1" office:value-type="float" office:value="-4">
            <text:p>-4</text:p>
          </table:table-cell>
          <table:table-cell table:style-name="ce15" table:formula="of:=[.L15]/1.01" office:value-type="float" office:value="27.7723319555534">
            <text:p>27.7723</text:p>
          </table:table-cell>
          <table:table-cell table:style-name="ce8" table:formula="of:=[.M15]" office:value-type="float" office:value="28.7">
            <text:p>28.700</text:p>
          </table:table-cell>
          <table:table-cell table:formula="of:=[.N15]-1" office:value-type="float" office:value="-4">
            <text:p>-4</text:p>
          </table:table-cell>
          <table:table-cell table:style-name="ce15" table:formula="of:=[.O15]/1.01" office:value-type="float" office:value="27.5801358866568">
            <text:p>27.5801</text:p>
          </table:table-cell>
          <table:table-cell table:style-name="ce8" table:formula="of:=[.P15]" office:value-type="float" office:value="29.16">
            <text:p>29.160</text:p>
          </table:table-cell>
          <table:table-cell table:formula="of:=[.Q15]-1" office:value-type="float" office:value="-4">
            <text:p>-4</text:p>
          </table:table-cell>
          <table:table-cell table:style-name="ce15" table:formula="of:=[.R15]/1.01" office:value-type="float" office:value="28.0221868451189">
            <text:p>28.0222</text:p>
          </table:table-cell>
          <table:table-cell table:style-name="ce8" table:formula="of:=[.S15]" office:value-type="float" office:value="87.02">
            <text:p>87.020</text:p>
          </table:table-cell>
          <table:table-cell table:formula="of:=[.T15]-1" office:value-type="float" office:value="-4">
            <text:p>-4</text:p>
          </table:table-cell>
          <table:table-cell table:style-name="ce15" table:formula="of:=[.U15]/1.01" office:value-type="float" office:value="83.6245095768947">
            <text:p>83.6245</text:p>
          </table:table-cell>
          <table:table-cell table:style-name="ce8" table:formula="of:=[.V15]" office:value-type="float" office:value="20.47">
            <text:p>20.470</text:p>
          </table:table-cell>
          <table:table-cell table:formula="of:=[.W15]-1" office:value-type="float" office:value="-4">
            <text:p>-4</text:p>
          </table:table-cell>
          <table:table-cell table:style-name="ce15" table:formula="of:=[.X15]/1.01" office:value-type="float" office:value="19.6712676515632">
            <text:p>19.6713</text:p>
          </table:table-cell>
          <table:table-cell table:style-name="ce8" table:formula="of:=[.Y15]" office:value-type="float" office:value="1.175">
            <text:p>1.175</text:p>
          </table:table-cell>
          <table:table-cell table:formula="of:=[.Z15]-1" office:value-type="float" office:value="-4">
            <text:p>-4</text:p>
          </table:table-cell>
          <table:table-cell table:style-name="ce15" table:formula="of:=[.AA15]/1.01" office:value-type="float" office:value="1.12915190476731">
            <text:p>1.1292</text:p>
          </table:table-cell>
          <table:table-cell table:number-columns-repeated="997"/>
        </table:table-row>
        <table:table-row table:style-name="ro1">
          <table:table-cell table:style-name="ce8" table:formula="of:=[.A16]" office:value-type="float" office:value="13.8">
            <text:p>13.800</text:p>
          </table:table-cell>
          <table:table-cell table:style-name="ce5" table:formula="of:=[.B16]-1" office:value-type="float" office:value="-5">
            <text:p>-5</text:p>
          </table:table-cell>
          <table:table-cell table:style-name="ce16" table:formula="of:=[.C16]/1.01" office:value-type="float" office:value="13.1302264889731">
            <text:p>13.1302</text:p>
          </table:table-cell>
          <table:table-cell table:style-name="ce8" table:formula="of:=[.D16]" office:value-type="float" office:value="29.25">
            <text:p>29.250</text:p>
          </table:table-cell>
          <table:table-cell table:style-name="ce5" table:formula="of:=[.E16]-1" office:value-type="float" office:value="-5">
            <text:p>-5</text:p>
          </table:table-cell>
          <table:table-cell table:style-name="ce16" table:formula="of:=[.F16]/1.01" office:value-type="float" office:value="27.8303713624974">
            <text:p>27.8304</text:p>
          </table:table-cell>
          <table:table-cell table:style-name="ce8" table:formula="of:=[.G16]" office:value-type="float" office:value="36.84">
            <text:p>36.840</text:p>
          </table:table-cell>
          <table:table-cell table:style-name="ce5" table:formula="of:=[.H16]-1" office:value-type="float" office:value="-5">
            <text:p>-5</text:p>
          </table:table-cell>
          <table:table-cell table:style-name="ce16" table:formula="of:=[.I16]/1.01" office:value-type="float" office:value="35.0519959314326">
            <text:p>35.0520</text:p>
          </table:table-cell>
          <table:table-cell table:style-name="ce8" table:formula="of:=[.J16]" office:value-type="float" office:value="28.9">
            <text:p>28.900</text:p>
          </table:table-cell>
          <table:table-cell table:style-name="ce5" table:formula="of:=[.K16]-1" office:value-type="float" office:value="-5">
            <text:p>-5</text:p>
          </table:table-cell>
          <table:table-cell table:style-name="ce16" table:formula="of:=[.L16]/1.01" office:value-type="float" office:value="27.497358371835">
            <text:p>27.4974</text:p>
          </table:table-cell>
          <table:table-cell table:style-name="ce8" table:formula="of:=[.M16]" office:value-type="float" office:value="28.7">
            <text:p>28.700</text:p>
          </table:table-cell>
          <table:table-cell table:style-name="ce5" table:formula="of:=[.N16]-1" office:value-type="float" office:value="-5">
            <text:p>-5</text:p>
          </table:table-cell>
          <table:table-cell table:style-name="ce16" table:formula="of:=[.O16]/1.01" office:value-type="float" office:value="27.3070652343137">
            <text:p>27.3071</text:p>
          </table:table-cell>
          <table:table-cell table:style-name="ce8" table:formula="of:=[.P16]" office:value-type="float" office:value="29.16">
            <text:p>29.160</text:p>
          </table:table-cell>
          <table:table-cell table:style-name="ce5" table:formula="of:=[.Q16]-1" office:value-type="float" office:value="-5">
            <text:p>-5</text:p>
          </table:table-cell>
          <table:table-cell table:style-name="ce16" table:formula="of:=[.R16]/1.01" office:value-type="float" office:value="27.7447394506128">
            <text:p>27.7447</text:p>
          </table:table-cell>
          <table:table-cell table:style-name="ce8" table:formula="of:=[.S16]" office:value-type="float" office:value="87.02">
            <text:p>87.020</text:p>
          </table:table-cell>
          <table:table-cell table:style-name="ce5" table:formula="of:=[.T16]-1" office:value-type="float" office:value="-5">
            <text:p>-5</text:p>
          </table:table-cell>
          <table:table-cell table:style-name="ce16" table:formula="of:=[.U16]/1.01" office:value-type="float" office:value="82.7965441355393">
            <text:p>82.7965</text:p>
          </table:table-cell>
          <table:table-cell table:style-name="ce8" table:formula="of:=[.V16]" office:value-type="float" office:value="20.47">
            <text:p>20.470</text:p>
          </table:table-cell>
          <table:table-cell table:style-name="ce5" table:formula="of:=[.W16]-1" office:value-type="float" office:value="-5">
            <text:p>-5</text:p>
          </table:table-cell>
          <table:table-cell table:style-name="ce16" table:formula="of:=[.X16]/1.01" office:value-type="float" office:value="19.4765026253101">
            <text:p>19.4765</text:p>
          </table:table-cell>
          <table:table-cell table:style-name="ce8" table:formula="of:=[.Y16]" office:value-type="float" office:value="1.175">
            <text:p>1.175</text:p>
          </table:table-cell>
          <table:table-cell table:style-name="ce5" table:formula="of:=[.Z16]-1" office:value-type="float" office:value="-5">
            <text:p>-5</text:p>
          </table:table-cell>
          <table:table-cell table:style-name="ce16" table:formula="of:=[.AA16]/1.01" office:value-type="float" office:value="1.11797218293793">
            <text:p>1.1180</text:p>
          </table:table-cell>
          <table:table-cell table:style-name="ce5" table:number-columns-repeated="997"/>
        </table:table-row>
        <table:table-row table:style-name="ro1">
          <table:table-cell table:style-name="ce8" table:formula="of:=[.A17]" office:value-type="float" office:value="13.8">
            <text:p>13.80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3.0002242465081">
            <text:p>13.0002</text:p>
          </table:table-cell>
          <table:table-cell table:style-name="ce8" table:formula="of:=[.D17]" office:value-type="float" office:value="29.25">
            <text:p>29.250</text:p>
          </table:table-cell>
          <table:table-cell table:formula="of:=[.E17]-1" office:value-type="float" office:value="-6">
            <text:p>-6</text:p>
          </table:table-cell>
          <table:table-cell table:style-name="ce15" table:formula="of:=[.F17]/1.01" office:value-type="float" office:value="27.5548231311855">
            <text:p>27.5548</text:p>
          </table:table-cell>
          <table:table-cell table:style-name="ce8" table:formula="of:=[.G17]" office:value-type="float" office:value="36.84">
            <text:p>36.840</text:p>
          </table:table-cell>
          <table:table-cell table:formula="of:=[.H17]-1" office:value-type="float" office:value="-6">
            <text:p>-6</text:p>
          </table:table-cell>
          <table:table-cell table:style-name="ce15" table:formula="of:=[.I17]/1.01" office:value-type="float" office:value="34.704946466765">
            <text:p>34.7049</text:p>
          </table:table-cell>
          <table:table-cell table:style-name="ce8" table:formula="of:=[.J17]" office:value-type="float" office:value="28.9">
            <text:p>28.900</text:p>
          </table:table-cell>
          <table:table-cell table:formula="of:=[.K17]-1" office:value-type="float" office:value="-6">
            <text:p>-6</text:p>
          </table:table-cell>
          <table:table-cell table:style-name="ce15" table:formula="of:=[.L17]/1.01" office:value-type="float" office:value="27.2251072988466">
            <text:p>27.2251</text:p>
          </table:table-cell>
          <table:table-cell table:style-name="ce8" table:formula="of:=[.M17]" office:value-type="float" office:value="28.7">
            <text:p>28.700</text:p>
          </table:table-cell>
          <table:table-cell table:formula="of:=[.N17]-1" office:value-type="float" office:value="-6">
            <text:p>-6</text:p>
          </table:table-cell>
          <table:table-cell table:style-name="ce15" table:formula="of:=[.O17]/1.01" office:value-type="float" office:value="27.0366982517957">
            <text:p>27.0367</text:p>
          </table:table-cell>
          <table:table-cell table:style-name="ce8" table:formula="of:=[.P17]" office:value-type="float" office:value="29.16">
            <text:p>29.160</text:p>
          </table:table-cell>
          <table:table-cell table:formula="of:=[.Q17]-1" office:value-type="float" office:value="-6">
            <text:p>-6</text:p>
          </table:table-cell>
          <table:table-cell table:style-name="ce15" table:formula="of:=[.R17]/1.01" office:value-type="float" office:value="27.4700390600127">
            <text:p>27.4700</text:p>
          </table:table-cell>
          <table:table-cell table:style-name="ce8" table:formula="of:=[.S17]" office:value-type="float" office:value="87.02">
            <text:p>87.020</text:p>
          </table:table-cell>
          <table:table-cell table:formula="of:=[.T17]-1" office:value-type="float" office:value="-6">
            <text:p>-6</text:p>
          </table:table-cell>
          <table:table-cell table:style-name="ce15" table:formula="of:=[.U17]/1.01" office:value-type="float" office:value="81.9767763718211">
            <text:p>81.9768</text:p>
          </table:table-cell>
          <table:table-cell table:style-name="ce8" table:formula="of:=[.V17]" office:value-type="float" office:value="20.47">
            <text:p>20.470</text:p>
          </table:table-cell>
          <table:table-cell table:formula="of:=[.W17]-1" office:value-type="float" office:value="-6">
            <text:p>-6</text:p>
          </table:table-cell>
          <table:table-cell table:style-name="ce15" table:formula="of:=[.X17]/1.01" office:value-type="float" office:value="19.2836659656536">
            <text:p>19.2837</text:p>
          </table:table-cell>
          <table:table-cell table:style-name="ce8" table:formula="of:=[.Y17]" office:value-type="float" office:value="1.175">
            <text:p>1.175</text:p>
          </table:table-cell>
          <table:table-cell table:formula="of:=[.Z17]-1" office:value-type="float" office:value="-6">
            <text:p>-6</text:p>
          </table:table-cell>
          <table:table-cell table:style-name="ce15" table:formula="of:=[.AA17]/1.01" office:value-type="float" office:value="1.10690315142369">
            <text:p>1.1069</text:p>
          </table:table-cell>
          <table:table-cell table:number-columns-repeated="997"/>
        </table:table-row>
        <table:table-row table:style-name="ro1">
          <table:table-cell table:style-name="ce8" table:formula="of:=[.A18]" office:value-type="float" office:value="13.8">
            <text:p>13.80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12.8715091549585">
            <text:p>12.8715</text:p>
          </table:table-cell>
          <table:table-cell table:style-name="ce8" table:formula="of:=[.D18]" office:value-type="float" office:value="29.25">
            <text:p>29.250</text:p>
          </table:table-cell>
          <table:table-cell table:formula="of:=[.E18]-1" office:value-type="float" office:value="-7">
            <text:p>-7</text:p>
          </table:table-cell>
          <table:table-cell table:style-name="ce15" table:formula="of:=[.F18]/1.01" office:value-type="float" office:value="27.2820031001837">
            <text:p>27.2820</text:p>
          </table:table-cell>
          <table:table-cell table:style-name="ce8" table:formula="of:=[.G18]" office:value-type="float" office:value="36.84">
            <text:p>36.840</text:p>
          </table:table-cell>
          <table:table-cell table:formula="of:=[.H18]-1" office:value-type="float" office:value="-7">
            <text:p>-7</text:p>
          </table:table-cell>
          <table:table-cell table:style-name="ce15" table:formula="of:=[.I18]/1.01" office:value-type="float" office:value="34.3613331354109">
            <text:p>34.3613</text:p>
          </table:table-cell>
          <table:table-cell table:style-name="ce8" table:formula="of:=[.J18]" office:value-type="float" office:value="28.9">
            <text:p>28.900</text:p>
          </table:table-cell>
          <table:table-cell table:formula="of:=[.K18]-1" office:value-type="float" office:value="-7">
            <text:p>-7</text:p>
          </table:table-cell>
          <table:table-cell table:style-name="ce15" table:formula="of:=[.L18]/1.01" office:value-type="float" office:value="26.9555517810362">
            <text:p>26.9556</text:p>
          </table:table-cell>
          <table:table-cell table:style-name="ce8" table:formula="of:=[.M18]" office:value-type="float" office:value="28.7">
            <text:p>28.700</text:p>
          </table:table-cell>
          <table:table-cell table:formula="of:=[.N18]-1" office:value-type="float" office:value="-7">
            <text:p>-7</text:p>
          </table:table-cell>
          <table:table-cell table:style-name="ce15" table:formula="of:=[.O18]/1.01" office:value-type="float" office:value="26.7690081700948">
            <text:p>26.7690</text:p>
          </table:table-cell>
          <table:table-cell table:style-name="ce8" table:formula="of:=[.P18]" office:value-type="float" office:value="29.16">
            <text:p>29.160</text:p>
          </table:table-cell>
          <table:table-cell table:formula="of:=[.Q18]-1" office:value-type="float" office:value="-7">
            <text:p>-7</text:p>
          </table:table-cell>
          <table:table-cell table:style-name="ce15" table:formula="of:=[.R18]/1.01" office:value-type="float" office:value="27.1980584752601">
            <text:p>27.1981</text:p>
          </table:table-cell>
          <table:table-cell table:style-name="ce8" table:formula="of:=[.S18]" office:value-type="float" office:value="87.02">
            <text:p>87.020</text:p>
          </table:table-cell>
          <table:table-cell table:formula="of:=[.T18]-1" office:value-type="float" office:value="-7">
            <text:p>-7</text:p>
          </table:table-cell>
          <table:table-cell table:style-name="ce15" table:formula="of:=[.U18]/1.01" office:value-type="float" office:value="81.1651251206149">
            <text:p>81.1651</text:p>
          </table:table-cell>
          <table:table-cell table:style-name="ce8" table:formula="of:=[.V18]" office:value-type="float" office:value="20.47">
            <text:p>20.470</text:p>
          </table:table-cell>
          <table:table-cell table:formula="of:=[.W18]-1" office:value-type="float" office:value="-7">
            <text:p>-7</text:p>
          </table:table-cell>
          <table:table-cell table:style-name="ce15" table:formula="of:=[.X18]/1.01" office:value-type="float" office:value="19.0927385798551">
            <text:p>19.0927</text:p>
          </table:table-cell>
          <table:table-cell table:style-name="ce8" table:formula="of:=[.Y18]" office:value-type="float" office:value="1.175">
            <text:p>1.175</text:p>
          </table:table-cell>
          <table:table-cell table:formula="of:=[.Z18]-1" office:value-type="float" office:value="-7">
            <text:p>-7</text:p>
          </table:table-cell>
          <table:table-cell table:style-name="ce15" table:formula="of:=[.AA18]/1.01" office:value-type="float" office:value="1.09594371428088">
            <text:p>1.0959</text:p>
          </table:table-cell>
          <table:table-cell table:number-columns-repeated="997"/>
        </table:table-row>
        <table:table-row table:style-name="ro1">
          <table:table-cell table:style-name="ce8" table:formula="of:=[.A19]" office:value-type="float" office:value="13.8">
            <text:p>13.80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2.7440684702559">
            <text:p>12.7441</text:p>
          </table:table-cell>
          <table:table-cell table:style-name="ce8" table:formula="of:=[.D19]" office:value-type="float" office:value="29.25">
            <text:p>29.250</text:p>
          </table:table-cell>
          <table:table-cell table:formula="of:=[.E19]-1" office:value-type="float" office:value="-8">
            <text:p>-8</text:p>
          </table:table-cell>
          <table:table-cell table:style-name="ce15" table:formula="of:=[.F19]/1.01" office:value-type="float" office:value="27.0118842576076">
            <text:p>27.0119</text:p>
          </table:table-cell>
          <table:table-cell table:style-name="ce8" table:formula="of:=[.G19]" office:value-type="float" office:value="36.84">
            <text:p>36.840</text:p>
          </table:table-cell>
          <table:table-cell table:formula="of:=[.H19]-1" office:value-type="float" office:value="-8">
            <text:p>-8</text:p>
          </table:table-cell>
          <table:table-cell table:style-name="ce15" table:formula="of:=[.I19]/1.01" office:value-type="float" office:value="34.0211219162484">
            <text:p>34.0211</text:p>
          </table:table-cell>
          <table:table-cell table:style-name="ce8" table:formula="of:=[.J19]" office:value-type="float" office:value="28.9">
            <text:p>28.900</text:p>
          </table:table-cell>
          <table:table-cell table:formula="of:=[.K19]-1" office:value-type="float" office:value="-8">
            <text:p>-8</text:p>
          </table:table-cell>
          <table:table-cell table:style-name="ce15" table:formula="of:=[.L19]/1.01" office:value-type="float" office:value="26.6886651297388">
            <text:p>26.6887</text:p>
          </table:table-cell>
          <table:table-cell table:style-name="ce8" table:formula="of:=[.M19]" office:value-type="float" office:value="28.7">
            <text:p>28.700</text:p>
          </table:table-cell>
          <table:table-cell table:formula="of:=[.N19]-1" office:value-type="float" office:value="-8">
            <text:p>-8</text:p>
          </table:table-cell>
          <table:table-cell table:style-name="ce15" table:formula="of:=[.O19]/1.01" office:value-type="float" office:value="26.5039684852424">
            <text:p>26.5040</text:p>
          </table:table-cell>
          <table:table-cell table:style-name="ce8" table:formula="of:=[.P19]" office:value-type="float" office:value="29.16">
            <text:p>29.160</text:p>
          </table:table-cell>
          <table:table-cell table:formula="of:=[.Q19]-1" office:value-type="float" office:value="-8">
            <text:p>-8</text:p>
          </table:table-cell>
          <table:table-cell table:style-name="ce15" table:formula="of:=[.R19]/1.01" office:value-type="float" office:value="26.9287707675842">
            <text:p>26.9288</text:p>
          </table:table-cell>
          <table:table-cell table:style-name="ce8" table:formula="of:=[.S19]" office:value-type="float" office:value="87.02">
            <text:p>87.020</text:p>
          </table:table-cell>
          <table:table-cell table:formula="of:=[.T19]-1" office:value-type="float" office:value="-8">
            <text:p>-8</text:p>
          </table:table-cell>
          <table:table-cell table:style-name="ce15" table:formula="of:=[.U19]/1.01" office:value-type="float" office:value="80.3615100204108">
            <text:p>80.3615</text:p>
          </table:table-cell>
          <table:table-cell table:style-name="ce8" table:formula="of:=[.V19]" office:value-type="float" office:value="20.47">
            <text:p>20.470</text:p>
          </table:table-cell>
          <table:table-cell table:formula="of:=[.W19]-1" office:value-type="float" office:value="-8">
            <text:p>-8</text:p>
          </table:table-cell>
          <table:table-cell table:style-name="ce15" table:formula="of:=[.X19]/1.01" office:value-type="float" office:value="18.9037015642129">
            <text:p>18.9037</text:p>
          </table:table-cell>
          <table:table-cell table:style-name="ce8" table:formula="of:=[.Y19]" office:value-type="float" office:value="1.175">
            <text:p>1.175</text:p>
          </table:table-cell>
          <table:table-cell table:formula="of:=[.Z19]-1" office:value-type="float" office:value="-8">
            <text:p>-8</text:p>
          </table:table-cell>
          <table:table-cell table:style-name="ce15" table:formula="of:=[.AA19]/1.01" office:value-type="float" office:value="1.08509278641672">
            <text:p>1.0851</text:p>
          </table:table-cell>
          <table:table-cell table:number-columns-repeated="997"/>
        </table:table-row>
        <table:table-row table:style-name="ro1">
          <table:table-cell table:style-name="ce8" table:formula="of:=[.A20]" office:value-type="float" office:value="13.8">
            <text:p>13.80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2.6178895745108">
            <text:p>12.6179</text:p>
          </table:table-cell>
          <table:table-cell table:style-name="ce8" table:formula="of:=[.D20]" office:value-type="float" office:value="29.25">
            <text:p>29.250</text:p>
          </table:table-cell>
          <table:table-cell table:formula="of:=[.E20]-1" office:value-type="float" office:value="-9">
            <text:p>-9</text:p>
          </table:table-cell>
          <table:table-cell table:style-name="ce15" table:formula="of:=[.F20]/1.01" office:value-type="float" office:value="26.7444398590175">
            <text:p>26.7444</text:p>
          </table:table-cell>
          <table:table-cell table:style-name="ce8" table:formula="of:=[.G20]" office:value-type="float" office:value="36.84">
            <text:p>36.840</text:p>
          </table:table-cell>
          <table:table-cell table:formula="of:=[.H20]-1" office:value-type="float" office:value="-9">
            <text:p>-9</text:p>
          </table:table-cell>
          <table:table-cell table:style-name="ce15" table:formula="of:=[.I20]/1.01" office:value-type="float" office:value="33.6842791249984">
            <text:p>33.6843</text:p>
          </table:table-cell>
          <table:table-cell table:style-name="ce8" table:formula="of:=[.J20]" office:value-type="float" office:value="28.9">
            <text:p>28.900</text:p>
          </table:table-cell>
          <table:table-cell table:formula="of:=[.K20]-1" office:value-type="float" office:value="-9">
            <text:p>-9</text:p>
          </table:table-cell>
          <table:table-cell table:style-name="ce15" table:formula="of:=[.L20]/1.01" office:value-type="float" office:value="26.4244209205335">
            <text:p>26.4244</text:p>
          </table:table-cell>
          <table:table-cell table:style-name="ce8" table:formula="of:=[.M20]" office:value-type="float" office:value="28.7">
            <text:p>28.700</text:p>
          </table:table-cell>
          <table:table-cell table:formula="of:=[.N20]-1" office:value-type="float" office:value="-9">
            <text:p>-9</text:p>
          </table:table-cell>
          <table:table-cell table:style-name="ce15" table:formula="of:=[.O20]/1.01" office:value-type="float" office:value="26.2415529556855">
            <text:p>26.2416</text:p>
          </table:table-cell>
          <table:table-cell table:style-name="ce8" table:formula="of:=[.P20]" office:value-type="float" office:value="29.16">
            <text:p>29.160</text:p>
          </table:table-cell>
          <table:table-cell table:formula="of:=[.Q20]-1" office:value-type="float" office:value="-9">
            <text:p>-9</text:p>
          </table:table-cell>
          <table:table-cell table:style-name="ce15" table:formula="of:=[.R20]/1.01" office:value-type="float" office:value="26.6621492748359">
            <text:p>26.6621</text:p>
          </table:table-cell>
          <table:table-cell table:style-name="ce8" table:formula="of:=[.S20]" office:value-type="float" office:value="87.02">
            <text:p>87.020</text:p>
          </table:table-cell>
          <table:table-cell table:formula="of:=[.T20]-1" office:value-type="float" office:value="-9">
            <text:p>-9</text:p>
          </table:table-cell>
          <table:table-cell table:style-name="ce15" table:formula="of:=[.U20]/1.01" office:value-type="float" office:value="79.5658515053573">
            <text:p>79.5659</text:p>
          </table:table-cell>
          <table:table-cell table:style-name="ce8" table:formula="of:=[.V20]" office:value-type="float" office:value="20.47">
            <text:p>20.470</text:p>
          </table:table-cell>
          <table:table-cell table:formula="of:=[.W20]-1" office:value-type="float" office:value="-9">
            <text:p>-9</text:p>
          </table:table-cell>
          <table:table-cell table:style-name="ce15" table:formula="of:=[.X20]/1.01" office:value-type="float" office:value="18.716536202191">
            <text:p>18.7165</text:p>
          </table:table-cell>
          <table:table-cell table:style-name="ce8" table:formula="of:=[.Y20]" office:value-type="float" office:value="1.175">
            <text:p>1.175</text:p>
          </table:table-cell>
          <table:table-cell table:formula="of:=[.Z20]-1" office:value-type="float" office:value="-9">
            <text:p>-9</text:p>
          </table:table-cell>
          <table:table-cell table:style-name="ce15" table:formula="of:=[.AA20]/1.01" office:value-type="float" office:value="1.0743492934819">
            <text:p>1.0743</text:p>
          </table:table-cell>
          <table:table-cell table:number-columns-repeated="997"/>
        </table:table-row>
        <table:table-row table:style-name="ro1">
          <table:table-cell table:style-name="ce8" table:formula="of:=[.A21]" office:value-type="float" office:value="13.8">
            <text:p>13.80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12.4929599747632">
            <text:p>12.4930</text:p>
          </table:table-cell>
          <table:table-cell table:style-name="ce8" table:formula="of:=[.D21]" office:value-type="float" office:value="29.25">
            <text:p>29.250</text:p>
          </table:table-cell>
          <table:table-cell table:formula="of:=[.E21]-1" office:value-type="float" office:value="-10">
            <text:p>-10</text:p>
          </table:table-cell>
          <table:table-cell table:style-name="ce15" table:formula="of:=[.F21]/1.01" office:value-type="float" office:value="26.4796434247698">
            <text:p>26.4796</text:p>
          </table:table-cell>
          <table:table-cell table:style-name="ce8" table:formula="of:=[.G21]" office:value-type="float" office:value="36.84">
            <text:p>36.840</text:p>
          </table:table-cell>
          <table:table-cell table:formula="of:=[.H21]-1" office:value-type="float" office:value="-10">
            <text:p>-10</text:p>
          </table:table-cell>
          <table:table-cell table:style-name="ce15" table:formula="of:=[.I21]/1.01" office:value-type="float" office:value="33.3507714108895">
            <text:p>33.3508</text:p>
          </table:table-cell>
          <table:table-cell table:style-name="ce8" table:formula="of:=[.J21]" office:value-type="float" office:value="28.9">
            <text:p>28.900</text:p>
          </table:table-cell>
          <table:table-cell table:formula="of:=[.K21]-1" office:value-type="float" office:value="-10">
            <text:p>-10</text:p>
          </table:table-cell>
          <table:table-cell table:style-name="ce15" table:formula="of:=[.L21]/1.01" office:value-type="float" office:value="26.1627929906272">
            <text:p>26.1628</text:p>
          </table:table-cell>
          <table:table-cell table:style-name="ce8" table:formula="of:=[.M21]" office:value-type="float" office:value="28.7">
            <text:p>28.700</text:p>
          </table:table-cell>
          <table:table-cell table:formula="of:=[.N21]-1" office:value-type="float" office:value="-10">
            <text:p>-10</text:p>
          </table:table-cell>
          <table:table-cell table:style-name="ce15" table:formula="of:=[.O21]/1.01" office:value-type="float" office:value="25.9817355996886">
            <text:p>25.9817</text:p>
          </table:table-cell>
          <table:table-cell table:style-name="ce8" table:formula="of:=[.P21]" office:value-type="float" office:value="29.16">
            <text:p>29.160</text:p>
          </table:table-cell>
          <table:table-cell table:formula="of:=[.Q21]-1" office:value-type="float" office:value="-10">
            <text:p>-10</text:p>
          </table:table-cell>
          <table:table-cell table:style-name="ce15" table:formula="of:=[.R21]/1.01" office:value-type="float" office:value="26.3981675988474">
            <text:p>26.3982</text:p>
          </table:table-cell>
          <table:table-cell table:style-name="ce8" table:formula="of:=[.S21]" office:value-type="float" office:value="87.02">
            <text:p>87.020</text:p>
          </table:table-cell>
          <table:table-cell table:formula="of:=[.T21]-1" office:value-type="float" office:value="-10">
            <text:p>-10</text:p>
          </table:table-cell>
          <table:table-cell table:style-name="ce15" table:formula="of:=[.U21]/1.01" office:value-type="float" office:value="78.7780707973834">
            <text:p>78.7781</text:p>
          </table:table-cell>
          <table:table-cell table:style-name="ce8" table:formula="of:=[.V21]" office:value-type="float" office:value="20.47">
            <text:p>20.470</text:p>
          </table:table-cell>
          <table:table-cell table:formula="of:=[.W21]-1" office:value-type="float" office:value="-10">
            <text:p>-10</text:p>
          </table:table-cell>
          <table:table-cell table:style-name="ce15" table:formula="of:=[.X21]/1.01" office:value-type="float" office:value="18.5312239625654">
            <text:p>18.5312</text:p>
          </table:table-cell>
          <table:table-cell table:style-name="ce8" table:formula="of:=[.Y21]" office:value-type="float" office:value="1.175">
            <text:p>1.175</text:p>
          </table:table-cell>
          <table:table-cell table:formula="of:=[.Z21]-1" office:value-type="float" office:value="-10">
            <text:p>-10</text:p>
          </table:table-cell>
          <table:table-cell table:style-name="ce15" table:formula="of:=[.AA21]/1.01" office:value-type="float" office:value="1.06371217176426">
            <text:p>1.0637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5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5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5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5"/>
          <table:table-cell table:style-name="ce5" office:value-type="string">
            <text:p>.172.</text:p>
          </table:table-cell>
          <table:table-cell table:formula="of:=SUM([.W25:.W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Z25:.Z43])" office:value-type="float" office:value="19">
            <text:p>19</text:p>
          </table:table-cell>
          <table:table-cell table:style-name="ce15"/>
          <table:table-cell table:number-columns-repeated="997"/>
        </table:table-row>
        <table:table-row table:style-name="ro1">
          <table:table-cell table:style-name="ce7" office:value-type="float" office:value="1.32">
            <text:p>1.320</text:p>
          </table:table-cell>
          <table:table-cell office:value-type="float" office:value="10">
            <text:p>10</text:p>
          </table:table-cell>
          <table:table-cell table:formula="of:=[.C26]*1.01" office:value-type="float" office:value="1.45810120554279">
            <text:p>1.4581</text:p>
          </table:table-cell>
          <table:table-cell table:style-name="ce7" office:value-type="float" office:value="1.458">
            <text:p>1.458</text:p>
          </table:table-cell>
          <table:table-cell office:value-type="float" office:value="10">
            <text:p>10</text:p>
          </table:table-cell>
          <table:table-cell table:style-name="ce15" table:formula="of:=[.F26]*1.01" office:value-type="float" office:value="1.61053905884954">
            <text:p>1.6105</text:p>
          </table:table-cell>
          <table:table-cell table:style-name="ce7" office:value-type="float" office:value="30.28">
            <text:p>30.280</text:p>
          </table:table-cell>
          <table:table-cell office:value-type="float" office:value="10">
            <text:p>10</text:p>
          </table:table-cell>
          <table:table-cell table:style-name="ce15" table:formula="of:=[.I26]*1.01" office:value-type="float" office:value="33.4479579574513">
            <text:p>33.4480</text:p>
          </table:table-cell>
          <table:table-cell table:style-name="ce7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5" table:formula="of:=[.L26]*1.01" office:value-type="float" office:value="1.44263649578703">
            <text:p>1.4426</text:p>
          </table:table-cell>
          <table:table-cell table:style-name="ce7" office:value-type="float" office:value="1.578">
            <text:p>1.578</text:p>
          </table:table-cell>
          <table:table-cell office:value-type="float" office:value="10">
            <text:p>10</text:p>
          </table:table-cell>
          <table:table-cell table:style-name="ce15" table:formula="of:=[.O26]*1.01" office:value-type="float" office:value="1.74309371389888">
            <text:p>1.7431</text:p>
          </table:table-cell>
          <table:table-cell table:style-name="ce7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5" table:formula="of:=[.R26]*1.01" office:value-type="float" office:value="1.43490414090915">
            <text:p>1.4349</text:p>
          </table:table-cell>
          <table:table-cell table:style-name="ce7" office:value-type="float" office:value="1.18">
            <text:p>1.180</text:p>
          </table:table-cell>
          <table:table-cell office:value-type="float" office:value="10">
            <text:p>10</text:p>
          </table:table-cell>
          <table:table-cell table:style-name="ce15" table:formula="of:=[.U26]*1.01" office:value-type="float" office:value="1.30345410798522">
            <text:p>1.3035</text:p>
          </table:table-cell>
          <table:table-cell table:style-name="ce7" office:value-type="float" office:value="1.047">
            <text:p>1.047</text:p>
          </table:table-cell>
          <table:table-cell office:value-type="float" office:value="10">
            <text:p>10</text:p>
          </table:table-cell>
          <table:table-cell table:style-name="ce15" table:formula="of:=[.X26]*1.01" office:value-type="float" office:value="1.15653936530553">
            <text:p>1.1565</text:p>
          </table:table-cell>
          <table:table-cell table:style-name="ce7" office:value-type="float" office:value="1.045">
            <text:p>1.045</text:p>
          </table:table-cell>
          <table:table-cell office:value-type="float" office:value="10">
            <text:p>10</text:p>
          </table:table-cell>
          <table:table-cell table:style-name="ce15" table:formula="of:=[.AA26]*1.01" office:value-type="float" office:value="1.15433012105471">
            <text:p>1.1543</text:p>
          </table:table-cell>
          <table:table-cell table:number-columns-repeated="997"/>
        </table:table-row>
        <table:table-row table:style-name="ro1">
          <table:table-cell table:style-name="ce8" table:formula="of:=[.A25]" office:value-type="float" office:value="1.32">
            <text:p>1.3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44366455994336">
            <text:p>1.4437</text:p>
          </table:table-cell>
          <table:table-cell table:style-name="ce8" table:formula="of:=[.D25]" office:value-type="float" office:value="1.458">
            <text:p>1.458</text:p>
          </table:table-cell>
          <table:table-cell table:formula="of:=[.E25]-1" office:value-type="float" office:value="9">
            <text:p>9</text:p>
          </table:table-cell>
          <table:table-cell table:style-name="ce15" table:formula="of:=[.F27]*1.01" office:value-type="float" office:value="1.5945931275738">
            <text:p>1.5946</text:p>
          </table:table-cell>
          <table:table-cell table:style-name="ce8" table:formula="of:=[.G25]" office:value-type="float" office:value="30.28">
            <text:p>30.280</text:p>
          </table:table-cell>
          <table:table-cell table:formula="of:=[.H25]-1" office:value-type="float" office:value="9">
            <text:p>9</text:p>
          </table:table-cell>
          <table:table-cell table:style-name="ce15" table:formula="of:=[.I27]*1.01" office:value-type="float" office:value="33.1167900568825">
            <text:p>33.1168</text:p>
          </table:table-cell>
          <table:table-cell table:style-name="ce8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5" table:formula="of:=[.L27]*1.01" office:value-type="float" office:value="1.42835296612578">
            <text:p>1.4284</text:p>
          </table:table-cell>
          <table:table-cell table:style-name="ce8" table:formula="of:=[.M25]" office:value-type="float" office:value="1.578">
            <text:p>1.578</text:p>
          </table:table-cell>
          <table:table-cell table:formula="of:=[.N25]-1" office:value-type="float" office:value="9">
            <text:p>9</text:p>
          </table:table-cell>
          <table:table-cell table:style-name="ce15" table:formula="of:=[.O27]*1.01" office:value-type="float" office:value="1.72583536029592">
            <text:p>1.7258</text:p>
          </table:table-cell>
          <table:table-cell table:style-name="ce8" table:formula="of:=[.P25]" office:value-type="float" office:value="1.299">
            <text:p>1.299</text:p>
          </table:table-cell>
          <table:table-cell table:formula="of:=[.Q25]-1" office:value-type="float" office:value="9">
            <text:p>9</text:p>
          </table:table-cell>
          <table:table-cell table:style-name="ce15" table:formula="of:=[.R27]*1.01" office:value-type="float" office:value="1.42069716921698">
            <text:p>1.4207</text:p>
          </table:table-cell>
          <table:table-cell table:style-name="ce8" table:formula="of:=[.S25]" office:value-type="float" office:value="1.18">
            <text:p>1.180</text:p>
          </table:table-cell>
          <table:table-cell table:formula="of:=[.T25]-1" office:value-type="float" office:value="9">
            <text:p>9</text:p>
          </table:table-cell>
          <table:table-cell table:style-name="ce15" table:formula="of:=[.U27]*1.01" office:value-type="float" office:value="1.29054862176755">
            <text:p>1.2905</text:p>
          </table:table-cell>
          <table:table-cell table:style-name="ce8" table:formula="of:=[.V25]" office:value-type="float" office:value="1.047">
            <text:p>1.047</text:p>
          </table:table-cell>
          <table:table-cell table:formula="of:=[.W25]-1" office:value-type="float" office:value="9">
            <text:p>9</text:p>
          </table:table-cell>
          <table:table-cell table:style-name="ce15" table:formula="of:=[.X27]*1.01" office:value-type="float" office:value="1.14508848050053">
            <text:p>1.1451</text:p>
          </table:table-cell>
          <table:table-cell table:style-name="ce8" table:formula="of:=[.Y25]" office:value-type="float" office:value="1.045">
            <text:p>1.045</text:p>
          </table:table-cell>
          <table:table-cell table:formula="of:=[.Z25]-1" office:value-type="float" office:value="9">
            <text:p>9</text:p>
          </table:table-cell>
          <table:table-cell table:style-name="ce15" table:formula="of:=[.AA27]*1.01" office:value-type="float" office:value="1.14290110995516">
            <text:p>1.1429</text:p>
          </table:table-cell>
          <table:table-cell table:number-columns-repeated="997"/>
        </table:table-row>
        <table:table-row table:style-name="ro1">
          <table:table-cell table:style-name="ce8" table:formula="of:=[.A26]" office:value-type="float" office:value="1.32">
            <text:p>1.3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42937085142907">
            <text:p>1.4294</text:p>
          </table:table-cell>
          <table:table-cell table:style-name="ce8" table:formula="of:=[.D26]" office:value-type="float" office:value="1.458">
            <text:p>1.458</text:p>
          </table:table-cell>
          <table:table-cell table:formula="of:=[.E26]-1" office:value-type="float" office:value="8">
            <text:p>8</text:p>
          </table:table-cell>
          <table:table-cell table:style-name="ce15" table:formula="of:=[.F28]*1.01" office:value-type="float" office:value="1.57880507680574">
            <text:p>1.5788</text:p>
          </table:table-cell>
          <table:table-cell table:style-name="ce8" table:formula="of:=[.G26]" office:value-type="float" office:value="30.28">
            <text:p>30.280</text:p>
          </table:table-cell>
          <table:table-cell table:formula="of:=[.H26]-1" office:value-type="float" office:value="8">
            <text:p>8</text:p>
          </table:table-cell>
          <table:table-cell table:style-name="ce15" table:formula="of:=[.I28]*1.01" office:value-type="float" office:value="32.7889010464183">
            <text:p>32.7889</text:p>
          </table:table-cell>
          <table:table-cell table:style-name="ce8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5" table:formula="of:=[.L28]*1.01" office:value-type="float" office:value="1.41421085755027">
            <text:p>1.4142</text:p>
          </table:table-cell>
          <table:table-cell table:style-name="ce8" table:formula="of:=[.M26]" office:value-type="float" office:value="1.578">
            <text:p>1.578</text:p>
          </table:table-cell>
          <table:table-cell table:formula="of:=[.N26]-1" office:value-type="float" office:value="8">
            <text:p>8</text:p>
          </table:table-cell>
          <table:table-cell table:style-name="ce15" table:formula="of:=[.O28]*1.01" office:value-type="float" office:value="1.70874788148111">
            <text:p>1.7087</text:p>
          </table:table-cell>
          <table:table-cell table:style-name="ce8" table:formula="of:=[.P26]" office:value-type="float" office:value="1.299">
            <text:p>1.299</text:p>
          </table:table-cell>
          <table:table-cell table:formula="of:=[.Q26]-1" office:value-type="float" office:value="8">
            <text:p>8</text:p>
          </table:table-cell>
          <table:table-cell table:style-name="ce15" table:formula="of:=[.R28]*1.01" office:value-type="float" office:value="1.40663086061088">
            <text:p>1.4066</text:p>
          </table:table-cell>
          <table:table-cell table:style-name="ce8" table:formula="of:=[.S26]" office:value-type="float" office:value="1.18">
            <text:p>1.180</text:p>
          </table:table-cell>
          <table:table-cell table:formula="of:=[.T26]-1" office:value-type="float" office:value="8">
            <text:p>8</text:p>
          </table:table-cell>
          <table:table-cell table:style-name="ce15" table:formula="of:=[.U28]*1.01" office:value-type="float" office:value="1.27777091264114">
            <text:p>1.2778</text:p>
          </table:table-cell>
          <table:table-cell table:style-name="ce8" table:formula="of:=[.V26]" office:value-type="float" office:value="1.047">
            <text:p>1.047</text:p>
          </table:table-cell>
          <table:table-cell table:formula="of:=[.W26]-1" office:value-type="float" office:value="8">
            <text:p>8</text:p>
          </table:table-cell>
          <table:table-cell table:style-name="ce15" table:formula="of:=[.X28]*1.01" office:value-type="float" office:value="1.1337509707926">
            <text:p>1.1338</text:p>
          </table:table-cell>
          <table:table-cell table:style-name="ce8" table:formula="of:=[.Y26]" office:value-type="float" office:value="1.045">
            <text:p>1.045</text:p>
          </table:table-cell>
          <table:table-cell table:formula="of:=[.Z26]-1" office:value-type="float" office:value="8">
            <text:p>8</text:p>
          </table:table-cell>
          <table:table-cell table:style-name="ce15" table:formula="of:=[.AA28]*1.01" office:value-type="float" office:value="1.13158525738134">
            <text:p>1.1316</text:p>
          </table:table-cell>
          <table:table-cell table:number-columns-repeated="997"/>
        </table:table-row>
        <table:table-row table:style-name="ro1">
          <table:table-cell table:style-name="ce8" table:formula="of:=[.A27]" office:value-type="float" office:value="1.32">
            <text:p>1.3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41521866478125">
            <text:p>1.4152</text:p>
          </table:table-cell>
          <table:table-cell table:style-name="ce8" table:formula="of:=[.D27]" office:value-type="float" office:value="1.458">
            <text:p>1.458</text:p>
          </table:table-cell>
          <table:table-cell table:formula="of:=[.E27]-1" office:value-type="float" office:value="7">
            <text:p>7</text:p>
          </table:table-cell>
          <table:table-cell table:style-name="ce15" table:formula="of:=[.F29]*1.01" office:value-type="float" office:value="1.56317334337202">
            <text:p>1.5632</text:p>
          </table:table-cell>
          <table:table-cell table:style-name="ce8" table:formula="of:=[.G27]" office:value-type="float" office:value="30.28">
            <text:p>30.280</text:p>
          </table:table-cell>
          <table:table-cell table:formula="of:=[.H27]-1" office:value-type="float" office:value="7">
            <text:p>7</text:p>
          </table:table-cell>
          <table:table-cell table:style-name="ce15" table:formula="of:=[.I29]*1.01" office:value-type="float" office:value="32.4642584618003">
            <text:p>32.4643</text:p>
          </table:table-cell>
          <table:table-cell table:style-name="ce8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5" table:formula="of:=[.L29]*1.01" office:value-type="float" office:value="1.40020876985176">
            <text:p>1.4002</text:p>
          </table:table-cell>
          <table:table-cell table:style-name="ce8" table:formula="of:=[.M27]" office:value-type="float" office:value="1.578">
            <text:p>1.578</text:p>
          </table:table-cell>
          <table:table-cell table:formula="of:=[.N27]-1" office:value-type="float" office:value="7">
            <text:p>7</text:p>
          </table:table-cell>
          <table:table-cell table:style-name="ce15" table:formula="of:=[.O29]*1.01" office:value-type="float" office:value="1.69182958562486">
            <text:p>1.6918</text:p>
          </table:table-cell>
          <table:table-cell table:style-name="ce8" table:formula="of:=[.P27]" office:value-type="float" office:value="1.299">
            <text:p>1.299</text:p>
          </table:table-cell>
          <table:table-cell table:formula="of:=[.Q27]-1" office:value-type="float" office:value="7">
            <text:p>7</text:p>
          </table:table-cell>
          <table:table-cell table:style-name="ce15" table:formula="of:=[.R29]*1.01" office:value-type="float" office:value="1.39270382238701">
            <text:p>1.3927</text:p>
          </table:table-cell>
          <table:table-cell table:style-name="ce8" table:formula="of:=[.S27]" office:value-type="float" office:value="1.18">
            <text:p>1.180</text:p>
          </table:table-cell>
          <table:table-cell table:formula="of:=[.T27]-1" office:value-type="float" office:value="7">
            <text:p>7</text:p>
          </table:table-cell>
          <table:table-cell table:style-name="ce15" table:formula="of:=[.U29]*1.01" office:value-type="float" office:value="1.26511971548627">
            <text:p>1.2651</text:p>
          </table:table-cell>
          <table:table-cell table:style-name="ce8" table:formula="of:=[.V27]" office:value-type="float" office:value="1.047">
            <text:p>1.047</text:p>
          </table:table-cell>
          <table:table-cell table:formula="of:=[.W27]-1" office:value-type="float" office:value="7">
            <text:p>7</text:p>
          </table:table-cell>
          <table:table-cell table:style-name="ce15" table:formula="of:=[.X29]*1.01" office:value-type="float" office:value="1.12252571365604">
            <text:p>1.1225</text:p>
          </table:table-cell>
          <table:table-cell table:style-name="ce8" table:formula="of:=[.Y27]" office:value-type="float" office:value="1.045">
            <text:p>1.045</text:p>
          </table:table-cell>
          <table:table-cell table:formula="of:=[.Z27]-1" office:value-type="float" office:value="7">
            <text:p>7</text:p>
          </table:table-cell>
          <table:table-cell table:style-name="ce15" table:formula="of:=[.AA29]*1.01" office:value-type="float" office:value="1.12038144295183">
            <text:p>1.1204</text:p>
          </table:table-cell>
          <table:table-cell table:number-columns-repeated="997"/>
        </table:table-row>
        <table:table-row table:style-name="ro1">
          <table:table-cell table:style-name="ce8" table:formula="of:=[.A28]" office:value-type="float" office:value="1.32">
            <text:p>1.3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40120659879332">
            <text:p>1.4012</text:p>
          </table:table-cell>
          <table:table-cell table:style-name="ce8" table:formula="of:=[.D28]" office:value-type="float" office:value="1.458">
            <text:p>1.458</text:p>
          </table:table-cell>
          <table:table-cell table:formula="of:=[.E28]-1" office:value-type="float" office:value="6">
            <text:p>6</text:p>
          </table:table-cell>
          <table:table-cell table:style-name="ce15" table:formula="of:=[.F30]*1.01" office:value-type="float" office:value="1.54769637957626">
            <text:p>1.5477</text:p>
          </table:table-cell>
          <table:table-cell table:style-name="ce8" table:formula="of:=[.G28]" office:value-type="float" office:value="30.28">
            <text:p>30.280</text:p>
          </table:table-cell>
          <table:table-cell table:formula="of:=[.H28]-1" office:value-type="float" office:value="6">
            <text:p>6</text:p>
          </table:table-cell>
          <table:table-cell table:style-name="ce15" table:formula="of:=[.I30]*1.01" office:value-type="float" office:value="32.1428301601983">
            <text:p>32.1428</text:p>
          </table:table-cell>
          <table:table-cell table:style-name="ce8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5" table:formula="of:=[.L30]*1.01" office:value-type="float" office:value="1.38634531668491">
            <text:p>1.3863</text:p>
          </table:table-cell>
          <table:table-cell table:style-name="ce8" table:formula="of:=[.M28]" office:value-type="float" office:value="1.578">
            <text:p>1.578</text:p>
          </table:table-cell>
          <table:table-cell table:formula="of:=[.N28]-1" office:value-type="float" office:value="6">
            <text:p>6</text:p>
          </table:table-cell>
          <table:table-cell table:style-name="ce15" table:formula="of:=[.O30]*1.01" office:value-type="float" office:value="1.67507879764838">
            <text:p>1.6751</text:p>
          </table:table-cell>
          <table:table-cell table:style-name="ce8" table:formula="of:=[.P28]" office:value-type="float" office:value="1.299">
            <text:p>1.299</text:p>
          </table:table-cell>
          <table:table-cell table:formula="of:=[.Q28]-1" office:value-type="float" office:value="6">
            <text:p>6</text:p>
          </table:table-cell>
          <table:table-cell table:style-name="ce15" table:formula="of:=[.R30]*1.01" office:value-type="float" office:value="1.3789146756307">
            <text:p>1.3789</text:p>
          </table:table-cell>
          <table:table-cell table:style-name="ce8" table:formula="of:=[.S28]" office:value-type="float" office:value="1.18">
            <text:p>1.180</text:p>
          </table:table-cell>
          <table:table-cell table:formula="of:=[.T28]-1" office:value-type="float" office:value="6">
            <text:p>6</text:p>
          </table:table-cell>
          <table:table-cell table:style-name="ce15" table:formula="of:=[.U30]*1.01" office:value-type="float" office:value="1.25259377770918">
            <text:p>1.2526</text:p>
          </table:table-cell>
          <table:table-cell table:style-name="ce8" table:formula="of:=[.V28]" office:value-type="float" office:value="1.047">
            <text:p>1.047</text:p>
          </table:table-cell>
          <table:table-cell table:formula="of:=[.W28]-1" office:value-type="float" office:value="6">
            <text:p>6</text:p>
          </table:table-cell>
          <table:table-cell table:style-name="ce15" table:formula="of:=[.X30]*1.01" office:value-type="float" office:value="1.11141159767925">
            <text:p>1.1114</text:p>
          </table:table-cell>
          <table:table-cell table:style-name="ce8" table:formula="of:=[.Y28]" office:value-type="float" office:value="1.045">
            <text:p>1.045</text:p>
          </table:table-cell>
          <table:table-cell table:formula="of:=[.Z28]-1" office:value-type="float" office:value="6">
            <text:p>6</text:p>
          </table:table-cell>
          <table:table-cell table:style-name="ce15" table:formula="of:=[.AA30]*1.01" office:value-type="float" office:value="1.10928855737805">
            <text:p>1.1093</text:p>
          </table:table-cell>
          <table:table-cell table:number-columns-repeated="997"/>
        </table:table-row>
        <table:table-row table:style-name="ro1">
          <table:table-cell table:style-name="ce8" table:formula="of:=[.A29]" office:value-type="float" office:value="1.32">
            <text:p>1.320</text:p>
          </table:table-cell>
          <table:table-cell table:style-name="ce5" table:formula="of:=[.B29]-1" office:value-type="float" office:value="5">
            <text:p>5</text:p>
          </table:table-cell>
          <table:table-cell table:style-name="ce16" table:formula="of:=[.C31]*1.01" office:value-type="float" office:value="1.387333266132">
            <text:p>1.3873</text:p>
          </table:table-cell>
          <table:table-cell table:style-name="ce8" table:formula="of:=[.D29]" office:value-type="float" office:value="1.458">
            <text:p>1.458</text:p>
          </table:table-cell>
          <table:table-cell table:style-name="ce5" table:formula="of:=[.E29]-1" office:value-type="float" office:value="5">
            <text:p>5</text:p>
          </table:table-cell>
          <table:table-cell table:style-name="ce16" table:formula="of:=[.F31]*1.01" office:value-type="float" office:value="1.5323726530458">
            <text:p>1.5324</text:p>
          </table:table-cell>
          <table:table-cell table:style-name="ce8" table:formula="of:=[.G29]" office:value-type="float" office:value="30.28">
            <text:p>30.280</text:p>
          </table:table-cell>
          <table:table-cell table:style-name="ce5" table:formula="of:=[.H29]-1" office:value-type="float" office:value="5">
            <text:p>5</text:p>
          </table:table-cell>
          <table:table-cell table:style-name="ce16" table:formula="of:=[.I31]*1.01" office:value-type="float" office:value="31.824584317028">
            <text:p>31.8246</text:p>
          </table:table-cell>
          <table:table-cell table:style-name="ce8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6" table:formula="of:=[.L31]*1.01" office:value-type="float" office:value="1.3726191254306">
            <text:p>1.3726</text:p>
          </table:table-cell>
          <table:table-cell table:style-name="ce8" table:formula="of:=[.M29]" office:value-type="float" office:value="1.578">
            <text:p>1.578</text:p>
          </table:table-cell>
          <table:table-cell table:style-name="ce5" table:formula="of:=[.N29]-1" office:value-type="float" office:value="5">
            <text:p>5</text:p>
          </table:table-cell>
          <table:table-cell table:style-name="ce16" table:formula="of:=[.O31]*1.01" office:value-type="float" office:value="1.6584938590578">
            <text:p>1.6585</text:p>
          </table:table-cell>
          <table:table-cell table:style-name="ce8" table:formula="of:=[.P29]" office:value-type="float" office:value="1.299">
            <text:p>1.299</text:p>
          </table:table-cell>
          <table:table-cell table:style-name="ce5" table:formula="of:=[.Q29]-1" office:value-type="float" office:value="5">
            <text:p>5</text:p>
          </table:table-cell>
          <table:table-cell table:style-name="ce16" table:formula="of:=[.R31]*1.01" office:value-type="float" office:value="1.3652620550799">
            <text:p>1.3653</text:p>
          </table:table-cell>
          <table:table-cell table:style-name="ce8" table:formula="of:=[.S29]" office:value-type="float" office:value="1.18">
            <text:p>1.180</text:p>
          </table:table-cell>
          <table:table-cell table:style-name="ce5" table:formula="of:=[.T29]-1" office:value-type="float" office:value="5">
            <text:p>5</text:p>
          </table:table-cell>
          <table:table-cell table:style-name="ce16" table:formula="of:=[.U31]*1.01" office:value-type="float" office:value="1.240191859118">
            <text:p>1.2402</text:p>
          </table:table-cell>
          <table:table-cell table:style-name="ce8" table:formula="of:=[.V29]" office:value-type="float" office:value="1.047">
            <text:p>1.047</text:p>
          </table:table-cell>
          <table:table-cell table:style-name="ce5" table:formula="of:=[.W29]-1" office:value-type="float" office:value="5">
            <text:p>5</text:p>
          </table:table-cell>
          <table:table-cell table:style-name="ce16" table:formula="of:=[.X31]*1.01" office:value-type="float" office:value="1.1004075224547">
            <text:p>1.1004</text:p>
          </table:table-cell>
          <table:table-cell table:style-name="ce8" table:formula="of:=[.Y29]" office:value-type="float" office:value="1.045">
            <text:p>1.045</text:p>
          </table:table-cell>
          <table:table-cell table:style-name="ce5" table:formula="of:=[.Z29]-1" office:value-type="float" office:value="5">
            <text:p>5</text:p>
          </table:table-cell>
          <table:table-cell table:style-name="ce16" table:formula="of:=[.AA31]*1.01" office:value-type="float" office:value="1.0983055023545">
            <text:p>1.0983</text:p>
          </table:table-cell>
          <table:table-cell table:number-columns-repeated="997"/>
        </table:table-row>
        <table:table-row table:style-name="ro1">
          <table:table-cell table:style-name="ce8" table:formula="of:=[.A30]" office:value-type="float" office:value="1.32">
            <text:p>1.3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3735972932">
            <text:p>1.3736</text:p>
          </table:table-cell>
          <table:table-cell table:style-name="ce8" table:formula="of:=[.D30]" office:value-type="float" office:value="1.458">
            <text:p>1.458</text:p>
          </table:table-cell>
          <table:table-cell table:formula="of:=[.E30]-1" office:value-type="float" office:value="4">
            <text:p>4</text:p>
          </table:table-cell>
          <table:table-cell table:style-name="ce15" table:formula="of:=[.F32]*1.01" office:value-type="float" office:value="1.51720064658">
            <text:p>1.5172</text:p>
          </table:table-cell>
          <table:table-cell table:style-name="ce8" table:formula="of:=[.G30]" office:value-type="float" office:value="30.28">
            <text:p>30.280</text:p>
          </table:table-cell>
          <table:table-cell table:formula="of:=[.H30]-1" office:value-type="float" office:value="4">
            <text:p>4</text:p>
          </table:table-cell>
          <table:table-cell table:style-name="ce15" table:formula="of:=[.I32]*1.01" office:value-type="float" office:value="31.5094894228">
            <text:p>31.5095</text:p>
          </table:table-cell>
          <table:table-cell table:style-name="ce8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5" table:formula="of:=[.L32]*1.01" office:value-type="float" office:value="1.35902883706">
            <text:p>1.3590</text:p>
          </table:table-cell>
          <table:table-cell table:style-name="ce8" table:formula="of:=[.M30]" office:value-type="float" office:value="1.578">
            <text:p>1.578</text:p>
          </table:table-cell>
          <table:table-cell table:formula="of:=[.N30]-1" office:value-type="float" office:value="4">
            <text:p>4</text:p>
          </table:table-cell>
          <table:table-cell table:style-name="ce15" table:formula="of:=[.O32]*1.01" office:value-type="float" office:value="1.64207312778">
            <text:p>1.6421</text:p>
          </table:table-cell>
          <table:table-cell table:style-name="ce8" table:formula="of:=[.P30]" office:value-type="float" office:value="1.299">
            <text:p>1.299</text:p>
          </table:table-cell>
          <table:table-cell table:formula="of:=[.Q30]-1" office:value-type="float" office:value="4">
            <text:p>4</text:p>
          </table:table-cell>
          <table:table-cell table:style-name="ce15" table:formula="of:=[.R32]*1.01" office:value-type="float" office:value="1.35174460899">
            <text:p>1.3517</text:p>
          </table:table-cell>
          <table:table-cell table:style-name="ce8" table:formula="of:=[.S30]" office:value-type="float" office:value="1.18">
            <text:p>1.180</text:p>
          </table:table-cell>
          <table:table-cell table:formula="of:=[.T30]-1" office:value-type="float" office:value="4">
            <text:p>4</text:p>
          </table:table-cell>
          <table:table-cell table:style-name="ce15" table:formula="of:=[.U32]*1.01" office:value-type="float" office:value="1.2279127318">
            <text:p>1.2279</text:p>
          </table:table-cell>
          <table:table-cell table:style-name="ce8" table:formula="of:=[.V30]" office:value-type="float" office:value="1.047">
            <text:p>1.047</text:p>
          </table:table-cell>
          <table:table-cell table:formula="of:=[.W30]-1" office:value-type="float" office:value="4">
            <text:p>4</text:p>
          </table:table-cell>
          <table:table-cell table:style-name="ce15" table:formula="of:=[.X32]*1.01" office:value-type="float" office:value="1.08951239847">
            <text:p>1.0895</text:p>
          </table:table-cell>
          <table:table-cell table:style-name="ce8" table:formula="of:=[.Y30]" office:value-type="float" office:value="1.045">
            <text:p>1.045</text:p>
          </table:table-cell>
          <table:table-cell table:formula="of:=[.Z30]-1" office:value-type="float" office:value="4">
            <text:p>4</text:p>
          </table:table-cell>
          <table:table-cell table:style-name="ce15" table:formula="of:=[.AA32]*1.01" office:value-type="float" office:value="1.08743119045">
            <text:p>1.0874</text:p>
          </table:table-cell>
          <table:table-cell table:number-columns-repeated="997"/>
        </table:table-row>
        <table:table-row table:style-name="ro1">
          <table:table-cell table:style-name="ce8" table:formula="of:=[.A31]" office:value-type="float" office:value="1.32">
            <text:p>1.3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35999732">
            <text:p>1.3600</text:p>
          </table:table-cell>
          <table:table-cell table:style-name="ce8" table:formula="of:=[.D31]" office:value-type="float" office:value="1.458">
            <text:p>1.458</text:p>
          </table:table-cell>
          <table:table-cell table:formula="of:=[.E31]-1" office:value-type="float" office:value="3">
            <text:p>3</text:p>
          </table:table-cell>
          <table:table-cell table:style-name="ce15" table:formula="of:=[.F33]*1.01" office:value-type="float" office:value="1.502178858">
            <text:p>1.5022</text:p>
          </table:table-cell>
          <table:table-cell table:style-name="ce8" table:formula="of:=[.G31]" office:value-type="float" office:value="30.28">
            <text:p>30.280</text:p>
          </table:table-cell>
          <table:table-cell table:formula="of:=[.H31]-1" office:value-type="float" office:value="3">
            <text:p>3</text:p>
          </table:table-cell>
          <table:table-cell table:style-name="ce15" table:formula="of:=[.I33]*1.01" office:value-type="float" office:value="31.19751428">
            <text:p>31.1975</text:p>
          </table:table-cell>
          <table:table-cell table:style-name="ce8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5" table:formula="of:=[.L33]*1.01" office:value-type="float" office:value="1.345573106">
            <text:p>1.3456</text:p>
          </table:table-cell>
          <table:table-cell table:style-name="ce8" table:formula="of:=[.M31]" office:value-type="float" office:value="1.578">
            <text:p>1.578</text:p>
          </table:table-cell>
          <table:table-cell table:formula="of:=[.N31]-1" office:value-type="float" office:value="3">
            <text:p>3</text:p>
          </table:table-cell>
          <table:table-cell table:style-name="ce15" table:formula="of:=[.O33]*1.01" office:value-type="float" office:value="1.625814978">
            <text:p>1.6258</text:p>
          </table:table-cell>
          <table:table-cell table:style-name="ce8" table:formula="of:=[.P31]" office:value-type="float" office:value="1.299">
            <text:p>1.299</text:p>
          </table:table-cell>
          <table:table-cell table:formula="of:=[.Q31]-1" office:value-type="float" office:value="3">
            <text:p>3</text:p>
          </table:table-cell>
          <table:table-cell table:style-name="ce15" table:formula="of:=[.R33]*1.01" office:value-type="float" office:value="1.338360999">
            <text:p>1.3384</text:p>
          </table:table-cell>
          <table:table-cell table:style-name="ce8" table:formula="of:=[.S31]" office:value-type="float" office:value="1.18">
            <text:p>1.180</text:p>
          </table:table-cell>
          <table:table-cell table:formula="of:=[.T31]-1" office:value-type="float" office:value="3">
            <text:p>3</text:p>
          </table:table-cell>
          <table:table-cell table:style-name="ce15" table:formula="of:=[.U33]*1.01" office:value-type="float" office:value="1.21575518">
            <text:p>1.2158</text:p>
          </table:table-cell>
          <table:table-cell table:style-name="ce8" table:formula="of:=[.V31]" office:value-type="float" office:value="1.047">
            <text:p>1.047</text:p>
          </table:table-cell>
          <table:table-cell table:formula="of:=[.W31]-1" office:value-type="float" office:value="3">
            <text:p>3</text:p>
          </table:table-cell>
          <table:table-cell table:style-name="ce15" table:formula="of:=[.X33]*1.01" office:value-type="float" office:value="1.078725147">
            <text:p>1.0787</text:p>
          </table:table-cell>
          <table:table-cell table:style-name="ce8" table:formula="of:=[.Y31]" office:value-type="float" office:value="1.045">
            <text:p>1.045</text:p>
          </table:table-cell>
          <table:table-cell table:formula="of:=[.Z31]-1" office:value-type="float" office:value="3">
            <text:p>3</text:p>
          </table:table-cell>
          <table:table-cell table:style-name="ce15" table:formula="of:=[.AA33]*1.01" office:value-type="float" office:value="1.076664545">
            <text:p>1.0767</text:p>
          </table:table-cell>
          <table:table-cell table:number-columns-repeated="997"/>
        </table:table-row>
        <table:table-row table:style-name="ro1">
          <table:table-cell table:style-name="ce8" table:formula="of:=[.A32]" office:value-type="float" office:value="1.32">
            <text:p>1.3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346532">
            <text:p>1.3465</text:p>
          </table:table-cell>
          <table:table-cell table:style-name="ce8" table:formula="of:=[.D32]" office:value-type="float" office:value="1.458">
            <text:p>1.458</text:p>
          </table:table-cell>
          <table:table-cell table:formula="of:=[.E32]-1" office:value-type="float" office:value="2">
            <text:p>2</text:p>
          </table:table-cell>
          <table:table-cell table:style-name="ce15" table:formula="of:=[.F34]*1.01" office:value-type="float" office:value="1.4873058">
            <text:p>1.4873</text:p>
          </table:table-cell>
          <table:table-cell table:style-name="ce8" table:formula="of:=[.G32]" office:value-type="float" office:value="30.28">
            <text:p>30.280</text:p>
          </table:table-cell>
          <table:table-cell table:formula="of:=[.H32]-1" office:value-type="float" office:value="2">
            <text:p>2</text:p>
          </table:table-cell>
          <table:table-cell table:style-name="ce15" table:formula="of:=[.I34]*1.01" office:value-type="float" office:value="30.888628">
            <text:p>30.8886</text:p>
          </table:table-cell>
          <table:table-cell table:style-name="ce8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5" table:formula="of:=[.L34]*1.01" office:value-type="float" office:value="1.3322506">
            <text:p>1.3323</text:p>
          </table:table-cell>
          <table:table-cell table:style-name="ce8" table:formula="of:=[.M32]" office:value-type="float" office:value="1.578">
            <text:p>1.578</text:p>
          </table:table-cell>
          <table:table-cell table:formula="of:=[.N32]-1" office:value-type="float" office:value="2">
            <text:p>2</text:p>
          </table:table-cell>
          <table:table-cell table:style-name="ce15" table:formula="of:=[.O34]*1.01" office:value-type="float" office:value="1.6097178">
            <text:p>1.6097</text:p>
          </table:table-cell>
          <table:table-cell table:style-name="ce8" table:formula="of:=[.P32]" office:value-type="float" office:value="1.299">
            <text:p>1.299</text:p>
          </table:table-cell>
          <table:table-cell table:formula="of:=[.Q32]-1" office:value-type="float" office:value="2">
            <text:p>2</text:p>
          </table:table-cell>
          <table:table-cell table:style-name="ce15" table:formula="of:=[.R34]*1.01" office:value-type="float" office:value="1.3251099">
            <text:p>1.3251</text:p>
          </table:table-cell>
          <table:table-cell table:style-name="ce8" table:formula="of:=[.S32]" office:value-type="float" office:value="1.18">
            <text:p>1.180</text:p>
          </table:table-cell>
          <table:table-cell table:formula="of:=[.T32]-1" office:value-type="float" office:value="2">
            <text:p>2</text:p>
          </table:table-cell>
          <table:table-cell table:style-name="ce15" table:formula="of:=[.U34]*1.01" office:value-type="float" office:value="1.203718">
            <text:p>1.2037</text:p>
          </table:table-cell>
          <table:table-cell table:style-name="ce8" table:formula="of:=[.V32]" office:value-type="float" office:value="1.047">
            <text:p>1.047</text:p>
          </table:table-cell>
          <table:table-cell table:formula="of:=[.W32]-1" office:value-type="float" office:value="2">
            <text:p>2</text:p>
          </table:table-cell>
          <table:table-cell table:style-name="ce15" table:formula="of:=[.X34]*1.01" office:value-type="float" office:value="1.0680447">
            <text:p>1.0680</text:p>
          </table:table-cell>
          <table:table-cell table:style-name="ce8" table:formula="of:=[.Y32]" office:value-type="float" office:value="1.045">
            <text:p>1.045</text:p>
          </table:table-cell>
          <table:table-cell table:formula="of:=[.Z32]-1" office:value-type="float" office:value="2">
            <text:p>2</text:p>
          </table:table-cell>
          <table:table-cell table:style-name="ce15" table:formula="of:=[.AA34]*1.01" office:value-type="float" office:value="1.0660045">
            <text:p>1.0660</text:p>
          </table:table-cell>
          <table:table-cell table:number-columns-repeated="997"/>
        </table:table-row>
        <table:table-row table:style-name="ro1">
          <table:table-cell table:style-name="ce8" table:formula="of:=[.A33]" office:value-type="float" office:value="1.32">
            <text:p>1.3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3332">
            <text:p>1.3332</text:p>
          </table:table-cell>
          <table:table-cell table:style-name="ce8" table:formula="of:=[.D33]" office:value-type="float" office:value="1.458">
            <text:p>1.458</text:p>
          </table:table-cell>
          <table:table-cell table:formula="of:=[.E33]-1" office:value-type="float" office:value="1">
            <text:p>1</text:p>
          </table:table-cell>
          <table:table-cell table:style-name="ce15" table:formula="of:=[.F35]*1.01" office:value-type="float" office:value="1.47258">
            <text:p>1.4726</text:p>
          </table:table-cell>
          <table:table-cell table:style-name="ce8" table:formula="of:=[.G33]" office:value-type="float" office:value="30.28">
            <text:p>30.280</text:p>
          </table:table-cell>
          <table:table-cell table:formula="of:=[.H33]-1" office:value-type="float" office:value="1">
            <text:p>1</text:p>
          </table:table-cell>
          <table:table-cell table:style-name="ce15" table:formula="of:=[.I35]*1.01" office:value-type="float" office:value="30.5828">
            <text:p>30.5828</text:p>
          </table:table-cell>
          <table:table-cell table:style-name="ce8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5" table:formula="of:=[.L35]*1.01" office:value-type="float" office:value="1.31906">
            <text:p>1.3191</text:p>
          </table:table-cell>
          <table:table-cell table:style-name="ce8" table:formula="of:=[.M33]" office:value-type="float" office:value="1.578">
            <text:p>1.578</text:p>
          </table:table-cell>
          <table:table-cell table:formula="of:=[.N33]-1" office:value-type="float" office:value="1">
            <text:p>1</text:p>
          </table:table-cell>
          <table:table-cell table:style-name="ce15" table:formula="of:=[.O35]*1.01" office:value-type="float" office:value="1.59378">
            <text:p>1.5938</text:p>
          </table:table-cell>
          <table:table-cell table:style-name="ce8" table:formula="of:=[.P33]" office:value-type="float" office:value="1.299">
            <text:p>1.299</text:p>
          </table:table-cell>
          <table:table-cell table:formula="of:=[.Q33]-1" office:value-type="float" office:value="1">
            <text:p>1</text:p>
          </table:table-cell>
          <table:table-cell table:style-name="ce15" table:formula="of:=[.R35]*1.01" office:value-type="float" office:value="1.31199">
            <text:p>1.3120</text:p>
          </table:table-cell>
          <table:table-cell table:style-name="ce8" table:formula="of:=[.S33]" office:value-type="float" office:value="1.18">
            <text:p>1.180</text:p>
          </table:table-cell>
          <table:table-cell table:formula="of:=[.T33]-1" office:value-type="float" office:value="1">
            <text:p>1</text:p>
          </table:table-cell>
          <table:table-cell table:style-name="ce15" table:formula="of:=[.U35]*1.01" office:value-type="float" office:value="1.1918">
            <text:p>1.1918</text:p>
          </table:table-cell>
          <table:table-cell table:style-name="ce8" table:formula="of:=[.V33]" office:value-type="float" office:value="1.047">
            <text:p>1.047</text:p>
          </table:table-cell>
          <table:table-cell table:formula="of:=[.W33]-1" office:value-type="float" office:value="1">
            <text:p>1</text:p>
          </table:table-cell>
          <table:table-cell table:style-name="ce15" table:formula="of:=[.X35]*1.01" office:value-type="float" office:value="1.05747">
            <text:p>1.0575</text:p>
          </table:table-cell>
          <table:table-cell table:style-name="ce8" table:formula="of:=[.Y33]" office:value-type="float" office:value="1.045">
            <text:p>1.045</text:p>
          </table:table-cell>
          <table:table-cell table:formula="of:=[.Z33]-1" office:value-type="float" office:value="1">
            <text:p>1</text:p>
          </table:table-cell>
          <table:table-cell table:style-name="ce15" table:formula="of:=[.AA35]*1.01" office:value-type="float" office:value="1.05545">
            <text:p>1.0555</text:p>
          </table:table-cell>
          <table:table-cell table:number-columns-repeated="997"/>
        </table:table-row>
        <table:table-row table:style-name="ro1">
          <table:table-cell table:style-name="ce8" table:formula="of:=[.A34]" office:value-type="float" office:value="1.32">
            <text:p>1.320</text:p>
          </table:table-cell>
          <table:table-cell table:style-name="ce5" table:formula="of:=[.B34]-1" office:value-type="float" office:value="0">
            <text:p>0</text:p>
          </table:table-cell>
          <table:table-cell table:style-name="ce16" table:formula="of:=[.A35]" office:value-type="float" office:value="1.32">
            <text:p>1.3200</text:p>
          </table:table-cell>
          <table:table-cell table:style-name="ce8" table:formula="of:=[.D34]" office:value-type="float" office:value="1.458">
            <text:p>1.458</text:p>
          </table:table-cell>
          <table:table-cell table:style-name="ce5" table:formula="of:=[.E34]-1" office:value-type="float" office:value="0">
            <text:p>0</text:p>
          </table:table-cell>
          <table:table-cell table:style-name="ce16" table:formula="of:=[.D35]" office:value-type="float" office:value="1.458">
            <text:p>1.4580</text:p>
          </table:table-cell>
          <table:table-cell table:style-name="ce8" table:formula="of:=[.G34]" office:value-type="float" office:value="30.28">
            <text:p>30.280</text:p>
          </table:table-cell>
          <table:table-cell table:style-name="ce5" table:formula="of:=[.H34]-1" office:value-type="float" office:value="0">
            <text:p>0</text:p>
          </table:table-cell>
          <table:table-cell table:style-name="ce16" table:formula="of:=[.G35]" office:value-type="float" office:value="30.28">
            <text:p>30.2800</text:p>
          </table:table-cell>
          <table:table-cell table:style-name="ce8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6" table:formula="of:=[.J35]" office:value-type="float" office:value="1.306">
            <text:p>1.3060</text:p>
          </table:table-cell>
          <table:table-cell table:style-name="ce8" table:formula="of:=[.M34]" office:value-type="float" office:value="1.578">
            <text:p>1.578</text:p>
          </table:table-cell>
          <table:table-cell table:style-name="ce5" table:formula="of:=[.N34]-1" office:value-type="float" office:value="0">
            <text:p>0</text:p>
          </table:table-cell>
          <table:table-cell table:style-name="ce16" table:formula="of:=[.M35]" office:value-type="float" office:value="1.578">
            <text:p>1.5780</text:p>
          </table:table-cell>
          <table:table-cell table:style-name="ce8" table:formula="of:=[.P34]" office:value-type="float" office:value="1.299">
            <text:p>1.299</text:p>
          </table:table-cell>
          <table:table-cell table:style-name="ce5" table:formula="of:=[.Q34]-1" office:value-type="float" office:value="0">
            <text:p>0</text:p>
          </table:table-cell>
          <table:table-cell table:style-name="ce16" table:formula="of:=[.P35]" office:value-type="float" office:value="1.299">
            <text:p>1.2990</text:p>
          </table:table-cell>
          <table:table-cell table:style-name="ce8" table:formula="of:=[.S34]" office:value-type="float" office:value="1.18">
            <text:p>1.180</text:p>
          </table:table-cell>
          <table:table-cell table:style-name="ce5" table:formula="of:=[.T34]-1" office:value-type="float" office:value="0">
            <text:p>0</text:p>
          </table:table-cell>
          <table:table-cell table:style-name="ce16" table:formula="of:=[.S35]" office:value-type="float" office:value="1.18">
            <text:p>1.1800</text:p>
          </table:table-cell>
          <table:table-cell table:style-name="ce8" table:formula="of:=[.V34]" office:value-type="float" office:value="1.047">
            <text:p>1.047</text:p>
          </table:table-cell>
          <table:table-cell table:style-name="ce5" table:formula="of:=[.W34]-1" office:value-type="float" office:value="0">
            <text:p>0</text:p>
          </table:table-cell>
          <table:table-cell table:style-name="ce16" table:formula="of:=[.V35]" office:value-type="float" office:value="1.047">
            <text:p>1.0470</text:p>
          </table:table-cell>
          <table:table-cell table:style-name="ce8" table:formula="of:=[.Y34]" office:value-type="float" office:value="1.045">
            <text:p>1.045</text:p>
          </table:table-cell>
          <table:table-cell table:style-name="ce5" table:formula="of:=[.Z34]-1" office:value-type="float" office:value="0">
            <text:p>0</text:p>
          </table:table-cell>
          <table:table-cell table:style-name="ce16" table:formula="of:=[.Y35]" office:value-type="float" office:value="1.045">
            <text:p>1.0450</text:p>
          </table:table-cell>
          <table:table-cell table:number-columns-repeated="997"/>
        </table:table-row>
        <table:table-row table:style-name="ro1">
          <table:table-cell table:style-name="ce8" table:formula="of:=[.A35]" office:value-type="float" office:value="1.32">
            <text:p>1.320</text:p>
          </table:table-cell>
          <table:table-cell table:style-name="ce14" table:formula="of:=[.B35]-1" office:value-type="float" office:value="-1">
            <text:p>-1</text:p>
          </table:table-cell>
          <table:table-cell table:style-name="ce19" table:formula="of:=[.C35]/1.01" office:value-type="float" office:value="1.30693069306931">
            <text:p>1.3069</text:p>
          </table:table-cell>
          <table:table-cell table:style-name="ce8" table:formula="of:=[.D35]" office:value-type="float" office:value="1.458">
            <text:p>1.458</text:p>
          </table:table-cell>
          <table:table-cell table:style-name="ce14" table:formula="of:=[.E35]-1" office:value-type="float" office:value="-1">
            <text:p>-1</text:p>
          </table:table-cell>
          <table:table-cell table:style-name="ce19" table:formula="of:=[.F35]/1.01" office:value-type="float" office:value="1.44356435643564">
            <text:p>1.4436</text:p>
          </table:table-cell>
          <table:table-cell table:style-name="ce8" table:formula="of:=[.G35]" office:value-type="float" office:value="30.28">
            <text:p>30.280</text:p>
          </table:table-cell>
          <table:table-cell table:style-name="ce14" table:formula="of:=[.H35]-1" office:value-type="float" office:value="-1">
            <text:p>-1</text:p>
          </table:table-cell>
          <table:table-cell table:style-name="ce19" table:formula="of:=[.I35]/1.01" office:value-type="float" office:value="29.980198019802">
            <text:p>29.9802</text:p>
          </table:table-cell>
          <table:table-cell table:style-name="ce8" table:formula="of:=[.J35]" office:value-type="float" office:value="1.306">
            <text:p>1.306</text:p>
          </table:table-cell>
          <table:table-cell table:style-name="ce14" table:formula="of:=[.K35]-1" office:value-type="float" office:value="-1">
            <text:p>-1</text:p>
          </table:table-cell>
          <table:table-cell table:style-name="ce19" table:formula="of:=[.L35]/1.01" office:value-type="float" office:value="1.29306930693069">
            <text:p>1.2931</text:p>
          </table:table-cell>
          <table:table-cell table:style-name="ce8" table:formula="of:=[.M35]" office:value-type="float" office:value="1.578">
            <text:p>1.578</text:p>
          </table:table-cell>
          <table:table-cell table:style-name="ce14" table:formula="of:=[.N35]-1" office:value-type="float" office:value="-1">
            <text:p>-1</text:p>
          </table:table-cell>
          <table:table-cell table:style-name="ce19" table:formula="of:=[.O35]/1.01" office:value-type="float" office:value="1.56237623762376">
            <text:p>1.5624</text:p>
          </table:table-cell>
          <table:table-cell table:style-name="ce8" table:formula="of:=[.P35]" office:value-type="float" office:value="1.299">
            <text:p>1.299</text:p>
          </table:table-cell>
          <table:table-cell table:style-name="ce14" table:formula="of:=[.Q35]-1" office:value-type="float" office:value="-1">
            <text:p>-1</text:p>
          </table:table-cell>
          <table:table-cell table:style-name="ce19" table:formula="of:=[.R35]/1.01" office:value-type="float" office:value="1.28613861386139">
            <text:p>1.2861</text:p>
          </table:table-cell>
          <table:table-cell table:style-name="ce8" table:formula="of:=[.S35]" office:value-type="float" office:value="1.18">
            <text:p>1.180</text:p>
          </table:table-cell>
          <table:table-cell table:style-name="ce14" table:formula="of:=[.T35]-1" office:value-type="float" office:value="-1">
            <text:p>-1</text:p>
          </table:table-cell>
          <table:table-cell table:style-name="ce19" table:formula="of:=[.U35]/1.01" office:value-type="float" office:value="1.16831683168317">
            <text:p>1.1683</text:p>
          </table:table-cell>
          <table:table-cell table:style-name="ce8" table:formula="of:=[.V35]" office:value-type="float" office:value="1.047">
            <text:p>1.047</text:p>
          </table:table-cell>
          <table:table-cell table:style-name="ce14" table:formula="of:=[.W35]-1" office:value-type="float" office:value="-1">
            <text:p>-1</text:p>
          </table:table-cell>
          <table:table-cell table:style-name="ce19" table:formula="of:=[.X35]/1.01" office:value-type="float" office:value="1.03663366336634">
            <text:p>1.0366</text:p>
          </table:table-cell>
          <table:table-cell table:style-name="ce8" table:formula="of:=[.Y35]" office:value-type="float" office:value="1.045">
            <text:p>1.045</text:p>
          </table:table-cell>
          <table:table-cell table:style-name="ce14" table:formula="of:=[.Z35]-1" office:value-type="float" office:value="-1">
            <text:p>-1</text:p>
          </table:table-cell>
          <table:table-cell table:style-name="ce19" table:formula="of:=[.AA35]/1.01" office:value-type="float" office:value="1.03465346534653">
            <text:p>1.0347</text:p>
          </table:table-cell>
          <table:table-cell table:number-columns-repeated="997"/>
        </table:table-row>
        <table:table-row table:style-name="ro1">
          <table:table-cell table:style-name="ce8" table:formula="of:=[.A36]" office:value-type="float" office:value="1.32">
            <text:p>1.320</text:p>
          </table:table-cell>
          <table:table-cell table:style-name="ce14" table:formula="of:=[.B36]-1" office:value-type="float" office:value="-2">
            <text:p>-2</text:p>
          </table:table-cell>
          <table:table-cell table:style-name="ce19" table:formula="of:=[.C36]/1.01" office:value-type="float" office:value="1.29399078521714">
            <text:p>1.2940</text:p>
          </table:table-cell>
          <table:table-cell table:style-name="ce8" table:formula="of:=[.D36]" office:value-type="float" office:value="1.458">
            <text:p>1.458</text:p>
          </table:table-cell>
          <table:table-cell table:style-name="ce14" table:formula="of:=[.E36]-1" office:value-type="float" office:value="-2">
            <text:p>-2</text:p>
          </table:table-cell>
          <table:table-cell table:style-name="ce19" table:formula="of:=[.F36]/1.01" office:value-type="float" office:value="1.42927164003529">
            <text:p>1.4293</text:p>
          </table:table-cell>
          <table:table-cell table:style-name="ce8" table:formula="of:=[.G36]" office:value-type="float" office:value="30.28">
            <text:p>30.280</text:p>
          </table:table-cell>
          <table:table-cell table:style-name="ce14" table:formula="of:=[.H36]-1" office:value-type="float" office:value="-2">
            <text:p>-2</text:p>
          </table:table-cell>
          <table:table-cell table:style-name="ce19" table:formula="of:=[.I36]/1.01" office:value-type="float" office:value="29.6833643760416">
            <text:p>29.6834</text:p>
          </table:table-cell>
          <table:table-cell table:style-name="ce8" table:formula="of:=[.J36]" office:value-type="float" office:value="1.306">
            <text:p>1.306</text:p>
          </table:table-cell>
          <table:table-cell table:style-name="ce14" table:formula="of:=[.K36]-1" office:value-type="float" office:value="-2">
            <text:p>-2</text:p>
          </table:table-cell>
          <table:table-cell table:style-name="ce19" table:formula="of:=[.L36]/1.01" office:value-type="float" office:value="1.28026664052544">
            <text:p>1.2803</text:p>
          </table:table-cell>
          <table:table-cell table:style-name="ce8" table:formula="of:=[.M36]" office:value-type="float" office:value="1.578">
            <text:p>1.578</text:p>
          </table:table-cell>
          <table:table-cell table:style-name="ce14" table:formula="of:=[.N36]-1" office:value-type="float" office:value="-2">
            <text:p>-2</text:p>
          </table:table-cell>
          <table:table-cell table:style-name="ce19" table:formula="of:=[.O36]/1.01" office:value-type="float" office:value="1.54690716596412">
            <text:p>1.5469</text:p>
          </table:table-cell>
          <table:table-cell table:style-name="ce8" table:formula="of:=[.P36]" office:value-type="float" office:value="1.299">
            <text:p>1.299</text:p>
          </table:table-cell>
          <table:table-cell table:style-name="ce14" table:formula="of:=[.Q36]-1" office:value-type="float" office:value="-2">
            <text:p>-2</text:p>
          </table:table-cell>
          <table:table-cell table:style-name="ce19" table:formula="of:=[.R36]/1.01" office:value-type="float" office:value="1.27340456817959">
            <text:p>1.2734</text:p>
          </table:table-cell>
          <table:table-cell table:style-name="ce8" table:formula="of:=[.S36]" office:value-type="float" office:value="1.18">
            <text:p>1.180</text:p>
          </table:table-cell>
          <table:table-cell table:style-name="ce14" table:formula="of:=[.T36]-1" office:value-type="float" office:value="-2">
            <text:p>-2</text:p>
          </table:table-cell>
          <table:table-cell table:style-name="ce19" table:formula="of:=[.U36]/1.01" office:value-type="float" office:value="1.15674933830017">
            <text:p>1.1567</text:p>
          </table:table-cell>
          <table:table-cell table:style-name="ce8" table:formula="of:=[.V36]" office:value-type="float" office:value="1.047">
            <text:p>1.047</text:p>
          </table:table-cell>
          <table:table-cell table:style-name="ce14" table:formula="of:=[.W36]-1" office:value-type="float" office:value="-2">
            <text:p>-2</text:p>
          </table:table-cell>
          <table:table-cell table:style-name="ce19" table:formula="of:=[.X36]/1.01" office:value-type="float" office:value="1.02636996372905">
            <text:p>1.0264</text:p>
          </table:table-cell>
          <table:table-cell table:style-name="ce8" table:formula="of:=[.Y36]" office:value-type="float" office:value="1.045">
            <text:p>1.045</text:p>
          </table:table-cell>
          <table:table-cell table:style-name="ce14" table:formula="of:=[.Z36]-1" office:value-type="float" office:value="-2">
            <text:p>-2</text:p>
          </table:table-cell>
          <table:table-cell table:style-name="ce19" table:formula="of:=[.AA36]/1.01" office:value-type="float" office:value="1.02440937163023">
            <text:p>1.0244</text:p>
          </table:table-cell>
          <table:table-cell table:number-columns-repeated="997"/>
        </table:table-row>
        <table:table-row table:style-name="ro1">
          <table:table-cell table:style-name="ce8" table:formula="of:=[.A37]" office:value-type="float" office:value="1.32">
            <text:p>1.3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28117899526449">
            <text:p>1.2812</text:p>
          </table:table-cell>
          <table:table-cell table:style-name="ce8" table:formula="of:=[.D37]" office:value-type="float" office:value="1.458">
            <text:p>1.458</text:p>
          </table:table-cell>
          <table:table-cell table:formula="of:=[.E37]-1" office:value-type="float" office:value="-3">
            <text:p>-3</text:p>
          </table:table-cell>
          <table:table-cell table:style-name="ce15" table:formula="of:=[.F37]/1.01" office:value-type="float" office:value="1.41512043567851">
            <text:p>1.4151</text:p>
          </table:table-cell>
          <table:table-cell table:style-name="ce8" table:formula="of:=[.G37]" office:value-type="float" office:value="30.28">
            <text:p>30.280</text:p>
          </table:table-cell>
          <table:table-cell table:formula="of:=[.H37]-1" office:value-type="float" office:value="-3">
            <text:p>-3</text:p>
          </table:table-cell>
          <table:table-cell table:style-name="ce15" table:formula="of:=[.I37]/1.01" office:value-type="float" office:value="29.3894696792491">
            <text:p>29.3895</text:p>
          </table:table-cell>
          <table:table-cell table:style-name="ce8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5" table:formula="of:=[.L37]/1.01" office:value-type="float" office:value="1.2675907331935">
            <text:p>1.2676</text:p>
          </table:table-cell>
          <table:table-cell table:style-name="ce8" table:formula="of:=[.M37]" office:value-type="float" office:value="1.578">
            <text:p>1.578</text:p>
          </table:table-cell>
          <table:table-cell table:formula="of:=[.N37]-1" office:value-type="float" office:value="-3">
            <text:p>-3</text:p>
          </table:table-cell>
          <table:table-cell table:style-name="ce15" table:formula="of:=[.O37]/1.01" office:value-type="float" office:value="1.53159125342982">
            <text:p>1.5316</text:p>
          </table:table-cell>
          <table:table-cell table:style-name="ce8" table:formula="of:=[.P37]" office:value-type="float" office:value="1.299">
            <text:p>1.299</text:p>
          </table:table-cell>
          <table:table-cell table:formula="of:=[.Q37]-1" office:value-type="float" office:value="-3">
            <text:p>-3</text:p>
          </table:table-cell>
          <table:table-cell table:style-name="ce15" table:formula="of:=[.R37]/1.01" office:value-type="float" office:value="1.26079660215801">
            <text:p>1.2608</text:p>
          </table:table-cell>
          <table:table-cell table:style-name="ce8" table:formula="of:=[.S37]" office:value-type="float" office:value="1.18">
            <text:p>1.180</text:p>
          </table:table-cell>
          <table:table-cell table:formula="of:=[.T37]-1" office:value-type="float" office:value="-3">
            <text:p>-3</text:p>
          </table:table-cell>
          <table:table-cell table:style-name="ce15" table:formula="of:=[.U37]/1.01" office:value-type="float" office:value="1.14529637455462">
            <text:p>1.1453</text:p>
          </table:table-cell>
          <table:table-cell table:style-name="ce8" table:formula="of:=[.V37]" office:value-type="float" office:value="1.047">
            <text:p>1.047</text:p>
          </table:table-cell>
          <table:table-cell table:formula="of:=[.W37]-1" office:value-type="float" office:value="-3">
            <text:p>-3</text:p>
          </table:table-cell>
          <table:table-cell table:style-name="ce15" table:formula="of:=[.X37]/1.01" office:value-type="float" office:value="1.01620788488024">
            <text:p>1.0162</text:p>
          </table:table-cell>
          <table:table-cell table:style-name="ce8" table:formula="of:=[.Y37]" office:value-type="float" office:value="1.045">
            <text:p>1.045</text:p>
          </table:table-cell>
          <table:table-cell table:formula="of:=[.Z37]-1" office:value-type="float" office:value="-3">
            <text:p>-3</text:p>
          </table:table-cell>
          <table:table-cell table:style-name="ce15" table:formula="of:=[.AA37]/1.01" office:value-type="float" office:value="1.01426670458439">
            <text:p>1.0143</text:p>
          </table:table-cell>
          <table:table-cell table:number-columns-repeated="997"/>
        </table:table-row>
        <table:table-row table:style-name="ro1">
          <table:table-cell table:style-name="ce8" table:formula="of:=[.A38]" office:value-type="float" office:value="1.32">
            <text:p>1.3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26849405471732">
            <text:p>1.2685</text:p>
          </table:table-cell>
          <table:table-cell table:style-name="ce8" table:formula="of:=[.D38]" office:value-type="float" office:value="1.458">
            <text:p>1.458</text:p>
          </table:table-cell>
          <table:table-cell table:formula="of:=[.E38]-1" office:value-type="float" office:value="-4">
            <text:p>-4</text:p>
          </table:table-cell>
          <table:table-cell table:style-name="ce15" table:formula="of:=[.F38]/1.01" office:value-type="float" office:value="1.40110934225595">
            <text:p>1.4011</text:p>
          </table:table-cell>
          <table:table-cell table:style-name="ce8" table:formula="of:=[.G38]" office:value-type="float" office:value="30.28">
            <text:p>30.280</text:p>
          </table:table-cell>
          <table:table-cell table:formula="of:=[.H38]-1" office:value-type="float" office:value="-4">
            <text:p>-4</text:p>
          </table:table-cell>
          <table:table-cell table:style-name="ce15" table:formula="of:=[.I38]/1.01" office:value-type="float" office:value="29.0984848309397">
            <text:p>29.0985</text:p>
          </table:table-cell>
          <table:table-cell table:style-name="ce8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5" table:formula="of:=[.L38]/1.01" office:value-type="float" office:value="1.25504032989456">
            <text:p>1.2550</text:p>
          </table:table-cell>
          <table:table-cell table:style-name="ce8" table:formula="of:=[.M38]" office:value-type="float" office:value="1.578">
            <text:p>1.578</text:p>
          </table:table-cell>
          <table:table-cell table:formula="of:=[.N38]-1" office:value-type="float" office:value="-4">
            <text:p>-4</text:p>
          </table:table-cell>
          <table:table-cell table:style-name="ce15" table:formula="of:=[.O38]/1.01" office:value-type="float" office:value="1.51642698359388">
            <text:p>1.5164</text:p>
          </table:table-cell>
          <table:table-cell table:style-name="ce8" table:formula="of:=[.P38]" office:value-type="float" office:value="1.299">
            <text:p>1.299</text:p>
          </table:table-cell>
          <table:table-cell table:formula="of:=[.Q38]-1" office:value-type="float" office:value="-4">
            <text:p>-4</text:p>
          </table:table-cell>
          <table:table-cell table:style-name="ce15" table:formula="of:=[.R38]/1.01" office:value-type="float" office:value="1.24831346748318">
            <text:p>1.2483</text:p>
          </table:table-cell>
          <table:table-cell table:style-name="ce8" table:formula="of:=[.S38]" office:value-type="float" office:value="1.18">
            <text:p>1.180</text:p>
          </table:table-cell>
          <table:table-cell table:formula="of:=[.T38]-1" office:value-type="float" office:value="-4">
            <text:p>-4</text:p>
          </table:table-cell>
          <table:table-cell table:style-name="ce15" table:formula="of:=[.U38]/1.01" office:value-type="float" office:value="1.13395680648972">
            <text:p>1.1340</text:p>
          </table:table-cell>
          <table:table-cell table:style-name="ce8" table:formula="of:=[.V38]" office:value-type="float" office:value="1.047">
            <text:p>1.047</text:p>
          </table:table-cell>
          <table:table-cell table:formula="of:=[.W38]-1" office:value-type="float" office:value="-4">
            <text:p>-4</text:p>
          </table:table-cell>
          <table:table-cell table:style-name="ce15" table:formula="of:=[.X38]/1.01" office:value-type="float" office:value="1.00614642067351">
            <text:p>1.0061</text:p>
          </table:table-cell>
          <table:table-cell table:style-name="ce8" table:formula="of:=[.Y38]" office:value-type="float" office:value="1.045">
            <text:p>1.045</text:p>
          </table:table-cell>
          <table:table-cell table:formula="of:=[.Z38]-1" office:value-type="float" office:value="-4">
            <text:p>-4</text:p>
          </table:table-cell>
          <table:table-cell table:style-name="ce15" table:formula="of:=[.AA38]/1.01" office:value-type="float" office:value="1.00422445998454">
            <text:p>1.0042</text:p>
          </table:table-cell>
          <table:table-cell table:number-columns-repeated="997"/>
        </table:table-row>
        <table:table-row table:style-name="ro1">
          <table:table-cell table:style-name="ce8" table:formula="of:=[.A39]" office:value-type="float" office:value="1.32">
            <text:p>1.320</text:p>
          </table:table-cell>
          <table:table-cell table:style-name="ce5" table:formula="of:=[.B39]-1" office:value-type="float" office:value="-5">
            <text:p>-5</text:p>
          </table:table-cell>
          <table:table-cell table:style-name="ce16" table:formula="of:=[.C39]/1.01" office:value-type="float" office:value="1.25593470764091">
            <text:p>1.2559</text:p>
          </table:table-cell>
          <table:table-cell table:style-name="ce8" table:formula="of:=[.D39]" office:value-type="float" office:value="1.458">
            <text:p>1.458</text:p>
          </table:table-cell>
          <table:table-cell table:style-name="ce5" table:formula="of:=[.E39]-1" office:value-type="float" office:value="-5">
            <text:p>-5</text:p>
          </table:table-cell>
          <table:table-cell table:style-name="ce16" table:formula="of:=[.F39]/1.01" office:value-type="float" office:value="1.38723697253064">
            <text:p>1.3872</text:p>
          </table:table-cell>
          <table:table-cell table:style-name="ce8" table:formula="of:=[.G39]" office:value-type="float" office:value="30.28">
            <text:p>30.280</text:p>
          </table:table-cell>
          <table:table-cell table:style-name="ce5" table:formula="of:=[.H39]-1" office:value-type="float" office:value="-5">
            <text:p>-5</text:p>
          </table:table-cell>
          <table:table-cell table:style-name="ce16" table:formula="of:=[.I39]/1.01" office:value-type="float" office:value="28.8103810207324">
            <text:p>28.8104</text:p>
          </table:table-cell>
          <table:table-cell table:style-name="ce8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6" table:formula="of:=[.L39]/1.01" office:value-type="float" office:value="1.24261418801441">
            <text:p>1.2426</text:p>
          </table:table-cell>
          <table:table-cell table:style-name="ce8" table:formula="of:=[.M39]" office:value-type="float" office:value="1.578">
            <text:p>1.578</text:p>
          </table:table-cell>
          <table:table-cell table:style-name="ce5" table:formula="of:=[.N39]-1" office:value-type="float" office:value="-5">
            <text:p>-5</text:p>
          </table:table-cell>
          <table:table-cell table:style-name="ce16" table:formula="of:=[.O39]/1.01" office:value-type="float" office:value="1.50141285504345">
            <text:p>1.5014</text:p>
          </table:table-cell>
          <table:table-cell table:style-name="ce8" table:formula="of:=[.P39]" office:value-type="float" office:value="1.299">
            <text:p>1.299</text:p>
          </table:table-cell>
          <table:table-cell table:style-name="ce5" table:formula="of:=[.Q39]-1" office:value-type="float" office:value="-5">
            <text:p>-5</text:p>
          </table:table-cell>
          <table:table-cell table:style-name="ce16" table:formula="of:=[.R39]/1.01" office:value-type="float" office:value="1.23595392820117">
            <text:p>1.2360</text:p>
          </table:table-cell>
          <table:table-cell table:style-name="ce8" table:formula="of:=[.S39]" office:value-type="float" office:value="1.18">
            <text:p>1.180</text:p>
          </table:table-cell>
          <table:table-cell table:style-name="ce5" table:formula="of:=[.T39]-1" office:value-type="float" office:value="-5">
            <text:p>-5</text:p>
          </table:table-cell>
          <table:table-cell table:style-name="ce16" table:formula="of:=[.U39]/1.01" office:value-type="float" office:value="1.12272951137596">
            <text:p>1.1227</text:p>
          </table:table-cell>
          <table:table-cell table:style-name="ce8" table:formula="of:=[.V39]" office:value-type="float" office:value="1.047">
            <text:p>1.047</text:p>
          </table:table-cell>
          <table:table-cell table:style-name="ce5" table:formula="of:=[.W39]-1" office:value-type="float" office:value="-5">
            <text:p>-5</text:p>
          </table:table-cell>
          <table:table-cell table:style-name="ce16" table:formula="of:=[.X39]/1.01" office:value-type="float" office:value="0.996184574924266">
            <text:p>0.9962</text:p>
          </table:table-cell>
          <table:table-cell table:style-name="ce8" table:formula="of:=[.Y39]" office:value-type="float" office:value="1.045">
            <text:p>1.045</text:p>
          </table:table-cell>
          <table:table-cell table:style-name="ce5" table:formula="of:=[.Z39]-1" office:value-type="float" office:value="-5">
            <text:p>-5</text:p>
          </table:table-cell>
          <table:table-cell table:style-name="ce16" table:formula="of:=[.AA39]/1.01" office:value-type="float" office:value="0.994281643549052">
            <text:p>0.9943</text:p>
          </table:table-cell>
          <table:table-cell table:number-columns-repeated="997"/>
        </table:table-row>
        <table:table-row table:style-name="ro1">
          <table:table-cell table:style-name="ce8" table:formula="of:=[.A40]" office:value-type="float" office:value="1.32">
            <text:p>1.3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24349971053555">
            <text:p>1.2435</text:p>
          </table:table-cell>
          <table:table-cell table:style-name="ce8" table:formula="of:=[.D40]" office:value-type="float" office:value="1.458">
            <text:p>1.458</text:p>
          </table:table-cell>
          <table:table-cell table:formula="of:=[.E40]-1" office:value-type="float" office:value="-6">
            <text:p>-6</text:p>
          </table:table-cell>
          <table:table-cell table:style-name="ce15" table:formula="of:=[.F40]/1.01" office:value-type="float" office:value="1.37350195300063">
            <text:p>1.3735</text:p>
          </table:table-cell>
          <table:table-cell table:style-name="ce8" table:formula="of:=[.G40]" office:value-type="float" office:value="30.28">
            <text:p>30.280</text:p>
          </table:table-cell>
          <table:table-cell table:formula="of:=[.H40]-1" office:value-type="float" office:value="-6">
            <text:p>-6</text:p>
          </table:table-cell>
          <table:table-cell table:style-name="ce15" table:formula="of:=[.I40]/1.01" office:value-type="float" office:value="28.5251297234974">
            <text:p>28.5251</text:p>
          </table:table-cell>
          <table:table-cell table:style-name="ce8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5" table:formula="of:=[.L40]/1.01" office:value-type="float" office:value="1.23031107724199">
            <text:p>1.2303</text:p>
          </table:table-cell>
          <table:table-cell table:style-name="ce8" table:formula="of:=[.M40]" office:value-type="float" office:value="1.578">
            <text:p>1.578</text:p>
          </table:table-cell>
          <table:table-cell table:formula="of:=[.N40]-1" office:value-type="float" office:value="-6">
            <text:p>-6</text:p>
          </table:table-cell>
          <table:table-cell table:style-name="ce15" table:formula="of:=[.O40]/1.01" office:value-type="float" office:value="1.48654738123114">
            <text:p>1.4865</text:p>
          </table:table-cell>
          <table:table-cell table:style-name="ce8" table:formula="of:=[.P40]" office:value-type="float" office:value="1.299">
            <text:p>1.299</text:p>
          </table:table-cell>
          <table:table-cell table:formula="of:=[.Q40]-1" office:value-type="float" office:value="-6">
            <text:p>-6</text:p>
          </table:table-cell>
          <table:table-cell table:style-name="ce15" table:formula="of:=[.R40]/1.01" office:value-type="float" office:value="1.22371676059521">
            <text:p>1.2237</text:p>
          </table:table-cell>
          <table:table-cell table:style-name="ce8" table:formula="of:=[.S40]" office:value-type="float" office:value="1.18">
            <text:p>1.180</text:p>
          </table:table-cell>
          <table:table-cell table:formula="of:=[.T40]-1" office:value-type="float" office:value="-6">
            <text:p>-6</text:p>
          </table:table-cell>
          <table:table-cell table:style-name="ce15" table:formula="of:=[.U40]/1.01" office:value-type="float" office:value="1.11161337759996">
            <text:p>1.1116</text:p>
          </table:table-cell>
          <table:table-cell table:style-name="ce8" table:formula="of:=[.V40]" office:value-type="float" office:value="1.047">
            <text:p>1.047</text:p>
          </table:table-cell>
          <table:table-cell table:formula="of:=[.W40]-1" office:value-type="float" office:value="-6">
            <text:p>-6</text:p>
          </table:table-cell>
          <table:table-cell table:style-name="ce15" table:formula="of:=[.X40]/1.01" office:value-type="float" office:value="0.986321361311154">
            <text:p>0.9863</text:p>
          </table:table-cell>
          <table:table-cell table:style-name="ce8" table:formula="of:=[.Y40]" office:value-type="float" office:value="1.045">
            <text:p>1.045</text:p>
          </table:table-cell>
          <table:table-cell table:formula="of:=[.Z40]-1" office:value-type="float" office:value="-6">
            <text:p>-6</text:p>
          </table:table-cell>
          <table:table-cell table:style-name="ce15" table:formula="of:=[.AA40]/1.01" office:value-type="float" office:value="0.984437270840646">
            <text:p>0.9844</text:p>
          </table:table-cell>
          <table:table-cell table:number-columns-repeated="997"/>
        </table:table-row>
        <table:table-row table:style-name="ro1">
          <table:table-cell table:style-name="ce8" table:formula="of:=[.A41]" office:value-type="float" office:value="1.32">
            <text:p>1.3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23118783221342">
            <text:p>1.2312</text:p>
          </table:table-cell>
          <table:table-cell table:style-name="ce8" table:formula="of:=[.D41]" office:value-type="float" office:value="1.458">
            <text:p>1.458</text:p>
          </table:table-cell>
          <table:table-cell table:formula="of:=[.E41]-1" office:value-type="float" office:value="-7">
            <text:p>-7</text:p>
          </table:table-cell>
          <table:table-cell table:style-name="ce15" table:formula="of:=[.F41]/1.01" office:value-type="float" office:value="1.359902923763">
            <text:p>1.3599</text:p>
          </table:table-cell>
          <table:table-cell table:style-name="ce8" table:formula="of:=[.G41]" office:value-type="float" office:value="30.28">
            <text:p>30.280</text:p>
          </table:table-cell>
          <table:table-cell table:formula="of:=[.H41]-1" office:value-type="float" office:value="-7">
            <text:p>-7</text:p>
          </table:table-cell>
          <table:table-cell table:style-name="ce15" table:formula="of:=[.I41]/1.01" office:value-type="float" office:value="28.2427026965321">
            <text:p>28.2427</text:p>
          </table:table-cell>
          <table:table-cell table:style-name="ce8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5" table:formula="of:=[.L41]/1.01" office:value-type="float" office:value="1.21812977944752">
            <text:p>1.2181</text:p>
          </table:table-cell>
          <table:table-cell table:style-name="ce8" table:formula="of:=[.M41]" office:value-type="float" office:value="1.578">
            <text:p>1.578</text:p>
          </table:table-cell>
          <table:table-cell table:formula="of:=[.N41]-1" office:value-type="float" office:value="-7">
            <text:p>-7</text:p>
          </table:table-cell>
          <table:table-cell table:style-name="ce15" table:formula="of:=[.O41]/1.01" office:value-type="float" office:value="1.47182909032786">
            <text:p>1.4718</text:p>
          </table:table-cell>
          <table:table-cell table:style-name="ce8" table:formula="of:=[.P41]" office:value-type="float" office:value="1.299">
            <text:p>1.299</text:p>
          </table:table-cell>
          <table:table-cell table:formula="of:=[.Q41]-1" office:value-type="float" office:value="-7">
            <text:p>-7</text:p>
          </table:table-cell>
          <table:table-cell table:style-name="ce15" table:formula="of:=[.R41]/1.01" office:value-type="float" office:value="1.21160075306457">
            <text:p>1.2116</text:p>
          </table:table-cell>
          <table:table-cell table:style-name="ce8" table:formula="of:=[.S41]" office:value-type="float" office:value="1.18">
            <text:p>1.180</text:p>
          </table:table-cell>
          <table:table-cell table:formula="of:=[.T41]-1" office:value-type="float" office:value="-7">
            <text:p>-7</text:p>
          </table:table-cell>
          <table:table-cell table:style-name="ce15" table:formula="of:=[.U41]/1.01" office:value-type="float" office:value="1.10060730455442">
            <text:p>1.1006</text:p>
          </table:table-cell>
          <table:table-cell table:style-name="ce8" table:formula="of:=[.V41]" office:value-type="float" office:value="1.047">
            <text:p>1.047</text:p>
          </table:table-cell>
          <table:table-cell table:formula="of:=[.W41]-1" office:value-type="float" office:value="-7">
            <text:p>-7</text:p>
          </table:table-cell>
          <table:table-cell table:style-name="ce15" table:formula="of:=[.X41]/1.01" office:value-type="float" office:value="0.976555803278371">
            <text:p>0.9766</text:p>
          </table:table-cell>
          <table:table-cell table:style-name="ce8" table:formula="of:=[.Y41]" office:value-type="float" office:value="1.045">
            <text:p>1.045</text:p>
          </table:table-cell>
          <table:table-cell table:formula="of:=[.Z41]-1" office:value-type="float" office:value="-7">
            <text:p>-7</text:p>
          </table:table-cell>
          <table:table-cell table:style-name="ce15" table:formula="of:=[.AA41]/1.01" office:value-type="float" office:value="0.974690367168956">
            <text:p>0.9747</text:p>
          </table:table-cell>
          <table:table-cell table:number-columns-repeated="997"/>
        </table:table-row>
        <table:table-row table:style-name="ro1">
          <table:table-cell table:style-name="ce8" table:formula="of:=[.A42]" office:value-type="float" office:value="1.32">
            <text:p>1.3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21899785367665">
            <text:p>1.2190</text:p>
          </table:table-cell>
          <table:table-cell table:style-name="ce8" table:formula="of:=[.D42]" office:value-type="float" office:value="1.458">
            <text:p>1.458</text:p>
          </table:table-cell>
          <table:table-cell table:formula="of:=[.E42]-1" office:value-type="float" office:value="-8">
            <text:p>-8</text:p>
          </table:table-cell>
          <table:table-cell table:style-name="ce15" table:formula="of:=[.F42]/1.01" office:value-type="float" office:value="1.34643853837921">
            <text:p>1.3464</text:p>
          </table:table-cell>
          <table:table-cell table:style-name="ce8" table:formula="of:=[.G42]" office:value-type="float" office:value="30.28">
            <text:p>30.280</text:p>
          </table:table-cell>
          <table:table-cell table:formula="of:=[.H42]-1" office:value-type="float" office:value="-8">
            <text:p>-8</text:p>
          </table:table-cell>
          <table:table-cell table:style-name="ce15" table:formula="of:=[.I42]/1.01" office:value-type="float" office:value="27.9630719767644">
            <text:p>27.9631</text:p>
          </table:table-cell>
          <table:table-cell table:style-name="ce8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5" table:formula="of:=[.L42]/1.01" office:value-type="float" office:value="1.2060690885619">
            <text:p>1.2061</text:p>
          </table:table-cell>
          <table:table-cell table:style-name="ce8" table:formula="of:=[.M42]" office:value-type="float" office:value="1.578">
            <text:p>1.578</text:p>
          </table:table-cell>
          <table:table-cell table:formula="of:=[.N42]-1" office:value-type="float" office:value="-8">
            <text:p>-8</text:p>
          </table:table-cell>
          <table:table-cell table:style-name="ce15" table:formula="of:=[.O42]/1.01" office:value-type="float" office:value="1.45725652507709">
            <text:p>1.4573</text:p>
          </table:table-cell>
          <table:table-cell table:style-name="ce8" table:formula="of:=[.P42]" office:value-type="float" office:value="1.299">
            <text:p>1.299</text:p>
          </table:table-cell>
          <table:table-cell table:formula="of:=[.Q42]-1" office:value-type="float" office:value="-8">
            <text:p>-8</text:p>
          </table:table-cell>
          <table:table-cell table:style-name="ce15" table:formula="of:=[.R42]/1.01" office:value-type="float" office:value="1.19960470600452">
            <text:p>1.1996</text:p>
          </table:table-cell>
          <table:table-cell table:style-name="ce8" table:formula="of:=[.S42]" office:value-type="float" office:value="1.18">
            <text:p>1.180</text:p>
          </table:table-cell>
          <table:table-cell table:formula="of:=[.T42]-1" office:value-type="float" office:value="-8">
            <text:p>-8</text:p>
          </table:table-cell>
          <table:table-cell table:style-name="ce15" table:formula="of:=[.U42]/1.01" office:value-type="float" office:value="1.08971020252913">
            <text:p>1.0897</text:p>
          </table:table-cell>
          <table:table-cell table:style-name="ce8" table:formula="of:=[.V42]" office:value-type="float" office:value="1.047">
            <text:p>1.047</text:p>
          </table:table-cell>
          <table:table-cell table:formula="of:=[.W42]-1" office:value-type="float" office:value="-8">
            <text:p>-8</text:p>
          </table:table-cell>
          <table:table-cell table:style-name="ce15" table:formula="of:=[.X42]/1.01" office:value-type="float" office:value="0.966886933938981">
            <text:p>0.9669</text:p>
          </table:table-cell>
          <table:table-cell table:style-name="ce8" table:formula="of:=[.Y42]" office:value-type="float" office:value="1.045">
            <text:p>1.045</text:p>
          </table:table-cell>
          <table:table-cell table:formula="of:=[.Z42]-1" office:value-type="float" office:value="-8">
            <text:p>-8</text:p>
          </table:table-cell>
          <table:table-cell table:style-name="ce15" table:formula="of:=[.AA42]/1.01" office:value-type="float" office:value="0.965039967494016">
            <text:p>0.9650</text:p>
          </table:table-cell>
          <table:table-cell table:number-columns-repeated="997"/>
        </table:table-row>
        <table:table-row table:style-name="ro1">
          <table:table-cell table:style-name="ce8" table:formula="of:=[.A43]" office:value-type="float" office:value="1.32">
            <text:p>1.3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.20692856799669">
            <text:p>1.2069</text:p>
          </table:table-cell>
          <table:table-cell table:style-name="ce8" table:formula="of:=[.D43]" office:value-type="float" office:value="1.458">
            <text:p>1.458</text:p>
          </table:table-cell>
          <table:table-cell table:formula="of:=[.E43]-1" office:value-type="float" office:value="-9">
            <text:p>-9</text:p>
          </table:table-cell>
          <table:table-cell table:style-name="ce15" table:formula="of:=[.F43]/1.01" office:value-type="float" office:value="1.33310746374179">
            <text:p>1.3331</text:p>
          </table:table-cell>
          <table:table-cell table:style-name="ce8" table:formula="of:=[.G43]" office:value-type="float" office:value="30.28">
            <text:p>30.280</text:p>
          </table:table-cell>
          <table:table-cell table:formula="of:=[.H43]-1" office:value-type="float" office:value="-9">
            <text:p>-9</text:p>
          </table:table-cell>
          <table:table-cell table:style-name="ce15" table:formula="of:=[.I43]/1.01" office:value-type="float" office:value="27.6862098779846">
            <text:p>27.6862</text:p>
          </table:table-cell>
          <table:table-cell table:style-name="ce8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5" table:formula="of:=[.L43]/1.01" office:value-type="float" office:value="1.19412781045733">
            <text:p>1.1941</text:p>
          </table:table-cell>
          <table:table-cell table:style-name="ce8" table:formula="of:=[.M43]" office:value-type="float" office:value="1.578">
            <text:p>1.578</text:p>
          </table:table-cell>
          <table:table-cell table:formula="of:=[.N43]-1" office:value-type="float" office:value="-9">
            <text:p>-9</text:p>
          </table:table-cell>
          <table:table-cell table:style-name="ce15" table:formula="of:=[.O43]/1.01" office:value-type="float" office:value="1.44282824265058">
            <text:p>1.4428</text:p>
          </table:table-cell>
          <table:table-cell table:style-name="ce8" table:formula="of:=[.P43]" office:value-type="float" office:value="1.299">
            <text:p>1.299</text:p>
          </table:table-cell>
          <table:table-cell table:formula="of:=[.Q43]-1" office:value-type="float" office:value="-9">
            <text:p>-9</text:p>
          </table:table-cell>
          <table:table-cell table:style-name="ce15" table:formula="of:=[.R43]/1.01" office:value-type="float" office:value="1.18772743168765">
            <text:p>1.1877</text:p>
          </table:table-cell>
          <table:table-cell table:style-name="ce8" table:formula="of:=[.S43]" office:value-type="float" office:value="1.18">
            <text:p>1.180</text:p>
          </table:table-cell>
          <table:table-cell table:formula="of:=[.T43]-1" office:value-type="float" office:value="-9">
            <text:p>-9</text:p>
          </table:table-cell>
          <table:table-cell table:style-name="ce15" table:formula="of:=[.U43]/1.01" office:value-type="float" office:value="1.0789209926031">
            <text:p>1.0789</text:p>
          </table:table-cell>
          <table:table-cell table:style-name="ce8" table:formula="of:=[.V43]" office:value-type="float" office:value="1.047">
            <text:p>1.047</text:p>
          </table:table-cell>
          <table:table-cell table:formula="of:=[.W43]-1" office:value-type="float" office:value="-9">
            <text:p>-9</text:p>
          </table:table-cell>
          <table:table-cell table:style-name="ce15" table:formula="of:=[.X43]/1.01" office:value-type="float" office:value="0.957313795979189">
            <text:p>0.9573</text:p>
          </table:table-cell>
          <table:table-cell table:style-name="ce8" table:formula="of:=[.Y43]" office:value-type="float" office:value="1.045">
            <text:p>1.045</text:p>
          </table:table-cell>
          <table:table-cell table:formula="of:=[.Z43]-1" office:value-type="float" office:value="-9">
            <text:p>-9</text:p>
          </table:table-cell>
          <table:table-cell table:style-name="ce15" table:formula="of:=[.AA43]/1.01" office:value-type="float" office:value="0.955485116330709">
            <text:p>0.9555</text:p>
          </table:table-cell>
          <table:table-cell table:number-columns-repeated="997"/>
        </table:table-row>
        <table:table-row table:style-name="ro1">
          <table:table-cell table:style-name="ce8" table:formula="of:=[.A44]" office:value-type="float" office:value="1.32">
            <text:p>1.3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.19497878019474">
            <text:p>1.1950</text:p>
          </table:table-cell>
          <table:table-cell table:style-name="ce8" table:formula="of:=[.D44]" office:value-type="float" office:value="1.458">
            <text:p>1.458</text:p>
          </table:table-cell>
          <table:table-cell table:formula="of:=[.E44]-1" office:value-type="float" office:value="-10">
            <text:p>-10</text:p>
          </table:table-cell>
          <table:table-cell table:style-name="ce15" table:formula="of:=[.F44]/1.01" office:value-type="float" office:value="1.31990837994237">
            <text:p>1.3199</text:p>
          </table:table-cell>
          <table:table-cell table:style-name="ce8" table:formula="of:=[.G44]" office:value-type="float" office:value="30.28">
            <text:p>30.280</text:p>
          </table:table-cell>
          <table:table-cell table:formula="of:=[.H44]-1" office:value-type="float" office:value="-10">
            <text:p>-10</text:p>
          </table:table-cell>
          <table:table-cell table:style-name="ce15" table:formula="of:=[.I44]/1.01" office:value-type="float" office:value="27.4120889881035">
            <text:p>27.4121</text:p>
          </table:table-cell>
          <table:table-cell table:style-name="ce8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5" table:formula="of:=[.L44]/1.01" office:value-type="float" office:value="1.18230476282904">
            <text:p>1.1823</text:p>
          </table:table-cell>
          <table:table-cell table:style-name="ce8" table:formula="of:=[.M44]" office:value-type="float" office:value="1.578">
            <text:p>1.578</text:p>
          </table:table-cell>
          <table:table-cell table:formula="of:=[.N44]-1" office:value-type="float" office:value="-10">
            <text:p>-10</text:p>
          </table:table-cell>
          <table:table-cell table:style-name="ce15" table:formula="of:=[.O44]/1.01" office:value-type="float" office:value="1.42854281450553">
            <text:p>1.4285</text:p>
          </table:table-cell>
          <table:table-cell table:style-name="ce8" table:formula="of:=[.P44]" office:value-type="float" office:value="1.299">
            <text:p>1.299</text:p>
          </table:table-cell>
          <table:table-cell table:formula="of:=[.Q44]-1" office:value-type="float" office:value="-10">
            <text:p>-10</text:p>
          </table:table-cell>
          <table:table-cell table:style-name="ce15" table:formula="of:=[.R44]/1.01" office:value-type="float" office:value="1.17596775414619">
            <text:p>1.1760</text:p>
          </table:table-cell>
          <table:table-cell table:style-name="ce8" table:formula="of:=[.S44]" office:value-type="float" office:value="1.18">
            <text:p>1.180</text:p>
          </table:table-cell>
          <table:table-cell table:formula="of:=[.T44]-1" office:value-type="float" office:value="-10">
            <text:p>-10</text:p>
          </table:table-cell>
          <table:table-cell table:style-name="ce15" table:formula="of:=[.U44]/1.01" office:value-type="float" office:value="1.06823860653772">
            <text:p>1.0682</text:p>
          </table:table-cell>
          <table:table-cell table:style-name="ce8" table:formula="of:=[.V44]" office:value-type="float" office:value="1.047">
            <text:p>1.047</text:p>
          </table:table-cell>
          <table:table-cell table:formula="of:=[.W44]-1" office:value-type="float" office:value="-10">
            <text:p>-10</text:p>
          </table:table-cell>
          <table:table-cell table:style-name="ce15" table:formula="of:=[.X44]/1.01" office:value-type="float" office:value="0.947835441563554">
            <text:p>0.9478</text:p>
          </table:table-cell>
          <table:table-cell table:style-name="ce8" table:formula="of:=[.Y44]" office:value-type="float" office:value="1.045">
            <text:p>1.045</text:p>
          </table:table-cell>
          <table:table-cell table:formula="of:=[.Z44]-1" office:value-type="float" office:value="-10">
            <text:p>-10</text:p>
          </table:table-cell>
          <table:table-cell table:style-name="ce15" table:formula="of:=[.AA44]/1.01" office:value-type="float" office:value="0.946024867654167">
            <text:p>0.946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office:value-type="float" office:value="630701">
            <text:p>630701</text:p>
          </table:table-cell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office:value-type="float" office:value="1530026">
            <text:p>1530026</text:p>
          </table:table-cell>
          <table:table-cell/>
          <table:table-cell table:style-name="ce15" office:value-type="string">
            <text:p>he</text:p>
          </table:table-cell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6"/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1" table:style-name="ta1" table:print="false">
        <table:table-column table:style-name="co1" table:default-cell-style-name="ce5"/>
        <table:table-column table:style-name="co5" table:default-cell-style-name="Default"/>
        <table:table-column table:style-name="co1" table:default-cell-style-name="ce15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1007" table:default-cell-style-name="Default"/>
        <table:table-row table:style-name="ro1">
          <table:table-cell office:value-type="string">
            <text:p>...1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5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5"/>
          <table:table-cell table:style-name="ce5" office:value-type="string">
            <text:p>.320.</text:p>
          </table:table-cell>
          <table:table-cell table:formula="of:=SUM([.K2:.K20])" office:value-type="float" office:value="19">
            <text:p>19</text:p>
          </table:table-cell>
          <table:table-cell table:style-name="ce15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5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5"/>
          <table:table-cell table:number-columns-repeated="1006"/>
        </table:table-row>
        <table:table-row table:style-name="ro1">
          <table:table-cell table:style-name="ce7" office:value-type="float" office:value="6.51">
            <text:p>6.510</text:p>
          </table:table-cell>
          <table:table-cell office:value-type="float" office:value="10">
            <text:p>10</text:p>
          </table:table-cell>
          <table:table-cell table:formula="of:=[.C3]*1.01" office:value-type="float" office:value="7.19109003642694">
            <text:p>7.1911</text:p>
          </table:table-cell>
          <table:table-cell table:style-name="ce7" office:value-type="float" office:value="23.3">
            <text:p>23.300</text:p>
          </table:table-cell>
          <table:table-cell office:value-type="float" office:value="10">
            <text:p>10</text:p>
          </table:table-cell>
          <table:table-cell table:style-name="ce15" table:formula="of:=[.F3]*1.01" office:value-type="float" office:value="25.7376955220811">
            <text:p>25.7377</text:p>
          </table:table-cell>
          <table:table-cell table:style-name="ce7" office:value-type="float" office:value="4.7">
            <text:p>4.700</text:p>
          </table:table-cell>
          <table:table-cell office:value-type="float" office:value="10">
            <text:p>10</text:p>
          </table:table-cell>
          <table:table-cell table:style-name="ce15" table:formula="of:=[.I3]*1.01" office:value-type="float" office:value="5.19172398943266">
            <text:p>5.1917</text:p>
          </table:table-cell>
          <table:table-cell table:style-name="ce7" office:value-type="float" office:value="33.17">
            <text:p>33.170</text:p>
          </table:table-cell>
          <table:table-cell office:value-type="float" office:value="10">
            <text:p>10</text:p>
          </table:table-cell>
          <table:table-cell table:style-name="ce15" table:formula="of:=[.L3]*1.01" office:value-type="float" office:value="36.6403158998896">
            <text:p>36.6403</text:p>
          </table:table-cell>
          <table:table-cell table:style-name="ce7" office:value-type="float" office:value="33.1">
            <text:p>33.100</text:p>
          </table:table-cell>
          <table:table-cell office:value-type="float" office:value="10">
            <text:p>10</text:p>
          </table:table-cell>
          <table:table-cell table:style-name="ce15" table:formula="of:=[.O3]*1.01" office:value-type="float" office:value="36.5629923511109">
            <text:p>36.5630</text:p>
          </table:table-cell>
          <table:table-cell table:style-name="ce7" office:value-type="float" office:value="1.413">
            <text:p>1.413</text:p>
          </table:table-cell>
          <table:table-cell office:value-type="float" office:value="10">
            <text:p>10</text:p>
          </table:table-cell>
          <table:table-cell table:style-name="ce15" table:formula="of:=[.R3]*1.01" office:value-type="float" office:value="1.56083106320603">
            <text:p>1.5608</text:p>
          </table:table-cell>
          <table:table-cell table:number-columns-repeated="1006"/>
        </table:table-row>
        <table:table-row table:style-name="ro1">
          <table:table-cell table:style-name="ce8" table:formula="of:=[.A2]" office:value-type="float" office:value="6.51">
            <text:p>6.51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7.11989112517519">
            <text:p>7.1199</text:p>
          </table:table-cell>
          <table:table-cell table:style-name="ce8" table:formula="of:=[.D2]" office:value-type="float" office:value="23.3">
            <text:p>23.300</text:p>
          </table:table-cell>
          <table:table-cell table:formula="of:=[.E2]-1" office:value-type="float" office:value="9">
            <text:p>9</text:p>
          </table:table-cell>
          <table:table-cell table:style-name="ce15" table:formula="of:=[.F4]*1.01" office:value-type="float" office:value="25.4828668535456">
            <text:p>25.4829</text:p>
          </table:table-cell>
          <table:table-cell table:style-name="ce8" table:formula="of:=[.G2]" office:value-type="float" office:value="4.7">
            <text:p>4.700</text:p>
          </table:table-cell>
          <table:table-cell table:formula="of:=[.H2]-1" office:value-type="float" office:value="9">
            <text:p>9</text:p>
          </table:table-cell>
          <table:table-cell table:style-name="ce15" table:formula="of:=[.I4]*1.01" office:value-type="float" office:value="5.1403207816165">
            <text:p>5.1403</text:p>
          </table:table-cell>
          <table:table-cell table:style-name="ce8" table:formula="of:=[.J2]" office:value-type="float" office:value="33.17">
            <text:p>33.170</text:p>
          </table:table-cell>
          <table:table-cell table:formula="of:=[.K2]-1" office:value-type="float" office:value="9">
            <text:p>9</text:p>
          </table:table-cell>
          <table:table-cell table:style-name="ce15" table:formula="of:=[.L4]*1.01" office:value-type="float" office:value="36.2775404949402">
            <text:p>36.2775</text:p>
          </table:table-cell>
          <table:table-cell table:style-name="ce8" table:formula="of:=[.M2]" office:value-type="float" office:value="33.1">
            <text:p>33.100</text:p>
          </table:table-cell>
          <table:table-cell table:formula="of:=[.N2]-1" office:value-type="float" office:value="9">
            <text:p>9</text:p>
          </table:table-cell>
          <table:table-cell table:style-name="ce15" table:formula="of:=[.O4]*1.01" office:value-type="float" office:value="36.2009825258523">
            <text:p>36.2010</text:p>
          </table:table-cell>
          <table:table-cell table:style-name="ce8" table:formula="of:=[.P2]" office:value-type="float" office:value="1.413">
            <text:p>1.413</text:p>
          </table:table-cell>
          <table:table-cell table:formula="of:=[.Q2]-1" office:value-type="float" office:value="9">
            <text:p>9</text:p>
          </table:table-cell>
          <table:table-cell table:style-name="ce15" table:formula="of:=[.R4]*1.01" office:value-type="float" office:value="1.545377290303">
            <text:p>1.5454</text:p>
          </table:table-cell>
          <table:table-cell table:number-columns-repeated="1006"/>
        </table:table-row>
        <table:table-row table:style-name="ro1">
          <table:table-cell table:style-name="ce8" table:formula="of:=[.A3]" office:value-type="float" office:value="6.51">
            <text:p>6.51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7.0493971536388">
            <text:p>7.0494</text:p>
          </table:table-cell>
          <table:table-cell table:style-name="ce8" table:formula="of:=[.D3]" office:value-type="float" office:value="23.3">
            <text:p>23.300</text:p>
          </table:table-cell>
          <table:table-cell table:formula="of:=[.E3]-1" office:value-type="float" office:value="8">
            <text:p>8</text:p>
          </table:table-cell>
          <table:table-cell table:style-name="ce15" table:formula="of:=[.F5]*1.01" office:value-type="float" office:value="25.2305612411343">
            <text:p>25.2306</text:p>
          </table:table-cell>
          <table:table-cell table:style-name="ce8" table:formula="of:=[.G3]" office:value-type="float" office:value="4.7">
            <text:p>4.700</text:p>
          </table:table-cell>
          <table:table-cell table:formula="of:=[.H3]-1" office:value-type="float" office:value="8">
            <text:p>8</text:p>
          </table:table-cell>
          <table:table-cell table:style-name="ce15" table:formula="of:=[.I5]*1.01" office:value-type="float" office:value="5.08942651645198">
            <text:p>5.0894</text:p>
          </table:table-cell>
          <table:table-cell table:style-name="ce8" table:formula="of:=[.J3]" office:value-type="float" office:value="33.17">
            <text:p>33.170</text:p>
          </table:table-cell>
          <table:table-cell table:formula="of:=[.K3]-1" office:value-type="float" office:value="8">
            <text:p>8</text:p>
          </table:table-cell>
          <table:table-cell table:style-name="ce15" table:formula="of:=[.L5]*1.01" office:value-type="float" office:value="35.9183569256834">
            <text:p>35.9184</text:p>
          </table:table-cell>
          <table:table-cell table:style-name="ce8" table:formula="of:=[.M3]" office:value-type="float" office:value="33.1">
            <text:p>33.100</text:p>
          </table:table-cell>
          <table:table-cell table:formula="of:=[.N3]-1" office:value-type="float" office:value="8">
            <text:p>8</text:p>
          </table:table-cell>
          <table:table-cell table:style-name="ce15" table:formula="of:=[.O5]*1.01" office:value-type="float" office:value="35.8425569562894">
            <text:p>35.8426</text:p>
          </table:table-cell>
          <table:table-cell table:style-name="ce8" table:formula="of:=[.P3]" office:value-type="float" office:value="1.413">
            <text:p>1.413</text:p>
          </table:table-cell>
          <table:table-cell table:formula="of:=[.Q3]-1" office:value-type="float" office:value="8">
            <text:p>8</text:p>
          </table:table-cell>
          <table:table-cell table:style-name="ce15" table:formula="of:=[.R5]*1.01" office:value-type="float" office:value="1.53007652505248">
            <text:p>1.5301</text:p>
          </table:table-cell>
          <table:table-cell table:number-columns-repeated="1006"/>
        </table:table-row>
        <table:table-row table:style-name="ro1">
          <table:table-cell table:style-name="ce8" table:formula="of:=[.A4]" office:value-type="float" office:value="6.51">
            <text:p>6.51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6.97960114221664">
            <text:p>6.9796</text:p>
          </table:table-cell>
          <table:table-cell table:style-name="ce8" table:formula="of:=[.D4]" office:value-type="float" office:value="23.3">
            <text:p>23.300</text:p>
          </table:table-cell>
          <table:table-cell table:formula="of:=[.E4]-1" office:value-type="float" office:value="7">
            <text:p>7</text:p>
          </table:table-cell>
          <table:table-cell table:style-name="ce15" table:formula="of:=[.F6]*1.01" office:value-type="float" office:value="24.9807537040933">
            <text:p>24.9808</text:p>
          </table:table-cell>
          <table:table-cell table:style-name="ce8" table:formula="of:=[.G4]" office:value-type="float" office:value="4.7">
            <text:p>4.700</text:p>
          </table:table-cell>
          <table:table-cell table:formula="of:=[.H4]-1" office:value-type="float" office:value="7">
            <text:p>7</text:p>
          </table:table-cell>
          <table:table-cell table:style-name="ce15" table:formula="of:=[.I6]*1.01" office:value-type="float" office:value="5.03903615490295">
            <text:p>5.0390</text:p>
          </table:table-cell>
          <table:table-cell table:style-name="ce8" table:formula="of:=[.J4]" office:value-type="float" office:value="33.17">
            <text:p>33.170</text:p>
          </table:table-cell>
          <table:table-cell table:formula="of:=[.K4]-1" office:value-type="float" office:value="7">
            <text:p>7</text:p>
          </table:table-cell>
          <table:table-cell table:style-name="ce15" table:formula="of:=[.L6]*1.01" office:value-type="float" office:value="35.5627296293895">
            <text:p>35.5627</text:p>
          </table:table-cell>
          <table:table-cell table:style-name="ce8" table:formula="of:=[.M4]" office:value-type="float" office:value="33.1">
            <text:p>33.100</text:p>
          </table:table-cell>
          <table:table-cell table:formula="of:=[.N4]-1" office:value-type="float" office:value="7">
            <text:p>7</text:p>
          </table:table-cell>
          <table:table-cell table:style-name="ce15" table:formula="of:=[.O6]*1.01" office:value-type="float" office:value="35.487680154742">
            <text:p>35.4877</text:p>
          </table:table-cell>
          <table:table-cell table:style-name="ce8" table:formula="of:=[.P4]" office:value-type="float" office:value="1.413">
            <text:p>1.413</text:p>
          </table:table-cell>
          <table:table-cell table:formula="of:=[.Q4]-1" office:value-type="float" office:value="7">
            <text:p>7</text:p>
          </table:table-cell>
          <table:table-cell table:style-name="ce15" table:formula="of:=[.R6]*1.01" office:value-type="float" office:value="1.51492725252721">
            <text:p>1.5149</text:p>
          </table:table-cell>
          <table:table-cell table:number-columns-repeated="1006"/>
        </table:table-row>
        <table:table-row table:style-name="ro1">
          <table:table-cell table:style-name="ce8" table:formula="of:=[.A5]" office:value-type="float" office:value="6.51">
            <text:p>6.51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6.91049618041251">
            <text:p>6.9105</text:p>
          </table:table-cell>
          <table:table-cell table:style-name="ce8" table:formula="of:=[.D5]" office:value-type="float" office:value="23.3">
            <text:p>23.300</text:p>
          </table:table-cell>
          <table:table-cell table:formula="of:=[.E5]-1" office:value-type="float" office:value="6">
            <text:p>6</text:p>
          </table:table-cell>
          <table:table-cell table:style-name="ce15" table:formula="of:=[.F7]*1.01" office:value-type="float" office:value="24.7334195090033">
            <text:p>24.7334</text:p>
          </table:table-cell>
          <table:table-cell table:style-name="ce8" table:formula="of:=[.G5]" office:value-type="float" office:value="4.7">
            <text:p>4.700</text:p>
          </table:table-cell>
          <table:table-cell table:formula="of:=[.H5]-1" office:value-type="float" office:value="6">
            <text:p>6</text:p>
          </table:table-cell>
          <table:table-cell table:style-name="ce15" table:formula="of:=[.I7]*1.01" office:value-type="float" office:value="4.9891447078247">
            <text:p>4.9891</text:p>
          </table:table-cell>
          <table:table-cell table:style-name="ce8" table:formula="of:=[.J5]" office:value-type="float" office:value="33.17">
            <text:p>33.170</text:p>
          </table:table-cell>
          <table:table-cell table:formula="of:=[.K5]-1" office:value-type="float" office:value="6">
            <text:p>6</text:p>
          </table:table-cell>
          <table:table-cell table:style-name="ce15" table:formula="of:=[.L7]*1.01" office:value-type="float" office:value="35.2106233954352">
            <text:p>35.2106</text:p>
          </table:table-cell>
          <table:table-cell table:style-name="ce8" table:formula="of:=[.M5]" office:value-type="float" office:value="33.1">
            <text:p>33.100</text:p>
          </table:table-cell>
          <table:table-cell table:formula="of:=[.N5]-1" office:value-type="float" office:value="6">
            <text:p>6</text:p>
          </table:table-cell>
          <table:table-cell table:style-name="ce15" table:formula="of:=[.O7]*1.01" office:value-type="float" office:value="35.1363169848931">
            <text:p>35.1363</text:p>
          </table:table-cell>
          <table:table-cell table:style-name="ce8" table:formula="of:=[.P5]" office:value-type="float" office:value="1.413">
            <text:p>1.413</text:p>
          </table:table-cell>
          <table:table-cell table:formula="of:=[.Q5]-1" office:value-type="float" office:value="6">
            <text:p>6</text:p>
          </table:table-cell>
          <table:table-cell table:style-name="ce15" table:formula="of:=[.R7]*1.01" office:value-type="float" office:value="1.49992797279921">
            <text:p>1.4999</text:p>
          </table:table-cell>
          <table:table-cell table:number-columns-repeated="1006"/>
        </table:table-row>
        <table:table-row table:style-name="ro1">
          <table:table-cell table:style-name="ce8" table:formula="of:=[.A6]" office:value-type="float" office:value="6.51">
            <text:p>6.510</text:p>
          </table:table-cell>
          <table:table-cell table:style-name="ce5" table:formula="of:=[.B6]-1" office:value-type="float" office:value="5">
            <text:p>5</text:p>
          </table:table-cell>
          <table:table-cell table:style-name="ce16" table:formula="of:=[.C8]*1.01" office:value-type="float" office:value="6.842075426151">
            <text:p>6.8421</text:p>
          </table:table-cell>
          <table:table-cell table:style-name="ce8" table:formula="of:=[.D6]" office:value-type="float" office:value="23.3">
            <text:p>23.300</text:p>
          </table:table-cell>
          <table:table-cell table:style-name="ce5" table:formula="of:=[.E6]-1" office:value-type="float" office:value="5">
            <text:p>5</text:p>
          </table:table-cell>
          <table:table-cell table:style-name="ce16" table:formula="of:=[.F8]*1.01" office:value-type="float" office:value="24.48853416733">
            <text:p>24.4885</text:p>
          </table:table-cell>
          <table:table-cell table:style-name="ce8" table:formula="of:=[.G6]" office:value-type="float" office:value="4.7">
            <text:p>4.700</text:p>
          </table:table-cell>
          <table:table-cell table:style-name="ce5" table:formula="of:=[.H6]-1" office:value-type="float" office:value="5">
            <text:p>5</text:p>
          </table:table-cell>
          <table:table-cell table:style-name="ce16" table:formula="of:=[.I8]*1.01" office:value-type="float" office:value="4.93974723547">
            <text:p>4.9397</text:p>
          </table:table-cell>
          <table:table-cell table:style-name="ce8" table:formula="of:=[.J6]" office:value-type="float" office:value="33.17">
            <text:p>33.170</text:p>
          </table:table-cell>
          <table:table-cell table:style-name="ce5" table:formula="of:=[.K6]-1" office:value-type="float" office:value="5">
            <text:p>5</text:p>
          </table:table-cell>
          <table:table-cell table:style-name="ce16" table:formula="of:=[.L8]*1.01" office:value-type="float" office:value="34.862003361817">
            <text:p>34.8620</text:p>
          </table:table-cell>
          <table:table-cell table:style-name="ce8" table:formula="of:=[.M6]" office:value-type="float" office:value="33.1">
            <text:p>33.100</text:p>
          </table:table-cell>
          <table:table-cell table:style-name="ce5" table:formula="of:=[.N6]-1" office:value-type="float" office:value="5">
            <text:p>5</text:p>
          </table:table-cell>
          <table:table-cell table:style-name="ce16" table:formula="of:=[.O8]*1.01" office:value-type="float" office:value="34.78843265831">
            <text:p>34.7884</text:p>
          </table:table-cell>
          <table:table-cell table:style-name="ce8" table:formula="of:=[.P6]" office:value-type="float" office:value="1.413">
            <text:p>1.413</text:p>
          </table:table-cell>
          <table:table-cell table:style-name="ce5" table:formula="of:=[.Q6]-1" office:value-type="float" office:value="5">
            <text:p>5</text:p>
          </table:table-cell>
          <table:table-cell table:style-name="ce16" table:formula="of:=[.R8]*1.01" office:value-type="float" office:value="1.4850772007913">
            <text:p>1.4851</text:p>
          </table:table-cell>
          <table:table-cell table:style-name="ce5" table:number-columns-repeated="1006"/>
        </table:table-row>
        <table:table-row table:style-name="ro1">
          <table:table-cell table:style-name="ce8" table:formula="of:=[.A7]" office:value-type="float" office:value="6.51">
            <text:p>6.51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6.7743321051">
            <text:p>6.7743</text:p>
          </table:table-cell>
          <table:table-cell table:style-name="ce8" table:formula="of:=[.D7]" office:value-type="float" office:value="23.3">
            <text:p>23.300</text:p>
          </table:table-cell>
          <table:table-cell table:formula="of:=[.E7]-1" office:value-type="float" office:value="4">
            <text:p>4</text:p>
          </table:table-cell>
          <table:table-cell table:style-name="ce15" table:formula="of:=[.F9]*1.01" office:value-type="float" office:value="24.246073433">
            <text:p>24.2461</text:p>
          </table:table-cell>
          <table:table-cell table:style-name="ce8" table:formula="of:=[.G7]" office:value-type="float" office:value="4.7">
            <text:p>4.700</text:p>
          </table:table-cell>
          <table:table-cell table:formula="of:=[.H7]-1" office:value-type="float" office:value="4">
            <text:p>4</text:p>
          </table:table-cell>
          <table:table-cell table:style-name="ce15" table:formula="of:=[.I9]*1.01" office:value-type="float" office:value="4.890838847">
            <text:p>4.8908</text:p>
          </table:table-cell>
          <table:table-cell table:style-name="ce8" table:formula="of:=[.J7]" office:value-type="float" office:value="33.17">
            <text:p>33.170</text:p>
          </table:table-cell>
          <table:table-cell table:formula="of:=[.K7]-1" office:value-type="float" office:value="4">
            <text:p>4</text:p>
          </table:table-cell>
          <table:table-cell table:style-name="ce15" table:formula="of:=[.L9]*1.01" office:value-type="float" office:value="34.5168350117">
            <text:p>34.5168</text:p>
          </table:table-cell>
          <table:table-cell table:style-name="ce8" table:formula="of:=[.M7]" office:value-type="float" office:value="33.1">
            <text:p>33.100</text:p>
          </table:table-cell>
          <table:table-cell table:formula="of:=[.N7]-1" office:value-type="float" office:value="4">
            <text:p>4</text:p>
          </table:table-cell>
          <table:table-cell table:style-name="ce15" table:formula="of:=[.O9]*1.01" office:value-type="float" office:value="34.443992731">
            <text:p>34.4440</text:p>
          </table:table-cell>
          <table:table-cell table:style-name="ce8" table:formula="of:=[.P7]" office:value-type="float" office:value="1.413">
            <text:p>1.413</text:p>
          </table:table-cell>
          <table:table-cell table:formula="of:=[.Q7]-1" office:value-type="float" office:value="4">
            <text:p>4</text:p>
          </table:table-cell>
          <table:table-cell table:style-name="ce15" table:formula="of:=[.R9]*1.01" office:value-type="float" office:value="1.47037346613">
            <text:p>1.4704</text:p>
          </table:table-cell>
          <table:table-cell table:number-columns-repeated="1006"/>
        </table:table-row>
        <table:table-row table:style-name="ro1">
          <table:table-cell table:style-name="ce8" table:formula="of:=[.A8]" office:value-type="float" office:value="6.51">
            <text:p>6.51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6.70725951">
            <text:p>6.7073</text:p>
          </table:table-cell>
          <table:table-cell table:style-name="ce8" table:formula="of:=[.D8]" office:value-type="float" office:value="23.3">
            <text:p>23.300</text:p>
          </table:table-cell>
          <table:table-cell table:formula="of:=[.E8]-1" office:value-type="float" office:value="3">
            <text:p>3</text:p>
          </table:table-cell>
          <table:table-cell table:style-name="ce15" table:formula="of:=[.F10]*1.01" office:value-type="float" office:value="24.0060133">
            <text:p>24.0060</text:p>
          </table:table-cell>
          <table:table-cell table:style-name="ce8" table:formula="of:=[.G8]" office:value-type="float" office:value="4.7">
            <text:p>4.700</text:p>
          </table:table-cell>
          <table:table-cell table:formula="of:=[.H8]-1" office:value-type="float" office:value="3">
            <text:p>3</text:p>
          </table:table-cell>
          <table:table-cell table:style-name="ce15" table:formula="of:=[.I10]*1.01" office:value-type="float" office:value="4.8424147">
            <text:p>4.8424</text:p>
          </table:table-cell>
          <table:table-cell table:style-name="ce8" table:formula="of:=[.J8]" office:value-type="float" office:value="33.17">
            <text:p>33.170</text:p>
          </table:table-cell>
          <table:table-cell table:formula="of:=[.K8]-1" office:value-type="float" office:value="3">
            <text:p>3</text:p>
          </table:table-cell>
          <table:table-cell table:style-name="ce15" table:formula="of:=[.L10]*1.01" office:value-type="float" office:value="34.17508417">
            <text:p>34.1751</text:p>
          </table:table-cell>
          <table:table-cell table:style-name="ce8" table:formula="of:=[.M8]" office:value-type="float" office:value="33.1">
            <text:p>33.100</text:p>
          </table:table-cell>
          <table:table-cell table:formula="of:=[.N8]-1" office:value-type="float" office:value="3">
            <text:p>3</text:p>
          </table:table-cell>
          <table:table-cell table:style-name="ce15" table:formula="of:=[.O10]*1.01" office:value-type="float" office:value="34.1029631">
            <text:p>34.1030</text:p>
          </table:table-cell>
          <table:table-cell table:style-name="ce8" table:formula="of:=[.P8]" office:value-type="float" office:value="1.413">
            <text:p>1.413</text:p>
          </table:table-cell>
          <table:table-cell table:formula="of:=[.Q8]-1" office:value-type="float" office:value="3">
            <text:p>3</text:p>
          </table:table-cell>
          <table:table-cell table:style-name="ce15" table:formula="of:=[.R10]*1.01" office:value-type="float" office:value="1.455815313">
            <text:p>1.4558</text:p>
          </table:table-cell>
          <table:table-cell table:number-columns-repeated="1006"/>
        </table:table-row>
        <table:table-row table:style-name="ro1">
          <table:table-cell table:style-name="ce8" table:formula="of:=[.A9]" office:value-type="float" office:value="6.51">
            <text:p>6.510</text:p>
          </table:table-cell>
          <table:table-cell table:style-name="ce9" table:formula="of:=[.B9]-1" office:value-type="float" office:value="2">
            <text:p>2</text:p>
          </table:table-cell>
          <table:table-cell table:style-name="ce17" table:formula="of:=[.C11]*1.01" office:value-type="float" office:value="6.640851">
            <text:p>6.6409</text:p>
          </table:table-cell>
          <table:table-cell table:style-name="ce8" table:formula="of:=[.D9]" office:value-type="float" office:value="23.3">
            <text:p>23.300</text:p>
          </table:table-cell>
          <table:table-cell table:formula="of:=[.E9]-1" office:value-type="float" office:value="2">
            <text:p>2</text:p>
          </table:table-cell>
          <table:table-cell table:style-name="ce15" table:formula="of:=[.F11]*1.01" office:value-type="float" office:value="23.76833">
            <text:p>23.7683</text:p>
          </table:table-cell>
          <table:table-cell table:style-name="ce8" table:formula="of:=[.G9]" office:value-type="float" office:value="4.7">
            <text:p>4.700</text:p>
          </table:table-cell>
          <table:table-cell table:formula="of:=[.H9]-1" office:value-type="float" office:value="2">
            <text:p>2</text:p>
          </table:table-cell>
          <table:table-cell table:style-name="ce15" table:formula="of:=[.I11]*1.01" office:value-type="float" office:value="4.79447">
            <text:p>4.7945</text:p>
          </table:table-cell>
          <table:table-cell table:style-name="ce8" table:formula="of:=[.J9]" office:value-type="float" office:value="33.17">
            <text:p>33.170</text:p>
          </table:table-cell>
          <table:table-cell table:formula="of:=[.K9]-1" office:value-type="float" office:value="2">
            <text:p>2</text:p>
          </table:table-cell>
          <table:table-cell table:style-name="ce15" table:formula="of:=[.L11]*1.01" office:value-type="float" office:value="33.836717">
            <text:p>33.8367</text:p>
          </table:table-cell>
          <table:table-cell table:style-name="ce8" table:formula="of:=[.M9]" office:value-type="float" office:value="33.1">
            <text:p>33.100</text:p>
          </table:table-cell>
          <table:table-cell table:formula="of:=[.N9]-1" office:value-type="float" office:value="2">
            <text:p>2</text:p>
          </table:table-cell>
          <table:table-cell table:style-name="ce15" table:formula="of:=[.O11]*1.01" office:value-type="float" office:value="33.76531">
            <text:p>33.7653</text:p>
          </table:table-cell>
          <table:table-cell table:style-name="ce8" table:formula="of:=[.P9]" office:value-type="float" office:value="1.413">
            <text:p>1.413</text:p>
          </table:table-cell>
          <table:table-cell table:formula="of:=[.Q9]-1" office:value-type="float" office:value="2">
            <text:p>2</text:p>
          </table:table-cell>
          <table:table-cell table:style-name="ce15" table:formula="of:=[.R11]*1.01" office:value-type="float" office:value="1.4414013">
            <text:p>1.4414</text:p>
          </table:table-cell>
          <table:table-cell table:number-columns-repeated="1006"/>
        </table:table-row>
        <table:table-row table:style-name="ro1">
          <table:table-cell table:style-name="ce8" table:formula="of:=[.A10]" office:value-type="float" office:value="6.51">
            <text:p>6.510</text:p>
          </table:table-cell>
          <table:table-cell table:style-name="ce9" table:formula="of:=[.B10]-1" office:value-type="float" office:value="1">
            <text:p>1</text:p>
          </table:table-cell>
          <table:table-cell table:style-name="ce17" table:formula="of:=[.C12]*1.01" office:value-type="float" office:value="6.5751">
            <text:p>6.5751</text:p>
          </table:table-cell>
          <table:table-cell table:style-name="ce8" table:formula="of:=[.D10]" office:value-type="float" office:value="23.3">
            <text:p>23.300</text:p>
          </table:table-cell>
          <table:table-cell table:formula="of:=[.E10]-1" office:value-type="float" office:value="1">
            <text:p>1</text:p>
          </table:table-cell>
          <table:table-cell table:style-name="ce15" table:formula="of:=[.F12]*1.01" office:value-type="float" office:value="23.533">
            <text:p>23.5330</text:p>
          </table:table-cell>
          <table:table-cell table:style-name="ce8" table:formula="of:=[.G10]" office:value-type="float" office:value="4.7">
            <text:p>4.700</text:p>
          </table:table-cell>
          <table:table-cell table:formula="of:=[.H10]-1" office:value-type="float" office:value="1">
            <text:p>1</text:p>
          </table:table-cell>
          <table:table-cell table:style-name="ce15" table:formula="of:=[.I12]*1.01" office:value-type="float" office:value="4.747">
            <text:p>4.7470</text:p>
          </table:table-cell>
          <table:table-cell table:style-name="ce8" table:formula="of:=[.J10]" office:value-type="float" office:value="33.17">
            <text:p>33.170</text:p>
          </table:table-cell>
          <table:table-cell table:formula="of:=[.K10]-1" office:value-type="float" office:value="1">
            <text:p>1</text:p>
          </table:table-cell>
          <table:table-cell table:style-name="ce15" table:formula="of:=[.L12]*1.01" office:value-type="float" office:value="33.5017">
            <text:p>33.5017</text:p>
          </table:table-cell>
          <table:table-cell table:style-name="ce8" table:formula="of:=[.M10]" office:value-type="float" office:value="33.1">
            <text:p>33.100</text:p>
          </table:table-cell>
          <table:table-cell table:formula="of:=[.N10]-1" office:value-type="float" office:value="1">
            <text:p>1</text:p>
          </table:table-cell>
          <table:table-cell table:style-name="ce15" table:formula="of:=[.O12]*1.01" office:value-type="float" office:value="33.431">
            <text:p>33.4310</text:p>
          </table:table-cell>
          <table:table-cell table:style-name="ce8" table:formula="of:=[.P10]" office:value-type="float" office:value="1.413">
            <text:p>1.413</text:p>
          </table:table-cell>
          <table:table-cell table:formula="of:=[.Q10]-1" office:value-type="float" office:value="1">
            <text:p>1</text:p>
          </table:table-cell>
          <table:table-cell table:style-name="ce15" table:formula="of:=[.R12]*1.01" office:value-type="float" office:value="1.42713">
            <text:p>1.4271</text:p>
          </table:table-cell>
          <table:table-cell table:number-columns-repeated="1006"/>
        </table:table-row>
        <table:table-row table:style-name="ro1">
          <table:table-cell table:style-name="ce8" table:formula="of:=[.A11]" office:value-type="float" office:value="6.51">
            <text:p>6.510</text:p>
          </table:table-cell>
          <table:table-cell table:style-name="ce5" table:formula="of:=[.B11]-1" office:value-type="float" office:value="0">
            <text:p>0</text:p>
          </table:table-cell>
          <table:table-cell table:style-name="ce16" table:formula="of:=[.A12]" office:value-type="float" office:value="6.51">
            <text:p>6.5100</text:p>
          </table:table-cell>
          <table:table-cell table:style-name="ce8" table:formula="of:=[.D11]" office:value-type="float" office:value="23.3">
            <text:p>23.300</text:p>
          </table:table-cell>
          <table:table-cell table:style-name="ce5" table:formula="of:=[.E11]-1" office:value-type="float" office:value="0">
            <text:p>0</text:p>
          </table:table-cell>
          <table:table-cell table:style-name="ce16" table:formula="of:=[.D12]" office:value-type="float" office:value="23.3">
            <text:p>23.3000</text:p>
          </table:table-cell>
          <table:table-cell table:style-name="ce8" table:formula="of:=[.G11]" office:value-type="float" office:value="4.7">
            <text:p>4.700</text:p>
          </table:table-cell>
          <table:table-cell table:style-name="ce5" table:formula="of:=[.H11]-1" office:value-type="float" office:value="0">
            <text:p>0</text:p>
          </table:table-cell>
          <table:table-cell table:style-name="ce16" table:formula="of:=[.G12]" office:value-type="float" office:value="4.7">
            <text:p>4.7000</text:p>
          </table:table-cell>
          <table:table-cell table:style-name="ce8" table:formula="of:=[.J11]" office:value-type="float" office:value="33.17">
            <text:p>33.170</text:p>
          </table:table-cell>
          <table:table-cell table:style-name="ce5" table:formula="of:=[.K11]-1" office:value-type="float" office:value="0">
            <text:p>0</text:p>
          </table:table-cell>
          <table:table-cell table:style-name="ce16" table:formula="of:=[.J12]" office:value-type="float" office:value="33.17">
            <text:p>33.1700</text:p>
          </table:table-cell>
          <table:table-cell table:style-name="ce8" table:formula="of:=[.M11]" office:value-type="float" office:value="33.1">
            <text:p>33.100</text:p>
          </table:table-cell>
          <table:table-cell table:style-name="ce5" table:formula="of:=[.N11]-1" office:value-type="float" office:value="0">
            <text:p>0</text:p>
          </table:table-cell>
          <table:table-cell table:style-name="ce16" table:formula="of:=[.M12]" office:value-type="float" office:value="33.1">
            <text:p>33.1000</text:p>
          </table:table-cell>
          <table:table-cell table:style-name="ce8" table:formula="of:=[.P11]" office:value-type="float" office:value="1.413">
            <text:p>1.413</text:p>
          </table:table-cell>
          <table:table-cell table:style-name="ce5" table:formula="of:=[.Q11]-1" office:value-type="float" office:value="0">
            <text:p>0</text:p>
          </table:table-cell>
          <table:table-cell table:style-name="ce16" table:formula="of:=[.P12]" office:value-type="float" office:value="1.413">
            <text:p>1.4130</text:p>
          </table:table-cell>
          <table:table-cell table:style-name="ce5" table:number-columns-repeated="1006"/>
        </table:table-row>
        <table:table-row table:style-name="ro1">
          <table:table-cell table:style-name="ce8" table:formula="of:=[.A12]" office:value-type="float" office:value="6.51">
            <text:p>6.510</text:p>
          </table:table-cell>
          <table:table-cell table:style-name="ce14" table:formula="of:=[.B12]-1" office:value-type="float" office:value="-1">
            <text:p>-1</text:p>
          </table:table-cell>
          <table:table-cell table:style-name="ce19" table:formula="of:=[.C12]/1.01" office:value-type="float" office:value="6.44554455445545">
            <text:p>6.4455</text:p>
          </table:table-cell>
          <table:table-cell table:style-name="ce8" table:formula="of:=[.D12]" office:value-type="float" office:value="23.3">
            <text:p>23.300</text:p>
          </table:table-cell>
          <table:table-cell table:style-name="ce14" table:formula="of:=[.E12]-1" office:value-type="float" office:value="-1">
            <text:p>-1</text:p>
          </table:table-cell>
          <table:table-cell table:style-name="ce19" table:formula="of:=[.F12]/1.01" office:value-type="float" office:value="23.0693069306931">
            <text:p>23.0693</text:p>
          </table:table-cell>
          <table:table-cell table:style-name="ce8" table:formula="of:=[.G12]" office:value-type="float" office:value="4.7">
            <text:p>4.700</text:p>
          </table:table-cell>
          <table:table-cell table:style-name="ce14" table:formula="of:=[.H12]-1" office:value-type="float" office:value="-1">
            <text:p>-1</text:p>
          </table:table-cell>
          <table:table-cell table:style-name="ce19" table:formula="of:=[.I12]/1.01" office:value-type="float" office:value="4.65346534653465">
            <text:p>4.6535</text:p>
          </table:table-cell>
          <table:table-cell table:style-name="ce8" table:formula="of:=[.J12]" office:value-type="float" office:value="33.17">
            <text:p>33.170</text:p>
          </table:table-cell>
          <table:table-cell table:style-name="ce14" table:formula="of:=[.K12]-1" office:value-type="float" office:value="-1">
            <text:p>-1</text:p>
          </table:table-cell>
          <table:table-cell table:style-name="ce19" table:formula="of:=[.L12]/1.01" office:value-type="float" office:value="32.8415841584158">
            <text:p>32.8416</text:p>
          </table:table-cell>
          <table:table-cell table:style-name="ce8" table:formula="of:=[.M12]" office:value-type="float" office:value="33.1">
            <text:p>33.100</text:p>
          </table:table-cell>
          <table:table-cell table:style-name="ce14" table:formula="of:=[.N12]-1" office:value-type="float" office:value="-1">
            <text:p>-1</text:p>
          </table:table-cell>
          <table:table-cell table:style-name="ce19" table:formula="of:=[.O12]/1.01" office:value-type="float" office:value="32.7722772277228">
            <text:p>32.7723</text:p>
          </table:table-cell>
          <table:table-cell table:style-name="ce8" table:formula="of:=[.P12]" office:value-type="float" office:value="1.413">
            <text:p>1.413</text:p>
          </table:table-cell>
          <table:table-cell table:style-name="ce14" table:formula="of:=[.Q12]-1" office:value-type="float" office:value="-1">
            <text:p>-1</text:p>
          </table:table-cell>
          <table:table-cell table:style-name="ce19" table:formula="of:=[.R12]/1.01" office:value-type="float" office:value="1.3990099009901">
            <text:p>1.3990</text:p>
          </table:table-cell>
          <table:table-cell table:number-columns-repeated="1006"/>
        </table:table-row>
        <table:table-row table:style-name="ro1">
          <table:table-cell table:style-name="ce8" table:formula="of:=[.A13]" office:value-type="float" office:value="6.51">
            <text:p>6.510</text:p>
          </table:table-cell>
          <table:table-cell table:style-name="ce14" table:formula="of:=[.B13]-1" office:value-type="float" office:value="-2">
            <text:p>-2</text:p>
          </table:table-cell>
          <table:table-cell table:style-name="ce19" table:formula="of:=[.C13]/1.01" office:value-type="float" office:value="6.38172728163906">
            <text:p>6.3817</text:p>
          </table:table-cell>
          <table:table-cell table:style-name="ce8" table:formula="of:=[.D13]" office:value-type="float" office:value="23.3">
            <text:p>23.300</text:p>
          </table:table-cell>
          <table:table-cell table:style-name="ce14" table:formula="of:=[.E13]-1" office:value-type="float" office:value="-2">
            <text:p>-2</text:p>
          </table:table-cell>
          <table:table-cell table:style-name="ce19" table:formula="of:=[.F13]/1.01" office:value-type="float" office:value="22.8408979511813">
            <text:p>22.8409</text:p>
          </table:table-cell>
          <table:table-cell table:style-name="ce8" table:formula="of:=[.G13]" office:value-type="float" office:value="4.7">
            <text:p>4.700</text:p>
          </table:table-cell>
          <table:table-cell table:style-name="ce14" table:formula="of:=[.H13]-1" office:value-type="float" office:value="-2">
            <text:p>-2</text:p>
          </table:table-cell>
          <table:table-cell table:style-name="ce19" table:formula="of:=[.I13]/1.01" office:value-type="float" office:value="4.60739143221253">
            <text:p>4.6074</text:p>
          </table:table-cell>
          <table:table-cell table:style-name="ce8" table:formula="of:=[.J13]" office:value-type="float" office:value="33.17">
            <text:p>33.170</text:p>
          </table:table-cell>
          <table:table-cell table:style-name="ce14" table:formula="of:=[.K13]-1" office:value-type="float" office:value="-2">
            <text:p>-2</text:p>
          </table:table-cell>
          <table:table-cell table:style-name="ce19" table:formula="of:=[.L13]/1.01" office:value-type="float" office:value="32.5164199588276">
            <text:p>32.5164</text:p>
          </table:table-cell>
          <table:table-cell table:style-name="ce8" table:formula="of:=[.M13]" office:value-type="float" office:value="33.1">
            <text:p>33.100</text:p>
          </table:table-cell>
          <table:table-cell table:style-name="ce14" table:formula="of:=[.N13]-1" office:value-type="float" office:value="-2">
            <text:p>-2</text:p>
          </table:table-cell>
          <table:table-cell table:style-name="ce19" table:formula="of:=[.O13]/1.01" office:value-type="float" office:value="32.4477992353691">
            <text:p>32.4478</text:p>
          </table:table-cell>
          <table:table-cell table:style-name="ce8" table:formula="of:=[.P13]" office:value-type="float" office:value="1.413">
            <text:p>1.413</text:p>
          </table:table-cell>
          <table:table-cell table:style-name="ce14" table:formula="of:=[.Q13]-1" office:value-type="float" office:value="-2">
            <text:p>-2</text:p>
          </table:table-cell>
          <table:table-cell table:style-name="ce19" table:formula="of:=[.R13]/1.01" office:value-type="float" office:value="1.38515831781198">
            <text:p>1.3852</text:p>
          </table:table-cell>
          <table:table-cell table:number-columns-repeated="1006"/>
        </table:table-row>
        <table:table-row table:style-name="ro1">
          <table:table-cell table:style-name="ce8" table:formula="of:=[.A14]" office:value-type="float" office:value="6.51">
            <text:p>6.51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6.31854186300897">
            <text:p>6.3185</text:p>
          </table:table-cell>
          <table:table-cell table:style-name="ce8" table:formula="of:=[.D14]" office:value-type="float" office:value="23.3">
            <text:p>23.300</text:p>
          </table:table-cell>
          <table:table-cell table:formula="of:=[.E14]-1" office:value-type="float" office:value="-3">
            <text:p>-3</text:p>
          </table:table-cell>
          <table:table-cell table:style-name="ce15" table:formula="of:=[.F14]/1.01" office:value-type="float" office:value="22.6147504467141">
            <text:p>22.6148</text:p>
          </table:table-cell>
          <table:table-cell table:style-name="ce8" table:formula="of:=[.G14]" office:value-type="float" office:value="4.7">
            <text:p>4.700</text:p>
          </table:table-cell>
          <table:table-cell table:formula="of:=[.H14]-1" office:value-type="float" office:value="-3">
            <text:p>-3</text:p>
          </table:table-cell>
          <table:table-cell table:style-name="ce15" table:formula="of:=[.I14]/1.01" office:value-type="float" office:value="4.56177369525993">
            <text:p>4.5618</text:p>
          </table:table-cell>
          <table:table-cell table:style-name="ce8" table:formula="of:=[.J14]" office:value-type="float" office:value="33.17">
            <text:p>33.170</text:p>
          </table:table-cell>
          <table:table-cell table:formula="of:=[.K14]-1" office:value-type="float" office:value="-3">
            <text:p>-3</text:p>
          </table:table-cell>
          <table:table-cell table:style-name="ce15" table:formula="of:=[.L14]/1.01" office:value-type="float" office:value="32.19447520676">
            <text:p>32.1945</text:p>
          </table:table-cell>
          <table:table-cell table:style-name="ce8" table:formula="of:=[.M14]" office:value-type="float" office:value="33.1">
            <text:p>33.100</text:p>
          </table:table-cell>
          <table:table-cell table:formula="of:=[.N14]-1" office:value-type="float" office:value="-3">
            <text:p>-3</text:p>
          </table:table-cell>
          <table:table-cell table:style-name="ce15" table:formula="of:=[.O14]/1.01" office:value-type="float" office:value="32.126533896405">
            <text:p>32.1265</text:p>
          </table:table-cell>
          <table:table-cell table:style-name="ce8" table:formula="of:=[.P14]" office:value-type="float" office:value="1.413">
            <text:p>1.413</text:p>
          </table:table-cell>
          <table:table-cell table:formula="of:=[.Q14]-1" office:value-type="float" office:value="-3">
            <text:p>-3</text:p>
          </table:table-cell>
          <table:table-cell table:style-name="ce15" table:formula="of:=[.R14]/1.01" office:value-type="float" office:value="1.37144387902176">
            <text:p>1.3714</text:p>
          </table:table-cell>
          <table:table-cell table:number-columns-repeated="1006"/>
        </table:table-row>
        <table:table-row table:style-name="ro1">
          <table:table-cell table:style-name="ce8" table:formula="of:=[.A15]" office:value-type="float" office:value="6.51">
            <text:p>6.51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6.25598204258313">
            <text:p>6.2560</text:p>
          </table:table-cell>
          <table:table-cell table:style-name="ce8" table:formula="of:=[.D15]" office:value-type="float" office:value="23.3">
            <text:p>23.300</text:p>
          </table:table-cell>
          <table:table-cell table:formula="of:=[.E15]-1" office:value-type="float" office:value="-4">
            <text:p>-4</text:p>
          </table:table-cell>
          <table:table-cell table:style-name="ce15" table:formula="of:=[.F15]/1.01" office:value-type="float" office:value="22.3908420264496">
            <text:p>22.3908</text:p>
          </table:table-cell>
          <table:table-cell table:style-name="ce8" table:formula="of:=[.G15]" office:value-type="float" office:value="4.7">
            <text:p>4.700</text:p>
          </table:table-cell>
          <table:table-cell table:formula="of:=[.H15]-1" office:value-type="float" office:value="-4">
            <text:p>-4</text:p>
          </table:table-cell>
          <table:table-cell table:style-name="ce15" table:formula="of:=[.I15]/1.01" office:value-type="float" office:value="4.51660761906924">
            <text:p>4.5166</text:p>
          </table:table-cell>
          <table:table-cell table:style-name="ce8" table:formula="of:=[.J15]" office:value-type="float" office:value="33.17">
            <text:p>33.170</text:p>
          </table:table-cell>
          <table:table-cell table:formula="of:=[.K15]-1" office:value-type="float" office:value="-4">
            <text:p>-4</text:p>
          </table:table-cell>
          <table:table-cell table:style-name="ce15" table:formula="of:=[.L15]/1.01" office:value-type="float" office:value="31.875718026495">
            <text:p>31.8757</text:p>
          </table:table-cell>
          <table:table-cell table:style-name="ce8" table:formula="of:=[.M15]" office:value-type="float" office:value="33.1">
            <text:p>33.100</text:p>
          </table:table-cell>
          <table:table-cell table:formula="of:=[.N15]-1" office:value-type="float" office:value="-4">
            <text:p>-4</text:p>
          </table:table-cell>
          <table:table-cell table:style-name="ce15" table:formula="of:=[.O15]/1.01" office:value-type="float" office:value="31.8084494023812">
            <text:p>31.8084</text:p>
          </table:table-cell>
          <table:table-cell table:style-name="ce8" table:formula="of:=[.P15]" office:value-type="float" office:value="1.413">
            <text:p>1.413</text:p>
          </table:table-cell>
          <table:table-cell table:formula="of:=[.Q15]-1" office:value-type="float" office:value="-4">
            <text:p>-4</text:p>
          </table:table-cell>
          <table:table-cell table:style-name="ce15" table:formula="of:=[.R15]/1.01" office:value-type="float" office:value="1.35786522675422">
            <text:p>1.3579</text:p>
          </table:table-cell>
          <table:table-cell table:number-columns-repeated="1006"/>
        </table:table-row>
        <table:table-row table:style-name="ro1">
          <table:table-cell table:style-name="ce8" table:formula="of:=[.A16]" office:value-type="float" office:value="6.51">
            <text:p>6.510</text:p>
          </table:table-cell>
          <table:table-cell table:style-name="ce5" table:formula="of:=[.B16]-1" office:value-type="float" office:value="-5">
            <text:p>-5</text:p>
          </table:table-cell>
          <table:table-cell table:style-name="ce16" table:formula="of:=[.C16]/1.01" office:value-type="float" office:value="6.19404162631993">
            <text:p>6.1940</text:p>
          </table:table-cell>
          <table:table-cell table:style-name="ce8" table:formula="of:=[.D16]" office:value-type="float" office:value="23.3">
            <text:p>23.300</text:p>
          </table:table-cell>
          <table:table-cell table:style-name="ce5" table:formula="of:=[.E16]-1" office:value-type="float" office:value="-5">
            <text:p>-5</text:p>
          </table:table-cell>
          <table:table-cell table:style-name="ce16" table:formula="of:=[.F16]/1.01" office:value-type="float" office:value="22.1691505212372">
            <text:p>22.1692</text:p>
          </table:table-cell>
          <table:table-cell table:style-name="ce8" table:formula="of:=[.G16]" office:value-type="float" office:value="4.7">
            <text:p>4.700</text:p>
          </table:table-cell>
          <table:table-cell table:style-name="ce5" table:formula="of:=[.H16]-1" office:value-type="float" office:value="-5">
            <text:p>-5</text:p>
          </table:table-cell>
          <table:table-cell table:style-name="ce16" table:formula="of:=[.I16]/1.01" office:value-type="float" office:value="4.47188873175172">
            <text:p>4.4719</text:p>
          </table:table-cell>
          <table:table-cell table:style-name="ce8" table:formula="of:=[.J16]" office:value-type="float" office:value="33.17">
            <text:p>33.170</text:p>
          </table:table-cell>
          <table:table-cell table:style-name="ce5" table:formula="of:=[.K16]-1" office:value-type="float" office:value="-5">
            <text:p>-5</text:p>
          </table:table-cell>
          <table:table-cell table:style-name="ce16" table:formula="of:=[.L16]/1.01" office:value-type="float" office:value="31.5601168579159">
            <text:p>31.5601</text:p>
          </table:table-cell>
          <table:table-cell table:style-name="ce8" table:formula="of:=[.M16]" office:value-type="float" office:value="33.1">
            <text:p>33.100</text:p>
          </table:table-cell>
          <table:table-cell table:style-name="ce5" table:formula="of:=[.N16]-1" office:value-type="float" office:value="-5">
            <text:p>-5</text:p>
          </table:table-cell>
          <table:table-cell table:style-name="ce16" table:formula="of:=[.O16]/1.01" office:value-type="float" office:value="31.4935142597834">
            <text:p>31.4935</text:p>
          </table:table-cell>
          <table:table-cell table:style-name="ce8" table:formula="of:=[.P16]" office:value-type="float" office:value="1.413">
            <text:p>1.413</text:p>
          </table:table-cell>
          <table:table-cell table:style-name="ce5" table:formula="of:=[.Q16]-1" office:value-type="float" office:value="-5">
            <text:p>-5</text:p>
          </table:table-cell>
          <table:table-cell table:style-name="ce16" table:formula="of:=[.R16]/1.01" office:value-type="float" office:value="1.34442101658834">
            <text:p>1.3444</text:p>
          </table:table-cell>
          <table:table-cell table:style-name="ce5" table:number-columns-repeated="1006"/>
        </table:table-row>
        <table:table-row table:style-name="ro1">
          <table:table-cell table:style-name="ce8" table:formula="of:=[.A17]" office:value-type="float" office:value="6.51">
            <text:p>6.51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6.13271448150489">
            <text:p>6.1327</text:p>
          </table:table-cell>
          <table:table-cell table:style-name="ce8" table:formula="of:=[.D17]" office:value-type="float" office:value="23.3">
            <text:p>23.300</text:p>
          </table:table-cell>
          <table:table-cell table:formula="of:=[.E17]-1" office:value-type="float" office:value="-6">
            <text:p>-6</text:p>
          </table:table-cell>
          <table:table-cell table:style-name="ce15" table:formula="of:=[.F17]/1.01" office:value-type="float" office:value="21.949653981423">
            <text:p>21.9497</text:p>
          </table:table-cell>
          <table:table-cell table:style-name="ce8" table:formula="of:=[.G17]" office:value-type="float" office:value="4.7">
            <text:p>4.700</text:p>
          </table:table-cell>
          <table:table-cell table:formula="of:=[.H17]-1" office:value-type="float" office:value="-6">
            <text:p>-6</text:p>
          </table:table-cell>
          <table:table-cell table:style-name="ce15" table:formula="of:=[.I17]/1.01" office:value-type="float" office:value="4.42761260569477">
            <text:p>4.4276</text:p>
          </table:table-cell>
          <table:table-cell table:style-name="ce8" table:formula="of:=[.J17]" office:value-type="float" office:value="33.17">
            <text:p>33.170</text:p>
          </table:table-cell>
          <table:table-cell table:formula="of:=[.K17]-1" office:value-type="float" office:value="-6">
            <text:p>-6</text:p>
          </table:table-cell>
          <table:table-cell table:style-name="ce15" table:formula="of:=[.L17]/1.01" office:value-type="float" office:value="31.247640453382">
            <text:p>31.2476</text:p>
          </table:table-cell>
          <table:table-cell table:style-name="ce8" table:formula="of:=[.M17]" office:value-type="float" office:value="33.1">
            <text:p>33.100</text:p>
          </table:table-cell>
          <table:table-cell table:formula="of:=[.N17]-1" office:value-type="float" office:value="-6">
            <text:p>-6</text:p>
          </table:table-cell>
          <table:table-cell table:style-name="ce15" table:formula="of:=[.O17]/1.01" office:value-type="float" office:value="31.1816972869142">
            <text:p>31.1817</text:p>
          </table:table-cell>
          <table:table-cell table:style-name="ce8" table:formula="of:=[.P17]" office:value-type="float" office:value="1.413">
            <text:p>1.413</text:p>
          </table:table-cell>
          <table:table-cell table:formula="of:=[.Q17]-1" office:value-type="float" office:value="-6">
            <text:p>-6</text:p>
          </table:table-cell>
          <table:table-cell table:style-name="ce15" table:formula="of:=[.R17]/1.01" office:value-type="float" office:value="1.33110991741419">
            <text:p>1.3311</text:p>
          </table:table-cell>
          <table:table-cell table:number-columns-repeated="1006"/>
        </table:table-row>
        <table:table-row table:style-name="ro1">
          <table:table-cell table:style-name="ce8" table:formula="of:=[.A18]" office:value-type="float" office:value="6.51">
            <text:p>6.51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6.07199453614345">
            <text:p>6.0720</text:p>
          </table:table-cell>
          <table:table-cell table:style-name="ce8" table:formula="of:=[.D18]" office:value-type="float" office:value="23.3">
            <text:p>23.300</text:p>
          </table:table-cell>
          <table:table-cell table:formula="of:=[.E18]-1" office:value-type="float" office:value="-7">
            <text:p>-7</text:p>
          </table:table-cell>
          <table:table-cell table:style-name="ce15" table:formula="of:=[.F18]/1.01" office:value-type="float" office:value="21.7323306746762">
            <text:p>21.7323</text:p>
          </table:table-cell>
          <table:table-cell table:style-name="ce8" table:formula="of:=[.G18]" office:value-type="float" office:value="4.7">
            <text:p>4.700</text:p>
          </table:table-cell>
          <table:table-cell table:formula="of:=[.H18]-1" office:value-type="float" office:value="-7">
            <text:p>-7</text:p>
          </table:table-cell>
          <table:table-cell table:style-name="ce15" table:formula="of:=[.I18]/1.01" office:value-type="float" office:value="4.38377485712354">
            <text:p>4.3838</text:p>
          </table:table-cell>
          <table:table-cell table:style-name="ce8" table:formula="of:=[.J18]" office:value-type="float" office:value="33.17">
            <text:p>33.170</text:p>
          </table:table-cell>
          <table:table-cell table:formula="of:=[.K18]-1" office:value-type="float" office:value="-7">
            <text:p>-7</text:p>
          </table:table-cell>
          <table:table-cell table:style-name="ce15" table:formula="of:=[.L18]/1.01" office:value-type="float" office:value="30.9382578746357">
            <text:p>30.9383</text:p>
          </table:table-cell>
          <table:table-cell table:style-name="ce8" table:formula="of:=[.M18]" office:value-type="float" office:value="33.1">
            <text:p>33.100</text:p>
          </table:table-cell>
          <table:table-cell table:formula="of:=[.N18]-1" office:value-type="float" office:value="-7">
            <text:p>-7</text:p>
          </table:table-cell>
          <table:table-cell table:style-name="ce15" table:formula="of:=[.O18]/1.01" office:value-type="float" office:value="30.8729676108062">
            <text:p>30.8730</text:p>
          </table:table-cell>
          <table:table-cell table:style-name="ce8" table:formula="of:=[.P18]" office:value-type="float" office:value="1.413">
            <text:p>1.413</text:p>
          </table:table-cell>
          <table:table-cell table:formula="of:=[.Q18]-1" office:value-type="float" office:value="-7">
            <text:p>-7</text:p>
          </table:table-cell>
          <table:table-cell table:style-name="ce15" table:formula="of:=[.R18]/1.01" office:value-type="float" office:value="1.31793061130118">
            <text:p>1.3179</text:p>
          </table:table-cell>
          <table:table-cell table:number-columns-repeated="1006"/>
        </table:table-row>
        <table:table-row table:style-name="ro1">
          <table:table-cell table:style-name="ce8" table:formula="of:=[.A19]" office:value-type="float" office:value="6.51">
            <text:p>6.51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6.01187577835985">
            <text:p>6.0119</text:p>
          </table:table-cell>
          <table:table-cell table:style-name="ce8" table:formula="of:=[.D19]" office:value-type="float" office:value="23.3">
            <text:p>23.300</text:p>
          </table:table-cell>
          <table:table-cell table:formula="of:=[.E19]-1" office:value-type="float" office:value="-8">
            <text:p>-8</text:p>
          </table:table-cell>
          <table:table-cell table:style-name="ce15" table:formula="of:=[.F19]/1.01" office:value-type="float" office:value="21.5171590838379">
            <text:p>21.5172</text:p>
          </table:table-cell>
          <table:table-cell table:style-name="ce8" table:formula="of:=[.G19]" office:value-type="float" office:value="4.7">
            <text:p>4.700</text:p>
          </table:table-cell>
          <table:table-cell table:formula="of:=[.H19]-1" office:value-type="float" office:value="-8">
            <text:p>-8</text:p>
          </table:table-cell>
          <table:table-cell table:style-name="ce15" table:formula="of:=[.I19]/1.01" office:value-type="float" office:value="4.34037114566687">
            <text:p>4.3404</text:p>
          </table:table-cell>
          <table:table-cell table:style-name="ce8" table:formula="of:=[.J19]" office:value-type="float" office:value="33.17">
            <text:p>33.170</text:p>
          </table:table-cell>
          <table:table-cell table:formula="of:=[.K19]-1" office:value-type="float" office:value="-8">
            <text:p>-8</text:p>
          </table:table-cell>
          <table:table-cell table:style-name="ce15" table:formula="of:=[.L19]/1.01" office:value-type="float" office:value="30.6319384897383">
            <text:p>30.6319</text:p>
          </table:table-cell>
          <table:table-cell table:style-name="ce8" table:formula="of:=[.M19]" office:value-type="float" office:value="33.1">
            <text:p>33.100</text:p>
          </table:table-cell>
          <table:table-cell table:formula="of:=[.N19]-1" office:value-type="float" office:value="-8">
            <text:p>-8</text:p>
          </table:table-cell>
          <table:table-cell table:style-name="ce15" table:formula="of:=[.O19]/1.01" office:value-type="float" office:value="30.5672946641645">
            <text:p>30.5673</text:p>
          </table:table-cell>
          <table:table-cell table:style-name="ce8" table:formula="of:=[.P19]" office:value-type="float" office:value="1.413">
            <text:p>1.413</text:p>
          </table:table-cell>
          <table:table-cell table:formula="of:=[.Q19]-1" office:value-type="float" office:value="-8">
            <text:p>-8</text:p>
          </table:table-cell>
          <table:table-cell table:style-name="ce15" table:formula="of:=[.R19]/1.01" office:value-type="float" office:value="1.30488179336751">
            <text:p>1.3049</text:p>
          </table:table-cell>
          <table:table-cell table:number-columns-repeated="1006"/>
        </table:table-row>
        <table:table-row table:style-name="ro1">
          <table:table-cell table:style-name="ce8" table:formula="of:=[.A20]" office:value-type="float" office:value="6.51">
            <text:p>6.51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5.95235225580183">
            <text:p>5.9524</text:p>
          </table:table-cell>
          <table:table-cell table:style-name="ce8" table:formula="of:=[.D20]" office:value-type="float" office:value="23.3">
            <text:p>23.300</text:p>
          </table:table-cell>
          <table:table-cell table:formula="of:=[.E20]-1" office:value-type="float" office:value="-9">
            <text:p>-9</text:p>
          </table:table-cell>
          <table:table-cell table:style-name="ce15" table:formula="of:=[.F20]/1.01" office:value-type="float" office:value="21.30411790479">
            <text:p>21.3041</text:p>
          </table:table-cell>
          <table:table-cell table:style-name="ce8" table:formula="of:=[.G20]" office:value-type="float" office:value="4.7">
            <text:p>4.700</text:p>
          </table:table-cell>
          <table:table-cell table:formula="of:=[.H20]-1" office:value-type="float" office:value="-9">
            <text:p>-9</text:p>
          </table:table-cell>
          <table:table-cell table:style-name="ce15" table:formula="of:=[.I20]/1.01" office:value-type="float" office:value="4.29739717392759">
            <text:p>4.2974</text:p>
          </table:table-cell>
          <table:table-cell table:style-name="ce8" table:formula="of:=[.J20]" office:value-type="float" office:value="33.17">
            <text:p>33.170</text:p>
          </table:table-cell>
          <table:table-cell table:formula="of:=[.K20]-1" office:value-type="float" office:value="-9">
            <text:p>-9</text:p>
          </table:table-cell>
          <table:table-cell table:style-name="ce15" table:formula="of:=[.L20]/1.01" office:value-type="float" office:value="30.3286519700379">
            <text:p>30.3287</text:p>
          </table:table-cell>
          <table:table-cell table:style-name="ce8" table:formula="of:=[.M20]" office:value-type="float" office:value="33.1">
            <text:p>33.100</text:p>
          </table:table-cell>
          <table:table-cell table:formula="of:=[.N20]-1" office:value-type="float" office:value="-9">
            <text:p>-9</text:p>
          </table:table-cell>
          <table:table-cell table:style-name="ce15" table:formula="of:=[.O20]/1.01" office:value-type="float" office:value="30.2646481823411">
            <text:p>30.2646</text:p>
          </table:table-cell>
          <table:table-cell table:style-name="ce8" table:formula="of:=[.P20]" office:value-type="float" office:value="1.413">
            <text:p>1.413</text:p>
          </table:table-cell>
          <table:table-cell table:formula="of:=[.Q20]-1" office:value-type="float" office:value="-9">
            <text:p>-9</text:p>
          </table:table-cell>
          <table:table-cell table:style-name="ce15" table:formula="of:=[.R20]/1.01" office:value-type="float" office:value="1.291962171651">
            <text:p>1.2920</text:p>
          </table:table-cell>
          <table:table-cell table:number-columns-repeated="1006"/>
        </table:table-row>
        <table:table-row table:style-name="ro1">
          <table:table-cell table:style-name="ce8" table:formula="of:=[.A21]" office:value-type="float" office:value="6.51">
            <text:p>6.51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5.89341807505132">
            <text:p>5.8934</text:p>
          </table:table-cell>
          <table:table-cell table:style-name="ce8" table:formula="of:=[.D21]" office:value-type="float" office:value="23.3">
            <text:p>23.300</text:p>
          </table:table-cell>
          <table:table-cell table:formula="of:=[.E21]-1" office:value-type="float" office:value="-10">
            <text:p>-10</text:p>
          </table:table-cell>
          <table:table-cell table:style-name="ce15" table:formula="of:=[.F21]/1.01" office:value-type="float" office:value="21.0931860443465">
            <text:p>21.0932</text:p>
          </table:table-cell>
          <table:table-cell table:style-name="ce8" table:formula="of:=[.G21]" office:value-type="float" office:value="4.7">
            <text:p>4.700</text:p>
          </table:table-cell>
          <table:table-cell table:formula="of:=[.H21]-1" office:value-type="float" office:value="-10">
            <text:p>-10</text:p>
          </table:table-cell>
          <table:table-cell table:style-name="ce15" table:formula="of:=[.I21]/1.01" office:value-type="float" office:value="4.25484868705702">
            <text:p>4.2548</text:p>
          </table:table-cell>
          <table:table-cell table:style-name="ce8" table:formula="of:=[.J21]" office:value-type="float" office:value="33.17">
            <text:p>33.170</text:p>
          </table:table-cell>
          <table:table-cell table:formula="of:=[.K21]-1" office:value-type="float" office:value="-10">
            <text:p>-10</text:p>
          </table:table-cell>
          <table:table-cell table:style-name="ce15" table:formula="of:=[.L21]/1.01" office:value-type="float" office:value="30.0283682871662">
            <text:p>30.0284</text:p>
          </table:table-cell>
          <table:table-cell table:style-name="ce8" table:formula="of:=[.M21]" office:value-type="float" office:value="33.1">
            <text:p>33.100</text:p>
          </table:table-cell>
          <table:table-cell table:formula="of:=[.N21]-1" office:value-type="float" office:value="-10">
            <text:p>-10</text:p>
          </table:table-cell>
          <table:table-cell table:style-name="ce15" table:formula="of:=[.O21]/1.01" office:value-type="float" office:value="29.9649982003377">
            <text:p>29.9650</text:p>
          </table:table-cell>
          <table:table-cell table:style-name="ce8" table:formula="of:=[.P21]" office:value-type="float" office:value="1.413">
            <text:p>1.413</text:p>
          </table:table-cell>
          <table:table-cell table:formula="of:=[.Q21]-1" office:value-type="float" office:value="-10">
            <text:p>-10</text:p>
          </table:table-cell>
          <table:table-cell table:style-name="ce15" table:formula="of:=[.R21]/1.01" office:value-type="float" office:value="1.27917046698119">
            <text:p>1.2792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1006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5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5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5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5"/>
          <table:table-cell table:number-columns-repeated="1006"/>
        </table:table-row>
        <table:table-row table:style-name="ro1">
          <table:table-cell table:style-name="ce7" office:value-type="float" office:value="6.52">
            <text:p>6.520</text:p>
          </table:table-cell>
          <table:table-cell office:value-type="float" office:value="10">
            <text:p>10</text:p>
          </table:table-cell>
          <table:table-cell table:formula="of:=[.C26]*1.01" office:value-type="float" office:value="7.20213625768105">
            <text:p>7.2021</text:p>
          </table:table-cell>
          <table:table-cell table:style-name="ce7" office:value-type="float" office:value="32.99">
            <text:p>32.990</text:p>
          </table:table-cell>
          <table:table-cell office:value-type="float" office:value="10">
            <text:p>10</text:p>
          </table:table-cell>
          <table:table-cell table:style-name="ce15" table:formula="of:=[.F26]*1.01" office:value-type="float" office:value="36.4414839173156">
            <text:p>36.4415</text:p>
          </table:table-cell>
          <table:table-cell table:style-name="ce7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15" table:formula="of:=[.I26]*1.01" office:value-type="float" office:value="31.6253314505228">
            <text:p>31.6253</text:p>
          </table:table-cell>
          <table:table-cell table:style-name="ce7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5" table:formula="of:=[.L26]*1.01" office:value-type="float" office:value="1.44263649578703">
            <text:p>1.4426</text:p>
          </table:table-cell>
          <table:table-cell table:style-name="ce7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5" table:formula="of:=[.O26]*1.01" office:value-type="float" office:value="1.43490414090915">
            <text:p>1.4349</text:p>
          </table:table-cell>
          <table:table-cell table:style-name="ce7" office:value-type="float" office:value="1.417">
            <text:p>1.417</text:p>
          </table:table-cell>
          <table:table-cell office:value-type="float" office:value="10">
            <text:p>10</text:p>
          </table:table-cell>
          <table:table-cell table:style-name="ce15" table:formula="of:=[.R26]*1.01" office:value-type="float" office:value="1.56524955170768">
            <text:p>1.5652</text:p>
          </table:table-cell>
          <table:table-cell table:number-columns-repeated="1006"/>
        </table:table-row>
        <table:table-row table:style-name="ro1">
          <table:table-cell table:style-name="ce8" table:formula="of:=[.A25]" office:value-type="float" office:value="6.52">
            <text:p>6.5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7.13082797790203">
            <text:p>7.1308</text:p>
          </table:table-cell>
          <table:table-cell table:style-name="ce8" table:formula="of:=[.D25]" office:value-type="float" office:value="32.99">
            <text:p>32.990</text:p>
          </table:table-cell>
          <table:table-cell table:formula="of:=[.E25]-1" office:value-type="float" office:value="9">
            <text:p>9</text:p>
          </table:table-cell>
          <table:table-cell table:style-name="ce15" table:formula="of:=[.F27]*1.01" office:value-type="float" office:value="36.0806771458571">
            <text:p>36.0807</text:p>
          </table:table-cell>
          <table:table-cell table:style-name="ce8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15" table:formula="of:=[.I27]*1.01" office:value-type="float" office:value="31.3122093569532">
            <text:p>31.3122</text:p>
          </table:table-cell>
          <table:table-cell table:style-name="ce8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5" table:formula="of:=[.L27]*1.01" office:value-type="float" office:value="1.42835296612578">
            <text:p>1.4284</text:p>
          </table:table-cell>
          <table:table-cell table:style-name="ce8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15" table:formula="of:=[.O27]*1.01" office:value-type="float" office:value="1.42069716921698">
            <text:p>1.4207</text:p>
          </table:table-cell>
          <table:table-cell table:style-name="ce8" table:formula="of:=[.P25]" office:value-type="float" office:value="1.417">
            <text:p>1.417</text:p>
          </table:table-cell>
          <table:table-cell table:formula="of:=[.Q25]-1" office:value-type="float" office:value="9">
            <text:p>9</text:p>
          </table:table-cell>
          <table:table-cell table:style-name="ce15" table:formula="of:=[.R27]*1.01" office:value-type="float" office:value="1.54975203139374">
            <text:p>1.5498</text:p>
          </table:table-cell>
          <table:table-cell table:number-columns-repeated="1006"/>
        </table:table-row>
        <table:table-row table:style-name="ro1">
          <table:table-cell table:style-name="ce8" table:formula="of:=[.A26]" office:value-type="float" office:value="6.52">
            <text:p>6.5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7.06022572069508">
            <text:p>7.0602</text:p>
          </table:table-cell>
          <table:table-cell table:style-name="ce8" table:formula="of:=[.D26]" office:value-type="float" office:value="32.99">
            <text:p>32.990</text:p>
          </table:table-cell>
          <table:table-cell table:formula="of:=[.E26]-1" office:value-type="float" office:value="8">
            <text:p>8</text:p>
          </table:table-cell>
          <table:table-cell table:style-name="ce15" table:formula="of:=[.F28]*1.01" office:value-type="float" office:value="35.7234427186704">
            <text:p>35.7234</text:p>
          </table:table-cell>
          <table:table-cell table:style-name="ce8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15" table:formula="of:=[.I28]*1.01" office:value-type="float" office:value="31.0021874821319">
            <text:p>31.0022</text:p>
          </table:table-cell>
          <table:table-cell table:style-name="ce8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5" table:formula="of:=[.L28]*1.01" office:value-type="float" office:value="1.41421085755027">
            <text:p>1.4142</text:p>
          </table:table-cell>
          <table:table-cell table:style-name="ce8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15" table:formula="of:=[.O28]*1.01" office:value-type="float" office:value="1.40663086061088">
            <text:p>1.4066</text:p>
          </table:table-cell>
          <table:table-cell table:style-name="ce8" table:formula="of:=[.P26]" office:value-type="float" office:value="1.417">
            <text:p>1.417</text:p>
          </table:table-cell>
          <table:table-cell table:formula="of:=[.Q26]-1" office:value-type="float" office:value="8">
            <text:p>8</text:p>
          </table:table-cell>
          <table:table-cell table:style-name="ce15" table:formula="of:=[.R28]*1.01" office:value-type="float" office:value="1.53440795187499">
            <text:p>1.5344</text:p>
          </table:table-cell>
          <table:table-cell table:number-columns-repeated="1006"/>
        </table:table-row>
        <table:table-row table:style-name="ro1">
          <table:table-cell table:style-name="ce8" table:formula="of:=[.A27]" office:value-type="float" office:value="6.52">
            <text:p>6.5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6.99032249573771">
            <text:p>6.9903</text:p>
          </table:table-cell>
          <table:table-cell table:style-name="ce8" table:formula="of:=[.D27]" office:value-type="float" office:value="32.99">
            <text:p>32.990</text:p>
          </table:table-cell>
          <table:table-cell table:formula="of:=[.E27]-1" office:value-type="float" office:value="7">
            <text:p>7</text:p>
          </table:table-cell>
          <table:table-cell table:style-name="ce15" table:formula="of:=[.F29]*1.01" office:value-type="float" office:value="35.3697452660103">
            <text:p>35.3697</text:p>
          </table:table-cell>
          <table:table-cell table:style-name="ce8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15" table:formula="of:=[.I29]*1.01" office:value-type="float" office:value="30.6952351308237">
            <text:p>30.6952</text:p>
          </table:table-cell>
          <table:table-cell table:style-name="ce8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5" table:formula="of:=[.L29]*1.01" office:value-type="float" office:value="1.40020876985176">
            <text:p>1.4002</text:p>
          </table:table-cell>
          <table:table-cell table:style-name="ce8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15" table:formula="of:=[.O29]*1.01" office:value-type="float" office:value="1.39270382238701">
            <text:p>1.3927</text:p>
          </table:table-cell>
          <table:table-cell table:style-name="ce8" table:formula="of:=[.P27]" office:value-type="float" office:value="1.417">
            <text:p>1.417</text:p>
          </table:table-cell>
          <table:table-cell table:formula="of:=[.Q27]-1" office:value-type="float" office:value="7">
            <text:p>7</text:p>
          </table:table-cell>
          <table:table-cell table:style-name="ce15" table:formula="of:=[.R29]*1.01" office:value-type="float" office:value="1.51921579393563">
            <text:p>1.5192</text:p>
          </table:table-cell>
          <table:table-cell table:number-columns-repeated="1006"/>
        </table:table-row>
        <table:table-row table:style-name="ro1">
          <table:table-cell table:style-name="ce8" table:formula="of:=[.A28]" office:value-type="float" office:value="6.52">
            <text:p>6.5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6.92111138191852">
            <text:p>6.9211</text:p>
          </table:table-cell>
          <table:table-cell table:style-name="ce8" table:formula="of:=[.D28]" office:value-type="float" office:value="32.99">
            <text:p>32.990</text:p>
          </table:table-cell>
          <table:table-cell table:formula="of:=[.E28]-1" office:value-type="float" office:value="6">
            <text:p>6</text:p>
          </table:table-cell>
          <table:table-cell table:style-name="ce15" table:formula="of:=[.F30]*1.01" office:value-type="float" office:value="35.019549768327">
            <text:p>35.0195</text:p>
          </table:table-cell>
          <table:table-cell table:style-name="ce8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15" table:formula="of:=[.I30]*1.01" office:value-type="float" office:value="30.3913219117066">
            <text:p>30.3913</text:p>
          </table:table-cell>
          <table:table-cell table:style-name="ce8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5" table:formula="of:=[.L30]*1.01" office:value-type="float" office:value="1.38634531668491">
            <text:p>1.3863</text:p>
          </table:table-cell>
          <table:table-cell table:style-name="ce8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15" table:formula="of:=[.O30]*1.01" office:value-type="float" office:value="1.3789146756307">
            <text:p>1.3789</text:p>
          </table:table-cell>
          <table:table-cell table:style-name="ce8" table:formula="of:=[.P28]" office:value-type="float" office:value="1.417">
            <text:p>1.417</text:p>
          </table:table-cell>
          <table:table-cell table:formula="of:=[.Q28]-1" office:value-type="float" office:value="6">
            <text:p>6</text:p>
          </table:table-cell>
          <table:table-cell table:style-name="ce15" table:formula="of:=[.R30]*1.01" office:value-type="float" office:value="1.50417405340162">
            <text:p>1.5042</text:p>
          </table:table-cell>
          <table:table-cell table:number-columns-repeated="1006"/>
        </table:table-row>
        <table:table-row table:style-name="ro1">
          <table:table-cell table:style-name="ce8" table:formula="of:=[.A29]" office:value-type="float" office:value="6.52">
            <text:p>6.520</text:p>
          </table:table-cell>
          <table:table-cell table:style-name="ce5" table:formula="of:=[.B29]-1" office:value-type="float" office:value="5">
            <text:p>5</text:p>
          </table:table-cell>
          <table:table-cell table:style-name="ce16" table:formula="of:=[.C31]*1.01" office:value-type="float" office:value="6.852585526652">
            <text:p>6.8526</text:p>
          </table:table-cell>
          <table:table-cell table:style-name="ce8" table:formula="of:=[.D29]" office:value-type="float" office:value="32.99">
            <text:p>32.990</text:p>
          </table:table-cell>
          <table:table-cell table:style-name="ce5" table:formula="of:=[.E29]-1" office:value-type="float" office:value="5">
            <text:p>5</text:p>
          </table:table-cell>
          <table:table-cell table:style-name="ce16" table:formula="of:=[.F31]*1.01" office:value-type="float" office:value="34.672821552799">
            <text:p>34.6728</text:p>
          </table:table-cell>
          <table:table-cell table:style-name="ce8" table:formula="of:=[.G29]" office:value-type="float" office:value="28.63">
            <text:p>28.630</text:p>
          </table:table-cell>
          <table:table-cell table:style-name="ce5" table:formula="of:=[.H29]-1" office:value-type="float" office:value="5">
            <text:p>5</text:p>
          </table:table-cell>
          <table:table-cell table:style-name="ce16" table:formula="of:=[.I31]*1.01" office:value-type="float" office:value="30.090417734363">
            <text:p>30.0904</text:p>
          </table:table-cell>
          <table:table-cell table:style-name="ce8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6" table:formula="of:=[.L31]*1.01" office:value-type="float" office:value="1.3726191254306">
            <text:p>1.3726</text:p>
          </table:table-cell>
          <table:table-cell table:style-name="ce8" table:formula="of:=[.M29]" office:value-type="float" office:value="1.299">
            <text:p>1.299</text:p>
          </table:table-cell>
          <table:table-cell table:style-name="ce5" table:formula="of:=[.N29]-1" office:value-type="float" office:value="5">
            <text:p>5</text:p>
          </table:table-cell>
          <table:table-cell table:style-name="ce16" table:formula="of:=[.O31]*1.01" office:value-type="float" office:value="1.3652620550799">
            <text:p>1.3653</text:p>
          </table:table-cell>
          <table:table-cell table:style-name="ce8" table:formula="of:=[.P29]" office:value-type="float" office:value="1.417">
            <text:p>1.417</text:p>
          </table:table-cell>
          <table:table-cell table:style-name="ce5" table:formula="of:=[.Q29]-1" office:value-type="float" office:value="5">
            <text:p>5</text:p>
          </table:table-cell>
          <table:table-cell table:style-name="ce16" table:formula="of:=[.R31]*1.01" office:value-type="float" office:value="1.4892812409917">
            <text:p>1.4893</text:p>
          </table:table-cell>
          <table:table-cell table:number-columns-repeated="1006"/>
        </table:table-row>
        <table:table-row table:style-name="ro1">
          <table:table-cell table:style-name="ce8" table:formula="of:=[.A30]" office:value-type="float" office:value="6.52">
            <text:p>6.5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6.7847381452">
            <text:p>6.7847</text:p>
          </table:table-cell>
          <table:table-cell table:style-name="ce8" table:formula="of:=[.D30]" office:value-type="float" office:value="32.99">
            <text:p>32.990</text:p>
          </table:table-cell>
          <table:table-cell table:formula="of:=[.E30]-1" office:value-type="float" office:value="4">
            <text:p>4</text:p>
          </table:table-cell>
          <table:table-cell table:style-name="ce15" table:formula="of:=[.F32]*1.01" office:value-type="float" office:value="34.3295262899">
            <text:p>34.3295</text:p>
          </table:table-cell>
          <table:table-cell table:style-name="ce8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15" table:formula="of:=[.I32]*1.01" office:value-type="float" office:value="29.7924928063">
            <text:p>29.7925</text:p>
          </table:table-cell>
          <table:table-cell table:style-name="ce8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5" table:formula="of:=[.L32]*1.01" office:value-type="float" office:value="1.35902883706">
            <text:p>1.3590</text:p>
          </table:table-cell>
          <table:table-cell table:style-name="ce8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15" table:formula="of:=[.O32]*1.01" office:value-type="float" office:value="1.35174460899">
            <text:p>1.3517</text:p>
          </table:table-cell>
          <table:table-cell table:style-name="ce8" table:formula="of:=[.P30]" office:value-type="float" office:value="1.417">
            <text:p>1.417</text:p>
          </table:table-cell>
          <table:table-cell table:formula="of:=[.Q30]-1" office:value-type="float" office:value="4">
            <text:p>4</text:p>
          </table:table-cell>
          <table:table-cell table:style-name="ce15" table:formula="of:=[.R32]*1.01" office:value-type="float" office:value="1.47453588217">
            <text:p>1.4745</text:p>
          </table:table-cell>
          <table:table-cell table:number-columns-repeated="1006"/>
        </table:table-row>
        <table:table-row table:style-name="ro1">
          <table:table-cell table:style-name="ce8" table:formula="of:=[.A31]" office:value-type="float" office:value="6.52">
            <text:p>6.5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6.71756252">
            <text:p>6.7176</text:p>
          </table:table-cell>
          <table:table-cell table:style-name="ce8" table:formula="of:=[.D31]" office:value-type="float" office:value="32.99">
            <text:p>32.990</text:p>
          </table:table-cell>
          <table:table-cell table:formula="of:=[.E31]-1" office:value-type="float" office:value="3">
            <text:p>3</text:p>
          </table:table-cell>
          <table:table-cell table:style-name="ce15" table:formula="of:=[.F33]*1.01" office:value-type="float" office:value="33.98962999">
            <text:p>33.9896</text:p>
          </table:table-cell>
          <table:table-cell table:style-name="ce8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15" table:formula="of:=[.I33]*1.01" office:value-type="float" office:value="29.49751763">
            <text:p>29.4975</text:p>
          </table:table-cell>
          <table:table-cell table:style-name="ce8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5" table:formula="of:=[.L33]*1.01" office:value-type="float" office:value="1.345573106">
            <text:p>1.3456</text:p>
          </table:table-cell>
          <table:table-cell table:style-name="ce8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15" table:formula="of:=[.O33]*1.01" office:value-type="float" office:value="1.338360999">
            <text:p>1.3384</text:p>
          </table:table-cell>
          <table:table-cell table:style-name="ce8" table:formula="of:=[.P31]" office:value-type="float" office:value="1.417">
            <text:p>1.417</text:p>
          </table:table-cell>
          <table:table-cell table:formula="of:=[.Q31]-1" office:value-type="float" office:value="3">
            <text:p>3</text:p>
          </table:table-cell>
          <table:table-cell table:style-name="ce15" table:formula="of:=[.R33]*1.01" office:value-type="float" office:value="1.459936517">
            <text:p>1.4599</text:p>
          </table:table-cell>
          <table:table-cell table:number-columns-repeated="1006"/>
        </table:table-row>
        <table:table-row table:style-name="ro1">
          <table:table-cell table:style-name="ce8" table:formula="of:=[.A32]" office:value-type="float" office:value="6.52">
            <text:p>6.5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6.651052">
            <text:p>6.6511</text:p>
          </table:table-cell>
          <table:table-cell table:style-name="ce8" table:formula="of:=[.D32]" office:value-type="float" office:value="32.99">
            <text:p>32.990</text:p>
          </table:table-cell>
          <table:table-cell table:formula="of:=[.E32]-1" office:value-type="float" office:value="2">
            <text:p>2</text:p>
          </table:table-cell>
          <table:table-cell table:style-name="ce15" table:formula="of:=[.F34]*1.01" office:value-type="float" office:value="33.653099">
            <text:p>33.6531</text:p>
          </table:table-cell>
          <table:table-cell table:style-name="ce8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15" table:formula="of:=[.I34]*1.01" office:value-type="float" office:value="29.205463">
            <text:p>29.2055</text:p>
          </table:table-cell>
          <table:table-cell table:style-name="ce8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5" table:formula="of:=[.L34]*1.01" office:value-type="float" office:value="1.3322506">
            <text:p>1.3323</text:p>
          </table:table-cell>
          <table:table-cell table:style-name="ce8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15" table:formula="of:=[.O34]*1.01" office:value-type="float" office:value="1.3251099">
            <text:p>1.3251</text:p>
          </table:table-cell>
          <table:table-cell table:style-name="ce8" table:formula="of:=[.P32]" office:value-type="float" office:value="1.417">
            <text:p>1.417</text:p>
          </table:table-cell>
          <table:table-cell table:formula="of:=[.Q32]-1" office:value-type="float" office:value="2">
            <text:p>2</text:p>
          </table:table-cell>
          <table:table-cell table:style-name="ce15" table:formula="of:=[.R34]*1.01" office:value-type="float" office:value="1.4454817">
            <text:p>1.4455</text:p>
          </table:table-cell>
          <table:table-cell table:number-columns-repeated="1006"/>
        </table:table-row>
        <table:table-row table:style-name="ro1">
          <table:table-cell table:style-name="ce8" table:formula="of:=[.A33]" office:value-type="float" office:value="6.52">
            <text:p>6.5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6.5852">
            <text:p>6.5852</text:p>
          </table:table-cell>
          <table:table-cell table:style-name="ce8" table:formula="of:=[.D33]" office:value-type="float" office:value="32.99">
            <text:p>32.990</text:p>
          </table:table-cell>
          <table:table-cell table:formula="of:=[.E33]-1" office:value-type="float" office:value="1">
            <text:p>1</text:p>
          </table:table-cell>
          <table:table-cell table:style-name="ce15" table:formula="of:=[.F35]*1.01" office:value-type="float" office:value="33.3199">
            <text:p>33.3199</text:p>
          </table:table-cell>
          <table:table-cell table:style-name="ce8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15" table:formula="of:=[.I35]*1.01" office:value-type="float" office:value="28.9163">
            <text:p>28.9163</text:p>
          </table:table-cell>
          <table:table-cell table:style-name="ce8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5" table:formula="of:=[.L35]*1.01" office:value-type="float" office:value="1.31906">
            <text:p>1.3191</text:p>
          </table:table-cell>
          <table:table-cell table:style-name="ce8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15" table:formula="of:=[.O35]*1.01" office:value-type="float" office:value="1.31199">
            <text:p>1.3120</text:p>
          </table:table-cell>
          <table:table-cell table:style-name="ce8" table:formula="of:=[.P33]" office:value-type="float" office:value="1.417">
            <text:p>1.417</text:p>
          </table:table-cell>
          <table:table-cell table:formula="of:=[.Q33]-1" office:value-type="float" office:value="1">
            <text:p>1</text:p>
          </table:table-cell>
          <table:table-cell table:style-name="ce15" table:formula="of:=[.R35]*1.01" office:value-type="float" office:value="1.43117">
            <text:p>1.4312</text:p>
          </table:table-cell>
          <table:table-cell table:number-columns-repeated="1006"/>
        </table:table-row>
        <table:table-row table:style-name="ro1">
          <table:table-cell table:style-name="ce8" table:formula="of:=[.A34]" office:value-type="float" office:value="6.52">
            <text:p>6.520</text:p>
          </table:table-cell>
          <table:table-cell table:style-name="ce5" table:formula="of:=[.B34]-1" office:value-type="float" office:value="0">
            <text:p>0</text:p>
          </table:table-cell>
          <table:table-cell table:style-name="ce16" table:formula="of:=[.A35]" office:value-type="float" office:value="6.52">
            <text:p>6.5200</text:p>
          </table:table-cell>
          <table:table-cell table:style-name="ce8" table:formula="of:=[.D34]" office:value-type="float" office:value="32.99">
            <text:p>32.990</text:p>
          </table:table-cell>
          <table:table-cell table:style-name="ce5" table:formula="of:=[.E34]-1" office:value-type="float" office:value="0">
            <text:p>0</text:p>
          </table:table-cell>
          <table:table-cell table:style-name="ce16" table:formula="of:=[.D35]" office:value-type="float" office:value="32.99">
            <text:p>32.9900</text:p>
          </table:table-cell>
          <table:table-cell table:style-name="ce8" table:formula="of:=[.G34]" office:value-type="float" office:value="28.63">
            <text:p>28.630</text:p>
          </table:table-cell>
          <table:table-cell table:style-name="ce5" table:formula="of:=[.H34]-1" office:value-type="float" office:value="0">
            <text:p>0</text:p>
          </table:table-cell>
          <table:table-cell table:style-name="ce16" table:formula="of:=[.G35]" office:value-type="float" office:value="28.63">
            <text:p>28.6300</text:p>
          </table:table-cell>
          <table:table-cell table:style-name="ce8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6" table:formula="of:=[.J35]" office:value-type="float" office:value="1.306">
            <text:p>1.3060</text:p>
          </table:table-cell>
          <table:table-cell table:style-name="ce8" table:formula="of:=[.M34]" office:value-type="float" office:value="1.299">
            <text:p>1.299</text:p>
          </table:table-cell>
          <table:table-cell table:style-name="ce5" table:formula="of:=[.N34]-1" office:value-type="float" office:value="0">
            <text:p>0</text:p>
          </table:table-cell>
          <table:table-cell table:style-name="ce16" table:formula="of:=[.M35]" office:value-type="float" office:value="1.299">
            <text:p>1.2990</text:p>
          </table:table-cell>
          <table:table-cell table:style-name="ce8" table:formula="of:=[.P34]" office:value-type="float" office:value="1.417">
            <text:p>1.417</text:p>
          </table:table-cell>
          <table:table-cell table:style-name="ce5" table:formula="of:=[.Q34]-1" office:value-type="float" office:value="0">
            <text:p>0</text:p>
          </table:table-cell>
          <table:table-cell table:style-name="ce16" table:formula="of:=[.P35]" office:value-type="float" office:value="1.417">
            <text:p>1.4170</text:p>
          </table:table-cell>
          <table:table-cell table:number-columns-repeated="1006"/>
        </table:table-row>
        <table:table-row table:style-name="ro1">
          <table:table-cell table:style-name="ce8" table:formula="of:=[.A35]" office:value-type="float" office:value="6.52">
            <text:p>6.520</text:p>
          </table:table-cell>
          <table:table-cell table:style-name="ce14" table:formula="of:=[.B35]-1" office:value-type="float" office:value="-1">
            <text:p>-1</text:p>
          </table:table-cell>
          <table:table-cell table:style-name="ce19" table:formula="of:=[.C35]/1.01" office:value-type="float" office:value="6.45544554455446">
            <text:p>6.4554</text:p>
          </table:table-cell>
          <table:table-cell table:style-name="ce8" table:formula="of:=[.D35]" office:value-type="float" office:value="32.99">
            <text:p>32.990</text:p>
          </table:table-cell>
          <table:table-cell table:style-name="ce14" table:formula="of:=[.E35]-1" office:value-type="float" office:value="-1">
            <text:p>-1</text:p>
          </table:table-cell>
          <table:table-cell table:style-name="ce19" table:formula="of:=[.F35]/1.01" office:value-type="float" office:value="32.6633663366337">
            <text:p>32.6634</text:p>
          </table:table-cell>
          <table:table-cell table:style-name="ce8" table:formula="of:=[.G35]" office:value-type="float" office:value="28.63">
            <text:p>28.630</text:p>
          </table:table-cell>
          <table:table-cell table:style-name="ce14" table:formula="of:=[.H35]-1" office:value-type="float" office:value="-1">
            <text:p>-1</text:p>
          </table:table-cell>
          <table:table-cell table:style-name="ce19" table:formula="of:=[.I35]/1.01" office:value-type="float" office:value="28.3465346534653">
            <text:p>28.3465</text:p>
          </table:table-cell>
          <table:table-cell table:style-name="ce8" table:formula="of:=[.J35]" office:value-type="float" office:value="1.306">
            <text:p>1.306</text:p>
          </table:table-cell>
          <table:table-cell table:style-name="ce14" table:formula="of:=[.K35]-1" office:value-type="float" office:value="-1">
            <text:p>-1</text:p>
          </table:table-cell>
          <table:table-cell table:style-name="ce19" table:formula="of:=[.L35]/1.01" office:value-type="float" office:value="1.29306930693069">
            <text:p>1.2931</text:p>
          </table:table-cell>
          <table:table-cell table:style-name="ce8" table:formula="of:=[.M35]" office:value-type="float" office:value="1.299">
            <text:p>1.299</text:p>
          </table:table-cell>
          <table:table-cell table:style-name="ce14" table:formula="of:=[.N35]-1" office:value-type="float" office:value="-1">
            <text:p>-1</text:p>
          </table:table-cell>
          <table:table-cell table:style-name="ce19" table:formula="of:=[.O35]/1.01" office:value-type="float" office:value="1.28613861386139">
            <text:p>1.2861</text:p>
          </table:table-cell>
          <table:table-cell table:style-name="ce8" table:formula="of:=[.P35]" office:value-type="float" office:value="1.417">
            <text:p>1.417</text:p>
          </table:table-cell>
          <table:table-cell table:style-name="ce14" table:formula="of:=[.Q35]-1" office:value-type="float" office:value="-1">
            <text:p>-1</text:p>
          </table:table-cell>
          <table:table-cell table:style-name="ce19" table:formula="of:=[.R35]/1.01" office:value-type="float" office:value="1.4029702970297">
            <text:p>1.4030</text:p>
          </table:table-cell>
          <table:table-cell table:number-columns-repeated="1006"/>
        </table:table-row>
        <table:table-row table:style-name="ro1">
          <table:table-cell table:style-name="ce8" table:formula="of:=[.A36]" office:value-type="float" office:value="6.52">
            <text:p>6.520</text:p>
          </table:table-cell>
          <table:table-cell table:style-name="ce14" table:formula="of:=[.B36]-1" office:value-type="float" office:value="-2">
            <text:p>-2</text:p>
          </table:table-cell>
          <table:table-cell table:style-name="ce19" table:formula="of:=[.C36]/1.01" office:value-type="float" office:value="6.39153024213312">
            <text:p>6.3915</text:p>
          </table:table-cell>
          <table:table-cell table:style-name="ce8" table:formula="of:=[.D36]" office:value-type="float" office:value="32.99">
            <text:p>32.990</text:p>
          </table:table-cell>
          <table:table-cell table:style-name="ce14" table:formula="of:=[.E36]-1" office:value-type="float" office:value="-2">
            <text:p>-2</text:p>
          </table:table-cell>
          <table:table-cell table:style-name="ce19" table:formula="of:=[.F36]/1.01" office:value-type="float" office:value="32.3399666699343">
            <text:p>32.3400</text:p>
          </table:table-cell>
          <table:table-cell table:style-name="ce8" table:formula="of:=[.G36]" office:value-type="float" office:value="28.63">
            <text:p>28.630</text:p>
          </table:table-cell>
          <table:table-cell table:style-name="ce14" table:formula="of:=[.H36]-1" office:value-type="float" office:value="-2">
            <text:p>-2</text:p>
          </table:table-cell>
          <table:table-cell table:style-name="ce19" table:formula="of:=[.I36]/1.01" office:value-type="float" office:value="28.0658758945201">
            <text:p>28.0659</text:p>
          </table:table-cell>
          <table:table-cell table:style-name="ce8" table:formula="of:=[.J36]" office:value-type="float" office:value="1.306">
            <text:p>1.306</text:p>
          </table:table-cell>
          <table:table-cell table:style-name="ce14" table:formula="of:=[.K36]-1" office:value-type="float" office:value="-2">
            <text:p>-2</text:p>
          </table:table-cell>
          <table:table-cell table:style-name="ce19" table:formula="of:=[.L36]/1.01" office:value-type="float" office:value="1.28026664052544">
            <text:p>1.2803</text:p>
          </table:table-cell>
          <table:table-cell table:style-name="ce8" table:formula="of:=[.M36]" office:value-type="float" office:value="1.299">
            <text:p>1.299</text:p>
          </table:table-cell>
          <table:table-cell table:style-name="ce14" table:formula="of:=[.N36]-1" office:value-type="float" office:value="-2">
            <text:p>-2</text:p>
          </table:table-cell>
          <table:table-cell table:style-name="ce19" table:formula="of:=[.O36]/1.01" office:value-type="float" office:value="1.27340456817959">
            <text:p>1.2734</text:p>
          </table:table-cell>
          <table:table-cell table:style-name="ce8" table:formula="of:=[.P36]" office:value-type="float" office:value="1.417">
            <text:p>1.417</text:p>
          </table:table-cell>
          <table:table-cell table:style-name="ce14" table:formula="of:=[.Q36]-1" office:value-type="float" office:value="-2">
            <text:p>-2</text:p>
          </table:table-cell>
          <table:table-cell table:style-name="ce19" table:formula="of:=[.R36]/1.01" office:value-type="float" office:value="1.38907950200961">
            <text:p>1.3891</text:p>
          </table:table-cell>
          <table:table-cell table:number-columns-repeated="1006"/>
        </table:table-row>
        <table:table-row table:style-name="ro1">
          <table:table-cell table:style-name="ce8" table:formula="of:=[.A37]" office:value-type="float" office:value="6.52">
            <text:p>6.5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6.32824776448824">
            <text:p>6.3282</text:p>
          </table:table-cell>
          <table:table-cell table:style-name="ce8" table:formula="of:=[.D37]" office:value-type="float" office:value="32.99">
            <text:p>32.990</text:p>
          </table:table-cell>
          <table:table-cell table:formula="of:=[.E37]-1" office:value-type="float" office:value="-3">
            <text:p>-3</text:p>
          </table:table-cell>
          <table:table-cell table:style-name="ce15" table:formula="of:=[.F37]/1.01" office:value-type="float" office:value="32.019768980133">
            <text:p>32.0198</text:p>
          </table:table-cell>
          <table:table-cell table:style-name="ce8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15" table:formula="of:=[.I37]/1.01" office:value-type="float" office:value="27.7879959351685">
            <text:p>27.7880</text:p>
          </table:table-cell>
          <table:table-cell table:style-name="ce8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5" table:formula="of:=[.L37]/1.01" office:value-type="float" office:value="1.2675907331935">
            <text:p>1.2676</text:p>
          </table:table-cell>
          <table:table-cell table:style-name="ce8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15" table:formula="of:=[.O37]/1.01" office:value-type="float" office:value="1.26079660215801">
            <text:p>1.2608</text:p>
          </table:table-cell>
          <table:table-cell table:style-name="ce8" table:formula="of:=[.P37]" office:value-type="float" office:value="1.417">
            <text:p>1.417</text:p>
          </table:table-cell>
          <table:table-cell table:formula="of:=[.Q37]-1" office:value-type="float" office:value="-3">
            <text:p>-3</text:p>
          </table:table-cell>
          <table:table-cell table:style-name="ce15" table:formula="of:=[.R37]/1.01" office:value-type="float" office:value="1.37532623961347">
            <text:p>1.3753</text:p>
          </table:table-cell>
          <table:table-cell table:number-columns-repeated="1006"/>
        </table:table-row>
        <table:table-row table:style-name="ro1">
          <table:table-cell table:style-name="ce8" table:formula="of:=[.A38]" office:value-type="float" office:value="6.52">
            <text:p>6.5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6.26559184602796">
            <text:p>6.2656</text:p>
          </table:table-cell>
          <table:table-cell table:style-name="ce8" table:formula="of:=[.D38]" office:value-type="float" office:value="32.99">
            <text:p>32.990</text:p>
          </table:table-cell>
          <table:table-cell table:formula="of:=[.E38]-1" office:value-type="float" office:value="-4">
            <text:p>-4</text:p>
          </table:table-cell>
          <table:table-cell table:style-name="ce15" table:formula="of:=[.F38]/1.01" office:value-type="float" office:value="31.7027415644881">
            <text:p>31.7027</text:p>
          </table:table-cell>
          <table:table-cell table:style-name="ce8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15" table:formula="of:=[.I38]/1.01" office:value-type="float" office:value="27.512867262543">
            <text:p>27.5129</text:p>
          </table:table-cell>
          <table:table-cell table:style-name="ce8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5" table:formula="of:=[.L38]/1.01" office:value-type="float" office:value="1.25504032989456">
            <text:p>1.2550</text:p>
          </table:table-cell>
          <table:table-cell table:style-name="ce8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15" table:formula="of:=[.O38]/1.01" office:value-type="float" office:value="1.24831346748318">
            <text:p>1.2483</text:p>
          </table:table-cell>
          <table:table-cell table:style-name="ce8" table:formula="of:=[.P38]" office:value-type="float" office:value="1.417">
            <text:p>1.417</text:p>
          </table:table-cell>
          <table:table-cell table:formula="of:=[.Q38]-1" office:value-type="float" office:value="-4">
            <text:p>-4</text:p>
          </table:table-cell>
          <table:table-cell table:style-name="ce15" table:formula="of:=[.R38]/1.01" office:value-type="float" office:value="1.36170914813215">
            <text:p>1.3617</text:p>
          </table:table-cell>
          <table:table-cell table:number-columns-repeated="1006"/>
        </table:table-row>
        <table:table-row table:style-name="ro1">
          <table:table-cell table:style-name="ce8" table:formula="of:=[.A39]" office:value-type="float" office:value="6.52">
            <text:p>6.520</text:p>
          </table:table-cell>
          <table:table-cell table:style-name="ce5" table:formula="of:=[.B39]-1" office:value-type="float" office:value="-5">
            <text:p>-5</text:p>
          </table:table-cell>
          <table:table-cell table:style-name="ce16" table:formula="of:=[.C39]/1.01" office:value-type="float" office:value="6.203556283196">
            <text:p>6.2036</text:p>
          </table:table-cell>
          <table:table-cell table:style-name="ce8" table:formula="of:=[.D39]" office:value-type="float" office:value="32.99">
            <text:p>32.990</text:p>
          </table:table-cell>
          <table:table-cell table:style-name="ce5" table:formula="of:=[.E39]-1" office:value-type="float" office:value="-5">
            <text:p>-5</text:p>
          </table:table-cell>
          <table:table-cell table:style-name="ce16" table:formula="of:=[.F39]/1.01" office:value-type="float" office:value="31.3888530341466">
            <text:p>31.3889</text:p>
          </table:table-cell>
          <table:table-cell table:style-name="ce8" table:formula="of:=[.G39]" office:value-type="float" office:value="28.63">
            <text:p>28.630</text:p>
          </table:table-cell>
          <table:table-cell table:style-name="ce5" table:formula="of:=[.H39]-1" office:value-type="float" office:value="-5">
            <text:p>-5</text:p>
          </table:table-cell>
          <table:table-cell table:style-name="ce16" table:formula="of:=[.I39]/1.01" office:value-type="float" office:value="27.2404626361812">
            <text:p>27.2405</text:p>
          </table:table-cell>
          <table:table-cell table:style-name="ce8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6" table:formula="of:=[.L39]/1.01" office:value-type="float" office:value="1.24261418801441">
            <text:p>1.2426</text:p>
          </table:table-cell>
          <table:table-cell table:style-name="ce8" table:formula="of:=[.M39]" office:value-type="float" office:value="1.299">
            <text:p>1.299</text:p>
          </table:table-cell>
          <table:table-cell table:style-name="ce5" table:formula="of:=[.N39]-1" office:value-type="float" office:value="-5">
            <text:p>-5</text:p>
          </table:table-cell>
          <table:table-cell table:style-name="ce16" table:formula="of:=[.O39]/1.01" office:value-type="float" office:value="1.23595392820117">
            <text:p>1.2360</text:p>
          </table:table-cell>
          <table:table-cell table:style-name="ce8" table:formula="of:=[.P39]" office:value-type="float" office:value="1.417">
            <text:p>1.417</text:p>
          </table:table-cell>
          <table:table-cell table:style-name="ce5" table:formula="of:=[.Q39]-1" office:value-type="float" office:value="-5">
            <text:p>-5</text:p>
          </table:table-cell>
          <table:table-cell table:style-name="ce16" table:formula="of:=[.R39]/1.01" office:value-type="float" office:value="1.34822687933876">
            <text:p>1.3482</text:p>
          </table:table-cell>
          <table:table-cell table:number-columns-repeated="1006"/>
        </table:table-row>
        <table:table-row table:style-name="ro1">
          <table:table-cell table:style-name="ce8" table:formula="of:=[.A40]" office:value-type="float" office:value="6.52">
            <text:p>6.5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6.14213493385743">
            <text:p>6.1421</text:p>
          </table:table-cell>
          <table:table-cell table:style-name="ce8" table:formula="of:=[.D40]" office:value-type="float" office:value="32.99">
            <text:p>32.990</text:p>
          </table:table-cell>
          <table:table-cell table:formula="of:=[.E40]-1" office:value-type="float" office:value="-6">
            <text:p>-6</text:p>
          </table:table-cell>
          <table:table-cell table:style-name="ce15" table:formula="of:=[.F40]/1.01" office:value-type="float" office:value="31.0780723110363">
            <text:p>31.0781</text:p>
          </table:table-cell>
          <table:table-cell table:style-name="ce8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15" table:formula="of:=[.I40]/1.01" office:value-type="float" office:value="26.9707550853279">
            <text:p>26.9708</text:p>
          </table:table-cell>
          <table:table-cell table:style-name="ce8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5" table:formula="of:=[.L40]/1.01" office:value-type="float" office:value="1.23031107724199">
            <text:p>1.2303</text:p>
          </table:table-cell>
          <table:table-cell table:style-name="ce8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15" table:formula="of:=[.O40]/1.01" office:value-type="float" office:value="1.22371676059521">
            <text:p>1.2237</text:p>
          </table:table-cell>
          <table:table-cell table:style-name="ce8" table:formula="of:=[.P40]" office:value-type="float" office:value="1.417">
            <text:p>1.417</text:p>
          </table:table-cell>
          <table:table-cell table:formula="of:=[.Q40]-1" office:value-type="float" office:value="-6">
            <text:p>-6</text:p>
          </table:table-cell>
          <table:table-cell table:style-name="ce15" table:formula="of:=[.R40]/1.01" office:value-type="float" office:value="1.33487809835521">
            <text:p>1.3349</text:p>
          </table:table-cell>
          <table:table-cell table:number-columns-repeated="1006"/>
        </table:table-row>
        <table:table-row table:style-name="ro1">
          <table:table-cell table:style-name="ce8" table:formula="of:=[.A41]" office:value-type="float" office:value="6.52">
            <text:p>6.5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6.08132171669052">
            <text:p>6.0813</text:p>
          </table:table-cell>
          <table:table-cell table:style-name="ce8" table:formula="of:=[.D41]" office:value-type="float" office:value="32.99">
            <text:p>32.990</text:p>
          </table:table-cell>
          <table:table-cell table:formula="of:=[.E41]-1" office:value-type="float" office:value="-7">
            <text:p>-7</text:p>
          </table:table-cell>
          <table:table-cell table:style-name="ce15" table:formula="of:=[.F41]/1.01" office:value-type="float" office:value="30.7703686247884">
            <text:p>30.7704</text:p>
          </table:table-cell>
          <table:table-cell table:style-name="ce8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15" table:formula="of:=[.I41]/1.01" office:value-type="float" office:value="26.7037179062653">
            <text:p>26.7037</text:p>
          </table:table-cell>
          <table:table-cell table:style-name="ce8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5" table:formula="of:=[.L41]/1.01" office:value-type="float" office:value="1.21812977944752">
            <text:p>1.2181</text:p>
          </table:table-cell>
          <table:table-cell table:style-name="ce8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15" table:formula="of:=[.O41]/1.01" office:value-type="float" office:value="1.21160075306457">
            <text:p>1.2116</text:p>
          </table:table-cell>
          <table:table-cell table:style-name="ce8" table:formula="of:=[.P41]" office:value-type="float" office:value="1.417">
            <text:p>1.417</text:p>
          </table:table-cell>
          <table:table-cell table:formula="of:=[.Q41]-1" office:value-type="float" office:value="-7">
            <text:p>-7</text:p>
          </table:table-cell>
          <table:table-cell table:style-name="ce15" table:formula="of:=[.R41]/1.01" office:value-type="float" office:value="1.32166148352001">
            <text:p>1.3217</text:p>
          </table:table-cell>
          <table:table-cell table:number-columns-repeated="1006"/>
        </table:table-row>
        <table:table-row table:style-name="ro1">
          <table:table-cell table:style-name="ce8" table:formula="of:=[.A42]" office:value-type="float" office:value="6.52">
            <text:p>6.5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6.02111061058467">
            <text:p>6.0211</text:p>
          </table:table-cell>
          <table:table-cell table:style-name="ce8" table:formula="of:=[.D42]" office:value-type="float" office:value="32.99">
            <text:p>32.990</text:p>
          </table:table-cell>
          <table:table-cell table:formula="of:=[.E42]-1" office:value-type="float" office:value="-8">
            <text:p>-8</text:p>
          </table:table-cell>
          <table:table-cell table:style-name="ce15" table:formula="of:=[.F42]/1.01" office:value-type="float" office:value="30.4657115096915">
            <text:p>30.4657</text:p>
          </table:table-cell>
          <table:table-cell table:style-name="ce8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15" table:formula="of:=[.I42]/1.01" office:value-type="float" office:value="26.4393246596686">
            <text:p>26.4393</text:p>
          </table:table-cell>
          <table:table-cell table:style-name="ce8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5" table:formula="of:=[.L42]/1.01" office:value-type="float" office:value="1.2060690885619">
            <text:p>1.2061</text:p>
          </table:table-cell>
          <table:table-cell table:style-name="ce8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15" table:formula="of:=[.O42]/1.01" office:value-type="float" office:value="1.19960470600452">
            <text:p>1.1996</text:p>
          </table:table-cell>
          <table:table-cell table:style-name="ce8" table:formula="of:=[.P42]" office:value-type="float" office:value="1.417">
            <text:p>1.417</text:p>
          </table:table-cell>
          <table:table-cell table:formula="of:=[.Q42]-1" office:value-type="float" office:value="-8">
            <text:p>-8</text:p>
          </table:table-cell>
          <table:table-cell table:style-name="ce15" table:formula="of:=[.R42]/1.01" office:value-type="float" office:value="1.30857572625744">
            <text:p>1.3086</text:p>
          </table:table-cell>
          <table:table-cell table:number-columns-repeated="1006"/>
        </table:table-row>
        <table:table-row table:style-name="ro1">
          <table:table-cell table:style-name="ce8" table:formula="of:=[.A43]" office:value-type="float" office:value="6.52">
            <text:p>6.5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5.96149565404423">
            <text:p>5.9615</text:p>
          </table:table-cell>
          <table:table-cell table:style-name="ce8" table:formula="of:=[.D43]" office:value-type="float" office:value="32.99">
            <text:p>32.990</text:p>
          </table:table-cell>
          <table:table-cell table:formula="of:=[.E43]-1" office:value-type="float" office:value="-9">
            <text:p>-9</text:p>
          </table:table-cell>
          <table:table-cell table:style-name="ce15" table:formula="of:=[.F43]/1.01" office:value-type="float" office:value="30.1640708016747">
            <text:p>30.1641</text:p>
          </table:table-cell>
          <table:table-cell table:style-name="ce8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15" table:formula="of:=[.I43]/1.01" office:value-type="float" office:value="26.1775491679887">
            <text:p>26.1775</text:p>
          </table:table-cell>
          <table:table-cell table:style-name="ce8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5" table:formula="of:=[.L43]/1.01" office:value-type="float" office:value="1.19412781045733">
            <text:p>1.1941</text:p>
          </table:table-cell>
          <table:table-cell table:style-name="ce8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15" table:formula="of:=[.O43]/1.01" office:value-type="float" office:value="1.18772743168765">
            <text:p>1.1877</text:p>
          </table:table-cell>
          <table:table-cell table:style-name="ce8" table:formula="of:=[.P43]" office:value-type="float" office:value="1.417">
            <text:p>1.417</text:p>
          </table:table-cell>
          <table:table-cell table:formula="of:=[.Q43]-1" office:value-type="float" office:value="-9">
            <text:p>-9</text:p>
          </table:table-cell>
          <table:table-cell table:style-name="ce15" table:formula="of:=[.R43]/1.01" office:value-type="float" office:value="1.29561953094796">
            <text:p>1.2956</text:p>
          </table:table-cell>
          <table:table-cell table:number-columns-repeated="1006"/>
        </table:table-row>
        <table:table-row table:style-name="ro1">
          <table:table-cell table:style-name="ce8" table:formula="of:=[.A44]" office:value-type="float" office:value="6.52">
            <text:p>6.5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5.90247094459825">
            <text:p>5.9025</text:p>
          </table:table-cell>
          <table:table-cell table:style-name="ce8" table:formula="of:=[.D44]" office:value-type="float" office:value="32.99">
            <text:p>32.990</text:p>
          </table:table-cell>
          <table:table-cell table:formula="of:=[.E44]-1" office:value-type="float" office:value="-10">
            <text:p>-10</text:p>
          </table:table-cell>
          <table:table-cell table:style-name="ce15" table:formula="of:=[.F44]/1.01" office:value-type="float" office:value="29.8654166353215">
            <text:p>29.8654</text:p>
          </table:table-cell>
          <table:table-cell table:style-name="ce8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15" table:formula="of:=[.I44]/1.01" office:value-type="float" office:value="25.9183655128601">
            <text:p>25.9184</text:p>
          </table:table-cell>
          <table:table-cell table:style-name="ce8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5" table:formula="of:=[.L44]/1.01" office:value-type="float" office:value="1.18230476282904">
            <text:p>1.1823</text:p>
          </table:table-cell>
          <table:table-cell table:style-name="ce8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15" table:formula="of:=[.O44]/1.01" office:value-type="float" office:value="1.17596775414619">
            <text:p>1.1760</text:p>
          </table:table-cell>
          <table:table-cell table:style-name="ce8" table:formula="of:=[.P44]" office:value-type="float" office:value="1.417">
            <text:p>1.417</text:p>
          </table:table-cell>
          <table:table-cell table:formula="of:=[.Q44]-1" office:value-type="float" office:value="-10">
            <text:p>-10</text:p>
          </table:table-cell>
          <table:table-cell table:style-name="ce15" table:formula="of:=[.R44]/1.01" office:value-type="float" office:value="1.28279161479996">
            <text:p>1.2828</text:p>
          </table:table-cell>
          <table:table-cell table:number-columns-repeated="1006"/>
        </table:table-row>
        <table:table-row table:style-name="ro1" table:number-rows-repeated="3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100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06" table:style-name="ta1" table:print="false">
        <table:table-column table:style-name="co1" table:number-columns-repeated="6" table:default-cell-style-name="Default"/>
        <table:table-column table:style-name="co1" table:default-cell-style-name="ce10"/>
        <table:table-column table:style-name="co1" table:default-cell-style-name="ce11"/>
        <table:table-column table:style-name="co1" table:number-columns-repeated="2" table:default-cell-style-name="Default"/>
        <table:table-column table:style-name="co1" table:default-cell-style-name="ce11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  <table:table-cell/>
          <table:table-cell office:value-type="string">
            <text:p>p</text:p>
          </table:table-cell>
          <table:table-cell office:value-type="string">
            <text:p>vo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20000">
            <text:p>20000</text:p>
          </table:table-cell>
          <table:table-cell office:value-type="float" office:value="1.097">
            <text:p>1.097</text:p>
          </table:table-cell>
          <table:table-cell table:style-name="ce12" table:formula="of:=[.F2]*[.G2]" office:value-type="float" office:value="21940">
            <text:p>21940.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0000">
            <text:p>20000</text:p>
          </table:table-cell>
          <table:table-cell office:value-type="float" office:value="1.115">
            <text:p>1.115</text:p>
          </table:table-cell>
          <table:table-cell table:style-name="ce12" table:formula="of:=[.F3]*[.G3]" office:value-type="float" office:value="22300">
            <text:p>22300.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-20000">
            <text:p>-20000</text:p>
          </table:table-cell>
          <table:table-cell office:value-type="float" office:value="1.156">
            <text:p>1.156</text:p>
          </table:table-cell>
          <table:table-cell table:style-name="ce12" table:formula="of:=[.F4]*[.G4]" office:value-type="float" office:value="-23120">
            <text:p>-2312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5]*[.G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6]*[.G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7]*[.G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50110">
            <text:p>20150110</text:p>
          </table:table-cell>
          <table:table-cell office:value-type="float" office:value="600426">
            <text:p>600426</text:p>
          </table:table-cell>
          <table:table-cell office:value-type="string">
            <text:p>华鲁恒升</text:p>
          </table:table-cell>
          <table:table-cell table:number-columns-repeated="2"/>
          <table:table-cell table:number-columns-repeated="2"/>
          <table:table-cell table:style-name="ce12" table:formula="of:=[.F8]*[.G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333</text:p>
          </table:table-cell>
          <table:table-cell office:value-type="string">
            <text:p>美的</text:p>
          </table:table-cell>
          <table:table-cell table:number-columns-repeated="2"/>
          <table:table-cell table:number-columns-repeated="2"/>
          <table:table-cell table:style-name="ce12" table:formula="of:=[.F9]*[.G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651</text:p>
          </table:table-cell>
          <table:table-cell office:value-type="string">
            <text:p>格力</text:p>
          </table:table-cell>
          <table:table-cell table:number-columns-repeated="2"/>
          <table:table-cell table:number-columns-repeated="2"/>
          <table:table-cell table:style-name="ce12" table:formula="of:=[.F10]*[.G1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1]*[.G1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2]*[.G1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3]*[.G1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4]*[.G1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5]*[.G1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6]*[.G1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7]*[.G1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8]*[.G1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9]*[.G1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0]*[.G2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1]*[.G2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2]*[.G2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3]*[.G2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4]*[.G2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5]*[.G2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6]*[.G2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7]*[.G2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8]*[.G2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9]*[.G2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0]*[.G3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1]*[.G3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2]*[.G3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3]*[.G3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4]*[.G3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5]*[.G3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6]*[.G3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7]*[.G3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8]*[.G3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9]*[.G3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>
            <text:p>cur p</text:p>
          </table:table-cell>
          <table:table-cell office:value-type="string">
            <text:p>per</text:p>
          </table:table-cell>
        </table:table-row>
        <table:table-row table:style-name="ro1">
          <table:table-cell table:number-columns-repeated="5"/>
          <table:table-cell table:formula="of:=SUM([.F2:.F39])" office:value-type="float" office:value="20000">
            <text:p>20000</text:p>
          </table:table-cell>
          <table:table-cell table:formula="of:=[.H41]/[.F41]" office:value-type="float" office:value="1.056">
            <text:p>1.056</text:p>
          </table:table-cell>
          <table:table-cell table:style-name="Default" table:formula="of:=SUM([.H2:.H39])" office:value-type="float" office:value="21120">
            <text:p>21120</text:p>
          </table:table-cell>
          <table:table-cell/>
          <table:table-cell office:value-type="float" office:value="1.156">
            <text:p>1.156</text:p>
          </table:table-cell>
          <table:table-cell table:formula="of:=100*[.J41]/[.G41]-100" office:value-type="float" office:value="9.46969696969695">
            <text:p>9.47</text:p>
          </table:table-cell>
        </table:table-row>
        <table:table-row table:style-name="ro1" table:number-rows-repeated="104853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p55555" table:style-name="ta1" table:print="false">
        <table:table-column table:style-name="co1" table:default-cell-style-name="ce5"/>
        <table:table-column table:style-name="co5" table:default-cell-style-name="Default"/>
        <table:table-column table:style-name="co1" table:default-cell-style-name="ce15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4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5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5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5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5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5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5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5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5"/>
          <table:table-cell table:number-columns-repeated="997"/>
        </table:table-row>
        <table:table-row table:style-name="ro1">
          <table:table-cell table:style-name="ce7" office:value-type="float" office:value="13.8">
            <text:p>13.800</text:p>
          </table:table-cell>
          <table:table-cell office:value-type="float" office:value="10">
            <text:p>10</text:p>
          </table:table-cell>
          <table:table-cell table:formula="of:=[.C3]*1.01" office:value-type="float" office:value="15.2437853306746">
            <text:p>15.2438</text:p>
          </table:table-cell>
          <table:table-cell table:style-name="ce7" office:value-type="float" office:value="29.25">
            <text:p>29.250</text:p>
          </table:table-cell>
          <table:table-cell office:value-type="float" office:value="10">
            <text:p>10</text:p>
          </table:table-cell>
          <table:table-cell table:style-name="ce15" table:formula="of:=[.F3]*1.01" office:value-type="float" office:value="32.3101971682777">
            <text:p>32.3102</text:p>
          </table:table-cell>
          <table:table-cell table:style-name="ce7" office:value-type="float" office:value="36.84">
            <text:p>36.840</text:p>
          </table:table-cell>
          <table:table-cell office:value-type="float" office:value="10">
            <text:p>10</text:p>
          </table:table-cell>
          <table:table-cell table:style-name="ce15" table:formula="of:=[.I3]*1.01" office:value-type="float" office:value="40.6942791001488">
            <text:p>40.6943</text:p>
          </table:table-cell>
          <table:table-cell table:style-name="ce7" office:value-type="float" office:value="28.9">
            <text:p>28.900</text:p>
          </table:table-cell>
          <table:table-cell office:value-type="float" office:value="10">
            <text:p>10</text:p>
          </table:table-cell>
          <table:table-cell table:style-name="ce15" table:formula="of:=[.L3]*1.01" office:value-type="float" office:value="31.9235794243838">
            <text:p>31.9236</text:p>
          </table:table-cell>
          <table:table-cell table:style-name="ce7" office:value-type="float" office:value="28.7">
            <text:p>28.700</text:p>
          </table:table-cell>
          <table:table-cell office:value-type="float" office:value="10">
            <text:p>10</text:p>
          </table:table-cell>
          <table:table-cell table:style-name="ce15" table:formula="of:=[.O3]*1.01" office:value-type="float" office:value="31.7026549993016">
            <text:p>31.7027</text:p>
          </table:table-cell>
          <table:table-cell table:style-name="ce7" office:value-type="float" office:value="29.16">
            <text:p>29.160</text:p>
          </table:table-cell>
          <table:table-cell office:value-type="float" office:value="10">
            <text:p>10</text:p>
          </table:table-cell>
          <table:table-cell table:style-name="ce15" table:formula="of:=[.R3]*1.01" office:value-type="float" office:value="32.2107811769907">
            <text:p>32.2108</text:p>
          </table:table-cell>
          <table:table-cell table:style-name="ce7" office:value-type="float" office:value="87.02">
            <text:p>87.020</text:p>
          </table:table-cell>
          <table:table-cell office:value-type="float" office:value="10">
            <text:p>10</text:p>
          </table:table-cell>
          <table:table-cell table:style-name="ce15" table:formula="of:=[.U3]*1.01" office:value-type="float" office:value="96.124217353283">
            <text:p>96.1242</text:p>
          </table:table-cell>
          <table:table-cell table:style-name="ce7" office:value-type="float" office:value="24.1">
            <text:p>24.100</text:p>
          </table:table-cell>
          <table:table-cell office:value-type="float" office:value="10">
            <text:p>10</text:p>
          </table:table-cell>
          <table:table-cell table:style-name="ce15" table:formula="of:=[.X3]*1.01" office:value-type="float" office:value="26.62139322241">
            <text:p>26.6214</text:p>
          </table:table-cell>
          <table:table-cell table:style-name="ce7" office:value-type="float" office:value="34.04">
            <text:p>34.040</text:p>
          </table:table-cell>
          <table:table-cell office:value-type="float" office:value="10">
            <text:p>10</text:p>
          </table:table-cell>
          <table:table-cell table:style-name="ce15" table:formula="of:=[.AA3]*1.01" office:value-type="float" office:value="37.6013371489974">
            <text:p>37.6013</text:p>
          </table:table-cell>
          <table:table-cell table:number-columns-repeated="997"/>
        </table:table-row>
        <table:table-row table:style-name="ro1">
          <table:table-cell table:style-name="ce8" table:formula="of:=[.A2]" office:value-type="float" office:value="13.8">
            <text:p>13.80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5.0928567630442">
            <text:p>15.0929</text:p>
          </table:table-cell>
          <table:table-cell table:style-name="ce8" table:formula="of:=[.D2]" office:value-type="float" office:value="29.25">
            <text:p>29.250</text:p>
          </table:table-cell>
          <table:table-cell table:formula="of:=[.E2]-1" office:value-type="float" office:value="9">
            <text:p>9</text:p>
          </table:table-cell>
          <table:table-cell table:style-name="ce15" table:formula="of:=[.F4]*1.01" office:value-type="float" office:value="31.9902942260176">
            <text:p>31.9903</text:p>
          </table:table-cell>
          <table:table-cell table:style-name="ce8" table:formula="of:=[.G2]" office:value-type="float" office:value="36.84">
            <text:p>36.840</text:p>
          </table:table-cell>
          <table:table-cell table:formula="of:=[.H2]-1" office:value-type="float" office:value="9">
            <text:p>9</text:p>
          </table:table-cell>
          <table:table-cell table:style-name="ce15" table:formula="of:=[.I4]*1.01" office:value-type="float" office:value="40.2913654456919">
            <text:p>40.2914</text:p>
          </table:table-cell>
          <table:table-cell table:style-name="ce8" table:formula="of:=[.J2]" office:value-type="float" office:value="28.9">
            <text:p>28.900</text:p>
          </table:table-cell>
          <table:table-cell table:formula="of:=[.K2]-1" office:value-type="float" office:value="9">
            <text:p>9</text:p>
          </table:table-cell>
          <table:table-cell table:style-name="ce15" table:formula="of:=[.L4]*1.01" office:value-type="float" office:value="31.607504380578">
            <text:p>31.6075</text:p>
          </table:table-cell>
          <table:table-cell table:style-name="ce8" table:formula="of:=[.M2]" office:value-type="float" office:value="28.7">
            <text:p>28.700</text:p>
          </table:table-cell>
          <table:table-cell table:formula="of:=[.N2]-1" office:value-type="float" office:value="9">
            <text:p>9</text:p>
          </table:table-cell>
          <table:table-cell table:style-name="ce15" table:formula="of:=[.O4]*1.01" office:value-type="float" office:value="31.3887673260412">
            <text:p>31.3888</text:p>
          </table:table-cell>
          <table:table-cell table:style-name="ce8" table:formula="of:=[.P2]" office:value-type="float" office:value="29.16">
            <text:p>29.160</text:p>
          </table:table-cell>
          <table:table-cell table:formula="of:=[.Q2]-1" office:value-type="float" office:value="9">
            <text:p>9</text:p>
          </table:table-cell>
          <table:table-cell table:style-name="ce15" table:formula="of:=[.R4]*1.01" office:value-type="float" office:value="31.891862551476">
            <text:p>31.8919</text:p>
          </table:table-cell>
          <table:table-cell table:style-name="ce8" table:formula="of:=[.S2]" office:value-type="float" office:value="87.02">
            <text:p>87.020</text:p>
          </table:table-cell>
          <table:table-cell table:formula="of:=[.T2]-1" office:value-type="float" office:value="9">
            <text:p>9</text:p>
          </table:table-cell>
          <table:table-cell table:style-name="ce15" table:formula="of:=[.U4]*1.01" office:value-type="float" office:value="95.1724924289931">
            <text:p>95.1725</text:p>
          </table:table-cell>
          <table:table-cell table:style-name="ce8" table:formula="of:=[.V2]" office:value-type="float" office:value="24.1">
            <text:p>24.100</text:p>
          </table:table-cell>
          <table:table-cell table:formula="of:=[.W2]-1" office:value-type="float" office:value="9">
            <text:p>9</text:p>
          </table:table-cell>
          <table:table-cell table:style-name="ce15" table:formula="of:=[.X4]*1.01" office:value-type="float" office:value="26.3578150716931">
            <text:p>26.3578</text:p>
          </table:table-cell>
          <table:table-cell table:style-name="ce8" table:formula="of:=[.Y2]" office:value-type="float" office:value="34.04">
            <text:p>34.040</text:p>
          </table:table-cell>
          <table:table-cell table:formula="of:=[.Z2]-1" office:value-type="float" office:value="9">
            <text:p>9</text:p>
          </table:table-cell>
          <table:table-cell table:style-name="ce15" table:formula="of:=[.AA4]*1.01" office:value-type="float" office:value="37.2290466821756">
            <text:p>37.2290</text:p>
          </table:table-cell>
          <table:table-cell table:number-columns-repeated="997"/>
        </table:table-row>
        <table:table-row table:style-name="ro1">
          <table:table-cell table:style-name="ce8" table:formula="of:=[.A3]" office:value-type="float" office:value="13.8">
            <text:p>13.80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4.9434225376675">
            <text:p>14.9434</text:p>
          </table:table-cell>
          <table:table-cell table:style-name="ce8" table:formula="of:=[.D3]" office:value-type="float" office:value="29.25">
            <text:p>29.250</text:p>
          </table:table-cell>
          <table:table-cell table:formula="of:=[.E3]-1" office:value-type="float" office:value="8">
            <text:p>8</text:p>
          </table:table-cell>
          <table:table-cell table:style-name="ce15" table:formula="of:=[.F5]*1.01" office:value-type="float" office:value="31.6735586396213">
            <text:p>31.6736</text:p>
          </table:table-cell>
          <table:table-cell table:style-name="ce8" table:formula="of:=[.G3]" office:value-type="float" office:value="36.84">
            <text:p>36.840</text:p>
          </table:table-cell>
          <table:table-cell table:formula="of:=[.H3]-1" office:value-type="float" office:value="8">
            <text:p>8</text:p>
          </table:table-cell>
          <table:table-cell table:style-name="ce15" table:formula="of:=[.I5]*1.01" office:value-type="float" office:value="39.8924410353385">
            <text:p>39.8924</text:p>
          </table:table-cell>
          <table:table-cell table:style-name="ce8" table:formula="of:=[.J3]" office:value-type="float" office:value="28.9">
            <text:p>28.900</text:p>
          </table:table-cell>
          <table:table-cell table:formula="of:=[.K3]-1" office:value-type="float" office:value="8">
            <text:p>8</text:p>
          </table:table-cell>
          <table:table-cell table:style-name="ce15" table:formula="of:=[.L5]*1.01" office:value-type="float" office:value="31.2945587926515">
            <text:p>31.2946</text:p>
          </table:table-cell>
          <table:table-cell table:style-name="ce8" table:formula="of:=[.M3]" office:value-type="float" office:value="28.7">
            <text:p>28.700</text:p>
          </table:table-cell>
          <table:table-cell table:formula="of:=[.N3]-1" office:value-type="float" office:value="8">
            <text:p>8</text:p>
          </table:table-cell>
          <table:table-cell table:style-name="ce15" table:formula="of:=[.O5]*1.01" office:value-type="float" office:value="31.0779874515259">
            <text:p>31.0780</text:p>
          </table:table-cell>
          <table:table-cell table:style-name="ce8" table:formula="of:=[.P3]" office:value-type="float" office:value="29.16">
            <text:p>29.160</text:p>
          </table:table-cell>
          <table:table-cell table:formula="of:=[.Q3]-1" office:value-type="float" office:value="8">
            <text:p>8</text:p>
          </table:table-cell>
          <table:table-cell table:style-name="ce15" table:formula="of:=[.R5]*1.01" office:value-type="float" office:value="31.5761015361148">
            <text:p>31.5761</text:p>
          </table:table-cell>
          <table:table-cell table:style-name="ce8" table:formula="of:=[.S3]" office:value-type="float" office:value="87.02">
            <text:p>87.020</text:p>
          </table:table-cell>
          <table:table-cell table:formula="of:=[.T3]-1" office:value-type="float" office:value="8">
            <text:p>8</text:p>
          </table:table-cell>
          <table:table-cell table:style-name="ce15" table:formula="of:=[.U5]*1.01" office:value-type="float" office:value="94.2301905237555">
            <text:p>94.2302</text:p>
          </table:table-cell>
          <table:table-cell table:style-name="ce8" table:formula="of:=[.V3]" office:value-type="float" office:value="24.1">
            <text:p>24.100</text:p>
          </table:table-cell>
          <table:table-cell table:formula="of:=[.W3]-1" office:value-type="float" office:value="8">
            <text:p>8</text:p>
          </table:table-cell>
          <table:table-cell table:style-name="ce15" table:formula="of:=[.X5]*1.01" office:value-type="float" office:value="26.0968466056367">
            <text:p>26.0968</text:p>
          </table:table-cell>
          <table:table-cell table:style-name="ce8" table:formula="of:=[.Y3]" office:value-type="float" office:value="34.04">
            <text:p>34.040</text:p>
          </table:table-cell>
          <table:table-cell table:formula="of:=[.Z3]-1" office:value-type="float" office:value="8">
            <text:p>8</text:p>
          </table:table-cell>
          <table:table-cell table:style-name="ce15" table:formula="of:=[.AA5]*1.01" office:value-type="float" office:value="36.8604422595798">
            <text:p>36.8604</text:p>
          </table:table-cell>
          <table:table-cell table:number-columns-repeated="997"/>
        </table:table-row>
        <table:table-row table:style-name="ro1">
          <table:table-cell table:style-name="ce8" table:formula="of:=[.A4]" office:value-type="float" office:value="13.8">
            <text:p>13.80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4.7954678590767">
            <text:p>14.7955</text:p>
          </table:table-cell>
          <table:table-cell table:style-name="ce8" table:formula="of:=[.D4]" office:value-type="float" office:value="29.25">
            <text:p>29.250</text:p>
          </table:table-cell>
          <table:table-cell table:formula="of:=[.E4]-1" office:value-type="float" office:value="7">
            <text:p>7</text:p>
          </table:table-cell>
          <table:table-cell table:style-name="ce15" table:formula="of:=[.F6]*1.01" office:value-type="float" office:value="31.35995904913">
            <text:p>31.3600</text:p>
          </table:table-cell>
          <table:table-cell table:style-name="ce8" table:formula="of:=[.G4]" office:value-type="float" office:value="36.84">
            <text:p>36.840</text:p>
          </table:table-cell>
          <table:table-cell table:formula="of:=[.H4]-1" office:value-type="float" office:value="7">
            <text:p>7</text:p>
          </table:table-cell>
          <table:table-cell table:style-name="ce15" table:formula="of:=[.I6]*1.01" office:value-type="float" office:value="39.4974663716223">
            <text:p>39.4975</text:p>
          </table:table-cell>
          <table:table-cell table:style-name="ce8" table:formula="of:=[.J4]" office:value-type="float" office:value="28.9">
            <text:p>28.900</text:p>
          </table:table-cell>
          <table:table-cell table:formula="of:=[.K4]-1" office:value-type="float" office:value="7">
            <text:p>7</text:p>
          </table:table-cell>
          <table:table-cell table:style-name="ce15" table:formula="of:=[.L6]*1.01" office:value-type="float" office:value="30.9847116758926">
            <text:p>30.9847</text:p>
          </table:table-cell>
          <table:table-cell table:style-name="ce8" table:formula="of:=[.M4]" office:value-type="float" office:value="28.7">
            <text:p>28.700</text:p>
          </table:table-cell>
          <table:table-cell table:formula="of:=[.N4]-1" office:value-type="float" office:value="7">
            <text:p>7</text:p>
          </table:table-cell>
          <table:table-cell table:style-name="ce15" table:formula="of:=[.O6]*1.01" office:value-type="float" office:value="30.7702846054712">
            <text:p>30.7703</text:p>
          </table:table-cell>
          <table:table-cell table:style-name="ce8" table:formula="of:=[.P4]" office:value-type="float" office:value="29.16">
            <text:p>29.160</text:p>
          </table:table-cell>
          <table:table-cell table:formula="of:=[.Q4]-1" office:value-type="float" office:value="7">
            <text:p>7</text:p>
          </table:table-cell>
          <table:table-cell table:style-name="ce15" table:formula="of:=[.R6]*1.01" office:value-type="float" office:value="31.2634668674404">
            <text:p>31.2635</text:p>
          </table:table-cell>
          <table:table-cell table:style-name="ce8" table:formula="of:=[.S4]" office:value-type="float" office:value="87.02">
            <text:p>87.020</text:p>
          </table:table-cell>
          <table:table-cell table:formula="of:=[.T4]-1" office:value-type="float" office:value="7">
            <text:p>7</text:p>
          </table:table-cell>
          <table:table-cell table:style-name="ce15" table:formula="of:=[.U6]*1.01" office:value-type="float" office:value="93.297218340352">
            <text:p>93.2972</text:p>
          </table:table-cell>
          <table:table-cell table:style-name="ce8" table:formula="of:=[.V4]" office:value-type="float" office:value="24.1">
            <text:p>24.100</text:p>
          </table:table-cell>
          <table:table-cell table:formula="of:=[.W4]-1" office:value-type="float" office:value="7">
            <text:p>7</text:p>
          </table:table-cell>
          <table:table-cell table:style-name="ce15" table:formula="of:=[.X6]*1.01" office:value-type="float" office:value="25.8384619857789">
            <text:p>25.8385</text:p>
          </table:table-cell>
          <table:table-cell table:style-name="ce8" table:formula="of:=[.Y4]" office:value-type="float" office:value="34.04">
            <text:p>34.040</text:p>
          </table:table-cell>
          <table:table-cell table:formula="of:=[.Z4]-1" office:value-type="float" office:value="7">
            <text:p>7</text:p>
          </table:table-cell>
          <table:table-cell table:style-name="ce15" table:formula="of:=[.AA6]*1.01" office:value-type="float" office:value="36.4954873857226">
            <text:p>36.4955</text:p>
          </table:table-cell>
          <table:table-cell table:number-columns-repeated="997"/>
        </table:table-row>
        <table:table-row table:style-name="ro1">
          <table:table-cell table:style-name="ce8" table:formula="of:=[.A5]" office:value-type="float" office:value="13.8">
            <text:p>13.80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4.6489780782938">
            <text:p>14.6490</text:p>
          </table:table-cell>
          <table:table-cell table:style-name="ce8" table:formula="of:=[.D5]" office:value-type="float" office:value="29.25">
            <text:p>29.250</text:p>
          </table:table-cell>
          <table:table-cell table:formula="of:=[.E5]-1" office:value-type="float" office:value="6">
            <text:p>6</text:p>
          </table:table-cell>
          <table:table-cell table:style-name="ce15" table:formula="of:=[.F7]*1.01" office:value-type="float" office:value="31.0494644050793">
            <text:p>31.0495</text:p>
          </table:table-cell>
          <table:table-cell table:style-name="ce8" table:formula="of:=[.G5]" office:value-type="float" office:value="36.84">
            <text:p>36.840</text:p>
          </table:table-cell>
          <table:table-cell table:formula="of:=[.H5]-1" office:value-type="float" office:value="6">
            <text:p>6</text:p>
          </table:table-cell>
          <table:table-cell table:style-name="ce15" table:formula="of:=[.I7]*1.01" office:value-type="float" office:value="39.1064023481409">
            <text:p>39.1064</text:p>
          </table:table-cell>
          <table:table-cell table:style-name="ce8" table:formula="of:=[.J5]" office:value-type="float" office:value="28.9">
            <text:p>28.900</text:p>
          </table:table-cell>
          <table:table-cell table:formula="of:=[.K5]-1" office:value-type="float" office:value="6">
            <text:p>6</text:p>
          </table:table-cell>
          <table:table-cell table:style-name="ce15" table:formula="of:=[.L7]*1.01" office:value-type="float" office:value="30.6779323523689">
            <text:p>30.6779</text:p>
          </table:table-cell>
          <table:table-cell table:style-name="ce8" table:formula="of:=[.M5]" office:value-type="float" office:value="28.7">
            <text:p>28.700</text:p>
          </table:table-cell>
          <table:table-cell table:formula="of:=[.N5]-1" office:value-type="float" office:value="6">
            <text:p>6</text:p>
          </table:table-cell>
          <table:table-cell table:style-name="ce15" table:formula="of:=[.O7]*1.01" office:value-type="float" office:value="30.4656283222487">
            <text:p>30.4656</text:p>
          </table:table-cell>
          <table:table-cell table:style-name="ce8" table:formula="of:=[.P5]" office:value-type="float" office:value="29.16">
            <text:p>29.160</text:p>
          </table:table-cell>
          <table:table-cell table:formula="of:=[.Q5]-1" office:value-type="float" office:value="6">
            <text:p>6</text:p>
          </table:table-cell>
          <table:table-cell table:style-name="ce15" table:formula="of:=[.R7]*1.01" office:value-type="float" office:value="30.9539275915252">
            <text:p>30.9539</text:p>
          </table:table-cell>
          <table:table-cell table:style-name="ce8" table:formula="of:=[.S5]" office:value-type="float" office:value="87.02">
            <text:p>87.020</text:p>
          </table:table-cell>
          <table:table-cell table:formula="of:=[.T5]-1" office:value-type="float" office:value="6">
            <text:p>6</text:p>
          </table:table-cell>
          <table:table-cell table:style-name="ce15" table:formula="of:=[.U7]*1.01" office:value-type="float" office:value="92.373483505299">
            <text:p>92.3735</text:p>
          </table:table-cell>
          <table:table-cell table:style-name="ce8" table:formula="of:=[.V5]" office:value-type="float" office:value="24.1">
            <text:p>24.100</text:p>
          </table:table-cell>
          <table:table-cell table:formula="of:=[.W5]-1" office:value-type="float" office:value="6">
            <text:p>6</text:p>
          </table:table-cell>
          <table:table-cell table:style-name="ce15" table:formula="of:=[.X7]*1.01" office:value-type="float" office:value="25.5826356294841">
            <text:p>25.5826</text:p>
          </table:table-cell>
          <table:table-cell table:style-name="ce8" table:formula="of:=[.Y5]" office:value-type="float" office:value="34.04">
            <text:p>34.040</text:p>
          </table:table-cell>
          <table:table-cell table:formula="of:=[.Z5]-1" office:value-type="float" office:value="6">
            <text:p>6</text:p>
          </table:table-cell>
          <table:table-cell table:style-name="ce15" table:formula="of:=[.AA7]*1.01" office:value-type="float" office:value="36.134145926458">
            <text:p>36.1341</text:p>
          </table:table-cell>
          <table:table-cell table:number-columns-repeated="997"/>
        </table:table-row>
        <table:table-row table:style-name="ro1">
          <table:table-cell table:style-name="ce8" table:formula="of:=[.A6]" office:value-type="float" office:value="13.8">
            <text:p>13.800</text:p>
          </table:table-cell>
          <table:table-cell table:style-name="ce5" table:formula="of:=[.B6]-1" office:value-type="float" office:value="5">
            <text:p>5</text:p>
          </table:table-cell>
          <table:table-cell table:style-name="ce16" table:formula="of:=[.C8]*1.01" office:value-type="float" office:value="14.50393869138">
            <text:p>14.5039</text:p>
          </table:table-cell>
          <table:table-cell table:style-name="ce8" table:formula="of:=[.D6]" office:value-type="float" office:value="29.25">
            <text:p>29.250</text:p>
          </table:table-cell>
          <table:table-cell table:style-name="ce5" table:formula="of:=[.E6]-1" office:value-type="float" office:value="5">
            <text:p>5</text:p>
          </table:table-cell>
          <table:table-cell table:style-name="ce16" table:formula="of:=[.F8]*1.01" office:value-type="float" office:value="30.742043965425">
            <text:p>30.7420</text:p>
          </table:table-cell>
          <table:table-cell table:style-name="ce8" table:formula="of:=[.G6]" office:value-type="float" office:value="36.84">
            <text:p>36.840</text:p>
          </table:table-cell>
          <table:table-cell table:style-name="ce5" table:formula="of:=[.H6]-1" office:value-type="float" office:value="5">
            <text:p>5</text:p>
          </table:table-cell>
          <table:table-cell table:style-name="ce16" table:formula="of:=[.I8]*1.01" office:value-type="float" office:value="38.719210245684">
            <text:p>38.7192</text:p>
          </table:table-cell>
          <table:table-cell table:style-name="ce8" table:formula="of:=[.J6]" office:value-type="float" office:value="28.9">
            <text:p>28.900</text:p>
          </table:table-cell>
          <table:table-cell table:style-name="ce5" table:formula="of:=[.K6]-1" office:value-type="float" office:value="5">
            <text:p>5</text:p>
          </table:table-cell>
          <table:table-cell table:style-name="ce16" table:formula="of:=[.L8]*1.01" office:value-type="float" office:value="30.37419044789">
            <text:p>30.3742</text:p>
          </table:table-cell>
          <table:table-cell table:style-name="ce8" table:formula="of:=[.M6]" office:value-type="float" office:value="28.7">
            <text:p>28.700</text:p>
          </table:table-cell>
          <table:table-cell table:style-name="ce5" table:formula="of:=[.N6]-1" office:value-type="float" office:value="5">
            <text:p>5</text:p>
          </table:table-cell>
          <table:table-cell table:style-name="ce16" table:formula="of:=[.O8]*1.01" office:value-type="float" office:value="30.16398843787">
            <text:p>30.1640</text:p>
          </table:table-cell>
          <table:table-cell table:style-name="ce8" table:formula="of:=[.P6]" office:value-type="float" office:value="29.16">
            <text:p>29.160</text:p>
          </table:table-cell>
          <table:table-cell table:style-name="ce5" table:formula="of:=[.Q6]-1" office:value-type="float" office:value="5">
            <text:p>5</text:p>
          </table:table-cell>
          <table:table-cell table:style-name="ce16" table:formula="of:=[.R8]*1.01" office:value-type="float" office:value="30.647453060916">
            <text:p>30.6475</text:p>
          </table:table-cell>
          <table:table-cell table:style-name="ce8" table:formula="of:=[.S6]" office:value-type="float" office:value="87.02">
            <text:p>87.020</text:p>
          </table:table-cell>
          <table:table-cell table:style-name="ce5" table:formula="of:=[.T6]-1" office:value-type="float" office:value="5">
            <text:p>5</text:p>
          </table:table-cell>
          <table:table-cell table:style-name="ce16" table:formula="of:=[.U8]*1.01" office:value-type="float" office:value="91.458894559702">
            <text:p>91.4589</text:p>
          </table:table-cell>
          <table:table-cell table:style-name="ce8" table:formula="of:=[.V6]" office:value-type="float" office:value="24.1">
            <text:p>24.100</text:p>
          </table:table-cell>
          <table:table-cell table:style-name="ce5" table:formula="of:=[.W6]-1" office:value-type="float" office:value="5">
            <text:p>5</text:p>
          </table:table-cell>
          <table:table-cell table:style-name="ce16" table:formula="of:=[.X8]*1.01" office:value-type="float" office:value="25.32934220741">
            <text:p>25.3293</text:p>
          </table:table-cell>
          <table:table-cell table:style-name="ce8" table:formula="of:=[.Y6]" office:value-type="float" office:value="34.04">
            <text:p>34.040</text:p>
          </table:table-cell>
          <table:table-cell table:style-name="ce5" table:formula="of:=[.Z6]-1" office:value-type="float" office:value="5">
            <text:p>5</text:p>
          </table:table-cell>
          <table:table-cell table:style-name="ce16" table:formula="of:=[.AA8]*1.01" office:value-type="float" office:value="35.776382105404">
            <text:p>35.7764</text:p>
          </table:table-cell>
          <table:table-cell table:style-name="ce5" table:number-columns-repeated="997"/>
        </table:table-row>
        <table:table-row table:style-name="ro1">
          <table:table-cell table:style-name="ce8" table:formula="of:=[.A7]" office:value-type="float" office:value="13.8">
            <text:p>13.80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4.360335338">
            <text:p>14.3603</text:p>
          </table:table-cell>
          <table:table-cell table:style-name="ce8" table:formula="of:=[.D7]" office:value-type="float" office:value="29.25">
            <text:p>29.250</text:p>
          </table:table-cell>
          <table:table-cell table:formula="of:=[.E7]-1" office:value-type="float" office:value="4">
            <text:p>4</text:p>
          </table:table-cell>
          <table:table-cell table:style-name="ce15" table:formula="of:=[.F9]*1.01" office:value-type="float" office:value="30.4376672925">
            <text:p>30.4377</text:p>
          </table:table-cell>
          <table:table-cell table:style-name="ce8" table:formula="of:=[.G7]" office:value-type="float" office:value="36.84">
            <text:p>36.840</text:p>
          </table:table-cell>
          <table:table-cell table:formula="of:=[.H7]-1" office:value-type="float" office:value="4">
            <text:p>4</text:p>
          </table:table-cell>
          <table:table-cell table:style-name="ce15" table:formula="of:=[.I9]*1.01" office:value-type="float" office:value="38.3358517284">
            <text:p>38.3359</text:p>
          </table:table-cell>
          <table:table-cell table:style-name="ce8" table:formula="of:=[.J7]" office:value-type="float" office:value="28.9">
            <text:p>28.900</text:p>
          </table:table-cell>
          <table:table-cell table:formula="of:=[.K7]-1" office:value-type="float" office:value="4">
            <text:p>4</text:p>
          </table:table-cell>
          <table:table-cell table:style-name="ce15" table:formula="of:=[.L9]*1.01" office:value-type="float" office:value="30.073455889">
            <text:p>30.0735</text:p>
          </table:table-cell>
          <table:table-cell table:style-name="ce8" table:formula="of:=[.M7]" office:value-type="float" office:value="28.7">
            <text:p>28.700</text:p>
          </table:table-cell>
          <table:table-cell table:formula="of:=[.N7]-1" office:value-type="float" office:value="4">
            <text:p>4</text:p>
          </table:table-cell>
          <table:table-cell table:style-name="ce15" table:formula="of:=[.O9]*1.01" office:value-type="float" office:value="29.865335087">
            <text:p>29.8653</text:p>
          </table:table-cell>
          <table:table-cell table:style-name="ce8" table:formula="of:=[.P7]" office:value-type="float" office:value="29.16">
            <text:p>29.160</text:p>
          </table:table-cell>
          <table:table-cell table:formula="of:=[.Q7]-1" office:value-type="float" office:value="4">
            <text:p>4</text:p>
          </table:table-cell>
          <table:table-cell table:style-name="ce15" table:formula="of:=[.R9]*1.01" office:value-type="float" office:value="30.3440129316">
            <text:p>30.3440</text:p>
          </table:table-cell>
          <table:table-cell table:style-name="ce8" table:formula="of:=[.S7]" office:value-type="float" office:value="87.02">
            <text:p>87.020</text:p>
          </table:table-cell>
          <table:table-cell table:formula="of:=[.T7]-1" office:value-type="float" office:value="4">
            <text:p>4</text:p>
          </table:table-cell>
          <table:table-cell table:style-name="ce15" table:formula="of:=[.U9]*1.01" office:value-type="float" office:value="90.5533609502">
            <text:p>90.5534</text:p>
          </table:table-cell>
          <table:table-cell table:style-name="ce8" table:formula="of:=[.V7]" office:value-type="float" office:value="24.1">
            <text:p>24.100</text:p>
          </table:table-cell>
          <table:table-cell table:formula="of:=[.W7]-1" office:value-type="float" office:value="4">
            <text:p>4</text:p>
          </table:table-cell>
          <table:table-cell table:style-name="ce15" table:formula="of:=[.X9]*1.01" office:value-type="float" office:value="25.078556641">
            <text:p>25.0786</text:p>
          </table:table-cell>
          <table:table-cell table:style-name="ce8" table:formula="of:=[.Y7]" office:value-type="float" office:value="34.04">
            <text:p>34.040</text:p>
          </table:table-cell>
          <table:table-cell table:formula="of:=[.Z7]-1" office:value-type="float" office:value="4">
            <text:p>4</text:p>
          </table:table-cell>
          <table:table-cell table:style-name="ce15" table:formula="of:=[.AA9]*1.01" office:value-type="float" office:value="35.4221605004">
            <text:p>35.4222</text:p>
          </table:table-cell>
          <table:table-cell table:number-columns-repeated="997"/>
        </table:table-row>
        <table:table-row table:style-name="ro1">
          <table:table-cell table:style-name="ce8" table:formula="of:=[.A8]" office:value-type="float" office:value="13.8">
            <text:p>13.80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4.2181538">
            <text:p>14.2182</text:p>
          </table:table-cell>
          <table:table-cell table:style-name="ce8" table:formula="of:=[.D8]" office:value-type="float" office:value="29.25">
            <text:p>29.250</text:p>
          </table:table-cell>
          <table:table-cell table:formula="of:=[.E8]-1" office:value-type="float" office:value="3">
            <text:p>3</text:p>
          </table:table-cell>
          <table:table-cell table:style-name="ce15" table:formula="of:=[.F10]*1.01" office:value-type="float" office:value="30.13630425">
            <text:p>30.1363</text:p>
          </table:table-cell>
          <table:table-cell table:style-name="ce8" table:formula="of:=[.G8]" office:value-type="float" office:value="36.84">
            <text:p>36.840</text:p>
          </table:table-cell>
          <table:table-cell table:formula="of:=[.H8]-1" office:value-type="float" office:value="3">
            <text:p>3</text:p>
          </table:table-cell>
          <table:table-cell table:style-name="ce15" table:formula="of:=[.I10]*1.01" office:value-type="float" office:value="37.95628884">
            <text:p>37.9563</text:p>
          </table:table-cell>
          <table:table-cell table:style-name="ce8" table:formula="of:=[.J8]" office:value-type="float" office:value="28.9">
            <text:p>28.900</text:p>
          </table:table-cell>
          <table:table-cell table:formula="of:=[.K8]-1" office:value-type="float" office:value="3">
            <text:p>3</text:p>
          </table:table-cell>
          <table:table-cell table:style-name="ce15" table:formula="of:=[.L10]*1.01" office:value-type="float" office:value="29.7756989">
            <text:p>29.7757</text:p>
          </table:table-cell>
          <table:table-cell table:style-name="ce8" table:formula="of:=[.M8]" office:value-type="float" office:value="28.7">
            <text:p>28.700</text:p>
          </table:table-cell>
          <table:table-cell table:formula="of:=[.N8]-1" office:value-type="float" office:value="3">
            <text:p>3</text:p>
          </table:table-cell>
          <table:table-cell table:style-name="ce15" table:formula="of:=[.O10]*1.01" office:value-type="float" office:value="29.5696387">
            <text:p>29.5696</text:p>
          </table:table-cell>
          <table:table-cell table:style-name="ce8" table:formula="of:=[.P8]" office:value-type="float" office:value="29.16">
            <text:p>29.160</text:p>
          </table:table-cell>
          <table:table-cell table:formula="of:=[.Q8]-1" office:value-type="float" office:value="3">
            <text:p>3</text:p>
          </table:table-cell>
          <table:table-cell table:style-name="ce15" table:formula="of:=[.R10]*1.01" office:value-type="float" office:value="30.04357716">
            <text:p>30.0436</text:p>
          </table:table-cell>
          <table:table-cell table:style-name="ce8" table:formula="of:=[.S8]" office:value-type="float" office:value="87.02">
            <text:p>87.020</text:p>
          </table:table-cell>
          <table:table-cell table:formula="of:=[.T8]-1" office:value-type="float" office:value="3">
            <text:p>3</text:p>
          </table:table-cell>
          <table:table-cell table:style-name="ce15" table:formula="of:=[.U10]*1.01" office:value-type="float" office:value="89.65679302">
            <text:p>89.6568</text:p>
          </table:table-cell>
          <table:table-cell table:style-name="ce8" table:formula="of:=[.V8]" office:value-type="float" office:value="24.1">
            <text:p>24.100</text:p>
          </table:table-cell>
          <table:table-cell table:formula="of:=[.W8]-1" office:value-type="float" office:value="3">
            <text:p>3</text:p>
          </table:table-cell>
          <table:table-cell table:style-name="ce15" table:formula="of:=[.X10]*1.01" office:value-type="float" office:value="24.8302541">
            <text:p>24.8303</text:p>
          </table:table-cell>
          <table:table-cell table:style-name="ce8" table:formula="of:=[.Y8]" office:value-type="float" office:value="34.04">
            <text:p>34.040</text:p>
          </table:table-cell>
          <table:table-cell table:formula="of:=[.Z8]-1" office:value-type="float" office:value="3">
            <text:p>3</text:p>
          </table:table-cell>
          <table:table-cell table:style-name="ce15" table:formula="of:=[.AA10]*1.01" office:value-type="float" office:value="35.07144604">
            <text:p>35.0714</text:p>
          </table:table-cell>
          <table:table-cell table:number-columns-repeated="997"/>
        </table:table-row>
        <table:table-row table:style-name="ro1">
          <table:table-cell table:style-name="ce8" table:formula="of:=[.A9]" office:value-type="float" office:value="13.8">
            <text:p>13.800</text:p>
          </table:table-cell>
          <table:table-cell table:style-name="ce9" table:formula="of:=[.B9]-1" office:value-type="float" office:value="2">
            <text:p>2</text:p>
          </table:table-cell>
          <table:table-cell table:style-name="ce17" table:formula="of:=[.C11]*1.01" office:value-type="float" office:value="14.07738">
            <text:p>14.0774</text:p>
          </table:table-cell>
          <table:table-cell table:style-name="ce8" table:formula="of:=[.D9]" office:value-type="float" office:value="29.25">
            <text:p>29.250</text:p>
          </table:table-cell>
          <table:table-cell table:formula="of:=[.E9]-1" office:value-type="float" office:value="2">
            <text:p>2</text:p>
          </table:table-cell>
          <table:table-cell table:style-name="ce15" table:formula="of:=[.F11]*1.01" office:value-type="float" office:value="29.837925">
            <text:p>29.8379</text:p>
          </table:table-cell>
          <table:table-cell table:style-name="ce8" table:formula="of:=[.G9]" office:value-type="float" office:value="36.84">
            <text:p>36.840</text:p>
          </table:table-cell>
          <table:table-cell table:formula="of:=[.H9]-1" office:value-type="float" office:value="2">
            <text:p>2</text:p>
          </table:table-cell>
          <table:table-cell table:style-name="ce15" table:formula="of:=[.I11]*1.01" office:value-type="float" office:value="37.580484">
            <text:p>37.5805</text:p>
          </table:table-cell>
          <table:table-cell table:style-name="ce8" table:formula="of:=[.J9]" office:value-type="float" office:value="28.9">
            <text:p>28.900</text:p>
          </table:table-cell>
          <table:table-cell table:formula="of:=[.K9]-1" office:value-type="float" office:value="2">
            <text:p>2</text:p>
          </table:table-cell>
          <table:table-cell table:style-name="ce15" table:formula="of:=[.L11]*1.01" office:value-type="float" office:value="29.48089">
            <text:p>29.4809</text:p>
          </table:table-cell>
          <table:table-cell table:style-name="ce8" table:formula="of:=[.M9]" office:value-type="float" office:value="28.7">
            <text:p>28.700</text:p>
          </table:table-cell>
          <table:table-cell table:formula="of:=[.N9]-1" office:value-type="float" office:value="2">
            <text:p>2</text:p>
          </table:table-cell>
          <table:table-cell table:style-name="ce15" table:formula="of:=[.O11]*1.01" office:value-type="float" office:value="29.27687">
            <text:p>29.2769</text:p>
          </table:table-cell>
          <table:table-cell table:style-name="ce8" table:formula="of:=[.P9]" office:value-type="float" office:value="29.16">
            <text:p>29.160</text:p>
          </table:table-cell>
          <table:table-cell table:formula="of:=[.Q9]-1" office:value-type="float" office:value="2">
            <text:p>2</text:p>
          </table:table-cell>
          <table:table-cell table:style-name="ce15" table:formula="of:=[.R11]*1.01" office:value-type="float" office:value="29.746116">
            <text:p>29.7461</text:p>
          </table:table-cell>
          <table:table-cell table:style-name="ce8" table:formula="of:=[.S9]" office:value-type="float" office:value="87.02">
            <text:p>87.020</text:p>
          </table:table-cell>
          <table:table-cell table:formula="of:=[.T9]-1" office:value-type="float" office:value="2">
            <text:p>2</text:p>
          </table:table-cell>
          <table:table-cell table:style-name="ce15" table:formula="of:=[.U11]*1.01" office:value-type="float" office:value="88.769102">
            <text:p>88.7691</text:p>
          </table:table-cell>
          <table:table-cell table:style-name="ce8" table:formula="of:=[.V9]" office:value-type="float" office:value="24.1">
            <text:p>24.100</text:p>
          </table:table-cell>
          <table:table-cell table:formula="of:=[.W9]-1" office:value-type="float" office:value="2">
            <text:p>2</text:p>
          </table:table-cell>
          <table:table-cell table:style-name="ce15" table:formula="of:=[.X11]*1.01" office:value-type="float" office:value="24.58441">
            <text:p>24.5844</text:p>
          </table:table-cell>
          <table:table-cell table:style-name="ce8" table:formula="of:=[.Y9]" office:value-type="float" office:value="34.04">
            <text:p>34.040</text:p>
          </table:table-cell>
          <table:table-cell table:formula="of:=[.Z9]-1" office:value-type="float" office:value="2">
            <text:p>2</text:p>
          </table:table-cell>
          <table:table-cell table:style-name="ce15" table:formula="of:=[.AA11]*1.01" office:value-type="float" office:value="34.724204">
            <text:p>34.7242</text:p>
          </table:table-cell>
          <table:table-cell table:number-columns-repeated="997"/>
        </table:table-row>
        <table:table-row table:style-name="ro1">
          <table:table-cell table:style-name="ce8" table:formula="of:=[.A10]" office:value-type="float" office:value="13.8">
            <text:p>13.800</text:p>
          </table:table-cell>
          <table:table-cell table:style-name="ce9" table:formula="of:=[.B10]-1" office:value-type="float" office:value="1">
            <text:p>1</text:p>
          </table:table-cell>
          <table:table-cell table:style-name="ce17" table:formula="of:=[.C12]*1.01" office:value-type="float" office:value="13.938">
            <text:p>13.9380</text:p>
          </table:table-cell>
          <table:table-cell table:style-name="ce8" table:formula="of:=[.D10]" office:value-type="float" office:value="29.25">
            <text:p>29.250</text:p>
          </table:table-cell>
          <table:table-cell table:formula="of:=[.E10]-1" office:value-type="float" office:value="1">
            <text:p>1</text:p>
          </table:table-cell>
          <table:table-cell table:style-name="ce15" table:formula="of:=[.F12]*1.01" office:value-type="float" office:value="29.5425">
            <text:p>29.5425</text:p>
          </table:table-cell>
          <table:table-cell table:style-name="ce8" table:formula="of:=[.G10]" office:value-type="float" office:value="36.84">
            <text:p>36.840</text:p>
          </table:table-cell>
          <table:table-cell table:formula="of:=[.H10]-1" office:value-type="float" office:value="1">
            <text:p>1</text:p>
          </table:table-cell>
          <table:table-cell table:style-name="ce15" table:formula="of:=[.I12]*1.01" office:value-type="float" office:value="37.2084">
            <text:p>37.2084</text:p>
          </table:table-cell>
          <table:table-cell table:style-name="ce8" table:formula="of:=[.J10]" office:value-type="float" office:value="28.9">
            <text:p>28.900</text:p>
          </table:table-cell>
          <table:table-cell table:formula="of:=[.K10]-1" office:value-type="float" office:value="1">
            <text:p>1</text:p>
          </table:table-cell>
          <table:table-cell table:style-name="ce15" table:formula="of:=[.L12]*1.01" office:value-type="float" office:value="29.189">
            <text:p>29.1890</text:p>
          </table:table-cell>
          <table:table-cell table:style-name="ce8" table:formula="of:=[.M10]" office:value-type="float" office:value="28.7">
            <text:p>28.700</text:p>
          </table:table-cell>
          <table:table-cell table:formula="of:=[.N10]-1" office:value-type="float" office:value="1">
            <text:p>1</text:p>
          </table:table-cell>
          <table:table-cell table:style-name="ce15" table:formula="of:=[.O12]*1.01" office:value-type="float" office:value="28.987">
            <text:p>28.9870</text:p>
          </table:table-cell>
          <table:table-cell table:style-name="ce8" table:formula="of:=[.P10]" office:value-type="float" office:value="29.16">
            <text:p>29.160</text:p>
          </table:table-cell>
          <table:table-cell table:formula="of:=[.Q10]-1" office:value-type="float" office:value="1">
            <text:p>1</text:p>
          </table:table-cell>
          <table:table-cell table:style-name="ce15" table:formula="of:=[.R12]*1.01" office:value-type="float" office:value="29.4516">
            <text:p>29.4516</text:p>
          </table:table-cell>
          <table:table-cell table:style-name="ce8" table:formula="of:=[.S10]" office:value-type="float" office:value="87.02">
            <text:p>87.020</text:p>
          </table:table-cell>
          <table:table-cell table:formula="of:=[.T10]-1" office:value-type="float" office:value="1">
            <text:p>1</text:p>
          </table:table-cell>
          <table:table-cell table:style-name="ce15" table:formula="of:=[.U12]*1.01" office:value-type="float" office:value="87.8902">
            <text:p>87.8902</text:p>
          </table:table-cell>
          <table:table-cell table:style-name="ce8" table:formula="of:=[.V10]" office:value-type="float" office:value="24.1">
            <text:p>24.100</text:p>
          </table:table-cell>
          <table:table-cell table:formula="of:=[.W10]-1" office:value-type="float" office:value="1">
            <text:p>1</text:p>
          </table:table-cell>
          <table:table-cell table:style-name="ce15" table:formula="of:=[.X12]*1.01" office:value-type="float" office:value="24.341">
            <text:p>24.3410</text:p>
          </table:table-cell>
          <table:table-cell table:style-name="ce8" table:formula="of:=[.Y10]" office:value-type="float" office:value="34.04">
            <text:p>34.040</text:p>
          </table:table-cell>
          <table:table-cell table:formula="of:=[.Z10]-1" office:value-type="float" office:value="1">
            <text:p>1</text:p>
          </table:table-cell>
          <table:table-cell table:style-name="ce15" table:formula="of:=[.AA12]*1.01" office:value-type="float" office:value="34.3804">
            <text:p>34.3804</text:p>
          </table:table-cell>
          <table:table-cell table:number-columns-repeated="997"/>
        </table:table-row>
        <table:table-row table:style-name="ro1">
          <table:table-cell table:style-name="ce8" table:formula="of:=[.A11]" office:value-type="float" office:value="13.8">
            <text:p>13.800</text:p>
          </table:table-cell>
          <table:table-cell table:style-name="ce5" table:formula="of:=[.B11]-1" office:value-type="float" office:value="0">
            <text:p>0</text:p>
          </table:table-cell>
          <table:table-cell table:style-name="ce16" table:formula="of:=[.A12]" office:value-type="float" office:value="13.8">
            <text:p>13.8000</text:p>
          </table:table-cell>
          <table:table-cell table:style-name="ce8" table:formula="of:=[.D11]" office:value-type="float" office:value="29.25">
            <text:p>29.250</text:p>
          </table:table-cell>
          <table:table-cell table:style-name="ce5" table:formula="of:=[.E11]-1" office:value-type="float" office:value="0">
            <text:p>0</text:p>
          </table:table-cell>
          <table:table-cell table:style-name="ce16" table:formula="of:=[.D12]" office:value-type="float" office:value="29.25">
            <text:p>29.2500</text:p>
          </table:table-cell>
          <table:table-cell table:style-name="ce8" table:formula="of:=[.G11]" office:value-type="float" office:value="36.84">
            <text:p>36.840</text:p>
          </table:table-cell>
          <table:table-cell table:style-name="ce5" table:formula="of:=[.H11]-1" office:value-type="float" office:value="0">
            <text:p>0</text:p>
          </table:table-cell>
          <table:table-cell table:style-name="ce16" table:formula="of:=[.G12]" office:value-type="float" office:value="36.84">
            <text:p>36.8400</text:p>
          </table:table-cell>
          <table:table-cell table:style-name="ce8" table:formula="of:=[.J11]" office:value-type="float" office:value="28.9">
            <text:p>28.900</text:p>
          </table:table-cell>
          <table:table-cell table:style-name="ce5" table:formula="of:=[.K11]-1" office:value-type="float" office:value="0">
            <text:p>0</text:p>
          </table:table-cell>
          <table:table-cell table:style-name="ce16" table:formula="of:=[.J12]" office:value-type="float" office:value="28.9">
            <text:p>28.9000</text:p>
          </table:table-cell>
          <table:table-cell table:style-name="ce8" table:formula="of:=[.M11]" office:value-type="float" office:value="28.7">
            <text:p>28.700</text:p>
          </table:table-cell>
          <table:table-cell table:style-name="ce5" table:formula="of:=[.N11]-1" office:value-type="float" office:value="0">
            <text:p>0</text:p>
          </table:table-cell>
          <table:table-cell table:style-name="ce16" table:formula="of:=[.M12]" office:value-type="float" office:value="28.7">
            <text:p>28.7000</text:p>
          </table:table-cell>
          <table:table-cell table:style-name="ce8" table:formula="of:=[.P11]" office:value-type="float" office:value="29.16">
            <text:p>29.160</text:p>
          </table:table-cell>
          <table:table-cell table:style-name="ce5" table:formula="of:=[.Q11]-1" office:value-type="float" office:value="0">
            <text:p>0</text:p>
          </table:table-cell>
          <table:table-cell table:style-name="ce16" table:formula="of:=[.P12]" office:value-type="float" office:value="29.16">
            <text:p>29.1600</text:p>
          </table:table-cell>
          <table:table-cell table:style-name="ce8" table:formula="of:=[.S11]" office:value-type="float" office:value="87.02">
            <text:p>87.020</text:p>
          </table:table-cell>
          <table:table-cell table:style-name="ce5" table:formula="of:=[.T11]-1" office:value-type="float" office:value="0">
            <text:p>0</text:p>
          </table:table-cell>
          <table:table-cell table:style-name="ce16" table:formula="of:=[.S12]" office:value-type="float" office:value="87.02">
            <text:p>87.0200</text:p>
          </table:table-cell>
          <table:table-cell table:style-name="ce8" table:formula="of:=[.V11]" office:value-type="float" office:value="24.1">
            <text:p>24.100</text:p>
          </table:table-cell>
          <table:table-cell table:style-name="ce5" table:formula="of:=[.W11]-1" office:value-type="float" office:value="0">
            <text:p>0</text:p>
          </table:table-cell>
          <table:table-cell table:style-name="ce16" table:formula="of:=[.V12]" office:value-type="float" office:value="24.1">
            <text:p>24.1000</text:p>
          </table:table-cell>
          <table:table-cell table:style-name="ce8" table:formula="of:=[.Y11]" office:value-type="float" office:value="34.04">
            <text:p>34.040</text:p>
          </table:table-cell>
          <table:table-cell table:style-name="ce5" table:formula="of:=[.Z11]-1" office:value-type="float" office:value="0">
            <text:p>0</text:p>
          </table:table-cell>
          <table:table-cell table:style-name="ce16" table:formula="of:=[.Y12]" office:value-type="float" office:value="34.04">
            <text:p>34.0400</text:p>
          </table:table-cell>
          <table:table-cell table:style-name="ce5" table:number-columns-repeated="997"/>
        </table:table-row>
        <table:table-row table:style-name="ro1">
          <table:table-cell table:style-name="ce8" table:formula="of:=[.A12]" office:value-type="float" office:value="13.8">
            <text:p>13.800</text:p>
          </table:table-cell>
          <table:table-cell table:style-name="ce14" table:formula="of:=[.B12]-1" office:value-type="float" office:value="-1">
            <text:p>-1</text:p>
          </table:table-cell>
          <table:table-cell table:style-name="ce19" table:formula="of:=[.C12]/1.01" office:value-type="float" office:value="13.6633663366337">
            <text:p>13.6634</text:p>
          </table:table-cell>
          <table:table-cell table:style-name="ce8" table:formula="of:=[.D12]" office:value-type="float" office:value="29.25">
            <text:p>29.250</text:p>
          </table:table-cell>
          <table:table-cell table:style-name="ce14" table:formula="of:=[.E12]-1" office:value-type="float" office:value="-1">
            <text:p>-1</text:p>
          </table:table-cell>
          <table:table-cell table:style-name="ce19" table:formula="of:=[.F12]/1.01" office:value-type="float" office:value="28.960396039604">
            <text:p>28.9604</text:p>
          </table:table-cell>
          <table:table-cell table:style-name="ce8" table:formula="of:=[.G12]" office:value-type="float" office:value="36.84">
            <text:p>36.840</text:p>
          </table:table-cell>
          <table:table-cell table:style-name="ce14" table:formula="of:=[.H12]-1" office:value-type="float" office:value="-1">
            <text:p>-1</text:p>
          </table:table-cell>
          <table:table-cell table:style-name="ce19" table:formula="of:=[.I12]/1.01" office:value-type="float" office:value="36.4752475247525">
            <text:p>36.4752</text:p>
          </table:table-cell>
          <table:table-cell table:style-name="ce8" table:formula="of:=[.J12]" office:value-type="float" office:value="28.9">
            <text:p>28.900</text:p>
          </table:table-cell>
          <table:table-cell table:style-name="ce14" table:formula="of:=[.K12]-1" office:value-type="float" office:value="-1">
            <text:p>-1</text:p>
          </table:table-cell>
          <table:table-cell table:style-name="ce19" table:formula="of:=[.L12]/1.01" office:value-type="float" office:value="28.6138613861386">
            <text:p>28.6139</text:p>
          </table:table-cell>
          <table:table-cell table:style-name="ce8" table:formula="of:=[.M12]" office:value-type="float" office:value="28.7">
            <text:p>28.700</text:p>
          </table:table-cell>
          <table:table-cell table:style-name="ce14" table:formula="of:=[.N12]-1" office:value-type="float" office:value="-1">
            <text:p>-1</text:p>
          </table:table-cell>
          <table:table-cell table:style-name="ce19" table:formula="of:=[.O12]/1.01" office:value-type="float" office:value="28.4158415841584">
            <text:p>28.4158</text:p>
          </table:table-cell>
          <table:table-cell table:style-name="ce8" table:formula="of:=[.P12]" office:value-type="float" office:value="29.16">
            <text:p>29.160</text:p>
          </table:table-cell>
          <table:table-cell table:style-name="ce14" table:formula="of:=[.Q12]-1" office:value-type="float" office:value="-1">
            <text:p>-1</text:p>
          </table:table-cell>
          <table:table-cell table:style-name="ce19" table:formula="of:=[.R12]/1.01" office:value-type="float" office:value="28.8712871287129">
            <text:p>28.8713</text:p>
          </table:table-cell>
          <table:table-cell table:style-name="ce8" table:formula="of:=[.S12]" office:value-type="float" office:value="87.02">
            <text:p>87.020</text:p>
          </table:table-cell>
          <table:table-cell table:style-name="ce14" table:formula="of:=[.T12]-1" office:value-type="float" office:value="-1">
            <text:p>-1</text:p>
          </table:table-cell>
          <table:table-cell table:style-name="ce19" table:formula="of:=[.U12]/1.01" office:value-type="float" office:value="86.1584158415842">
            <text:p>86.1584</text:p>
          </table:table-cell>
          <table:table-cell table:style-name="ce8" table:formula="of:=[.V12]" office:value-type="float" office:value="24.1">
            <text:p>24.100</text:p>
          </table:table-cell>
          <table:table-cell table:style-name="ce14" table:formula="of:=[.W12]-1" office:value-type="float" office:value="-1">
            <text:p>-1</text:p>
          </table:table-cell>
          <table:table-cell table:style-name="ce19" table:formula="of:=[.X12]/1.01" office:value-type="float" office:value="23.8613861386139">
            <text:p>23.8614</text:p>
          </table:table-cell>
          <table:table-cell table:style-name="ce8" table:formula="of:=[.Y12]" office:value-type="float" office:value="34.04">
            <text:p>34.040</text:p>
          </table:table-cell>
          <table:table-cell table:style-name="ce14" table:formula="of:=[.Z12]-1" office:value-type="float" office:value="-1">
            <text:p>-1</text:p>
          </table:table-cell>
          <table:table-cell table:style-name="ce19" table:formula="of:=[.AA12]/1.01" office:value-type="float" office:value="33.7029702970297">
            <text:p>33.7030</text:p>
          </table:table-cell>
          <table:table-cell table:number-columns-repeated="997"/>
        </table:table-row>
        <table:table-row table:style-name="ro1">
          <table:table-cell table:style-name="ce8" table:formula="of:=[.A13]" office:value-type="float" office:value="13.8">
            <text:p>13.800</text:p>
          </table:table-cell>
          <table:table-cell table:style-name="ce14" table:formula="of:=[.B13]-1" office:value-type="float" office:value="-2">
            <text:p>-2</text:p>
          </table:table-cell>
          <table:table-cell table:style-name="ce19" table:formula="of:=[.C13]/1.01" office:value-type="float" office:value="13.5280854818155">
            <text:p>13.5281</text:p>
          </table:table-cell>
          <table:table-cell table:style-name="ce8" table:formula="of:=[.D13]" office:value-type="float" office:value="29.25">
            <text:p>29.250</text:p>
          </table:table-cell>
          <table:table-cell table:style-name="ce14" table:formula="of:=[.E13]-1" office:value-type="float" office:value="-2">
            <text:p>-2</text:p>
          </table:table-cell>
          <table:table-cell table:style-name="ce19" table:formula="of:=[.F13]/1.01" office:value-type="float" office:value="28.6736594451524">
            <text:p>28.6737</text:p>
          </table:table-cell>
          <table:table-cell table:style-name="ce8" table:formula="of:=[.G13]" office:value-type="float" office:value="36.84">
            <text:p>36.840</text:p>
          </table:table-cell>
          <table:table-cell table:style-name="ce14" table:formula="of:=[.H13]-1" office:value-type="float" office:value="-2">
            <text:p>-2</text:p>
          </table:table-cell>
          <table:table-cell table:style-name="ce19" table:formula="of:=[.I13]/1.01" office:value-type="float" office:value="36.114106460151">
            <text:p>36.1141</text:p>
          </table:table-cell>
          <table:table-cell table:style-name="ce8" table:formula="of:=[.J13]" office:value-type="float" office:value="28.9">
            <text:p>28.900</text:p>
          </table:table-cell>
          <table:table-cell table:style-name="ce14" table:formula="of:=[.K13]-1" office:value-type="float" office:value="-2">
            <text:p>-2</text:p>
          </table:table-cell>
          <table:table-cell table:style-name="ce19" table:formula="of:=[.L13]/1.01" office:value-type="float" office:value="28.33055582786">
            <text:p>28.3306</text:p>
          </table:table-cell>
          <table:table-cell table:style-name="ce8" table:formula="of:=[.M13]" office:value-type="float" office:value="28.7">
            <text:p>28.700</text:p>
          </table:table-cell>
          <table:table-cell table:style-name="ce14" table:formula="of:=[.N13]-1" office:value-type="float" office:value="-2">
            <text:p>-2</text:p>
          </table:table-cell>
          <table:table-cell table:style-name="ce19" table:formula="of:=[.O13]/1.01" office:value-type="float" office:value="28.1344966179786">
            <text:p>28.1345</text:p>
          </table:table-cell>
          <table:table-cell table:style-name="ce8" table:formula="of:=[.P13]" office:value-type="float" office:value="29.16">
            <text:p>29.160</text:p>
          </table:table-cell>
          <table:table-cell table:style-name="ce14" table:formula="of:=[.Q13]-1" office:value-type="float" office:value="-2">
            <text:p>-2</text:p>
          </table:table-cell>
          <table:table-cell table:style-name="ce19" table:formula="of:=[.R13]/1.01" office:value-type="float" office:value="28.5854328007058">
            <text:p>28.5854</text:p>
          </table:table-cell>
          <table:table-cell table:style-name="ce8" table:formula="of:=[.S13]" office:value-type="float" office:value="87.02">
            <text:p>87.020</text:p>
          </table:table-cell>
          <table:table-cell table:style-name="ce14" table:formula="of:=[.T13]-1" office:value-type="float" office:value="-2">
            <text:p>-2</text:p>
          </table:table-cell>
          <table:table-cell table:style-name="ce19" table:formula="of:=[.U13]/1.01" office:value-type="float" office:value="85.3053622193903">
            <text:p>85.3054</text:p>
          </table:table-cell>
          <table:table-cell table:style-name="ce8" table:formula="of:=[.V13]" office:value-type="float" office:value="24.1">
            <text:p>24.100</text:p>
          </table:table-cell>
          <table:table-cell table:style-name="ce14" table:formula="of:=[.W13]-1" office:value-type="float" office:value="-2">
            <text:p>-2</text:p>
          </table:table-cell>
          <table:table-cell table:style-name="ce19" table:formula="of:=[.X13]/1.01" office:value-type="float" office:value="23.6251347907068">
            <text:p>23.6251</text:p>
          </table:table-cell>
          <table:table-cell table:style-name="ce8" table:formula="of:=[.Y13]" office:value-type="float" office:value="34.04">
            <text:p>34.040</text:p>
          </table:table-cell>
          <table:table-cell table:style-name="ce14" table:formula="of:=[.Z13]-1" office:value-type="float" office:value="-2">
            <text:p>-2</text:p>
          </table:table-cell>
          <table:table-cell table:style-name="ce19" table:formula="of:=[.AA13]/1.01" office:value-type="float" office:value="33.3692775218116">
            <text:p>33.3693</text:p>
          </table:table-cell>
          <table:table-cell table:number-columns-repeated="997"/>
        </table:table-row>
        <table:table-row table:style-name="ro1">
          <table:table-cell table:style-name="ce8" table:formula="of:=[.A14]" office:value-type="float" office:value="13.8">
            <text:p>13.80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3.3941440414015">
            <text:p>13.3941</text:p>
          </table:table-cell>
          <table:table-cell table:style-name="ce8" table:formula="of:=[.D14]" office:value-type="float" office:value="29.25">
            <text:p>29.250</text:p>
          </table:table-cell>
          <table:table-cell table:formula="of:=[.E14]-1" office:value-type="float" office:value="-3">
            <text:p>-3</text:p>
          </table:table-cell>
          <table:table-cell table:style-name="ce15" table:formula="of:=[.F14]/1.01" office:value-type="float" office:value="28.3897618268836">
            <text:p>28.3898</text:p>
          </table:table-cell>
          <table:table-cell table:style-name="ce8" table:formula="of:=[.G14]" office:value-type="float" office:value="36.84">
            <text:p>36.840</text:p>
          </table:table-cell>
          <table:table-cell table:formula="of:=[.H14]-1" office:value-type="float" office:value="-3">
            <text:p>-3</text:p>
          </table:table-cell>
          <table:table-cell table:style-name="ce15" table:formula="of:=[.I14]/1.01" office:value-type="float" office:value="35.7565410496544">
            <text:p>35.7565</text:p>
          </table:table-cell>
          <table:table-cell table:style-name="ce8" table:formula="of:=[.J14]" office:value-type="float" office:value="28.9">
            <text:p>28.900</text:p>
          </table:table-cell>
          <table:table-cell table:formula="of:=[.K14]-1" office:value-type="float" office:value="-3">
            <text:p>-3</text:p>
          </table:table-cell>
          <table:table-cell table:style-name="ce15" table:formula="of:=[.L14]/1.01" office:value-type="float" office:value="28.0500552751089">
            <text:p>28.0501</text:p>
          </table:table-cell>
          <table:table-cell table:style-name="ce8" table:formula="of:=[.M14]" office:value-type="float" office:value="28.7">
            <text:p>28.700</text:p>
          </table:table-cell>
          <table:table-cell table:formula="of:=[.N14]-1" office:value-type="float" office:value="-3">
            <text:p>-3</text:p>
          </table:table-cell>
          <table:table-cell table:style-name="ce15" table:formula="of:=[.O14]/1.01" office:value-type="float" office:value="27.8559372455234">
            <text:p>27.8559</text:p>
          </table:table-cell>
          <table:table-cell table:style-name="ce8" table:formula="of:=[.P14]" office:value-type="float" office:value="29.16">
            <text:p>29.160</text:p>
          </table:table-cell>
          <table:table-cell table:formula="of:=[.Q14]-1" office:value-type="float" office:value="-3">
            <text:p>-3</text:p>
          </table:table-cell>
          <table:table-cell table:style-name="ce15" table:formula="of:=[.R14]/1.01" office:value-type="float" office:value="28.3024087135701">
            <text:p>28.3024</text:p>
          </table:table-cell>
          <table:table-cell table:style-name="ce8" table:formula="of:=[.S14]" office:value-type="float" office:value="87.02">
            <text:p>87.020</text:p>
          </table:table-cell>
          <table:table-cell table:formula="of:=[.T14]-1" office:value-type="float" office:value="-3">
            <text:p>-3</text:p>
          </table:table-cell>
          <table:table-cell table:style-name="ce15" table:formula="of:=[.U14]/1.01" office:value-type="float" office:value="84.4607546726636">
            <text:p>84.4608</text:p>
          </table:table-cell>
          <table:table-cell table:style-name="ce8" table:formula="of:=[.V14]" office:value-type="float" office:value="24.1">
            <text:p>24.100</text:p>
          </table:table-cell>
          <table:table-cell table:formula="of:=[.W14]-1" office:value-type="float" office:value="-3">
            <text:p>-3</text:p>
          </table:table-cell>
          <table:table-cell table:style-name="ce15" table:formula="of:=[.X14]/1.01" office:value-type="float" office:value="23.3912225650562">
            <text:p>23.3912</text:p>
          </table:table-cell>
          <table:table-cell table:style-name="ce8" table:formula="of:=[.Y14]" office:value-type="float" office:value="34.04">
            <text:p>34.040</text:p>
          </table:table-cell>
          <table:table-cell table:formula="of:=[.Z14]-1" office:value-type="float" office:value="-3">
            <text:p>-3</text:p>
          </table:table-cell>
          <table:table-cell table:style-name="ce15" table:formula="of:=[.AA14]/1.01" office:value-type="float" office:value="33.038888635457">
            <text:p>33.0389</text:p>
          </table:table-cell>
          <table:table-cell table:number-columns-repeated="997"/>
        </table:table-row>
        <table:table-row table:style-name="ro1">
          <table:table-cell table:style-name="ce8" table:formula="of:=[.A15]" office:value-type="float" office:value="13.8">
            <text:p>13.80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3.2615287538629">
            <text:p>13.2615</text:p>
          </table:table-cell>
          <table:table-cell table:style-name="ce8" table:formula="of:=[.D15]" office:value-type="float" office:value="29.25">
            <text:p>29.250</text:p>
          </table:table-cell>
          <table:table-cell table:formula="of:=[.E15]-1" office:value-type="float" office:value="-4">
            <text:p>-4</text:p>
          </table:table-cell>
          <table:table-cell table:style-name="ce15" table:formula="of:=[.F15]/1.01" office:value-type="float" office:value="28.1086750761224">
            <text:p>28.1087</text:p>
          </table:table-cell>
          <table:table-cell table:style-name="ce8" table:formula="of:=[.G15]" office:value-type="float" office:value="36.84">
            <text:p>36.840</text:p>
          </table:table-cell>
          <table:table-cell table:formula="of:=[.H15]-1" office:value-type="float" office:value="-4">
            <text:p>-4</text:p>
          </table:table-cell>
          <table:table-cell table:style-name="ce15" table:formula="of:=[.I15]/1.01" office:value-type="float" office:value="35.4025158907469">
            <text:p>35.4025</text:p>
          </table:table-cell>
          <table:table-cell table:style-name="ce8" table:formula="of:=[.J15]" office:value-type="float" office:value="28.9">
            <text:p>28.900</text:p>
          </table:table-cell>
          <table:table-cell table:formula="of:=[.K15]-1" office:value-type="float" office:value="-4">
            <text:p>-4</text:p>
          </table:table-cell>
          <table:table-cell table:style-name="ce15" table:formula="of:=[.L15]/1.01" office:value-type="float" office:value="27.7723319555534">
            <text:p>27.7723</text:p>
          </table:table-cell>
          <table:table-cell table:style-name="ce8" table:formula="of:=[.M15]" office:value-type="float" office:value="28.7">
            <text:p>28.700</text:p>
          </table:table-cell>
          <table:table-cell table:formula="of:=[.N15]-1" office:value-type="float" office:value="-4">
            <text:p>-4</text:p>
          </table:table-cell>
          <table:table-cell table:style-name="ce15" table:formula="of:=[.O15]/1.01" office:value-type="float" office:value="27.5801358866568">
            <text:p>27.5801</text:p>
          </table:table-cell>
          <table:table-cell table:style-name="ce8" table:formula="of:=[.P15]" office:value-type="float" office:value="29.16">
            <text:p>29.160</text:p>
          </table:table-cell>
          <table:table-cell table:formula="of:=[.Q15]-1" office:value-type="float" office:value="-4">
            <text:p>-4</text:p>
          </table:table-cell>
          <table:table-cell table:style-name="ce15" table:formula="of:=[.R15]/1.01" office:value-type="float" office:value="28.0221868451189">
            <text:p>28.0222</text:p>
          </table:table-cell>
          <table:table-cell table:style-name="ce8" table:formula="of:=[.S15]" office:value-type="float" office:value="87.02">
            <text:p>87.020</text:p>
          </table:table-cell>
          <table:table-cell table:formula="of:=[.T15]-1" office:value-type="float" office:value="-4">
            <text:p>-4</text:p>
          </table:table-cell>
          <table:table-cell table:style-name="ce15" table:formula="of:=[.U15]/1.01" office:value-type="float" office:value="83.6245095768947">
            <text:p>83.6245</text:p>
          </table:table-cell>
          <table:table-cell table:style-name="ce8" table:formula="of:=[.V15]" office:value-type="float" office:value="24.1">
            <text:p>24.100</text:p>
          </table:table-cell>
          <table:table-cell table:formula="of:=[.W15]-1" office:value-type="float" office:value="-4">
            <text:p>-4</text:p>
          </table:table-cell>
          <table:table-cell table:style-name="ce15" table:formula="of:=[.X15]/1.01" office:value-type="float" office:value="23.1596263020359">
            <text:p>23.1596</text:p>
          </table:table-cell>
          <table:table-cell table:style-name="ce8" table:formula="of:=[.Y15]" office:value-type="float" office:value="34.04">
            <text:p>34.040</text:p>
          </table:table-cell>
          <table:table-cell table:formula="of:=[.Z15]-1" office:value-type="float" office:value="-4">
            <text:p>-4</text:p>
          </table:table-cell>
          <table:table-cell table:style-name="ce15" table:formula="of:=[.AA15]/1.01" office:value-type="float" office:value="32.7117709261951">
            <text:p>32.7118</text:p>
          </table:table-cell>
          <table:table-cell table:number-columns-repeated="997"/>
        </table:table-row>
        <table:table-row table:style-name="ro1">
          <table:table-cell table:style-name="ce8" table:formula="of:=[.A16]" office:value-type="float" office:value="13.8">
            <text:p>13.800</text:p>
          </table:table-cell>
          <table:table-cell table:style-name="ce5" table:formula="of:=[.B16]-1" office:value-type="float" office:value="-5">
            <text:p>-5</text:p>
          </table:table-cell>
          <table:table-cell table:style-name="ce16" table:formula="of:=[.C16]/1.01" office:value-type="float" office:value="13.1302264889731">
            <text:p>13.1302</text:p>
          </table:table-cell>
          <table:table-cell table:style-name="ce8" table:formula="of:=[.D16]" office:value-type="float" office:value="29.25">
            <text:p>29.250</text:p>
          </table:table-cell>
          <table:table-cell table:style-name="ce5" table:formula="of:=[.E16]-1" office:value-type="float" office:value="-5">
            <text:p>-5</text:p>
          </table:table-cell>
          <table:table-cell table:style-name="ce16" table:formula="of:=[.F16]/1.01" office:value-type="float" office:value="27.8303713624974">
            <text:p>27.8304</text:p>
          </table:table-cell>
          <table:table-cell table:style-name="ce8" table:formula="of:=[.G16]" office:value-type="float" office:value="36.84">
            <text:p>36.840</text:p>
          </table:table-cell>
          <table:table-cell table:style-name="ce5" table:formula="of:=[.H16]-1" office:value-type="float" office:value="-5">
            <text:p>-5</text:p>
          </table:table-cell>
          <table:table-cell table:style-name="ce16" table:formula="of:=[.I16]/1.01" office:value-type="float" office:value="35.0519959314326">
            <text:p>35.0520</text:p>
          </table:table-cell>
          <table:table-cell table:style-name="ce8" table:formula="of:=[.J16]" office:value-type="float" office:value="28.9">
            <text:p>28.900</text:p>
          </table:table-cell>
          <table:table-cell table:style-name="ce5" table:formula="of:=[.K16]-1" office:value-type="float" office:value="-5">
            <text:p>-5</text:p>
          </table:table-cell>
          <table:table-cell table:style-name="ce16" table:formula="of:=[.L16]/1.01" office:value-type="float" office:value="27.497358371835">
            <text:p>27.4974</text:p>
          </table:table-cell>
          <table:table-cell table:style-name="ce8" table:formula="of:=[.M16]" office:value-type="float" office:value="28.7">
            <text:p>28.700</text:p>
          </table:table-cell>
          <table:table-cell table:style-name="ce5" table:formula="of:=[.N16]-1" office:value-type="float" office:value="-5">
            <text:p>-5</text:p>
          </table:table-cell>
          <table:table-cell table:style-name="ce16" table:formula="of:=[.O16]/1.01" office:value-type="float" office:value="27.3070652343137">
            <text:p>27.3071</text:p>
          </table:table-cell>
          <table:table-cell table:style-name="ce8" table:formula="of:=[.P16]" office:value-type="float" office:value="29.16">
            <text:p>29.160</text:p>
          </table:table-cell>
          <table:table-cell table:style-name="ce5" table:formula="of:=[.Q16]-1" office:value-type="float" office:value="-5">
            <text:p>-5</text:p>
          </table:table-cell>
          <table:table-cell table:style-name="ce16" table:formula="of:=[.R16]/1.01" office:value-type="float" office:value="27.7447394506128">
            <text:p>27.7447</text:p>
          </table:table-cell>
          <table:table-cell table:style-name="ce8" table:formula="of:=[.S16]" office:value-type="float" office:value="87.02">
            <text:p>87.020</text:p>
          </table:table-cell>
          <table:table-cell table:style-name="ce5" table:formula="of:=[.T16]-1" office:value-type="float" office:value="-5">
            <text:p>-5</text:p>
          </table:table-cell>
          <table:table-cell table:style-name="ce16" table:formula="of:=[.U16]/1.01" office:value-type="float" office:value="82.7965441355393">
            <text:p>82.7965</text:p>
          </table:table-cell>
          <table:table-cell table:style-name="ce8" table:formula="of:=[.V16]" office:value-type="float" office:value="24.1">
            <text:p>24.100</text:p>
          </table:table-cell>
          <table:table-cell table:style-name="ce5" table:formula="of:=[.W16]-1" office:value-type="float" office:value="-5">
            <text:p>-5</text:p>
          </table:table-cell>
          <table:table-cell table:style-name="ce16" table:formula="of:=[.X16]/1.01" office:value-type="float" office:value="22.9303230713226">
            <text:p>22.9303</text:p>
          </table:table-cell>
          <table:table-cell table:style-name="ce8" table:formula="of:=[.Y16]" office:value-type="float" office:value="34.04">
            <text:p>34.040</text:p>
          </table:table-cell>
          <table:table-cell table:style-name="ce5" table:formula="of:=[.Z16]-1" office:value-type="float" office:value="-5">
            <text:p>-5</text:p>
          </table:table-cell>
          <table:table-cell table:style-name="ce16" table:formula="of:=[.AA16]/1.01" office:value-type="float" office:value="32.3878920061337">
            <text:p>32.3879</text:p>
          </table:table-cell>
          <table:table-cell table:style-name="ce5" table:number-columns-repeated="997"/>
        </table:table-row>
        <table:table-row table:style-name="ro1">
          <table:table-cell table:style-name="ce8" table:formula="of:=[.A17]" office:value-type="float" office:value="13.8">
            <text:p>13.80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3.0002242465081">
            <text:p>13.0002</text:p>
          </table:table-cell>
          <table:table-cell table:style-name="ce8" table:formula="of:=[.D17]" office:value-type="float" office:value="29.25">
            <text:p>29.250</text:p>
          </table:table-cell>
          <table:table-cell table:formula="of:=[.E17]-1" office:value-type="float" office:value="-6">
            <text:p>-6</text:p>
          </table:table-cell>
          <table:table-cell table:style-name="ce15" table:formula="of:=[.F17]/1.01" office:value-type="float" office:value="27.5548231311855">
            <text:p>27.5548</text:p>
          </table:table-cell>
          <table:table-cell table:style-name="ce8" table:formula="of:=[.G17]" office:value-type="float" office:value="36.84">
            <text:p>36.840</text:p>
          </table:table-cell>
          <table:table-cell table:formula="of:=[.H17]-1" office:value-type="float" office:value="-6">
            <text:p>-6</text:p>
          </table:table-cell>
          <table:table-cell table:style-name="ce15" table:formula="of:=[.I17]/1.01" office:value-type="float" office:value="34.704946466765">
            <text:p>34.7049</text:p>
          </table:table-cell>
          <table:table-cell table:style-name="ce8" table:formula="of:=[.J17]" office:value-type="float" office:value="28.9">
            <text:p>28.900</text:p>
          </table:table-cell>
          <table:table-cell table:formula="of:=[.K17]-1" office:value-type="float" office:value="-6">
            <text:p>-6</text:p>
          </table:table-cell>
          <table:table-cell table:style-name="ce15" table:formula="of:=[.L17]/1.01" office:value-type="float" office:value="27.2251072988466">
            <text:p>27.2251</text:p>
          </table:table-cell>
          <table:table-cell table:style-name="ce8" table:formula="of:=[.M17]" office:value-type="float" office:value="28.7">
            <text:p>28.700</text:p>
          </table:table-cell>
          <table:table-cell table:formula="of:=[.N17]-1" office:value-type="float" office:value="-6">
            <text:p>-6</text:p>
          </table:table-cell>
          <table:table-cell table:style-name="ce15" table:formula="of:=[.O17]/1.01" office:value-type="float" office:value="27.0366982517957">
            <text:p>27.0367</text:p>
          </table:table-cell>
          <table:table-cell table:style-name="ce8" table:formula="of:=[.P17]" office:value-type="float" office:value="29.16">
            <text:p>29.160</text:p>
          </table:table-cell>
          <table:table-cell table:formula="of:=[.Q17]-1" office:value-type="float" office:value="-6">
            <text:p>-6</text:p>
          </table:table-cell>
          <table:table-cell table:style-name="ce15" table:formula="of:=[.R17]/1.01" office:value-type="float" office:value="27.4700390600127">
            <text:p>27.4700</text:p>
          </table:table-cell>
          <table:table-cell table:style-name="ce8" table:formula="of:=[.S17]" office:value-type="float" office:value="87.02">
            <text:p>87.020</text:p>
          </table:table-cell>
          <table:table-cell table:formula="of:=[.T17]-1" office:value-type="float" office:value="-6">
            <text:p>-6</text:p>
          </table:table-cell>
          <table:table-cell table:style-name="ce15" table:formula="of:=[.U17]/1.01" office:value-type="float" office:value="81.9767763718211">
            <text:p>81.9768</text:p>
          </table:table-cell>
          <table:table-cell table:style-name="ce8" table:formula="of:=[.V17]" office:value-type="float" office:value="24.1">
            <text:p>24.100</text:p>
          </table:table-cell>
          <table:table-cell table:formula="of:=[.W17]-1" office:value-type="float" office:value="-6">
            <text:p>-6</text:p>
          </table:table-cell>
          <table:table-cell table:style-name="ce15" table:formula="of:=[.X17]/1.01" office:value-type="float" office:value="22.7032901696264">
            <text:p>22.7033</text:p>
          </table:table-cell>
          <table:table-cell table:style-name="ce8" table:formula="of:=[.Y17]" office:value-type="float" office:value="34.04">
            <text:p>34.040</text:p>
          </table:table-cell>
          <table:table-cell table:formula="of:=[.Z17]-1" office:value-type="float" office:value="-6">
            <text:p>-6</text:p>
          </table:table-cell>
          <table:table-cell table:style-name="ce15" table:formula="of:=[.AA17]/1.01" office:value-type="float" office:value="32.0672198080532">
            <text:p>32.0672</text:p>
          </table:table-cell>
          <table:table-cell table:number-columns-repeated="997"/>
        </table:table-row>
        <table:table-row table:style-name="ro1">
          <table:table-cell table:style-name="ce8" table:formula="of:=[.A18]" office:value-type="float" office:value="13.8">
            <text:p>13.80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12.8715091549585">
            <text:p>12.8715</text:p>
          </table:table-cell>
          <table:table-cell table:style-name="ce8" table:formula="of:=[.D18]" office:value-type="float" office:value="29.25">
            <text:p>29.250</text:p>
          </table:table-cell>
          <table:table-cell table:formula="of:=[.E18]-1" office:value-type="float" office:value="-7">
            <text:p>-7</text:p>
          </table:table-cell>
          <table:table-cell table:style-name="ce15" table:formula="of:=[.F18]/1.01" office:value-type="float" office:value="27.2820031001837">
            <text:p>27.2820</text:p>
          </table:table-cell>
          <table:table-cell table:style-name="ce8" table:formula="of:=[.G18]" office:value-type="float" office:value="36.84">
            <text:p>36.840</text:p>
          </table:table-cell>
          <table:table-cell table:formula="of:=[.H18]-1" office:value-type="float" office:value="-7">
            <text:p>-7</text:p>
          </table:table-cell>
          <table:table-cell table:style-name="ce15" table:formula="of:=[.I18]/1.01" office:value-type="float" office:value="34.3613331354109">
            <text:p>34.3613</text:p>
          </table:table-cell>
          <table:table-cell table:style-name="ce8" table:formula="of:=[.J18]" office:value-type="float" office:value="28.9">
            <text:p>28.900</text:p>
          </table:table-cell>
          <table:table-cell table:formula="of:=[.K18]-1" office:value-type="float" office:value="-7">
            <text:p>-7</text:p>
          </table:table-cell>
          <table:table-cell table:style-name="ce15" table:formula="of:=[.L18]/1.01" office:value-type="float" office:value="26.9555517810362">
            <text:p>26.9556</text:p>
          </table:table-cell>
          <table:table-cell table:style-name="ce8" table:formula="of:=[.M18]" office:value-type="float" office:value="28.7">
            <text:p>28.700</text:p>
          </table:table-cell>
          <table:table-cell table:formula="of:=[.N18]-1" office:value-type="float" office:value="-7">
            <text:p>-7</text:p>
          </table:table-cell>
          <table:table-cell table:style-name="ce15" table:formula="of:=[.O18]/1.01" office:value-type="float" office:value="26.7690081700948">
            <text:p>26.7690</text:p>
          </table:table-cell>
          <table:table-cell table:style-name="ce8" table:formula="of:=[.P18]" office:value-type="float" office:value="29.16">
            <text:p>29.160</text:p>
          </table:table-cell>
          <table:table-cell table:formula="of:=[.Q18]-1" office:value-type="float" office:value="-7">
            <text:p>-7</text:p>
          </table:table-cell>
          <table:table-cell table:style-name="ce15" table:formula="of:=[.R18]/1.01" office:value-type="float" office:value="27.1980584752601">
            <text:p>27.1981</text:p>
          </table:table-cell>
          <table:table-cell table:style-name="ce8" table:formula="of:=[.S18]" office:value-type="float" office:value="87.02">
            <text:p>87.020</text:p>
          </table:table-cell>
          <table:table-cell table:formula="of:=[.T18]-1" office:value-type="float" office:value="-7">
            <text:p>-7</text:p>
          </table:table-cell>
          <table:table-cell table:style-name="ce15" table:formula="of:=[.U18]/1.01" office:value-type="float" office:value="81.1651251206149">
            <text:p>81.1651</text:p>
          </table:table-cell>
          <table:table-cell table:style-name="ce8" table:formula="of:=[.V18]" office:value-type="float" office:value="24.1">
            <text:p>24.100</text:p>
          </table:table-cell>
          <table:table-cell table:formula="of:=[.W18]-1" office:value-type="float" office:value="-7">
            <text:p>-7</text:p>
          </table:table-cell>
          <table:table-cell table:style-name="ce15" table:formula="of:=[.X18]/1.01" office:value-type="float" office:value="22.478505118442">
            <text:p>22.4785</text:p>
          </table:table-cell>
          <table:table-cell table:style-name="ce8" table:formula="of:=[.Y18]" office:value-type="float" office:value="34.04">
            <text:p>34.040</text:p>
          </table:table-cell>
          <table:table-cell table:formula="of:=[.Z18]-1" office:value-type="float" office:value="-7">
            <text:p>-7</text:p>
          </table:table-cell>
          <table:table-cell table:style-name="ce15" table:formula="of:=[.AA18]/1.01" office:value-type="float" office:value="31.7497225822309">
            <text:p>31.7497</text:p>
          </table:table-cell>
          <table:table-cell table:number-columns-repeated="997"/>
        </table:table-row>
        <table:table-row table:style-name="ro1">
          <table:table-cell table:style-name="ce8" table:formula="of:=[.A19]" office:value-type="float" office:value="13.8">
            <text:p>13.80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2.7440684702559">
            <text:p>12.7441</text:p>
          </table:table-cell>
          <table:table-cell table:style-name="ce8" table:formula="of:=[.D19]" office:value-type="float" office:value="29.25">
            <text:p>29.250</text:p>
          </table:table-cell>
          <table:table-cell table:formula="of:=[.E19]-1" office:value-type="float" office:value="-8">
            <text:p>-8</text:p>
          </table:table-cell>
          <table:table-cell table:style-name="ce15" table:formula="of:=[.F19]/1.01" office:value-type="float" office:value="27.0118842576076">
            <text:p>27.0119</text:p>
          </table:table-cell>
          <table:table-cell table:style-name="ce8" table:formula="of:=[.G19]" office:value-type="float" office:value="36.84">
            <text:p>36.840</text:p>
          </table:table-cell>
          <table:table-cell table:formula="of:=[.H19]-1" office:value-type="float" office:value="-8">
            <text:p>-8</text:p>
          </table:table-cell>
          <table:table-cell table:style-name="ce15" table:formula="of:=[.I19]/1.01" office:value-type="float" office:value="34.0211219162484">
            <text:p>34.0211</text:p>
          </table:table-cell>
          <table:table-cell table:style-name="ce8" table:formula="of:=[.J19]" office:value-type="float" office:value="28.9">
            <text:p>28.900</text:p>
          </table:table-cell>
          <table:table-cell table:formula="of:=[.K19]-1" office:value-type="float" office:value="-8">
            <text:p>-8</text:p>
          </table:table-cell>
          <table:table-cell table:style-name="ce15" table:formula="of:=[.L19]/1.01" office:value-type="float" office:value="26.6886651297388">
            <text:p>26.6887</text:p>
          </table:table-cell>
          <table:table-cell table:style-name="ce8" table:formula="of:=[.M19]" office:value-type="float" office:value="28.7">
            <text:p>28.700</text:p>
          </table:table-cell>
          <table:table-cell table:formula="of:=[.N19]-1" office:value-type="float" office:value="-8">
            <text:p>-8</text:p>
          </table:table-cell>
          <table:table-cell table:style-name="ce15" table:formula="of:=[.O19]/1.01" office:value-type="float" office:value="26.5039684852424">
            <text:p>26.5040</text:p>
          </table:table-cell>
          <table:table-cell table:style-name="ce8" table:formula="of:=[.P19]" office:value-type="float" office:value="29.16">
            <text:p>29.160</text:p>
          </table:table-cell>
          <table:table-cell table:formula="of:=[.Q19]-1" office:value-type="float" office:value="-8">
            <text:p>-8</text:p>
          </table:table-cell>
          <table:table-cell table:style-name="ce15" table:formula="of:=[.R19]/1.01" office:value-type="float" office:value="26.9287707675842">
            <text:p>26.9288</text:p>
          </table:table-cell>
          <table:table-cell table:style-name="ce8" table:formula="of:=[.S19]" office:value-type="float" office:value="87.02">
            <text:p>87.020</text:p>
          </table:table-cell>
          <table:table-cell table:formula="of:=[.T19]-1" office:value-type="float" office:value="-8">
            <text:p>-8</text:p>
          </table:table-cell>
          <table:table-cell table:style-name="ce15" table:formula="of:=[.U19]/1.01" office:value-type="float" office:value="80.3615100204108">
            <text:p>80.3615</text:p>
          </table:table-cell>
          <table:table-cell table:style-name="ce8" table:formula="of:=[.V19]" office:value-type="float" office:value="24.1">
            <text:p>24.100</text:p>
          </table:table-cell>
          <table:table-cell table:formula="of:=[.W19]-1" office:value-type="float" office:value="-8">
            <text:p>-8</text:p>
          </table:table-cell>
          <table:table-cell table:style-name="ce15" table:formula="of:=[.X19]/1.01" office:value-type="float" office:value="22.2559456618237">
            <text:p>22.2559</text:p>
          </table:table-cell>
          <table:table-cell table:style-name="ce8" table:formula="of:=[.Y19]" office:value-type="float" office:value="34.04">
            <text:p>34.040</text:p>
          </table:table-cell>
          <table:table-cell table:formula="of:=[.Z19]-1" office:value-type="float" office:value="-8">
            <text:p>-8</text:p>
          </table:table-cell>
          <table:table-cell table:style-name="ce15" table:formula="of:=[.AA19]/1.01" office:value-type="float" office:value="31.4353688932979">
            <text:p>31.4354</text:p>
          </table:table-cell>
          <table:table-cell table:number-columns-repeated="997"/>
        </table:table-row>
        <table:table-row table:style-name="ro1">
          <table:table-cell table:style-name="ce8" table:formula="of:=[.A20]" office:value-type="float" office:value="13.8">
            <text:p>13.80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2.6178895745108">
            <text:p>12.6179</text:p>
          </table:table-cell>
          <table:table-cell table:style-name="ce8" table:formula="of:=[.D20]" office:value-type="float" office:value="29.25">
            <text:p>29.250</text:p>
          </table:table-cell>
          <table:table-cell table:formula="of:=[.E20]-1" office:value-type="float" office:value="-9">
            <text:p>-9</text:p>
          </table:table-cell>
          <table:table-cell table:style-name="ce15" table:formula="of:=[.F20]/1.01" office:value-type="float" office:value="26.7444398590175">
            <text:p>26.7444</text:p>
          </table:table-cell>
          <table:table-cell table:style-name="ce8" table:formula="of:=[.G20]" office:value-type="float" office:value="36.84">
            <text:p>36.840</text:p>
          </table:table-cell>
          <table:table-cell table:formula="of:=[.H20]-1" office:value-type="float" office:value="-9">
            <text:p>-9</text:p>
          </table:table-cell>
          <table:table-cell table:style-name="ce15" table:formula="of:=[.I20]/1.01" office:value-type="float" office:value="33.6842791249984">
            <text:p>33.6843</text:p>
          </table:table-cell>
          <table:table-cell table:style-name="ce8" table:formula="of:=[.J20]" office:value-type="float" office:value="28.9">
            <text:p>28.900</text:p>
          </table:table-cell>
          <table:table-cell table:formula="of:=[.K20]-1" office:value-type="float" office:value="-9">
            <text:p>-9</text:p>
          </table:table-cell>
          <table:table-cell table:style-name="ce15" table:formula="of:=[.L20]/1.01" office:value-type="float" office:value="26.4244209205335">
            <text:p>26.4244</text:p>
          </table:table-cell>
          <table:table-cell table:style-name="ce8" table:formula="of:=[.M20]" office:value-type="float" office:value="28.7">
            <text:p>28.700</text:p>
          </table:table-cell>
          <table:table-cell table:formula="of:=[.N20]-1" office:value-type="float" office:value="-9">
            <text:p>-9</text:p>
          </table:table-cell>
          <table:table-cell table:style-name="ce15" table:formula="of:=[.O20]/1.01" office:value-type="float" office:value="26.2415529556855">
            <text:p>26.2416</text:p>
          </table:table-cell>
          <table:table-cell table:style-name="ce8" table:formula="of:=[.P20]" office:value-type="float" office:value="29.16">
            <text:p>29.160</text:p>
          </table:table-cell>
          <table:table-cell table:formula="of:=[.Q20]-1" office:value-type="float" office:value="-9">
            <text:p>-9</text:p>
          </table:table-cell>
          <table:table-cell table:style-name="ce15" table:formula="of:=[.R20]/1.01" office:value-type="float" office:value="26.6621492748359">
            <text:p>26.6621</text:p>
          </table:table-cell>
          <table:table-cell table:style-name="ce8" table:formula="of:=[.S20]" office:value-type="float" office:value="87.02">
            <text:p>87.020</text:p>
          </table:table-cell>
          <table:table-cell table:formula="of:=[.T20]-1" office:value-type="float" office:value="-9">
            <text:p>-9</text:p>
          </table:table-cell>
          <table:table-cell table:style-name="ce15" table:formula="of:=[.U20]/1.01" office:value-type="float" office:value="79.5658515053573">
            <text:p>79.5659</text:p>
          </table:table-cell>
          <table:table-cell table:style-name="ce8" table:formula="of:=[.V20]" office:value-type="float" office:value="24.1">
            <text:p>24.100</text:p>
          </table:table-cell>
          <table:table-cell table:formula="of:=[.W20]-1" office:value-type="float" office:value="-9">
            <text:p>-9</text:p>
          </table:table-cell>
          <table:table-cell table:style-name="ce15" table:formula="of:=[.X20]/1.01" office:value-type="float" office:value="22.0355897641819">
            <text:p>22.0356</text:p>
          </table:table-cell>
          <table:table-cell table:style-name="ce8" table:formula="of:=[.Y20]" office:value-type="float" office:value="34.04">
            <text:p>34.040</text:p>
          </table:table-cell>
          <table:table-cell table:formula="of:=[.Z20]-1" office:value-type="float" office:value="-9">
            <text:p>-9</text:p>
          </table:table-cell>
          <table:table-cell table:style-name="ce15" table:formula="of:=[.AA20]/1.01" office:value-type="float" office:value="31.1241276171266">
            <text:p>31.1241</text:p>
          </table:table-cell>
          <table:table-cell table:number-columns-repeated="997"/>
        </table:table-row>
        <table:table-row table:style-name="ro1">
          <table:table-cell table:style-name="ce8" table:formula="of:=[.A21]" office:value-type="float" office:value="13.8">
            <text:p>13.80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12.4929599747632">
            <text:p>12.4930</text:p>
          </table:table-cell>
          <table:table-cell table:style-name="ce8" table:formula="of:=[.D21]" office:value-type="float" office:value="29.25">
            <text:p>29.250</text:p>
          </table:table-cell>
          <table:table-cell table:formula="of:=[.E21]-1" office:value-type="float" office:value="-10">
            <text:p>-10</text:p>
          </table:table-cell>
          <table:table-cell table:style-name="ce15" table:formula="of:=[.F21]/1.01" office:value-type="float" office:value="26.4796434247698">
            <text:p>26.4796</text:p>
          </table:table-cell>
          <table:table-cell table:style-name="ce8" table:formula="of:=[.G21]" office:value-type="float" office:value="36.84">
            <text:p>36.840</text:p>
          </table:table-cell>
          <table:table-cell table:formula="of:=[.H21]-1" office:value-type="float" office:value="-10">
            <text:p>-10</text:p>
          </table:table-cell>
          <table:table-cell table:style-name="ce15" table:formula="of:=[.I21]/1.01" office:value-type="float" office:value="33.3507714108895">
            <text:p>33.3508</text:p>
          </table:table-cell>
          <table:table-cell table:style-name="ce8" table:formula="of:=[.J21]" office:value-type="float" office:value="28.9">
            <text:p>28.900</text:p>
          </table:table-cell>
          <table:table-cell table:formula="of:=[.K21]-1" office:value-type="float" office:value="-10">
            <text:p>-10</text:p>
          </table:table-cell>
          <table:table-cell table:style-name="ce15" table:formula="of:=[.L21]/1.01" office:value-type="float" office:value="26.1627929906272">
            <text:p>26.1628</text:p>
          </table:table-cell>
          <table:table-cell table:style-name="ce8" table:formula="of:=[.M21]" office:value-type="float" office:value="28.7">
            <text:p>28.700</text:p>
          </table:table-cell>
          <table:table-cell table:formula="of:=[.N21]-1" office:value-type="float" office:value="-10">
            <text:p>-10</text:p>
          </table:table-cell>
          <table:table-cell table:style-name="ce15" table:formula="of:=[.O21]/1.01" office:value-type="float" office:value="25.9817355996886">
            <text:p>25.9817</text:p>
          </table:table-cell>
          <table:table-cell table:style-name="ce8" table:formula="of:=[.P21]" office:value-type="float" office:value="29.16">
            <text:p>29.160</text:p>
          </table:table-cell>
          <table:table-cell table:formula="of:=[.Q21]-1" office:value-type="float" office:value="-10">
            <text:p>-10</text:p>
          </table:table-cell>
          <table:table-cell table:style-name="ce15" table:formula="of:=[.R21]/1.01" office:value-type="float" office:value="26.3981675988474">
            <text:p>26.3982</text:p>
          </table:table-cell>
          <table:table-cell table:style-name="ce8" table:formula="of:=[.S21]" office:value-type="float" office:value="87.02">
            <text:p>87.020</text:p>
          </table:table-cell>
          <table:table-cell table:formula="of:=[.T21]-1" office:value-type="float" office:value="-10">
            <text:p>-10</text:p>
          </table:table-cell>
          <table:table-cell table:style-name="ce15" table:formula="of:=[.U21]/1.01" office:value-type="float" office:value="78.7780707973834">
            <text:p>78.7781</text:p>
          </table:table-cell>
          <table:table-cell table:style-name="ce8" table:formula="of:=[.V21]" office:value-type="float" office:value="24.1">
            <text:p>24.100</text:p>
          </table:table-cell>
          <table:table-cell table:formula="of:=[.W21]-1" office:value-type="float" office:value="-10">
            <text:p>-10</text:p>
          </table:table-cell>
          <table:table-cell table:style-name="ce15" table:formula="of:=[.X21]/1.01" office:value-type="float" office:value="21.8174156081009">
            <text:p>21.8174</text:p>
          </table:table-cell>
          <table:table-cell table:style-name="ce8" table:formula="of:=[.Y21]" office:value-type="float" office:value="34.04">
            <text:p>34.040</text:p>
          </table:table-cell>
          <table:table-cell table:formula="of:=[.Z21]-1" office:value-type="float" office:value="-10">
            <text:p>-10</text:p>
          </table:table-cell>
          <table:table-cell table:style-name="ce15" table:formula="of:=[.AA21]/1.01" office:value-type="float" office:value="30.8159679377491">
            <text:p>30.816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5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5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5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5"/>
          <table:table-cell table:style-name="ce5" office:value-type="string">
            <text:p>.172.</text:p>
          </table:table-cell>
          <table:table-cell table:formula="of:=SUM([.W25:.W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Z25:.Z43])" office:value-type="float" office:value="9.5">
            <text:p>9.5</text:p>
          </table:table-cell>
          <table:table-cell table:style-name="ce15"/>
          <table:table-cell table:number-columns-repeated="997"/>
        </table:table-row>
        <table:table-row table:style-name="ro1">
          <table:table-cell table:style-name="ce7" office:value-type="float" office:value="1.32">
            <text:p>1.320</text:p>
          </table:table-cell>
          <table:table-cell office:value-type="float" office:value="10">
            <text:p>10</text:p>
          </table:table-cell>
          <table:table-cell table:formula="of:=[.C26]*1.01" office:value-type="float" office:value="1.45810120554279">
            <text:p>1.4581</text:p>
          </table:table-cell>
          <table:table-cell table:style-name="ce7" office:value-type="float" office:value="1.458">
            <text:p>1.458</text:p>
          </table:table-cell>
          <table:table-cell office:value-type="float" office:value="10">
            <text:p>10</text:p>
          </table:table-cell>
          <table:table-cell table:style-name="ce15" table:formula="of:=[.F26]*1.01" office:value-type="float" office:value="1.61053905884954">
            <text:p>1.6105</text:p>
          </table:table-cell>
          <table:table-cell table:style-name="ce7" office:value-type="float" office:value="30.28">
            <text:p>30.280</text:p>
          </table:table-cell>
          <table:table-cell office:value-type="float" office:value="10">
            <text:p>10</text:p>
          </table:table-cell>
          <table:table-cell table:style-name="ce15" table:formula="of:=[.I26]*1.01" office:value-type="float" office:value="33.4479579574513">
            <text:p>33.4480</text:p>
          </table:table-cell>
          <table:table-cell table:style-name="ce7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5" table:formula="of:=[.L26]*1.01" office:value-type="float" office:value="1.44263649578703">
            <text:p>1.4426</text:p>
          </table:table-cell>
          <table:table-cell table:style-name="ce7" office:value-type="float" office:value="1.578">
            <text:p>1.578</text:p>
          </table:table-cell>
          <table:table-cell office:value-type="float" office:value="10">
            <text:p>10</text:p>
          </table:table-cell>
          <table:table-cell table:style-name="ce15" table:formula="of:=[.O26]*1.01" office:value-type="float" office:value="1.74309371389888">
            <text:p>1.7431</text:p>
          </table:table-cell>
          <table:table-cell table:style-name="ce7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5" table:formula="of:=[.R26]*1.01" office:value-type="float" office:value="1.43490414090915">
            <text:p>1.4349</text:p>
          </table:table-cell>
          <table:table-cell table:style-name="ce7" office:value-type="float" office:value="1.236">
            <text:p>1.236</text:p>
          </table:table-cell>
          <table:table-cell office:value-type="float" office:value="10">
            <text:p>10</text:p>
          </table:table-cell>
          <table:table-cell table:style-name="ce15" table:formula="of:=[.U26]*1.01" office:value-type="float" office:value="1.36531294700825">
            <text:p>1.3653</text:p>
          </table:table-cell>
          <table:table-cell table:style-name="ce7" office:value-type="float" office:value="1.52">
            <text:p>1.520</text:p>
          </table:table-cell>
          <table:table-cell office:value-type="float" office:value="10">
            <text:p>10</text:p>
          </table:table-cell>
          <table:table-cell table:style-name="ce15" table:formula="of:=[.X26]*1.01" office:value-type="float" office:value="1.67902563062503">
            <text:p>1.6790</text:p>
          </table:table-cell>
          <table:table-cell table:style-name="ce7" office:value-type="float" office:value="1.705">
            <text:p>1.705</text:p>
          </table:table-cell>
          <table:table-cell table:formula="of:=[.Z26]+0.5" office:value-type="float" office:value="5">
            <text:p>5</text:p>
          </table:table-cell>
          <table:table-cell table:style-name="ce15" table:formula="of:=[.AA26]*1.005" office:value-type="float" office:value="1.79219392512955">
            <text:p>1.7922</text:p>
          </table:table-cell>
          <table:table-cell table:number-columns-repeated="997"/>
        </table:table-row>
        <table:table-row table:style-name="ro1">
          <table:table-cell table:style-name="ce8" table:formula="of:=[.A25]" office:value-type="float" office:value="1.32">
            <text:p>1.3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44366455994336">
            <text:p>1.4437</text:p>
          </table:table-cell>
          <table:table-cell table:style-name="ce8" table:formula="of:=[.D25]" office:value-type="float" office:value="1.458">
            <text:p>1.458</text:p>
          </table:table-cell>
          <table:table-cell table:formula="of:=[.E25]-1" office:value-type="float" office:value="9">
            <text:p>9</text:p>
          </table:table-cell>
          <table:table-cell table:style-name="ce15" table:formula="of:=[.F27]*1.01" office:value-type="float" office:value="1.5945931275738">
            <text:p>1.5946</text:p>
          </table:table-cell>
          <table:table-cell table:style-name="ce8" table:formula="of:=[.G25]" office:value-type="float" office:value="30.28">
            <text:p>30.280</text:p>
          </table:table-cell>
          <table:table-cell table:formula="of:=[.H25]-1" office:value-type="float" office:value="9">
            <text:p>9</text:p>
          </table:table-cell>
          <table:table-cell table:style-name="ce15" table:formula="of:=[.I27]*1.01" office:value-type="float" office:value="33.1167900568825">
            <text:p>33.1168</text:p>
          </table:table-cell>
          <table:table-cell table:style-name="ce8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5" table:formula="of:=[.L27]*1.01" office:value-type="float" office:value="1.42835296612578">
            <text:p>1.4284</text:p>
          </table:table-cell>
          <table:table-cell table:style-name="ce8" table:formula="of:=[.M25]" office:value-type="float" office:value="1.578">
            <text:p>1.578</text:p>
          </table:table-cell>
          <table:table-cell table:formula="of:=[.N25]-1" office:value-type="float" office:value="9">
            <text:p>9</text:p>
          </table:table-cell>
          <table:table-cell table:style-name="ce15" table:formula="of:=[.O27]*1.01" office:value-type="float" office:value="1.72583536029592">
            <text:p>1.7258</text:p>
          </table:table-cell>
          <table:table-cell table:style-name="ce8" table:formula="of:=[.P25]" office:value-type="float" office:value="1.299">
            <text:p>1.299</text:p>
          </table:table-cell>
          <table:table-cell table:formula="of:=[.Q25]-1" office:value-type="float" office:value="9">
            <text:p>9</text:p>
          </table:table-cell>
          <table:table-cell table:style-name="ce15" table:formula="of:=[.R27]*1.01" office:value-type="float" office:value="1.42069716921698">
            <text:p>1.4207</text:p>
          </table:table-cell>
          <table:table-cell table:style-name="ce8" table:formula="of:=[.S25]" office:value-type="float" office:value="1.236">
            <text:p>1.236</text:p>
          </table:table-cell>
          <table:table-cell table:formula="of:=[.T25]-1" office:value-type="float" office:value="9">
            <text:p>9</text:p>
          </table:table-cell>
          <table:table-cell table:style-name="ce15" table:formula="of:=[.U27]*1.01" office:value-type="float" office:value="1.35179499703787">
            <text:p>1.3518</text:p>
          </table:table-cell>
          <table:table-cell table:style-name="ce8" table:formula="of:=[.V25]" office:value-type="float" office:value="1.52">
            <text:p>1.520</text:p>
          </table:table-cell>
          <table:table-cell table:formula="of:=[.W25]-1" office:value-type="float" office:value="9">
            <text:p>9</text:p>
          </table:table-cell>
          <table:table-cell table:style-name="ce15" table:formula="of:=[.X27]*1.01" office:value-type="float" office:value="1.66240161448023">
            <text:p>1.6624</text:p>
          </table:table-cell>
          <table:table-cell table:style-name="ce8" table:formula="of:=[.Y25]" office:value-type="float" office:value="1.705">
            <text:p>1.705</text:p>
          </table:table-cell>
          <table:table-cell table:formula="of:=[.Z27]+0.5" office:value-type="float" office:value="4.5">
            <text:p>4.5</text:p>
          </table:table-cell>
          <table:table-cell table:style-name="ce15" table:formula="of:=[.AA27]*1.005" office:value-type="float" office:value="1.78327753744234">
            <text:p>1.7833</text:p>
          </table:table-cell>
          <table:table-cell table:number-columns-repeated="997"/>
        </table:table-row>
        <table:table-row table:style-name="ro1">
          <table:table-cell table:style-name="ce8" table:formula="of:=[.A26]" office:value-type="float" office:value="1.32">
            <text:p>1.3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42937085142907">
            <text:p>1.4294</text:p>
          </table:table-cell>
          <table:table-cell table:style-name="ce8" table:formula="of:=[.D26]" office:value-type="float" office:value="1.458">
            <text:p>1.458</text:p>
          </table:table-cell>
          <table:table-cell table:formula="of:=[.E26]-1" office:value-type="float" office:value="8">
            <text:p>8</text:p>
          </table:table-cell>
          <table:table-cell table:style-name="ce15" table:formula="of:=[.F28]*1.01" office:value-type="float" office:value="1.57880507680574">
            <text:p>1.5788</text:p>
          </table:table-cell>
          <table:table-cell table:style-name="ce8" table:formula="of:=[.G26]" office:value-type="float" office:value="30.28">
            <text:p>30.280</text:p>
          </table:table-cell>
          <table:table-cell table:formula="of:=[.H26]-1" office:value-type="float" office:value="8">
            <text:p>8</text:p>
          </table:table-cell>
          <table:table-cell table:style-name="ce15" table:formula="of:=[.I28]*1.01" office:value-type="float" office:value="32.7889010464183">
            <text:p>32.7889</text:p>
          </table:table-cell>
          <table:table-cell table:style-name="ce8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5" table:formula="of:=[.L28]*1.01" office:value-type="float" office:value="1.41421085755027">
            <text:p>1.4142</text:p>
          </table:table-cell>
          <table:table-cell table:style-name="ce8" table:formula="of:=[.M26]" office:value-type="float" office:value="1.578">
            <text:p>1.578</text:p>
          </table:table-cell>
          <table:table-cell table:formula="of:=[.N26]-1" office:value-type="float" office:value="8">
            <text:p>8</text:p>
          </table:table-cell>
          <table:table-cell table:style-name="ce15" table:formula="of:=[.O28]*1.01" office:value-type="float" office:value="1.70874788148111">
            <text:p>1.7087</text:p>
          </table:table-cell>
          <table:table-cell table:style-name="ce8" table:formula="of:=[.P26]" office:value-type="float" office:value="1.299">
            <text:p>1.299</text:p>
          </table:table-cell>
          <table:table-cell table:formula="of:=[.Q26]-1" office:value-type="float" office:value="8">
            <text:p>8</text:p>
          </table:table-cell>
          <table:table-cell table:style-name="ce15" table:formula="of:=[.R28]*1.01" office:value-type="float" office:value="1.40663086061088">
            <text:p>1.4066</text:p>
          </table:table-cell>
          <table:table-cell table:style-name="ce8" table:formula="of:=[.S26]" office:value-type="float" office:value="1.236">
            <text:p>1.236</text:p>
          </table:table-cell>
          <table:table-cell table:formula="of:=[.T26]-1" office:value-type="float" office:value="8">
            <text:p>8</text:p>
          </table:table-cell>
          <table:table-cell table:style-name="ce15" table:formula="of:=[.U28]*1.01" office:value-type="float" office:value="1.33841088815631">
            <text:p>1.3384</text:p>
          </table:table-cell>
          <table:table-cell table:style-name="ce8" table:formula="of:=[.V26]" office:value-type="float" office:value="1.52">
            <text:p>1.520</text:p>
          </table:table-cell>
          <table:table-cell table:formula="of:=[.W26]-1" office:value-type="float" office:value="8">
            <text:p>8</text:p>
          </table:table-cell>
          <table:table-cell table:style-name="ce15" table:formula="of:=[.X28]*1.01" office:value-type="float" office:value="1.64594219255468">
            <text:p>1.6459</text:p>
          </table:table-cell>
          <table:table-cell table:style-name="ce8" table:formula="of:=[.Y26]" office:value-type="float" office:value="1.705">
            <text:p>1.705</text:p>
          </table:table-cell>
          <table:table-cell table:formula="of:=[.Z28]+0.5" office:value-type="float" office:value="4">
            <text:p>4</text:p>
          </table:table-cell>
          <table:table-cell table:style-name="ce15" table:formula="of:=[.AA28]*1.005" office:value-type="float" office:value="1.77440550989287">
            <text:p>1.7744</text:p>
          </table:table-cell>
          <table:table-cell table:number-columns-repeated="997"/>
        </table:table-row>
        <table:table-row table:style-name="ro1">
          <table:table-cell table:style-name="ce8" table:formula="of:=[.A27]" office:value-type="float" office:value="1.32">
            <text:p>1.3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41521866478125">
            <text:p>1.4152</text:p>
          </table:table-cell>
          <table:table-cell table:style-name="ce8" table:formula="of:=[.D27]" office:value-type="float" office:value="1.458">
            <text:p>1.458</text:p>
          </table:table-cell>
          <table:table-cell table:formula="of:=[.E27]-1" office:value-type="float" office:value="7">
            <text:p>7</text:p>
          </table:table-cell>
          <table:table-cell table:style-name="ce15" table:formula="of:=[.F29]*1.01" office:value-type="float" office:value="1.56317334337202">
            <text:p>1.5632</text:p>
          </table:table-cell>
          <table:table-cell table:style-name="ce8" table:formula="of:=[.G27]" office:value-type="float" office:value="30.28">
            <text:p>30.280</text:p>
          </table:table-cell>
          <table:table-cell table:formula="of:=[.H27]-1" office:value-type="float" office:value="7">
            <text:p>7</text:p>
          </table:table-cell>
          <table:table-cell table:style-name="ce15" table:formula="of:=[.I29]*1.01" office:value-type="float" office:value="32.4642584618003">
            <text:p>32.4643</text:p>
          </table:table-cell>
          <table:table-cell table:style-name="ce8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5" table:formula="of:=[.L29]*1.01" office:value-type="float" office:value="1.40020876985176">
            <text:p>1.4002</text:p>
          </table:table-cell>
          <table:table-cell table:style-name="ce8" table:formula="of:=[.M27]" office:value-type="float" office:value="1.578">
            <text:p>1.578</text:p>
          </table:table-cell>
          <table:table-cell table:formula="of:=[.N27]-1" office:value-type="float" office:value="7">
            <text:p>7</text:p>
          </table:table-cell>
          <table:table-cell table:style-name="ce15" table:formula="of:=[.O29]*1.01" office:value-type="float" office:value="1.69182958562486">
            <text:p>1.6918</text:p>
          </table:table-cell>
          <table:table-cell table:style-name="ce8" table:formula="of:=[.P27]" office:value-type="float" office:value="1.299">
            <text:p>1.299</text:p>
          </table:table-cell>
          <table:table-cell table:formula="of:=[.Q27]-1" office:value-type="float" office:value="7">
            <text:p>7</text:p>
          </table:table-cell>
          <table:table-cell table:style-name="ce15" table:formula="of:=[.R29]*1.01" office:value-type="float" office:value="1.39270382238701">
            <text:p>1.3927</text:p>
          </table:table-cell>
          <table:table-cell table:style-name="ce8" table:formula="of:=[.S27]" office:value-type="float" office:value="1.236">
            <text:p>1.236</text:p>
          </table:table-cell>
          <table:table-cell table:formula="of:=[.T27]-1" office:value-type="float" office:value="7">
            <text:p>7</text:p>
          </table:table-cell>
          <table:table-cell table:style-name="ce15" table:formula="of:=[.U29]*1.01" office:value-type="float" office:value="1.32515929520426">
            <text:p>1.3252</text:p>
          </table:table-cell>
          <table:table-cell table:style-name="ce8" table:formula="of:=[.V27]" office:value-type="float" office:value="1.52">
            <text:p>1.520</text:p>
          </table:table-cell>
          <table:table-cell table:formula="of:=[.W27]-1" office:value-type="float" office:value="7">
            <text:p>7</text:p>
          </table:table-cell>
          <table:table-cell table:style-name="ce15" table:formula="of:=[.X29]*1.01" office:value-type="float" office:value="1.62964573520266">
            <text:p>1.6296</text:p>
          </table:table-cell>
          <table:table-cell table:style-name="ce8" table:formula="of:=[.Y27]" office:value-type="float" office:value="1.705">
            <text:p>1.705</text:p>
          </table:table-cell>
          <table:table-cell table:formula="of:=[.Z29]+0.5" office:value-type="float" office:value="3.5">
            <text:p>3.5</text:p>
          </table:table-cell>
          <table:table-cell table:style-name="ce15" table:formula="of:=[.AA29]*1.005" office:value-type="float" office:value="1.76557762178395">
            <text:p>1.7656</text:p>
          </table:table-cell>
          <table:table-cell table:number-columns-repeated="997"/>
        </table:table-row>
        <table:table-row table:style-name="ro1">
          <table:table-cell table:style-name="ce8" table:formula="of:=[.A28]" office:value-type="float" office:value="1.32">
            <text:p>1.3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40120659879332">
            <text:p>1.4012</text:p>
          </table:table-cell>
          <table:table-cell table:style-name="ce8" table:formula="of:=[.D28]" office:value-type="float" office:value="1.458">
            <text:p>1.458</text:p>
          </table:table-cell>
          <table:table-cell table:formula="of:=[.E28]-1" office:value-type="float" office:value="6">
            <text:p>6</text:p>
          </table:table-cell>
          <table:table-cell table:style-name="ce15" table:formula="of:=[.F30]*1.01" office:value-type="float" office:value="1.54769637957626">
            <text:p>1.5477</text:p>
          </table:table-cell>
          <table:table-cell table:style-name="ce8" table:formula="of:=[.G28]" office:value-type="float" office:value="30.28">
            <text:p>30.280</text:p>
          </table:table-cell>
          <table:table-cell table:formula="of:=[.H28]-1" office:value-type="float" office:value="6">
            <text:p>6</text:p>
          </table:table-cell>
          <table:table-cell table:style-name="ce15" table:formula="of:=[.I30]*1.01" office:value-type="float" office:value="32.1428301601983">
            <text:p>32.1428</text:p>
          </table:table-cell>
          <table:table-cell table:style-name="ce8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5" table:formula="of:=[.L30]*1.01" office:value-type="float" office:value="1.38634531668491">
            <text:p>1.3863</text:p>
          </table:table-cell>
          <table:table-cell table:style-name="ce8" table:formula="of:=[.M28]" office:value-type="float" office:value="1.578">
            <text:p>1.578</text:p>
          </table:table-cell>
          <table:table-cell table:formula="of:=[.N28]-1" office:value-type="float" office:value="6">
            <text:p>6</text:p>
          </table:table-cell>
          <table:table-cell table:style-name="ce15" table:formula="of:=[.O30]*1.01" office:value-type="float" office:value="1.67507879764838">
            <text:p>1.6751</text:p>
          </table:table-cell>
          <table:table-cell table:style-name="ce8" table:formula="of:=[.P28]" office:value-type="float" office:value="1.299">
            <text:p>1.299</text:p>
          </table:table-cell>
          <table:table-cell table:formula="of:=[.Q28]-1" office:value-type="float" office:value="6">
            <text:p>6</text:p>
          </table:table-cell>
          <table:table-cell table:style-name="ce15" table:formula="of:=[.R30]*1.01" office:value-type="float" office:value="1.3789146756307">
            <text:p>1.3789</text:p>
          </table:table-cell>
          <table:table-cell table:style-name="ce8" table:formula="of:=[.S28]" office:value-type="float" office:value="1.236">
            <text:p>1.236</text:p>
          </table:table-cell>
          <table:table-cell table:formula="of:=[.T28]-1" office:value-type="float" office:value="6">
            <text:p>6</text:p>
          </table:table-cell>
          <table:table-cell table:style-name="ce15" table:formula="of:=[.U30]*1.01" office:value-type="float" office:value="1.31203890614284">
            <text:p>1.3120</text:p>
          </table:table-cell>
          <table:table-cell table:style-name="ce8" table:formula="of:=[.V28]" office:value-type="float" office:value="1.52">
            <text:p>1.520</text:p>
          </table:table-cell>
          <table:table-cell table:formula="of:=[.W28]-1" office:value-type="float" office:value="6">
            <text:p>6</text:p>
          </table:table-cell>
          <table:table-cell table:style-name="ce15" table:formula="of:=[.X30]*1.01" office:value-type="float" office:value="1.61351062891352">
            <text:p>1.6135</text:p>
          </table:table-cell>
          <table:table-cell table:style-name="ce8" table:formula="of:=[.Y28]" office:value-type="float" office:value="1.705">
            <text:p>1.705</text:p>
          </table:table-cell>
          <table:table-cell table:formula="of:=[.Z30]+0.5" office:value-type="float" office:value="3">
            <text:p>3</text:p>
          </table:table-cell>
          <table:table-cell table:style-name="ce15" table:formula="of:=[.AA30]*1.005" office:value-type="float" office:value="1.75679365351637">
            <text:p>1.7568</text:p>
          </table:table-cell>
          <table:table-cell table:number-columns-repeated="997"/>
        </table:table-row>
        <table:table-row table:style-name="ro1">
          <table:table-cell table:style-name="ce8" table:formula="of:=[.A29]" office:value-type="float" office:value="1.32">
            <text:p>1.320</text:p>
          </table:table-cell>
          <table:table-cell table:style-name="ce5" table:formula="of:=[.B29]-1" office:value-type="float" office:value="5">
            <text:p>5</text:p>
          </table:table-cell>
          <table:table-cell table:style-name="ce16" table:formula="of:=[.C31]*1.01" office:value-type="float" office:value="1.387333266132">
            <text:p>1.3873</text:p>
          </table:table-cell>
          <table:table-cell table:style-name="ce8" table:formula="of:=[.D29]" office:value-type="float" office:value="1.458">
            <text:p>1.458</text:p>
          </table:table-cell>
          <table:table-cell table:style-name="ce5" table:formula="of:=[.E29]-1" office:value-type="float" office:value="5">
            <text:p>5</text:p>
          </table:table-cell>
          <table:table-cell table:style-name="ce16" table:formula="of:=[.F31]*1.01" office:value-type="float" office:value="1.5323726530458">
            <text:p>1.5324</text:p>
          </table:table-cell>
          <table:table-cell table:style-name="ce8" table:formula="of:=[.G29]" office:value-type="float" office:value="30.28">
            <text:p>30.280</text:p>
          </table:table-cell>
          <table:table-cell table:style-name="ce5" table:formula="of:=[.H29]-1" office:value-type="float" office:value="5">
            <text:p>5</text:p>
          </table:table-cell>
          <table:table-cell table:style-name="ce16" table:formula="of:=[.I31]*1.01" office:value-type="float" office:value="31.824584317028">
            <text:p>31.8246</text:p>
          </table:table-cell>
          <table:table-cell table:style-name="ce8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6" table:formula="of:=[.L31]*1.01" office:value-type="float" office:value="1.3726191254306">
            <text:p>1.3726</text:p>
          </table:table-cell>
          <table:table-cell table:style-name="ce8" table:formula="of:=[.M29]" office:value-type="float" office:value="1.578">
            <text:p>1.578</text:p>
          </table:table-cell>
          <table:table-cell table:style-name="ce5" table:formula="of:=[.N29]-1" office:value-type="float" office:value="5">
            <text:p>5</text:p>
          </table:table-cell>
          <table:table-cell table:style-name="ce16" table:formula="of:=[.O31]*1.01" office:value-type="float" office:value="1.6584938590578">
            <text:p>1.6585</text:p>
          </table:table-cell>
          <table:table-cell table:style-name="ce8" table:formula="of:=[.P29]" office:value-type="float" office:value="1.299">
            <text:p>1.299</text:p>
          </table:table-cell>
          <table:table-cell table:style-name="ce5" table:formula="of:=[.Q29]-1" office:value-type="float" office:value="5">
            <text:p>5</text:p>
          </table:table-cell>
          <table:table-cell table:style-name="ce16" table:formula="of:=[.R31]*1.01" office:value-type="float" office:value="1.3652620550799">
            <text:p>1.3653</text:p>
          </table:table-cell>
          <table:table-cell table:style-name="ce8" table:formula="of:=[.S29]" office:value-type="float" office:value="1.236">
            <text:p>1.236</text:p>
          </table:table-cell>
          <table:table-cell table:style-name="ce5" table:formula="of:=[.T29]-1" office:value-type="float" office:value="5">
            <text:p>5</text:p>
          </table:table-cell>
          <table:table-cell table:style-name="ce16" table:formula="of:=[.U31]*1.01" office:value-type="float" office:value="1.2990484219236">
            <text:p>1.2990</text:p>
          </table:table-cell>
          <table:table-cell table:style-name="ce8" table:formula="of:=[.V29]" office:value-type="float" office:value="1.52">
            <text:p>1.520</text:p>
          </table:table-cell>
          <table:table-cell table:style-name="ce5" table:formula="of:=[.W29]-1" office:value-type="float" office:value="5">
            <text:p>5</text:p>
          </table:table-cell>
          <table:table-cell table:style-name="ce16" table:formula="of:=[.X31]*1.01" office:value-type="float" office:value="1.597535276152">
            <text:p>1.5975</text:p>
          </table:table-cell>
          <table:table-cell table:style-name="ce8" table:formula="of:=[.Y29]" office:value-type="float" office:value="1.705">
            <text:p>1.705</text:p>
          </table:table-cell>
          <table:table-cell table:formula="of:=[.Z31]+0.5" office:value-type="float" office:value="2.5">
            <text:p>2.5</text:p>
          </table:table-cell>
          <table:table-cell table:style-name="ce15" table:formula="of:=[.AA31]*1.005" office:value-type="float" office:value="1.74805338658345">
            <text:p>1.7481</text:p>
          </table:table-cell>
          <table:table-cell table:number-columns-repeated="997"/>
        </table:table-row>
        <table:table-row table:style-name="ro1">
          <table:table-cell table:style-name="ce8" table:formula="of:=[.A30]" office:value-type="float" office:value="1.32">
            <text:p>1.3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3735972932">
            <text:p>1.3736</text:p>
          </table:table-cell>
          <table:table-cell table:style-name="ce8" table:formula="of:=[.D30]" office:value-type="float" office:value="1.458">
            <text:p>1.458</text:p>
          </table:table-cell>
          <table:table-cell table:formula="of:=[.E30]-1" office:value-type="float" office:value="4">
            <text:p>4</text:p>
          </table:table-cell>
          <table:table-cell table:style-name="ce15" table:formula="of:=[.F32]*1.01" office:value-type="float" office:value="1.51720064658">
            <text:p>1.5172</text:p>
          </table:table-cell>
          <table:table-cell table:style-name="ce8" table:formula="of:=[.G30]" office:value-type="float" office:value="30.28">
            <text:p>30.280</text:p>
          </table:table-cell>
          <table:table-cell table:formula="of:=[.H30]-1" office:value-type="float" office:value="4">
            <text:p>4</text:p>
          </table:table-cell>
          <table:table-cell table:style-name="ce15" table:formula="of:=[.I32]*1.01" office:value-type="float" office:value="31.5094894228">
            <text:p>31.5095</text:p>
          </table:table-cell>
          <table:table-cell table:style-name="ce8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5" table:formula="of:=[.L32]*1.01" office:value-type="float" office:value="1.35902883706">
            <text:p>1.3590</text:p>
          </table:table-cell>
          <table:table-cell table:style-name="ce8" table:formula="of:=[.M30]" office:value-type="float" office:value="1.578">
            <text:p>1.578</text:p>
          </table:table-cell>
          <table:table-cell table:formula="of:=[.N30]-1" office:value-type="float" office:value="4">
            <text:p>4</text:p>
          </table:table-cell>
          <table:table-cell table:style-name="ce15" table:formula="of:=[.O32]*1.01" office:value-type="float" office:value="1.64207312778">
            <text:p>1.6421</text:p>
          </table:table-cell>
          <table:table-cell table:style-name="ce8" table:formula="of:=[.P30]" office:value-type="float" office:value="1.299">
            <text:p>1.299</text:p>
          </table:table-cell>
          <table:table-cell table:formula="of:=[.Q30]-1" office:value-type="float" office:value="4">
            <text:p>4</text:p>
          </table:table-cell>
          <table:table-cell table:style-name="ce15" table:formula="of:=[.R32]*1.01" office:value-type="float" office:value="1.35174460899">
            <text:p>1.3517</text:p>
          </table:table-cell>
          <table:table-cell table:style-name="ce8" table:formula="of:=[.S30]" office:value-type="float" office:value="1.236">
            <text:p>1.236</text:p>
          </table:table-cell>
          <table:table-cell table:formula="of:=[.T30]-1" office:value-type="float" office:value="4">
            <text:p>4</text:p>
          </table:table-cell>
          <table:table-cell table:style-name="ce15" table:formula="of:=[.U32]*1.01" office:value-type="float" office:value="1.28618655636">
            <text:p>1.2862</text:p>
          </table:table-cell>
          <table:table-cell table:style-name="ce8" table:formula="of:=[.V30]" office:value-type="float" office:value="1.52">
            <text:p>1.520</text:p>
          </table:table-cell>
          <table:table-cell table:formula="of:=[.W30]-1" office:value-type="float" office:value="4">
            <text:p>4</text:p>
          </table:table-cell>
          <table:table-cell table:style-name="ce15" table:formula="of:=[.X32]*1.01" office:value-type="float" office:value="1.5817180952">
            <text:p>1.5817</text:p>
          </table:table-cell>
          <table:table-cell table:style-name="ce8" table:formula="of:=[.Y30]" office:value-type="float" office:value="1.705">
            <text:p>1.705</text:p>
          </table:table-cell>
          <table:table-cell table:formula="of:=[.Z32]+0.5" office:value-type="float" office:value="2">
            <text:p>2</text:p>
          </table:table-cell>
          <table:table-cell table:style-name="ce15" table:formula="of:=[.AA32]*1.005" office:value-type="float" office:value="1.73935660356562">
            <text:p>1.7394</text:p>
          </table:table-cell>
          <table:table-cell table:number-columns-repeated="997"/>
        </table:table-row>
        <table:table-row table:style-name="ro1">
          <table:table-cell table:style-name="ce8" table:formula="of:=[.A31]" office:value-type="float" office:value="1.32">
            <text:p>1.3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35999732">
            <text:p>1.3600</text:p>
          </table:table-cell>
          <table:table-cell table:style-name="ce8" table:formula="of:=[.D31]" office:value-type="float" office:value="1.458">
            <text:p>1.458</text:p>
          </table:table-cell>
          <table:table-cell table:formula="of:=[.E31]-1" office:value-type="float" office:value="3">
            <text:p>3</text:p>
          </table:table-cell>
          <table:table-cell table:style-name="ce15" table:formula="of:=[.F33]*1.01" office:value-type="float" office:value="1.502178858">
            <text:p>1.5022</text:p>
          </table:table-cell>
          <table:table-cell table:style-name="ce8" table:formula="of:=[.G31]" office:value-type="float" office:value="30.28">
            <text:p>30.280</text:p>
          </table:table-cell>
          <table:table-cell table:formula="of:=[.H31]-1" office:value-type="float" office:value="3">
            <text:p>3</text:p>
          </table:table-cell>
          <table:table-cell table:style-name="ce15" table:formula="of:=[.I33]*1.01" office:value-type="float" office:value="31.19751428">
            <text:p>31.1975</text:p>
          </table:table-cell>
          <table:table-cell table:style-name="ce8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5" table:formula="of:=[.L33]*1.01" office:value-type="float" office:value="1.345573106">
            <text:p>1.3456</text:p>
          </table:table-cell>
          <table:table-cell table:style-name="ce8" table:formula="of:=[.M31]" office:value-type="float" office:value="1.578">
            <text:p>1.578</text:p>
          </table:table-cell>
          <table:table-cell table:formula="of:=[.N31]-1" office:value-type="float" office:value="3">
            <text:p>3</text:p>
          </table:table-cell>
          <table:table-cell table:style-name="ce15" table:formula="of:=[.O33]*1.01" office:value-type="float" office:value="1.625814978">
            <text:p>1.6258</text:p>
          </table:table-cell>
          <table:table-cell table:style-name="ce8" table:formula="of:=[.P31]" office:value-type="float" office:value="1.299">
            <text:p>1.299</text:p>
          </table:table-cell>
          <table:table-cell table:formula="of:=[.Q31]-1" office:value-type="float" office:value="3">
            <text:p>3</text:p>
          </table:table-cell>
          <table:table-cell table:style-name="ce15" table:formula="of:=[.R33]*1.01" office:value-type="float" office:value="1.338360999">
            <text:p>1.3384</text:p>
          </table:table-cell>
          <table:table-cell table:style-name="ce8" table:formula="of:=[.S31]" office:value-type="float" office:value="1.236">
            <text:p>1.236</text:p>
          </table:table-cell>
          <table:table-cell table:formula="of:=[.T31]-1" office:value-type="float" office:value="3">
            <text:p>3</text:p>
          </table:table-cell>
          <table:table-cell table:style-name="ce15" table:formula="of:=[.U33]*1.01" office:value-type="float" office:value="1.273452036">
            <text:p>1.2735</text:p>
          </table:table-cell>
          <table:table-cell table:style-name="ce8" table:formula="of:=[.V31]" office:value-type="float" office:value="1.52">
            <text:p>1.520</text:p>
          </table:table-cell>
          <table:table-cell table:formula="of:=[.W31]-1" office:value-type="float" office:value="3">
            <text:p>3</text:p>
          </table:table-cell>
          <table:table-cell table:style-name="ce15" table:formula="of:=[.X33]*1.01" office:value-type="float" office:value="1.56605752">
            <text:p>1.5661</text:p>
          </table:table-cell>
          <table:table-cell table:style-name="ce8" table:formula="of:=[.Y31]" office:value-type="float" office:value="1.705">
            <text:p>1.705</text:p>
          </table:table-cell>
          <table:table-cell table:formula="of:=[.Z33]+0.5" office:value-type="float" office:value="1.5">
            <text:p>1.5</text:p>
          </table:table-cell>
          <table:table-cell table:style-name="ce15" table:formula="of:=[.AA33]*1.005" office:value-type="float" office:value="1.730703088125">
            <text:p>1.7307</text:p>
          </table:table-cell>
          <table:table-cell table:number-columns-repeated="997"/>
        </table:table-row>
        <table:table-row table:style-name="ro1">
          <table:table-cell table:style-name="ce8" table:formula="of:=[.A32]" office:value-type="float" office:value="1.32">
            <text:p>1.3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346532">
            <text:p>1.3465</text:p>
          </table:table-cell>
          <table:table-cell table:style-name="ce8" table:formula="of:=[.D32]" office:value-type="float" office:value="1.458">
            <text:p>1.458</text:p>
          </table:table-cell>
          <table:table-cell table:formula="of:=[.E32]-1" office:value-type="float" office:value="2">
            <text:p>2</text:p>
          </table:table-cell>
          <table:table-cell table:style-name="ce15" table:formula="of:=[.F34]*1.01" office:value-type="float" office:value="1.4873058">
            <text:p>1.4873</text:p>
          </table:table-cell>
          <table:table-cell table:style-name="ce8" table:formula="of:=[.G32]" office:value-type="float" office:value="30.28">
            <text:p>30.280</text:p>
          </table:table-cell>
          <table:table-cell table:formula="of:=[.H32]-1" office:value-type="float" office:value="2">
            <text:p>2</text:p>
          </table:table-cell>
          <table:table-cell table:style-name="ce15" table:formula="of:=[.I34]*1.01" office:value-type="float" office:value="30.888628">
            <text:p>30.8886</text:p>
          </table:table-cell>
          <table:table-cell table:style-name="ce8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5" table:formula="of:=[.L34]*1.01" office:value-type="float" office:value="1.3322506">
            <text:p>1.3323</text:p>
          </table:table-cell>
          <table:table-cell table:style-name="ce8" table:formula="of:=[.M32]" office:value-type="float" office:value="1.578">
            <text:p>1.578</text:p>
          </table:table-cell>
          <table:table-cell table:formula="of:=[.N32]-1" office:value-type="float" office:value="2">
            <text:p>2</text:p>
          </table:table-cell>
          <table:table-cell table:style-name="ce15" table:formula="of:=[.O34]*1.01" office:value-type="float" office:value="1.6097178">
            <text:p>1.6097</text:p>
          </table:table-cell>
          <table:table-cell table:style-name="ce8" table:formula="of:=[.P32]" office:value-type="float" office:value="1.299">
            <text:p>1.299</text:p>
          </table:table-cell>
          <table:table-cell table:formula="of:=[.Q32]-1" office:value-type="float" office:value="2">
            <text:p>2</text:p>
          </table:table-cell>
          <table:table-cell table:style-name="ce15" table:formula="of:=[.R34]*1.01" office:value-type="float" office:value="1.3251099">
            <text:p>1.3251</text:p>
          </table:table-cell>
          <table:table-cell table:style-name="ce8" table:formula="of:=[.S32]" office:value-type="float" office:value="1.236">
            <text:p>1.236</text:p>
          </table:table-cell>
          <table:table-cell table:formula="of:=[.T32]-1" office:value-type="float" office:value="2">
            <text:p>2</text:p>
          </table:table-cell>
          <table:table-cell table:style-name="ce15" table:formula="of:=[.U34]*1.01" office:value-type="float" office:value="1.2608436">
            <text:p>1.2608</text:p>
          </table:table-cell>
          <table:table-cell table:style-name="ce8" table:formula="of:=[.V32]" office:value-type="float" office:value="1.52">
            <text:p>1.520</text:p>
          </table:table-cell>
          <table:table-cell table:formula="of:=[.W32]-1" office:value-type="float" office:value="2">
            <text:p>2</text:p>
          </table:table-cell>
          <table:table-cell table:style-name="ce15" table:formula="of:=[.X34]*1.01" office:value-type="float" office:value="1.550552">
            <text:p>1.5506</text:p>
          </table:table-cell>
          <table:table-cell table:style-name="ce8" table:formula="of:=[.Y32]" office:value-type="float" office:value="1.705">
            <text:p>1.705</text:p>
          </table:table-cell>
          <table:table-cell table:formula="of:=[.Z34]+0.5" office:value-type="float" office:value="1">
            <text:p>1</text:p>
          </table:table-cell>
          <table:table-cell table:style-name="ce15" table:formula="of:=[.AA34]*1.005" office:value-type="float" office:value="1.722092625">
            <text:p>1.7221</text:p>
          </table:table-cell>
          <table:table-cell table:number-columns-repeated="997"/>
        </table:table-row>
        <table:table-row table:style-name="ro1">
          <table:table-cell table:style-name="ce8" table:formula="of:=[.A33]" office:value-type="float" office:value="1.32">
            <text:p>1.3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3332">
            <text:p>1.3332</text:p>
          </table:table-cell>
          <table:table-cell table:style-name="ce8" table:formula="of:=[.D33]" office:value-type="float" office:value="1.458">
            <text:p>1.458</text:p>
          </table:table-cell>
          <table:table-cell table:formula="of:=[.E33]-1" office:value-type="float" office:value="1">
            <text:p>1</text:p>
          </table:table-cell>
          <table:table-cell table:style-name="ce15" table:formula="of:=[.F35]*1.01" office:value-type="float" office:value="1.47258">
            <text:p>1.4726</text:p>
          </table:table-cell>
          <table:table-cell table:style-name="ce8" table:formula="of:=[.G33]" office:value-type="float" office:value="30.28">
            <text:p>30.280</text:p>
          </table:table-cell>
          <table:table-cell table:formula="of:=[.H33]-1" office:value-type="float" office:value="1">
            <text:p>1</text:p>
          </table:table-cell>
          <table:table-cell table:style-name="ce15" table:formula="of:=[.I35]*1.01" office:value-type="float" office:value="30.5828">
            <text:p>30.5828</text:p>
          </table:table-cell>
          <table:table-cell table:style-name="ce8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5" table:formula="of:=[.L35]*1.01" office:value-type="float" office:value="1.31906">
            <text:p>1.3191</text:p>
          </table:table-cell>
          <table:table-cell table:style-name="ce8" table:formula="of:=[.M33]" office:value-type="float" office:value="1.578">
            <text:p>1.578</text:p>
          </table:table-cell>
          <table:table-cell table:formula="of:=[.N33]-1" office:value-type="float" office:value="1">
            <text:p>1</text:p>
          </table:table-cell>
          <table:table-cell table:style-name="ce15" table:formula="of:=[.O35]*1.01" office:value-type="float" office:value="1.59378">
            <text:p>1.5938</text:p>
          </table:table-cell>
          <table:table-cell table:style-name="ce8" table:formula="of:=[.P33]" office:value-type="float" office:value="1.299">
            <text:p>1.299</text:p>
          </table:table-cell>
          <table:table-cell table:formula="of:=[.Q33]-1" office:value-type="float" office:value="1">
            <text:p>1</text:p>
          </table:table-cell>
          <table:table-cell table:style-name="ce15" table:formula="of:=[.R35]*1.01" office:value-type="float" office:value="1.31199">
            <text:p>1.3120</text:p>
          </table:table-cell>
          <table:table-cell table:style-name="ce8" table:formula="of:=[.S33]" office:value-type="float" office:value="1.236">
            <text:p>1.236</text:p>
          </table:table-cell>
          <table:table-cell table:formula="of:=[.T33]-1" office:value-type="float" office:value="1">
            <text:p>1</text:p>
          </table:table-cell>
          <table:table-cell table:style-name="ce15" table:formula="of:=[.U35]*1.01" office:value-type="float" office:value="1.24836">
            <text:p>1.2484</text:p>
          </table:table-cell>
          <table:table-cell table:style-name="ce8" table:formula="of:=[.V33]" office:value-type="float" office:value="1.52">
            <text:p>1.520</text:p>
          </table:table-cell>
          <table:table-cell table:formula="of:=[.W33]-1" office:value-type="float" office:value="1">
            <text:p>1</text:p>
          </table:table-cell>
          <table:table-cell table:style-name="ce15" table:formula="of:=[.X35]*1.01" office:value-type="float" office:value="1.5352">
            <text:p>1.5352</text:p>
          </table:table-cell>
          <table:table-cell table:style-name="ce8" table:formula="of:=[.Y33]" office:value-type="float" office:value="1.705">
            <text:p>1.705</text:p>
          </table:table-cell>
          <table:table-cell table:formula="of:=[.Z35]+0.5" office:value-type="float" office:value="0.5">
            <text:p>0.5</text:p>
          </table:table-cell>
          <table:table-cell table:style-name="ce15" table:formula="of:=[.AA35]*1.005" office:value-type="float" office:value="1.713525">
            <text:p>1.7135</text:p>
          </table:table-cell>
          <table:table-cell table:number-columns-repeated="997"/>
        </table:table-row>
        <table:table-row table:style-name="ro1">
          <table:table-cell table:style-name="ce8" table:formula="of:=[.A34]" office:value-type="float" office:value="1.32">
            <text:p>1.320</text:p>
          </table:table-cell>
          <table:table-cell table:style-name="ce5" table:formula="of:=[.B34]-1" office:value-type="float" office:value="0">
            <text:p>0</text:p>
          </table:table-cell>
          <table:table-cell table:style-name="ce16" table:formula="of:=[.A35]" office:value-type="float" office:value="1.32">
            <text:p>1.3200</text:p>
          </table:table-cell>
          <table:table-cell table:style-name="ce8" table:formula="of:=[.D34]" office:value-type="float" office:value="1.458">
            <text:p>1.458</text:p>
          </table:table-cell>
          <table:table-cell table:style-name="ce5" table:formula="of:=[.E34]-1" office:value-type="float" office:value="0">
            <text:p>0</text:p>
          </table:table-cell>
          <table:table-cell table:style-name="ce16" table:formula="of:=[.D35]" office:value-type="float" office:value="1.458">
            <text:p>1.4580</text:p>
          </table:table-cell>
          <table:table-cell table:style-name="ce8" table:formula="of:=[.G34]" office:value-type="float" office:value="30.28">
            <text:p>30.280</text:p>
          </table:table-cell>
          <table:table-cell table:style-name="ce5" table:formula="of:=[.H34]-1" office:value-type="float" office:value="0">
            <text:p>0</text:p>
          </table:table-cell>
          <table:table-cell table:style-name="ce16" table:formula="of:=[.G35]" office:value-type="float" office:value="30.28">
            <text:p>30.2800</text:p>
          </table:table-cell>
          <table:table-cell table:style-name="ce8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6" table:formula="of:=[.J35]" office:value-type="float" office:value="1.306">
            <text:p>1.3060</text:p>
          </table:table-cell>
          <table:table-cell table:style-name="ce8" table:formula="of:=[.M34]" office:value-type="float" office:value="1.578">
            <text:p>1.578</text:p>
          </table:table-cell>
          <table:table-cell table:style-name="ce5" table:formula="of:=[.N34]-1" office:value-type="float" office:value="0">
            <text:p>0</text:p>
          </table:table-cell>
          <table:table-cell table:style-name="ce16" table:formula="of:=[.M35]" office:value-type="float" office:value="1.578">
            <text:p>1.5780</text:p>
          </table:table-cell>
          <table:table-cell table:style-name="ce8" table:formula="of:=[.P34]" office:value-type="float" office:value="1.299">
            <text:p>1.299</text:p>
          </table:table-cell>
          <table:table-cell table:style-name="ce5" table:formula="of:=[.Q34]-1" office:value-type="float" office:value="0">
            <text:p>0</text:p>
          </table:table-cell>
          <table:table-cell table:style-name="ce16" table:formula="of:=[.P35]" office:value-type="float" office:value="1.299">
            <text:p>1.2990</text:p>
          </table:table-cell>
          <table:table-cell table:style-name="ce8" table:formula="of:=[.S34]" office:value-type="float" office:value="1.236">
            <text:p>1.236</text:p>
          </table:table-cell>
          <table:table-cell table:style-name="ce5" table:formula="of:=[.T34]-1" office:value-type="float" office:value="0">
            <text:p>0</text:p>
          </table:table-cell>
          <table:table-cell table:style-name="ce16" table:formula="of:=[.S35]" office:value-type="float" office:value="1.236">
            <text:p>1.2360</text:p>
          </table:table-cell>
          <table:table-cell table:style-name="ce8" table:formula="of:=[.V34]" office:value-type="float" office:value="1.52">
            <text:p>1.520</text:p>
          </table:table-cell>
          <table:table-cell table:style-name="ce5" table:formula="of:=[.W34]-1" office:value-type="float" office:value="0">
            <text:p>0</text:p>
          </table:table-cell>
          <table:table-cell table:style-name="ce16" table:formula="of:=[.V35]" office:value-type="float" office:value="1.52">
            <text:p>1.5200</text:p>
          </table:table-cell>
          <table:table-cell table:style-name="ce8" table:formula="of:=[.Y34]" office:value-type="float" office:value="1.705">
            <text:p>1.705</text:p>
          </table:table-cell>
          <table:table-cell table:style-name="ce5" office:value-type="float" office:value="0">
            <text:p>0</text:p>
          </table:table-cell>
          <table:table-cell table:style-name="ce16" table:formula="of:=[.Y35]" office:value-type="float" office:value="1.705">
            <text:p>1.7050</text:p>
          </table:table-cell>
          <table:table-cell table:number-columns-repeated="997"/>
        </table:table-row>
        <table:table-row table:style-name="ro1">
          <table:table-cell table:style-name="ce8" table:formula="of:=[.A35]" office:value-type="float" office:value="1.32">
            <text:p>1.320</text:p>
          </table:table-cell>
          <table:table-cell table:style-name="ce14" table:formula="of:=[.B35]-1" office:value-type="float" office:value="-1">
            <text:p>-1</text:p>
          </table:table-cell>
          <table:table-cell table:style-name="ce19" table:formula="of:=[.C35]/1.01" office:value-type="float" office:value="1.30693069306931">
            <text:p>1.3069</text:p>
          </table:table-cell>
          <table:table-cell table:style-name="ce8" table:formula="of:=[.D35]" office:value-type="float" office:value="1.458">
            <text:p>1.458</text:p>
          </table:table-cell>
          <table:table-cell table:style-name="ce14" table:formula="of:=[.E35]-1" office:value-type="float" office:value="-1">
            <text:p>-1</text:p>
          </table:table-cell>
          <table:table-cell table:style-name="ce19" table:formula="of:=[.F35]/1.01" office:value-type="float" office:value="1.44356435643564">
            <text:p>1.4436</text:p>
          </table:table-cell>
          <table:table-cell table:style-name="ce8" table:formula="of:=[.G35]" office:value-type="float" office:value="30.28">
            <text:p>30.280</text:p>
          </table:table-cell>
          <table:table-cell table:style-name="ce14" table:formula="of:=[.H35]-1" office:value-type="float" office:value="-1">
            <text:p>-1</text:p>
          </table:table-cell>
          <table:table-cell table:style-name="ce19" table:formula="of:=[.I35]/1.01" office:value-type="float" office:value="29.980198019802">
            <text:p>29.9802</text:p>
          </table:table-cell>
          <table:table-cell table:style-name="ce8" table:formula="of:=[.J35]" office:value-type="float" office:value="1.306">
            <text:p>1.306</text:p>
          </table:table-cell>
          <table:table-cell table:style-name="ce14" table:formula="of:=[.K35]-1" office:value-type="float" office:value="-1">
            <text:p>-1</text:p>
          </table:table-cell>
          <table:table-cell table:style-name="ce19" table:formula="of:=[.L35]/1.01" office:value-type="float" office:value="1.29306930693069">
            <text:p>1.2931</text:p>
          </table:table-cell>
          <table:table-cell table:style-name="ce8" table:formula="of:=[.M35]" office:value-type="float" office:value="1.578">
            <text:p>1.578</text:p>
          </table:table-cell>
          <table:table-cell table:style-name="ce14" table:formula="of:=[.N35]-1" office:value-type="float" office:value="-1">
            <text:p>-1</text:p>
          </table:table-cell>
          <table:table-cell table:style-name="ce19" table:formula="of:=[.O35]/1.01" office:value-type="float" office:value="1.56237623762376">
            <text:p>1.5624</text:p>
          </table:table-cell>
          <table:table-cell table:style-name="ce8" table:formula="of:=[.P35]" office:value-type="float" office:value="1.299">
            <text:p>1.299</text:p>
          </table:table-cell>
          <table:table-cell table:style-name="ce14" table:formula="of:=[.Q35]-1" office:value-type="float" office:value="-1">
            <text:p>-1</text:p>
          </table:table-cell>
          <table:table-cell table:style-name="ce19" table:formula="of:=[.R35]/1.01" office:value-type="float" office:value="1.28613861386139">
            <text:p>1.2861</text:p>
          </table:table-cell>
          <table:table-cell table:style-name="ce8" table:formula="of:=[.S35]" office:value-type="float" office:value="1.236">
            <text:p>1.236</text:p>
          </table:table-cell>
          <table:table-cell table:style-name="ce14" table:formula="of:=[.T35]-1" office:value-type="float" office:value="-1">
            <text:p>-1</text:p>
          </table:table-cell>
          <table:table-cell table:style-name="ce19" table:formula="of:=[.U35]/1.01" office:value-type="float" office:value="1.22376237623762">
            <text:p>1.2238</text:p>
          </table:table-cell>
          <table:table-cell table:style-name="ce8" table:formula="of:=[.V35]" office:value-type="float" office:value="1.52">
            <text:p>1.520</text:p>
          </table:table-cell>
          <table:table-cell table:style-name="ce14" table:formula="of:=[.W35]-1" office:value-type="float" office:value="-1">
            <text:p>-1</text:p>
          </table:table-cell>
          <table:table-cell table:style-name="ce19" table:formula="of:=[.X35]/1.01" office:value-type="float" office:value="1.50495049504951">
            <text:p>1.5050</text:p>
          </table:table-cell>
          <table:table-cell table:style-name="ce8" table:formula="of:=[.Y35]" office:value-type="float" office:value="1.705">
            <text:p>1.705</text:p>
          </table:table-cell>
          <table:table-cell table:style-name="ce14" table:formula="of:=[.Z35]-0.5" office:value-type="float" office:value="-0.5">
            <text:p>-0.5</text:p>
          </table:table-cell>
          <table:table-cell table:style-name="ce19" table:formula="of:=[.AA35]/1.005" office:value-type="float" office:value="1.69651741293532">
            <text:p>1.6965</text:p>
          </table:table-cell>
          <table:table-cell table:number-columns-repeated="997"/>
        </table:table-row>
        <table:table-row table:style-name="ro1">
          <table:table-cell table:style-name="ce8" table:formula="of:=[.A36]" office:value-type="float" office:value="1.32">
            <text:p>1.320</text:p>
          </table:table-cell>
          <table:table-cell table:style-name="ce14" table:formula="of:=[.B36]-1" office:value-type="float" office:value="-2">
            <text:p>-2</text:p>
          </table:table-cell>
          <table:table-cell table:style-name="ce19" table:formula="of:=[.C36]/1.01" office:value-type="float" office:value="1.29399078521714">
            <text:p>1.2940</text:p>
          </table:table-cell>
          <table:table-cell table:style-name="ce8" table:formula="of:=[.D36]" office:value-type="float" office:value="1.458">
            <text:p>1.458</text:p>
          </table:table-cell>
          <table:table-cell table:style-name="ce14" table:formula="of:=[.E36]-1" office:value-type="float" office:value="-2">
            <text:p>-2</text:p>
          </table:table-cell>
          <table:table-cell table:style-name="ce19" table:formula="of:=[.F36]/1.01" office:value-type="float" office:value="1.42927164003529">
            <text:p>1.4293</text:p>
          </table:table-cell>
          <table:table-cell table:style-name="ce8" table:formula="of:=[.G36]" office:value-type="float" office:value="30.28">
            <text:p>30.280</text:p>
          </table:table-cell>
          <table:table-cell table:style-name="ce14" table:formula="of:=[.H36]-1" office:value-type="float" office:value="-2">
            <text:p>-2</text:p>
          </table:table-cell>
          <table:table-cell table:style-name="ce19" table:formula="of:=[.I36]/1.01" office:value-type="float" office:value="29.6833643760416">
            <text:p>29.6834</text:p>
          </table:table-cell>
          <table:table-cell table:style-name="ce8" table:formula="of:=[.J36]" office:value-type="float" office:value="1.306">
            <text:p>1.306</text:p>
          </table:table-cell>
          <table:table-cell table:style-name="ce14" table:formula="of:=[.K36]-1" office:value-type="float" office:value="-2">
            <text:p>-2</text:p>
          </table:table-cell>
          <table:table-cell table:style-name="ce19" table:formula="of:=[.L36]/1.01" office:value-type="float" office:value="1.28026664052544">
            <text:p>1.2803</text:p>
          </table:table-cell>
          <table:table-cell table:style-name="ce8" table:formula="of:=[.M36]" office:value-type="float" office:value="1.578">
            <text:p>1.578</text:p>
          </table:table-cell>
          <table:table-cell table:style-name="ce14" table:formula="of:=[.N36]-1" office:value-type="float" office:value="-2">
            <text:p>-2</text:p>
          </table:table-cell>
          <table:table-cell table:style-name="ce19" table:formula="of:=[.O36]/1.01" office:value-type="float" office:value="1.54690716596412">
            <text:p>1.5469</text:p>
          </table:table-cell>
          <table:table-cell table:style-name="ce8" table:formula="of:=[.P36]" office:value-type="float" office:value="1.299">
            <text:p>1.299</text:p>
          </table:table-cell>
          <table:table-cell table:style-name="ce14" table:formula="of:=[.Q36]-1" office:value-type="float" office:value="-2">
            <text:p>-2</text:p>
          </table:table-cell>
          <table:table-cell table:style-name="ce19" table:formula="of:=[.R36]/1.01" office:value-type="float" office:value="1.27340456817959">
            <text:p>1.2734</text:p>
          </table:table-cell>
          <table:table-cell table:style-name="ce8" table:formula="of:=[.S36]" office:value-type="float" office:value="1.236">
            <text:p>1.236</text:p>
          </table:table-cell>
          <table:table-cell table:style-name="ce14" table:formula="of:=[.T36]-1" office:value-type="float" office:value="-2">
            <text:p>-2</text:p>
          </table:table-cell>
          <table:table-cell table:style-name="ce19" table:formula="of:=[.U36]/1.01" office:value-type="float" office:value="1.21164591706695">
            <text:p>1.2116</text:p>
          </table:table-cell>
          <table:table-cell table:style-name="ce8" table:formula="of:=[.V36]" office:value-type="float" office:value="1.52">
            <text:p>1.520</text:p>
          </table:table-cell>
          <table:table-cell table:style-name="ce14" table:formula="of:=[.W36]-1" office:value-type="float" office:value="-2">
            <text:p>-2</text:p>
          </table:table-cell>
          <table:table-cell table:style-name="ce19" table:formula="of:=[.X36]/1.01" office:value-type="float" office:value="1.49004999509852">
            <text:p>1.4900</text:p>
          </table:table-cell>
          <table:table-cell table:style-name="ce8" table:formula="of:=[.Y36]" office:value-type="float" office:value="1.705">
            <text:p>1.705</text:p>
          </table:table-cell>
          <table:table-cell table:style-name="ce14" table:formula="of:=[.Z36]-0.5" office:value-type="float" office:value="-1">
            <text:p>-1</text:p>
          </table:table-cell>
          <table:table-cell table:style-name="ce19" table:formula="of:=[.AA36]/1.005" office:value-type="float" office:value="1.68807702779634">
            <text:p>1.6881</text:p>
          </table:table-cell>
          <table:table-cell table:number-columns-repeated="997"/>
        </table:table-row>
        <table:table-row table:style-name="ro1">
          <table:table-cell table:style-name="ce8" table:formula="of:=[.A37]" office:value-type="float" office:value="1.32">
            <text:p>1.3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28117899526449">
            <text:p>1.2812</text:p>
          </table:table-cell>
          <table:table-cell table:style-name="ce8" table:formula="of:=[.D37]" office:value-type="float" office:value="1.458">
            <text:p>1.458</text:p>
          </table:table-cell>
          <table:table-cell table:formula="of:=[.E37]-1" office:value-type="float" office:value="-3">
            <text:p>-3</text:p>
          </table:table-cell>
          <table:table-cell table:style-name="ce15" table:formula="of:=[.F37]/1.01" office:value-type="float" office:value="1.41512043567851">
            <text:p>1.4151</text:p>
          </table:table-cell>
          <table:table-cell table:style-name="ce8" table:formula="of:=[.G37]" office:value-type="float" office:value="30.28">
            <text:p>30.280</text:p>
          </table:table-cell>
          <table:table-cell table:formula="of:=[.H37]-1" office:value-type="float" office:value="-3">
            <text:p>-3</text:p>
          </table:table-cell>
          <table:table-cell table:style-name="ce15" table:formula="of:=[.I37]/1.01" office:value-type="float" office:value="29.3894696792491">
            <text:p>29.3895</text:p>
          </table:table-cell>
          <table:table-cell table:style-name="ce8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5" table:formula="of:=[.L37]/1.01" office:value-type="float" office:value="1.2675907331935">
            <text:p>1.2676</text:p>
          </table:table-cell>
          <table:table-cell table:style-name="ce8" table:formula="of:=[.M37]" office:value-type="float" office:value="1.578">
            <text:p>1.578</text:p>
          </table:table-cell>
          <table:table-cell table:formula="of:=[.N37]-1" office:value-type="float" office:value="-3">
            <text:p>-3</text:p>
          </table:table-cell>
          <table:table-cell table:style-name="ce15" table:formula="of:=[.O37]/1.01" office:value-type="float" office:value="1.53159125342982">
            <text:p>1.5316</text:p>
          </table:table-cell>
          <table:table-cell table:style-name="ce8" table:formula="of:=[.P37]" office:value-type="float" office:value="1.299">
            <text:p>1.299</text:p>
          </table:table-cell>
          <table:table-cell table:formula="of:=[.Q37]-1" office:value-type="float" office:value="-3">
            <text:p>-3</text:p>
          </table:table-cell>
          <table:table-cell table:style-name="ce15" table:formula="of:=[.R37]/1.01" office:value-type="float" office:value="1.26079660215801">
            <text:p>1.2608</text:p>
          </table:table-cell>
          <table:table-cell table:style-name="ce8" table:formula="of:=[.S37]" office:value-type="float" office:value="1.236">
            <text:p>1.236</text:p>
          </table:table-cell>
          <table:table-cell table:formula="of:=[.T37]-1" office:value-type="float" office:value="-3">
            <text:p>-3</text:p>
          </table:table-cell>
          <table:table-cell table:style-name="ce15" table:formula="of:=[.U37]/1.01" office:value-type="float" office:value="1.19964942283857">
            <text:p>1.1996</text:p>
          </table:table-cell>
          <table:table-cell table:style-name="ce8" table:formula="of:=[.V37]" office:value-type="float" office:value="1.52">
            <text:p>1.520</text:p>
          </table:table-cell>
          <table:table-cell table:formula="of:=[.W37]-1" office:value-type="float" office:value="-3">
            <text:p>-3</text:p>
          </table:table-cell>
          <table:table-cell table:style-name="ce15" table:formula="of:=[.X37]/1.01" office:value-type="float" office:value="1.47529702485002">
            <text:p>1.4753</text:p>
          </table:table-cell>
          <table:table-cell table:style-name="ce8" table:formula="of:=[.Y37]" office:value-type="float" office:value="1.705">
            <text:p>1.705</text:p>
          </table:table-cell>
          <table:table-cell table:formula="of:=[.Z37]-0.5" office:value-type="float" office:value="-1.5">
            <text:p>-1.5</text:p>
          </table:table-cell>
          <table:table-cell table:style-name="ce15" table:formula="of:=[.AA37]/1.005" office:value-type="float" office:value="1.67967863462323">
            <text:p>1.6797</text:p>
          </table:table-cell>
          <table:table-cell table:number-columns-repeated="997"/>
        </table:table-row>
        <table:table-row table:style-name="ro1">
          <table:table-cell table:style-name="ce8" table:formula="of:=[.A38]" office:value-type="float" office:value="1.32">
            <text:p>1.3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26849405471732">
            <text:p>1.2685</text:p>
          </table:table-cell>
          <table:table-cell table:style-name="ce8" table:formula="of:=[.D38]" office:value-type="float" office:value="1.458">
            <text:p>1.458</text:p>
          </table:table-cell>
          <table:table-cell table:formula="of:=[.E38]-1" office:value-type="float" office:value="-4">
            <text:p>-4</text:p>
          </table:table-cell>
          <table:table-cell table:style-name="ce15" table:formula="of:=[.F38]/1.01" office:value-type="float" office:value="1.40110934225595">
            <text:p>1.4011</text:p>
          </table:table-cell>
          <table:table-cell table:style-name="ce8" table:formula="of:=[.G38]" office:value-type="float" office:value="30.28">
            <text:p>30.280</text:p>
          </table:table-cell>
          <table:table-cell table:formula="of:=[.H38]-1" office:value-type="float" office:value="-4">
            <text:p>-4</text:p>
          </table:table-cell>
          <table:table-cell table:style-name="ce15" table:formula="of:=[.I38]/1.01" office:value-type="float" office:value="29.0984848309397">
            <text:p>29.0985</text:p>
          </table:table-cell>
          <table:table-cell table:style-name="ce8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5" table:formula="of:=[.L38]/1.01" office:value-type="float" office:value="1.25504032989456">
            <text:p>1.2550</text:p>
          </table:table-cell>
          <table:table-cell table:style-name="ce8" table:formula="of:=[.M38]" office:value-type="float" office:value="1.578">
            <text:p>1.578</text:p>
          </table:table-cell>
          <table:table-cell table:formula="of:=[.N38]-1" office:value-type="float" office:value="-4">
            <text:p>-4</text:p>
          </table:table-cell>
          <table:table-cell table:style-name="ce15" table:formula="of:=[.O38]/1.01" office:value-type="float" office:value="1.51642698359388">
            <text:p>1.5164</text:p>
          </table:table-cell>
          <table:table-cell table:style-name="ce8" table:formula="of:=[.P38]" office:value-type="float" office:value="1.299">
            <text:p>1.299</text:p>
          </table:table-cell>
          <table:table-cell table:formula="of:=[.Q38]-1" office:value-type="float" office:value="-4">
            <text:p>-4</text:p>
          </table:table-cell>
          <table:table-cell table:style-name="ce15" table:formula="of:=[.R38]/1.01" office:value-type="float" office:value="1.24831346748318">
            <text:p>1.2483</text:p>
          </table:table-cell>
          <table:table-cell table:style-name="ce8" table:formula="of:=[.S38]" office:value-type="float" office:value="1.236">
            <text:p>1.236</text:p>
          </table:table-cell>
          <table:table-cell table:formula="of:=[.T38]-1" office:value-type="float" office:value="-4">
            <text:p>-4</text:p>
          </table:table-cell>
          <table:table-cell table:style-name="ce15" table:formula="of:=[.U38]/1.01" office:value-type="float" office:value="1.18777170578076">
            <text:p>1.1878</text:p>
          </table:table-cell>
          <table:table-cell table:style-name="ce8" table:formula="of:=[.V38]" office:value-type="float" office:value="1.52">
            <text:p>1.520</text:p>
          </table:table-cell>
          <table:table-cell table:formula="of:=[.W38]-1" office:value-type="float" office:value="-4">
            <text:p>-4</text:p>
          </table:table-cell>
          <table:table-cell table:style-name="ce15" table:formula="of:=[.X38]/1.01" office:value-type="float" office:value="1.46069012361388">
            <text:p>1.4607</text:p>
          </table:table-cell>
          <table:table-cell table:style-name="ce8" table:formula="of:=[.Y38]" office:value-type="float" office:value="1.705">
            <text:p>1.705</text:p>
          </table:table-cell>
          <table:table-cell table:formula="of:=[.Z38]-0.5" office:value-type="float" office:value="-2">
            <text:p>-2</text:p>
          </table:table-cell>
          <table:table-cell table:style-name="ce15" table:formula="of:=[.AA38]/1.005" office:value-type="float" office:value="1.67132202450072">
            <text:p>1.6713</text:p>
          </table:table-cell>
          <table:table-cell table:number-columns-repeated="997"/>
        </table:table-row>
        <table:table-row table:style-name="ro1">
          <table:table-cell table:style-name="ce8" table:formula="of:=[.A39]" office:value-type="float" office:value="1.32">
            <text:p>1.320</text:p>
          </table:table-cell>
          <table:table-cell table:style-name="ce5" table:formula="of:=[.B39]-1" office:value-type="float" office:value="-5">
            <text:p>-5</text:p>
          </table:table-cell>
          <table:table-cell table:style-name="ce16" table:formula="of:=[.C39]/1.01" office:value-type="float" office:value="1.25593470764091">
            <text:p>1.2559</text:p>
          </table:table-cell>
          <table:table-cell table:style-name="ce8" table:formula="of:=[.D39]" office:value-type="float" office:value="1.458">
            <text:p>1.458</text:p>
          </table:table-cell>
          <table:table-cell table:style-name="ce5" table:formula="of:=[.E39]-1" office:value-type="float" office:value="-5">
            <text:p>-5</text:p>
          </table:table-cell>
          <table:table-cell table:style-name="ce16" table:formula="of:=[.F39]/1.01" office:value-type="float" office:value="1.38723697253064">
            <text:p>1.3872</text:p>
          </table:table-cell>
          <table:table-cell table:style-name="ce8" table:formula="of:=[.G39]" office:value-type="float" office:value="30.28">
            <text:p>30.280</text:p>
          </table:table-cell>
          <table:table-cell table:style-name="ce5" table:formula="of:=[.H39]-1" office:value-type="float" office:value="-5">
            <text:p>-5</text:p>
          </table:table-cell>
          <table:table-cell table:style-name="ce16" table:formula="of:=[.I39]/1.01" office:value-type="float" office:value="28.8103810207324">
            <text:p>28.8104</text:p>
          </table:table-cell>
          <table:table-cell table:style-name="ce8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6" table:formula="of:=[.L39]/1.01" office:value-type="float" office:value="1.24261418801441">
            <text:p>1.2426</text:p>
          </table:table-cell>
          <table:table-cell table:style-name="ce8" table:formula="of:=[.M39]" office:value-type="float" office:value="1.578">
            <text:p>1.578</text:p>
          </table:table-cell>
          <table:table-cell table:style-name="ce5" table:formula="of:=[.N39]-1" office:value-type="float" office:value="-5">
            <text:p>-5</text:p>
          </table:table-cell>
          <table:table-cell table:style-name="ce16" table:formula="of:=[.O39]/1.01" office:value-type="float" office:value="1.50141285504345">
            <text:p>1.5014</text:p>
          </table:table-cell>
          <table:table-cell table:style-name="ce8" table:formula="of:=[.P39]" office:value-type="float" office:value="1.299">
            <text:p>1.299</text:p>
          </table:table-cell>
          <table:table-cell table:style-name="ce5" table:formula="of:=[.Q39]-1" office:value-type="float" office:value="-5">
            <text:p>-5</text:p>
          </table:table-cell>
          <table:table-cell table:style-name="ce16" table:formula="of:=[.R39]/1.01" office:value-type="float" office:value="1.23595392820117">
            <text:p>1.2360</text:p>
          </table:table-cell>
          <table:table-cell table:style-name="ce8" table:formula="of:=[.S39]" office:value-type="float" office:value="1.236">
            <text:p>1.236</text:p>
          </table:table-cell>
          <table:table-cell table:style-name="ce5" table:formula="of:=[.T39]-1" office:value-type="float" office:value="-5">
            <text:p>-5</text:p>
          </table:table-cell>
          <table:table-cell table:style-name="ce16" table:formula="of:=[.U39]/1.01" office:value-type="float" office:value="1.17601158988194">
            <text:p>1.1760</text:p>
          </table:table-cell>
          <table:table-cell table:style-name="ce8" table:formula="of:=[.V39]" office:value-type="float" office:value="1.52">
            <text:p>1.520</text:p>
          </table:table-cell>
          <table:table-cell table:style-name="ce5" table:formula="of:=[.W39]-1" office:value-type="float" office:value="-5">
            <text:p>-5</text:p>
          </table:table-cell>
          <table:table-cell table:style-name="ce16" table:formula="of:=[.X39]/1.01" office:value-type="float" office:value="1.44622784516226">
            <text:p>1.4462</text:p>
          </table:table-cell>
          <table:table-cell table:style-name="ce8" table:formula="of:=[.Y39]" office:value-type="float" office:value="1.705">
            <text:p>1.705</text:p>
          </table:table-cell>
          <table:table-cell table:style-name="ce5" table:formula="of:=[.Z39]-0.5" office:value-type="float" office:value="-2.5">
            <text:p>-2.5</text:p>
          </table:table-cell>
          <table:table-cell table:style-name="ce15" table:formula="of:=[.AA39]/1.005" office:value-type="float" office:value="1.66300698955296">
            <text:p>1.6630</text:p>
          </table:table-cell>
          <table:table-cell table:number-columns-repeated="997"/>
        </table:table-row>
        <table:table-row table:style-name="ro1">
          <table:table-cell table:style-name="ce8" table:formula="of:=[.A40]" office:value-type="float" office:value="1.32">
            <text:p>1.3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24349971053555">
            <text:p>1.2435</text:p>
          </table:table-cell>
          <table:table-cell table:style-name="ce8" table:formula="of:=[.D40]" office:value-type="float" office:value="1.458">
            <text:p>1.458</text:p>
          </table:table-cell>
          <table:table-cell table:formula="of:=[.E40]-1" office:value-type="float" office:value="-6">
            <text:p>-6</text:p>
          </table:table-cell>
          <table:table-cell table:style-name="ce15" table:formula="of:=[.F40]/1.01" office:value-type="float" office:value="1.37350195300063">
            <text:p>1.3735</text:p>
          </table:table-cell>
          <table:table-cell table:style-name="ce8" table:formula="of:=[.G40]" office:value-type="float" office:value="30.28">
            <text:p>30.280</text:p>
          </table:table-cell>
          <table:table-cell table:formula="of:=[.H40]-1" office:value-type="float" office:value="-6">
            <text:p>-6</text:p>
          </table:table-cell>
          <table:table-cell table:style-name="ce15" table:formula="of:=[.I40]/1.01" office:value-type="float" office:value="28.5251297234974">
            <text:p>28.5251</text:p>
          </table:table-cell>
          <table:table-cell table:style-name="ce8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5" table:formula="of:=[.L40]/1.01" office:value-type="float" office:value="1.23031107724199">
            <text:p>1.2303</text:p>
          </table:table-cell>
          <table:table-cell table:style-name="ce8" table:formula="of:=[.M40]" office:value-type="float" office:value="1.578">
            <text:p>1.578</text:p>
          </table:table-cell>
          <table:table-cell table:formula="of:=[.N40]-1" office:value-type="float" office:value="-6">
            <text:p>-6</text:p>
          </table:table-cell>
          <table:table-cell table:style-name="ce15" table:formula="of:=[.O40]/1.01" office:value-type="float" office:value="1.48654738123114">
            <text:p>1.4865</text:p>
          </table:table-cell>
          <table:table-cell table:style-name="ce8" table:formula="of:=[.P40]" office:value-type="float" office:value="1.299">
            <text:p>1.299</text:p>
          </table:table-cell>
          <table:table-cell table:formula="of:=[.Q40]-1" office:value-type="float" office:value="-6">
            <text:p>-6</text:p>
          </table:table-cell>
          <table:table-cell table:style-name="ce15" table:formula="of:=[.R40]/1.01" office:value-type="float" office:value="1.22371676059521">
            <text:p>1.2237</text:p>
          </table:table-cell>
          <table:table-cell table:style-name="ce8" table:formula="of:=[.S40]" office:value-type="float" office:value="1.236">
            <text:p>1.236</text:p>
          </table:table-cell>
          <table:table-cell table:formula="of:=[.T40]-1" office:value-type="float" office:value="-6">
            <text:p>-6</text:p>
          </table:table-cell>
          <table:table-cell table:style-name="ce15" table:formula="of:=[.U40]/1.01" office:value-type="float" office:value="1.1643679107742">
            <text:p>1.1644</text:p>
          </table:table-cell>
          <table:table-cell table:style-name="ce8" table:formula="of:=[.V40]" office:value-type="float" office:value="1.52">
            <text:p>1.520</text:p>
          </table:table-cell>
          <table:table-cell table:formula="of:=[.W40]-1" office:value-type="float" office:value="-6">
            <text:p>-6</text:p>
          </table:table-cell>
          <table:table-cell table:style-name="ce15" table:formula="of:=[.X40]/1.01" office:value-type="float" office:value="1.43190875758639">
            <text:p>1.4319</text:p>
          </table:table-cell>
          <table:table-cell table:style-name="ce8" table:formula="of:=[.Y40]" office:value-type="float" office:value="1.705">
            <text:p>1.705</text:p>
          </table:table-cell>
          <table:table-cell table:formula="of:=[.Z40]-0.5" office:value-type="float" office:value="-3">
            <text:p>-3</text:p>
          </table:table-cell>
          <table:table-cell table:style-name="ce15" table:formula="of:=[.AA40]/1.005" office:value-type="float" office:value="1.65473332293827">
            <text:p>1.6547</text:p>
          </table:table-cell>
          <table:table-cell table:number-columns-repeated="997"/>
        </table:table-row>
        <table:table-row table:style-name="ro1">
          <table:table-cell table:style-name="ce8" table:formula="of:=[.A41]" office:value-type="float" office:value="1.32">
            <text:p>1.3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23118783221342">
            <text:p>1.2312</text:p>
          </table:table-cell>
          <table:table-cell table:style-name="ce8" table:formula="of:=[.D41]" office:value-type="float" office:value="1.458">
            <text:p>1.458</text:p>
          </table:table-cell>
          <table:table-cell table:formula="of:=[.E41]-1" office:value-type="float" office:value="-7">
            <text:p>-7</text:p>
          </table:table-cell>
          <table:table-cell table:style-name="ce15" table:formula="of:=[.F41]/1.01" office:value-type="float" office:value="1.359902923763">
            <text:p>1.3599</text:p>
          </table:table-cell>
          <table:table-cell table:style-name="ce8" table:formula="of:=[.G41]" office:value-type="float" office:value="30.28">
            <text:p>30.280</text:p>
          </table:table-cell>
          <table:table-cell table:formula="of:=[.H41]-1" office:value-type="float" office:value="-7">
            <text:p>-7</text:p>
          </table:table-cell>
          <table:table-cell table:style-name="ce15" table:formula="of:=[.I41]/1.01" office:value-type="float" office:value="28.2427026965321">
            <text:p>28.2427</text:p>
          </table:table-cell>
          <table:table-cell table:style-name="ce8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5" table:formula="of:=[.L41]/1.01" office:value-type="float" office:value="1.21812977944752">
            <text:p>1.2181</text:p>
          </table:table-cell>
          <table:table-cell table:style-name="ce8" table:formula="of:=[.M41]" office:value-type="float" office:value="1.578">
            <text:p>1.578</text:p>
          </table:table-cell>
          <table:table-cell table:formula="of:=[.N41]-1" office:value-type="float" office:value="-7">
            <text:p>-7</text:p>
          </table:table-cell>
          <table:table-cell table:style-name="ce15" table:formula="of:=[.O41]/1.01" office:value-type="float" office:value="1.47182909032786">
            <text:p>1.4718</text:p>
          </table:table-cell>
          <table:table-cell table:style-name="ce8" table:formula="of:=[.P41]" office:value-type="float" office:value="1.299">
            <text:p>1.299</text:p>
          </table:table-cell>
          <table:table-cell table:formula="of:=[.Q41]-1" office:value-type="float" office:value="-7">
            <text:p>-7</text:p>
          </table:table-cell>
          <table:table-cell table:style-name="ce15" table:formula="of:=[.R41]/1.01" office:value-type="float" office:value="1.21160075306457">
            <text:p>1.2116</text:p>
          </table:table-cell>
          <table:table-cell table:style-name="ce8" table:formula="of:=[.S41]" office:value-type="float" office:value="1.236">
            <text:p>1.236</text:p>
          </table:table-cell>
          <table:table-cell table:formula="of:=[.T41]-1" office:value-type="float" office:value="-7">
            <text:p>-7</text:p>
          </table:table-cell>
          <table:table-cell table:style-name="ce15" table:formula="of:=[.U41]/1.01" office:value-type="float" office:value="1.15283951561802">
            <text:p>1.1528</text:p>
          </table:table-cell>
          <table:table-cell table:style-name="ce8" table:formula="of:=[.V41]" office:value-type="float" office:value="1.52">
            <text:p>1.520</text:p>
          </table:table-cell>
          <table:table-cell table:formula="of:=[.W41]-1" office:value-type="float" office:value="-7">
            <text:p>-7</text:p>
          </table:table-cell>
          <table:table-cell table:style-name="ce15" table:formula="of:=[.X41]/1.01" office:value-type="float" office:value="1.41773144315485">
            <text:p>1.4177</text:p>
          </table:table-cell>
          <table:table-cell table:style-name="ce8" table:formula="of:=[.Y41]" office:value-type="float" office:value="1.705">
            <text:p>1.705</text:p>
          </table:table-cell>
          <table:table-cell table:formula="of:=[.Z41]-0.5" office:value-type="float" office:value="-3.5">
            <text:p>-3.5</text:p>
          </table:table-cell>
          <table:table-cell table:style-name="ce15" table:formula="of:=[.AA41]/1.005" office:value-type="float" office:value="1.64650081884405">
            <text:p>1.6465</text:p>
          </table:table-cell>
          <table:table-cell table:number-columns-repeated="997"/>
        </table:table-row>
        <table:table-row table:style-name="ro1">
          <table:table-cell table:style-name="ce8" table:formula="of:=[.A42]" office:value-type="float" office:value="1.32">
            <text:p>1.3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21899785367665">
            <text:p>1.2190</text:p>
          </table:table-cell>
          <table:table-cell table:style-name="ce8" table:formula="of:=[.D42]" office:value-type="float" office:value="1.458">
            <text:p>1.458</text:p>
          </table:table-cell>
          <table:table-cell table:formula="of:=[.E42]-1" office:value-type="float" office:value="-8">
            <text:p>-8</text:p>
          </table:table-cell>
          <table:table-cell table:style-name="ce15" table:formula="of:=[.F42]/1.01" office:value-type="float" office:value="1.34643853837921">
            <text:p>1.3464</text:p>
          </table:table-cell>
          <table:table-cell table:style-name="ce8" table:formula="of:=[.G42]" office:value-type="float" office:value="30.28">
            <text:p>30.280</text:p>
          </table:table-cell>
          <table:table-cell table:formula="of:=[.H42]-1" office:value-type="float" office:value="-8">
            <text:p>-8</text:p>
          </table:table-cell>
          <table:table-cell table:style-name="ce15" table:formula="of:=[.I42]/1.01" office:value-type="float" office:value="27.9630719767644">
            <text:p>27.9631</text:p>
          </table:table-cell>
          <table:table-cell table:style-name="ce8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5" table:formula="of:=[.L42]/1.01" office:value-type="float" office:value="1.2060690885619">
            <text:p>1.2061</text:p>
          </table:table-cell>
          <table:table-cell table:style-name="ce8" table:formula="of:=[.M42]" office:value-type="float" office:value="1.578">
            <text:p>1.578</text:p>
          </table:table-cell>
          <table:table-cell table:formula="of:=[.N42]-1" office:value-type="float" office:value="-8">
            <text:p>-8</text:p>
          </table:table-cell>
          <table:table-cell table:style-name="ce15" table:formula="of:=[.O42]/1.01" office:value-type="float" office:value="1.45725652507709">
            <text:p>1.4573</text:p>
          </table:table-cell>
          <table:table-cell table:style-name="ce8" table:formula="of:=[.P42]" office:value-type="float" office:value="1.299">
            <text:p>1.299</text:p>
          </table:table-cell>
          <table:table-cell table:formula="of:=[.Q42]-1" office:value-type="float" office:value="-8">
            <text:p>-8</text:p>
          </table:table-cell>
          <table:table-cell table:style-name="ce15" table:formula="of:=[.R42]/1.01" office:value-type="float" office:value="1.19960470600452">
            <text:p>1.1996</text:p>
          </table:table-cell>
          <table:table-cell table:style-name="ce8" table:formula="of:=[.S42]" office:value-type="float" office:value="1.236">
            <text:p>1.236</text:p>
          </table:table-cell>
          <table:table-cell table:formula="of:=[.T42]-1" office:value-type="float" office:value="-8">
            <text:p>-8</text:p>
          </table:table-cell>
          <table:table-cell table:style-name="ce15" table:formula="of:=[.U42]/1.01" office:value-type="float" office:value="1.14142526298814">
            <text:p>1.1414</text:p>
          </table:table-cell>
          <table:table-cell table:style-name="ce8" table:formula="of:=[.V42]" office:value-type="float" office:value="1.52">
            <text:p>1.520</text:p>
          </table:table-cell>
          <table:table-cell table:formula="of:=[.W42]-1" office:value-type="float" office:value="-8">
            <text:p>-8</text:p>
          </table:table-cell>
          <table:table-cell table:style-name="ce15" table:formula="of:=[.X42]/1.01" office:value-type="float" office:value="1.40369449817311">
            <text:p>1.4037</text:p>
          </table:table-cell>
          <table:table-cell table:style-name="ce8" table:formula="of:=[.Y42]" office:value-type="float" office:value="1.705">
            <text:p>1.705</text:p>
          </table:table-cell>
          <table:table-cell table:formula="of:=[.Z42]-0.5" office:value-type="float" office:value="-4">
            <text:p>-4</text:p>
          </table:table-cell>
          <table:table-cell table:style-name="ce15" table:formula="of:=[.AA42]/1.005" office:value-type="float" office:value="1.63830927248164">
            <text:p>1.6383</text:p>
          </table:table-cell>
          <table:table-cell table:number-columns-repeated="997"/>
        </table:table-row>
        <table:table-row table:style-name="ro1">
          <table:table-cell table:style-name="ce8" table:formula="of:=[.A43]" office:value-type="float" office:value="1.32">
            <text:p>1.3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.20692856799669">
            <text:p>1.2069</text:p>
          </table:table-cell>
          <table:table-cell table:style-name="ce8" table:formula="of:=[.D43]" office:value-type="float" office:value="1.458">
            <text:p>1.458</text:p>
          </table:table-cell>
          <table:table-cell table:formula="of:=[.E43]-1" office:value-type="float" office:value="-9">
            <text:p>-9</text:p>
          </table:table-cell>
          <table:table-cell table:style-name="ce15" table:formula="of:=[.F43]/1.01" office:value-type="float" office:value="1.33310746374179">
            <text:p>1.3331</text:p>
          </table:table-cell>
          <table:table-cell table:style-name="ce8" table:formula="of:=[.G43]" office:value-type="float" office:value="30.28">
            <text:p>30.280</text:p>
          </table:table-cell>
          <table:table-cell table:formula="of:=[.H43]-1" office:value-type="float" office:value="-9">
            <text:p>-9</text:p>
          </table:table-cell>
          <table:table-cell table:style-name="ce15" table:formula="of:=[.I43]/1.01" office:value-type="float" office:value="27.6862098779846">
            <text:p>27.6862</text:p>
          </table:table-cell>
          <table:table-cell table:style-name="ce8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5" table:formula="of:=[.L43]/1.01" office:value-type="float" office:value="1.19412781045733">
            <text:p>1.1941</text:p>
          </table:table-cell>
          <table:table-cell table:style-name="ce8" table:formula="of:=[.M43]" office:value-type="float" office:value="1.578">
            <text:p>1.578</text:p>
          </table:table-cell>
          <table:table-cell table:formula="of:=[.N43]-1" office:value-type="float" office:value="-9">
            <text:p>-9</text:p>
          </table:table-cell>
          <table:table-cell table:style-name="ce15" table:formula="of:=[.O43]/1.01" office:value-type="float" office:value="1.44282824265058">
            <text:p>1.4428</text:p>
          </table:table-cell>
          <table:table-cell table:style-name="ce8" table:formula="of:=[.P43]" office:value-type="float" office:value="1.299">
            <text:p>1.299</text:p>
          </table:table-cell>
          <table:table-cell table:formula="of:=[.Q43]-1" office:value-type="float" office:value="-9">
            <text:p>-9</text:p>
          </table:table-cell>
          <table:table-cell table:style-name="ce15" table:formula="of:=[.R43]/1.01" office:value-type="float" office:value="1.18772743168765">
            <text:p>1.1877</text:p>
          </table:table-cell>
          <table:table-cell table:style-name="ce8" table:formula="of:=[.S43]" office:value-type="float" office:value="1.236">
            <text:p>1.236</text:p>
          </table:table-cell>
          <table:table-cell table:formula="of:=[.T43]-1" office:value-type="float" office:value="-9">
            <text:p>-9</text:p>
          </table:table-cell>
          <table:table-cell table:style-name="ce15" table:formula="of:=[.U43]/1.01" office:value-type="float" office:value="1.13012402276053">
            <text:p>1.1301</text:p>
          </table:table-cell>
          <table:table-cell table:style-name="ce8" table:formula="of:=[.V43]" office:value-type="float" office:value="1.52">
            <text:p>1.520</text:p>
          </table:table-cell>
          <table:table-cell table:formula="of:=[.W43]-1" office:value-type="float" office:value="-9">
            <text:p>-9</text:p>
          </table:table-cell>
          <table:table-cell table:style-name="ce15" table:formula="of:=[.X43]/1.01" office:value-type="float" office:value="1.38979653284467">
            <text:p>1.3898</text:p>
          </table:table-cell>
          <table:table-cell table:style-name="ce8" table:formula="of:=[.Y43]" office:value-type="float" office:value="1.705">
            <text:p>1.705</text:p>
          </table:table-cell>
          <table:table-cell table:formula="of:=[.Z43]-0.5" office:value-type="float" office:value="-4.5">
            <text:p>-4.5</text:p>
          </table:table-cell>
          <table:table-cell table:style-name="ce15" table:formula="of:=[.AA43]/1.005" office:value-type="float" office:value="1.63015848008123">
            <text:p>1.6302</text:p>
          </table:table-cell>
          <table:table-cell table:number-columns-repeated="997"/>
        </table:table-row>
        <table:table-row table:style-name="ro1">
          <table:table-cell table:style-name="ce8" table:formula="of:=[.A44]" office:value-type="float" office:value="1.32">
            <text:p>1.3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.19497878019474">
            <text:p>1.1950</text:p>
          </table:table-cell>
          <table:table-cell table:style-name="ce8" table:formula="of:=[.D44]" office:value-type="float" office:value="1.458">
            <text:p>1.458</text:p>
          </table:table-cell>
          <table:table-cell table:formula="of:=[.E44]-1" office:value-type="float" office:value="-10">
            <text:p>-10</text:p>
          </table:table-cell>
          <table:table-cell table:style-name="ce15" table:formula="of:=[.F44]/1.01" office:value-type="float" office:value="1.31990837994237">
            <text:p>1.3199</text:p>
          </table:table-cell>
          <table:table-cell table:style-name="ce8" table:formula="of:=[.G44]" office:value-type="float" office:value="30.28">
            <text:p>30.280</text:p>
          </table:table-cell>
          <table:table-cell table:formula="of:=[.H44]-1" office:value-type="float" office:value="-10">
            <text:p>-10</text:p>
          </table:table-cell>
          <table:table-cell table:style-name="ce15" table:formula="of:=[.I44]/1.01" office:value-type="float" office:value="27.4120889881035">
            <text:p>27.4121</text:p>
          </table:table-cell>
          <table:table-cell table:style-name="ce8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5" table:formula="of:=[.L44]/1.01" office:value-type="float" office:value="1.18230476282904">
            <text:p>1.1823</text:p>
          </table:table-cell>
          <table:table-cell table:style-name="ce8" table:formula="of:=[.M44]" office:value-type="float" office:value="1.578">
            <text:p>1.578</text:p>
          </table:table-cell>
          <table:table-cell table:formula="of:=[.N44]-1" office:value-type="float" office:value="-10">
            <text:p>-10</text:p>
          </table:table-cell>
          <table:table-cell table:style-name="ce15" table:formula="of:=[.O44]/1.01" office:value-type="float" office:value="1.42854281450553">
            <text:p>1.4285</text:p>
          </table:table-cell>
          <table:table-cell table:style-name="ce8" table:formula="of:=[.P44]" office:value-type="float" office:value="1.299">
            <text:p>1.299</text:p>
          </table:table-cell>
          <table:table-cell table:formula="of:=[.Q44]-1" office:value-type="float" office:value="-10">
            <text:p>-10</text:p>
          </table:table-cell>
          <table:table-cell table:style-name="ce15" table:formula="of:=[.R44]/1.01" office:value-type="float" office:value="1.17596775414619">
            <text:p>1.1760</text:p>
          </table:table-cell>
          <table:table-cell table:style-name="ce8" table:formula="of:=[.S44]" office:value-type="float" office:value="1.236">
            <text:p>1.236</text:p>
          </table:table-cell>
          <table:table-cell table:formula="of:=[.T44]-1" office:value-type="float" office:value="-10">
            <text:p>-10</text:p>
          </table:table-cell>
          <table:table-cell table:style-name="ce15" table:formula="of:=[.U44]/1.01" office:value-type="float" office:value="1.11893467600053">
            <text:p>1.1189</text:p>
          </table:table-cell>
          <table:table-cell table:style-name="ce8" table:formula="of:=[.V44]" office:value-type="float" office:value="1.52">
            <text:p>1.520</text:p>
          </table:table-cell>
          <table:table-cell table:formula="of:=[.W44]-1" office:value-type="float" office:value="-10">
            <text:p>-10</text:p>
          </table:table-cell>
          <table:table-cell table:style-name="ce15" table:formula="of:=[.X44]/1.01" office:value-type="float" office:value="1.37603617113333">
            <text:p>1.3760</text:p>
          </table:table-cell>
          <table:table-cell table:style-name="ce8" table:formula="of:=[.Y44]" office:value-type="float" office:value="1.705">
            <text:p>1.705</text:p>
          </table:table-cell>
          <table:table-cell table:formula="of:=[.Z44]-0.5" office:value-type="float" office:value="-5">
            <text:p>-5</text:p>
          </table:table-cell>
          <table:table-cell table:style-name="ce15" table:formula="of:=[.AA44]/1.005" office:value-type="float" office:value="1.6220482388868">
            <text:p>1.622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office:value-type="float" office:value="840085">
            <text:p>840085</text:p>
          </table:table-cell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office:value-type="float" office:value="2366063">
            <text:p>2366063</text:p>
          </table:table-cell>
          <table:table-cell/>
          <table:table-cell table:style-name="ce15" office:value-type="string">
            <text:p>he</text:p>
          </table:table-cell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6"/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工作表3" table:style-name="ta1" table:print="false">
        <table:table-column table:style-name="co15" table:default-cell-style-name="Default"/>
        <table:table-column table:style-name="co1" table:number-columns-repeated="8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default-cell-style-name="Default"/>
        <table:table-column table:style-name="co21" table:default-cell-style-name="Default"/>
        <table:table-column table:style-name="co17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1003" table:default-cell-style-name="Default"/>
        <table:table-row table:style-name="ro2">
          <table:table-cell table:formula="of:=SUM([.A2:.A30])" office:value-type="float" office:value="1175301">
            <text:p>1175301</text:p>
          </table:table-cell>
          <table:table-cell table:formula="of:=SUM([.B2:.B30])" office:value-type="float" office:value="-88.51">
            <text:p>-88.51</text:p>
          </table:table-cell>
          <table:table-cell table:formula="of:=SUM([.C2:.C30])" office:value-type="float" office:value="830952.86">
            <text:p>830952.86</text:p>
          </table:table-cell>
          <table:table-cell table:formula="of:=SUM([.D2:.D30])" office:value-type="float" office:value="1.24528301886792">
            <text:p>1.2452830189</text:p>
          </table:table-cell>
          <table:table-cell table:formula="of:=SUM([.E2:.E30])" office:value-type="float" office:value="2.327">
            <text:p>2.327</text:p>
          </table:table-cell>
          <table:table-cell table:formula="of:=SUM([.F2:.F30])" office:value-type="float" office:value="5.338">
            <text:p>5.338</text:p>
          </table:table-cell>
          <table:table-cell table:formula="of:=SUM([.G2:.G30])" office:value-type="float" office:value="1.4297520661157">
            <text:p>1.4297520661</text:p>
          </table:table-cell>
          <table:table-cell table:formula="of:=SUM([.H2:.H30])" office:value-type="date" office:date-value="2130-01-10">
            <text:p>30年1月10日</text:p>
          </table:table-cell>
          <table:table-cell/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89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65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44.</text:p>
          </table:table-cell>
          <table:table-cell office:value-type="string">
            <text:p>avg</text:p>
          </table:table-cell>
          <table:table-cell table:number-columns-repeated="2"/>
          <table:table-cell office:value-type="float" office:value="242240">
            <text:p>242240</text:p>
          </table:table-cell>
          <table:table-cell office:value-type="float" office:value="0">
            <text:p>0</text:p>
          </table:table-cell>
          <table:table-cell table:formula="of:=[.X1]*[.Y1]" office:value-type="float" office:value="0">
            <text:p>0</text:p>
          </table:table-cell>
          <table:table-cell table:formula="of:=(1-[.Y1])*[.X1]" office:value-type="float" office:value="242240">
            <text:p>24224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formula="of:=SUM([.J3:.J20])" office:value-type="float" office:value="10">
            <text:p>10</text:p>
          </table:table-cell>
          <table:table-cell/>
          <table:table-cell table:formula="of:=SUM([.L3:.L20])" office:value-type="float" office:value="10.622">
            <text:p>10.622</text:p>
          </table:table-cell>
          <table:table-cell table:formula="of:=[.L2]/[.J2]" office:value-type="float" office:value="1.0622">
            <text:p>1.0622</text:p>
          </table:table-cell>
          <table:table-cell table:formula="of:=SUM([.N3:.N20])" office:value-type="float" office:value="10">
            <text:p>10</text:p>
          </table:table-cell>
          <table:table-cell/>
          <table:table-cell table:formula="of:=SUM([.P3:.P20])" office:value-type="float" office:value="11.224">
            <text:p>11.224</text:p>
          </table:table-cell>
          <table:table-cell table:formula="of:=[.P2]/[.N2]" office:value-type="float" office:value="1.1224">
            <text:p>1.1224</text:p>
          </table:table-cell>
          <table:table-cell table:formula="of:=SUM([.R3:.R20])" office:value-type="float" office:value="10">
            <text:p>10</text:p>
          </table:table-cell>
          <table:table-cell/>
          <table:table-cell table:formula="of:=SUM([.T3:.T20])" office:value-type="float" office:value="10.265">
            <text:p>10.265</text:p>
          </table:table-cell>
          <table:table-cell table:formula="of:=[.T2]/[.R2]" office:value-type="float" office:value="1.0265">
            <text:p>1.0265</text:p>
          </table:table-cell>
          <table:table-cell table:number-columns-repeated="2"/>
          <table:table-cell office:value-type="float" office:value="241080">
            <text:p>241080</text:p>
          </table:table-cell>
          <table:table-cell office:value-type="float" office:value="0">
            <text:p>0</text:p>
          </table:table-cell>
          <table:table-cell table:formula="of:=[.X2]*[.Y2]" office:value-type="float" office:value="0">
            <text:p>0</text:p>
          </table:table-cell>
          <table:table-cell table:formula="of:=(1-[.Y2])*[.X2]" office:value-type="float" office:value="241080">
            <text:p>241080</text:p>
          </table:table-cell>
          <table:table-cell table:number-columns-repeated="997"/>
        </table:table-row>
        <table:table-row table:style-name="ro1">
          <table:table-cell table:number-columns-repeated="9"/>
          <table:table-cell office:value-type="float" office:value="7">
            <text:p>7</text:p>
          </table:table-cell>
          <table:table-cell office:value-type="float" office:value="0.956">
            <text:p>0.956</text:p>
          </table:table-cell>
          <table:table-cell table:formula="of:=[.J3]*[.K3]" office:value-type="float" office:value="6.692">
            <text:p>6.692</text:p>
          </table:table-cell>
          <table:table-cell/>
          <table:table-cell office:value-type="float" office:value="7">
            <text:p>7</text:p>
          </table:table-cell>
          <table:table-cell office:value-type="float" office:value="0.838">
            <text:p>0.838</text:p>
          </table:table-cell>
          <table:table-cell table:formula="of:=[.N3]*[.O3]" office:value-type="float" office:value="5.866">
            <text:p>5.866</text:p>
          </table:table-cell>
          <table:table-cell/>
          <table:table-cell office:value-type="float" office:value="7">
            <text:p>7</text:p>
          </table:table-cell>
          <table:table-cell office:value-type="float" office:value="0.845">
            <text:p>0.845</text:p>
          </table:table-cell>
          <table:table-cell table:formula="of:=[.R3]*[.S3]" office:value-type="float" office:value="5.915">
            <text:p>5.915</text:p>
          </table:table-cell>
          <table:table-cell table:number-columns-repeated="3"/>
          <table:table-cell office:value-type="float" office:value="165792">
            <text:p>165792</text:p>
          </table:table-cell>
          <table:table-cell office:value-type="float" office:value="1">
            <text:p>1</text:p>
          </table:table-cell>
          <table:table-cell table:formula="of:=[.X3]*[.Y3]" office:value-type="float" office:value="165792">
            <text:p>165792</text:p>
          </table:table-cell>
          <table:table-cell table:formula="of:=(1-[.Y3])*[.X3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office:value-type="float" office:value="3">
            <text:p>3</text:p>
          </table:table-cell>
          <table:table-cell office:value-type="float" office:value="1.31">
            <text:p>1.31</text:p>
          </table:table-cell>
          <table:table-cell table:formula="of:=[.J4]*[.K4]" office:value-type="float" office:value="3.93">
            <text:p>3.93</text:p>
          </table:table-cell>
          <table:table-cell/>
          <table:table-cell office:value-type="float" office:value="3">
            <text:p>3</text:p>
          </table:table-cell>
          <table:table-cell office:value-type="float" office:value="1.786">
            <text:p>1.786</text:p>
          </table:table-cell>
          <table:table-cell table:formula="of:=[.N4]*[.O4]" office:value-type="float" office:value="5.358">
            <text:p>5.358</text:p>
          </table:table-cell>
          <table:table-cell/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table:formula="of:=[.R4]*[.S4]" office:value-type="float" office:value="4.35">
            <text:p>4.35</text:p>
          </table:table-cell>
          <table:table-cell table:number-columns-repeated="3"/>
          <table:table-cell office:value-type="float" office:value="104600">
            <text:p>104600</text:p>
          </table:table-cell>
          <table:table-cell office:value-type="float" office:value="1">
            <text:p>1</text:p>
          </table:table-cell>
          <table:table-cell table:formula="of:=[.X4]*[.Y4]" office:value-type="float" office:value="104600">
            <text:p>104600</text:p>
          </table:table-cell>
          <table:table-cell table:formula="of:=(1-[.Y4])*[.X4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722722">
            <text:p>722722</text:p>
          </table:table-cell>
          <table:table-cell table:number-columns-repeated="6"/>
          <table:table-cell table:number-columns-repeated="2"/>
          <table:table-cell table:formula="of:=[.J5]*[.K5]" office:value-type="float" office:value="0">
            <text:p>0</text:p>
          </table:table-cell>
          <table:table-cell/>
          <table:table-cell table:number-columns-repeated="2"/>
          <table:table-cell table:formula="of:=[.N5]*[.O5]" office:value-type="float" office:value="0">
            <text:p>0</text:p>
          </table:table-cell>
          <table:table-cell/>
          <table:table-cell table:number-columns-repeated="2"/>
          <table:table-cell table:formula="of:=[.R5]*[.S5]" office:value-type="float" office:value="0">
            <text:p>0</text:p>
          </table:table-cell>
          <table:table-cell table:number-columns-repeated="3"/>
          <table:table-cell office:value-type="float" office:value="79200">
            <text:p>79200</text:p>
          </table:table-cell>
          <table:table-cell office:value-type="float" office:value="0">
            <text:p>0</text:p>
          </table:table-cell>
          <table:table-cell table:formula="of:=[.X5]*[.Y5]" office:value-type="float" office:value="0">
            <text:p>0</text:p>
          </table:table-cell>
          <table:table-cell table:formula="of:=(1-[.Y5])*[.X5]" office:value-type="float" office:value="79200">
            <text:p>79200</text:p>
          </table:table-cell>
          <table:table-cell table:number-columns-repeated="997"/>
        </table:table-row>
        <table:table-row table:style-name="ro1">
          <table:table-cell office:value-type="float" office:value="5688">
            <text:p>5688</text:p>
          </table:table-cell>
          <table:table-cell table:number-columns-repeated="8"/>
          <table:table-cell table:number-columns-repeated="2"/>
          <table:table-cell table:formula="of:=[.J6]*[.K6]" office:value-type="float" office:value="0">
            <text:p>0</text:p>
          </table:table-cell>
          <table:table-cell/>
          <table:table-cell table:number-columns-repeated="2"/>
          <table:table-cell table:formula="of:=[.N6]*[.O6]" office:value-type="float" office:value="0">
            <text:p>0</text:p>
          </table:table-cell>
          <table:table-cell/>
          <table:table-cell table:number-columns-repeated="2"/>
          <table:table-cell table:formula="of:=[.R6]*[.S6]" office:value-type="float" office:value="0">
            <text:p>0</text:p>
          </table:table-cell>
          <table:table-cell table:number-columns-repeated="3"/>
          <table:table-cell office:value-type="float" office:value="64320">
            <text:p>64320</text:p>
          </table:table-cell>
          <table:table-cell office:value-type="float" office:value="0">
            <text:p>0</text:p>
          </table:table-cell>
          <table:table-cell table:formula="of:=[.X6]*[.Y6]" office:value-type="float" office:value="0">
            <text:p>0</text:p>
          </table:table-cell>
          <table:table-cell table:formula="of:=(1-[.Y6])*[.X6]" office:value-type="float" office:value="64320">
            <text:p>64320</text:p>
          </table:table-cell>
          <table:table-cell table:number-columns-repeated="997"/>
        </table:table-row>
        <table:table-row table:style-name="ro1">
          <table:table-cell table:number-columns-repeated="4"/>
          <table:table-cell office:value-type="float" office:value="1.503">
            <text:p>1.503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7]*[.K7]" office:value-type="float" office:value="0">
            <text:p>0</text:p>
          </table:table-cell>
          <table:table-cell/>
          <table:table-cell table:number-columns-repeated="2"/>
          <table:table-cell table:formula="of:=[.N7]*[.O7]" office:value-type="float" office:value="0">
            <text:p>0</text:p>
          </table:table-cell>
          <table:table-cell/>
          <table:table-cell table:number-columns-repeated="2"/>
          <table:table-cell table:formula="of:=[.R7]*[.S7]" office:value-type="float" office:value="0">
            <text:p>0</text:p>
          </table:table-cell>
          <table:table-cell table:number-columns-repeated="3"/>
          <table:table-cell office:value-type="float" office:value="53892">
            <text:p>53892</text:p>
          </table:table-cell>
          <table:table-cell office:value-type="float" office:value="1">
            <text:p>1</text:p>
          </table:table-cell>
          <table:table-cell table:formula="of:=[.X7]*[.Y7]" office:value-type="float" office:value="53892">
            <text:p>53892</text:p>
          </table:table-cell>
          <table:table-cell table:formula="of:=(1-[.Y7])*[.X7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875112">
            <text:p>875112</text:p>
          </table:table-cell>
          <table:table-cell/>
          <table:table-cell office:value-type="float" office:value="9101">
            <text:p>9101</text:p>
          </table:table-cell>
          <table:table-cell/>
          <table:table-cell office:value-type="float" office:value="0.824">
            <text:p>0.824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8]*[.K8]" office:value-type="float" office:value="0">
            <text:p>0</text:p>
          </table:table-cell>
          <table:table-cell/>
          <table:table-cell table:number-columns-repeated="2"/>
          <table:table-cell table:formula="of:=[.N8]*[.O8]" office:value-type="float" office:value="0">
            <text:p>0</text:p>
          </table:table-cell>
          <table:table-cell/>
          <table:table-cell table:number-columns-repeated="2"/>
          <table:table-cell table:formula="of:=[.R8]*[.S8]" office:value-type="float" office:value="0">
            <text:p>0</text:p>
          </table:table-cell>
          <table:table-cell table:number-columns-repeated="3"/>
          <table:table-cell office:value-type="float" office:value="50080">
            <text:p>50080</text:p>
          </table:table-cell>
          <table:table-cell office:value-type="float" office:value="1">
            <text:p>1</text:p>
          </table:table-cell>
          <table:table-cell table:formula="of:=[.X8]*[.Y8]" office:value-type="float" office:value="50080">
            <text:p>50080</text:p>
          </table:table-cell>
          <table:table-cell table:formula="of:=(1-[.Y8])*[.X8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99080">
            <text:p>99080</text:p>
          </table:table-cell>
          <table:table-cell table:number-columns-repeated="6"/>
          <table:table-cell table:number-columns-repeated="2"/>
          <table:table-cell table:formula="of:=[.J9]*[.K9]" office:value-type="float" office:value="0">
            <text:p>0</text:p>
          </table:table-cell>
          <table:table-cell/>
          <table:table-cell table:number-columns-repeated="2"/>
          <table:table-cell table:formula="of:=[.N9]*[.O9]" office:value-type="float" office:value="0">
            <text:p>0</text:p>
          </table:table-cell>
          <table:table-cell/>
          <table:table-cell table:number-columns-repeated="2"/>
          <table:table-cell table:formula="of:=[.R9]*[.S9]"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formula="of:=[.X9]*[.Y9]" office:value-type="float" office:value="0">
            <text:p>0</text:p>
          </table:table-cell>
          <table:table-cell table:formula="of:=(1-[.Y9])*[.X9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0]*[.K10]" office:value-type="float" office:value="0">
            <text:p>0</text:p>
          </table:table-cell>
          <table:table-cell/>
          <table:table-cell table:number-columns-repeated="2"/>
          <table:table-cell table:formula="of:=[.N10]*[.O10]" office:value-type="float" office:value="0">
            <text:p>0</text:p>
          </table:table-cell>
          <table:table-cell/>
          <table:table-cell table:number-columns-repeated="2"/>
          <table:table-cell table:formula="of:=[.R10]*[.S10]"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formula="of:=[.X10]*[.Y10]" office:value-type="float" office:value="0">
            <text:p>0</text:p>
          </table:table-cell>
          <table:table-cell table:formula="of:=(1-[.Y10])*[.X10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1]*[.K11]" office:value-type="float" office:value="0">
            <text:p>0</text:p>
          </table:table-cell>
          <table:table-cell/>
          <table:table-cell table:number-columns-repeated="2"/>
          <table:table-cell table:formula="of:=[.N11]*[.O11]" office:value-type="float" office:value="0">
            <text:p>0</text:p>
          </table:table-cell>
          <table:table-cell/>
          <table:table-cell table:number-columns-repeated="2"/>
          <table:table-cell table:formula="of:=[.R11]*[.S11]" office:value-type="float" office:value="0">
            <text:p>0</text:p>
          </table:table-cell>
          <table:table-cell table:number-columns-repeated="3"/>
          <table:table-cell table:number-columns-repeated="2"/>
          <table:table-cell table:formula="of:=[.X11]*[.Y11]" office:value-type="float" office:value="0">
            <text:p>0</text:p>
          </table:table-cell>
          <table:table-cell office:value-type="float" office:value="166763">
            <text:p>166763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2]*[.K12]" office:value-type="float" office:value="0">
            <text:p>0</text:p>
          </table:table-cell>
          <table:table-cell/>
          <table:table-cell table:number-columns-repeated="2"/>
          <table:table-cell table:formula="of:=[.N12]*[.O12]" office:value-type="float" office:value="0">
            <text:p>0</text:p>
          </table:table-cell>
          <table:table-cell/>
          <table:table-cell table:number-columns-repeated="2"/>
          <table:table-cell table:formula="of:=[.R12]*[.S12]" office:value-type="float" office:value="0">
            <text:p>0</text:p>
          </table:table-cell>
          <table:table-cell table:number-columns-repeated="5"/>
          <table:table-cell table:number-columns-repeated="2" office:value-type="float" office:value="0">
            <text:p>0</text:p>
          </table:table-cell>
          <table:table-cell table:number-columns-repeated="997"/>
        </table:table-row>
        <table:table-row table:style-name="ro2">
          <table:table-cell table:style-name="ce13" office:value-type="date" office:date-value="2014-12-30">
            <text:p>14年12月30日</text:p>
          </table:table-cell>
          <table:table-cell office:value-type="float" office:value="-19.39">
            <text:p>-19.39</text:p>
          </table:table-cell>
          <table:table-cell table:number-columns-repeated="7"/>
          <table:table-cell table:number-columns-repeated="2"/>
          <table:table-cell table:formula="of:=[.J13]*[.K13]" office:value-type="float" office:value="0">
            <text:p>0</text:p>
          </table:table-cell>
          <table:table-cell/>
          <table:table-cell table:number-columns-repeated="2"/>
          <table:table-cell table:formula="of:=[.N13]*[.O13]" office:value-type="float" office:value="0">
            <text:p>0</text:p>
          </table:table-cell>
          <table:table-cell/>
          <table:table-cell table:number-columns-repeated="2"/>
          <table:table-cell table:formula="of:=[.R13]*[.S13]" office:value-type="float" office:value="0">
            <text:p>0</text:p>
          </table:table-cell>
          <table:table-cell table:number-columns-repeated="3"/>
          <table:table-cell table:formula="of:=SUM([.X1:.X12])" office:value-type="float" office:value="1001204">
            <text:p>1001204</text:p>
          </table:table-cell>
          <table:table-cell/>
          <table:table-cell table:formula="of:=SUM([.Z1:.Z12])" office:value-type="float" office:value="374364">
            <text:p>374364</text:p>
          </table:table-cell>
          <table:table-cell table:formula="of:=SUM([.AA1:.AA12])" office:value-type="float" office:value="793603">
            <text:p>793603</text:p>
          </table:table-cell>
          <table:table-cell table:number-columns-repeated="997"/>
        </table:table-row>
        <table:table-row table:style-name="ro2">
          <table:table-cell table:style-name="ce13" office:value-type="date" office:date-value="2014-12-31">
            <text:p>14年12月31日</text:p>
          </table:table-cell>
          <table:table-cell office:value-type="float" office:value="-18.35">
            <text:p>-18.35</text:p>
          </table:table-cell>
          <table:table-cell table:number-columns-repeated="5"/>
          <table:table-cell table:style-name="ce13" office:value-type="date" office:date-value="2015-01-04">
            <text:p>15年1月4日</text:p>
          </table:table-cell>
          <table:table-cell/>
          <table:table-cell table:number-columns-repeated="2"/>
          <table:table-cell table:formula="of:=[.J14]*[.K14]" office:value-type="float" office:value="0">
            <text:p>0</text:p>
          </table:table-cell>
          <table:table-cell/>
          <table:table-cell table:number-columns-repeated="2"/>
          <table:table-cell table:formula="of:=[.N14]*[.O14]" office:value-type="float" office:value="0">
            <text:p>0</text:p>
          </table:table-cell>
          <table:table-cell/>
          <table:table-cell table:number-columns-repeated="2"/>
          <table:table-cell table:formula="of:=[.R14]*[.S14]" office:value-type="float" office:value="0">
            <text:p>0</text:p>
          </table:table-cell>
          <table:table-cell table:number-columns-repeated="1004"/>
        </table:table-row>
        <table:table-row table:style-name="ro2">
          <table:table-cell table:style-name="ce13" office:value-type="date" office:date-value="2015-01-06">
            <text:p>15年1月6日</text:p>
          </table:table-cell>
          <table:table-cell office:value-type="float" office:value="-14.85">
            <text:p>-14.85</text:p>
          </table:table-cell>
          <table:table-cell table:number-columns-repeated="5"/>
          <table:table-cell table:style-name="ce13" office:value-type="date" office:date-value="2015-01-05">
            <text:p>15年1月5日</text:p>
          </table:table-cell>
          <table:table-cell/>
          <table:table-cell table:number-columns-repeated="2"/>
          <table:table-cell table:formula="of:=[.J15]*[.K15]" office:value-type="float" office:value="0">
            <text:p>0</text:p>
          </table:table-cell>
          <table:table-cell/>
          <table:table-cell table:number-columns-repeated="2"/>
          <table:table-cell table:formula="of:=[.N15]*[.O15]" office:value-type="float" office:value="0">
            <text:p>0</text:p>
          </table:table-cell>
          <table:table-cell/>
          <table:table-cell table:number-columns-repeated="2"/>
          <table:table-cell table:formula="of:=[.R15]*[.S15]" office:value-type="float" office:value="0">
            <text:p>0</text:p>
          </table:table-cell>
          <table:table-cell table:number-columns-repeated="6"/>
          <table:table-cell office:value-type="float" office:value="165255">
            <text:p>165255</text:p>
          </table:table-cell>
          <table:table-cell table:number-columns-repeated="997"/>
        </table:table-row>
        <table:table-row table:style-name="ro2">
          <table:table-cell table:style-name="ce13" office:value-type="date" office:date-value="2015-03-31">
            <text:p>15年3月31日</text:p>
          </table:table-cell>
          <table:table-cell office:value-type="float" office:value="-1.2">
            <text:p>-1.2</text:p>
          </table:table-cell>
          <table:table-cell office:value-type="float" office:value="47.48">
            <text:p>47.48</text:p>
          </table:table-cell>
          <table:table-cell table:number-columns-repeated="6"/>
          <table:table-cell table:number-columns-repeated="2"/>
          <table:table-cell table:formula="of:=[.J16]*[.K16]" office:value-type="float" office:value="0">
            <text:p>0</text:p>
          </table:table-cell>
          <table:table-cell/>
          <table:table-cell table:number-columns-repeated="2"/>
          <table:table-cell table:formula="of:=[.N16]*[.O16]" office:value-type="float" office:value="0">
            <text:p>0</text:p>
          </table:table-cell>
          <table:table-cell/>
          <table:table-cell table:number-columns-repeated="2"/>
          <table:table-cell table:formula="of:=[.R16]*[.S1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7]*[.K17]" office:value-type="float" office:value="0">
            <text:p>0</text:p>
          </table:table-cell>
          <table:table-cell/>
          <table:table-cell table:number-columns-repeated="2"/>
          <table:table-cell table:formula="of:=[.N17]*[.O17]" office:value-type="float" office:value="0">
            <text:p>0</text:p>
          </table:table-cell>
          <table:table-cell/>
          <table:table-cell table:number-columns-repeated="2"/>
          <table:table-cell table:formula="of:=[.R17]*[.S1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8]*[.K18]" office:value-type="float" office:value="0">
            <text:p>0</text:p>
          </table:table-cell>
          <table:table-cell/>
          <table:table-cell table:number-columns-repeated="2"/>
          <table:table-cell table:formula="of:=[.N18]*[.O18]" office:value-type="float" office:value="0">
            <text:p>0</text:p>
          </table:table-cell>
          <table:table-cell/>
          <table:table-cell table:number-columns-repeated="2"/>
          <table:table-cell table:formula="of:=[.R18]*[.S1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9]*[.K19]" office:value-type="float" office:value="0">
            <text:p>0</text:p>
          </table:table-cell>
          <table:table-cell/>
          <table:table-cell table:number-columns-repeated="2"/>
          <table:table-cell table:formula="of:=[.N19]*[.O19]" office:value-type="float" office:value="0">
            <text:p>0</text:p>
          </table:table-cell>
          <table:table-cell/>
          <table:table-cell table:number-columns-repeated="2"/>
          <table:table-cell table:formula="of:=[.R19]*[.S1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20]*[.K20]" office:value-type="float" office:value="0">
            <text:p>0</text:p>
          </table:table-cell>
          <table:table-cell/>
          <table:table-cell table:number-columns-repeated="2"/>
          <table:table-cell table:formula="of:=[.N20]*[.O20]" office:value-type="float" office:value="0">
            <text:p>0</text:p>
          </table:table-cell>
          <table:table-cell/>
          <table:table-cell table:number-columns-repeated="2"/>
          <table:table-cell table:formula="of:=[.R20]*[.S20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2"/>
          <table:table-cell office:value-type="string">
            <text:p>sum:</text:p>
          </table:table-cell>
          <table:table-cell table:formula="of:=SUM([.X1:.X21])" office:value-type="float" office:value="2002408">
            <text:p>2002408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2">
          <table:table-cell table:style-name="ce13" office:value-type="date" office:date-value="2015-05-05">
            <text:p>15年5月5日</text:p>
          </table:table-cell>
          <table:table-cell office:value-type="float" office:value="-12.72">
            <text:p>-12.72</text:p>
          </table:table-cell>
          <table:table-cell table:number-columns-repeated="1022"/>
        </table:table-row>
        <table:table-row table:style-name="ro2">
          <table:table-cell table:style-name="ce13" office:value-type="date" office:date-value="2015-05-06">
            <text:p>15年5月6日</text:p>
          </table:table-cell>
          <table:table-cell office:value-type="float" office:value="-11.66">
            <text:p>-11.66</text:p>
          </table:table-cell>
          <table:table-cell table:formula="of:=[.B25]-[.B24]" office:value-type="float" office:value="1.06">
            <text:p>1.06</text:p>
          </table:table-cell>
          <table:table-cell table:number-columns-repeated="2"/>
          <table:table-cell office:value-type="float" office:value="1.21">
            <text:p>1.21</text:p>
          </table:table-cell>
          <table:table-cell table:number-columns-repeated="1018"/>
        </table:table-row>
        <table:table-row table:style-name="ro2">
          <table:table-cell table:style-name="ce13" office:value-type="date" office:date-value="2015-05-07">
            <text:p>15年5月7日</text:p>
          </table:table-cell>
          <table:table-cell office:value-type="float" office:value="-10.34">
            <text:p>-10.34</text:p>
          </table:table-cell>
          <table:table-cell table:formula="of:=[.B26]-[.B25]" office:value-type="float" office:value="1.32">
            <text:p>1.32</text:p>
          </table:table-cell>
          <table:table-cell table:formula="of:=[.C26]/[.C25]" office:value-type="float" office:value="1.24528301886792">
            <text:p>1.2452830189</text:p>
          </table:table-cell>
          <table:table-cell/>
          <table:table-cell office:value-type="float" office:value="1.73">
            <text:p>1.73</text:p>
          </table:table-cell>
          <table:table-cell table:formula="of:=[.F26]/[.F25]" office:value-type="float" office:value="1.4297520661157">
            <text:p>1.4297520661</text:p>
          </table:table-cell>
          <table:table-cell table:number-columns-repeated="14"/>
          <table:table-cell office:value-type="float" office:value="1.1049">
            <text:p>1.1049</text:p>
          </table:table-cell>
          <table:table-cell table:formula="of:=[.V26]*1.1" office:value-type="float" office:value="1.21539">
            <text:p>1.21539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float" office:value="1.105">
            <text:p>1.105</text:p>
          </table:table-cell>
          <table:table-cell table:formula="of:=[.V27]*1.1" office:value-type="float" office:value="1.2155">
            <text:p>1.2155</text:p>
          </table:table-cell>
          <table:table-cell table:number-columns-repeated="1001"/>
        </table:table-row>
        <table:table-row table:style-name="ro1">
          <table:table-cell table:number-columns-repeated="21"/>
          <table:table-cell/>
          <table:table-cell table:formula="of:=[.V28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number-columns-repeated="21"/>
          <table:table-cell/>
          <table:table-cell table:formula="of:=[.V29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string">
            <text:p>转股价</text:p>
          </table:table-cell>
          <table:table-cell office:value-type="string">
            <text:p>现价</text:p>
          </table:table-cell>
          <table:table-cell office:value-type="string">
            <text:p>当前债价</text:p>
          </table:table-cell>
          <table:table-cell/>
          <table:table-cell office:value-type="string">
            <text:p>转股数</text:p>
          </table:table-cell>
          <table:table-cell office:value-type="string">
            <text:p>折合债价</text:p>
          </table:table-cell>
          <table:table-cell office:value-type="string">
            <text:p>%</text:p>
          </table:table-cell>
          <table:table-cell table:number-columns-repeated="14"/>
          <table:table-cell/>
          <table:table-cell table:formula="of:=[.V30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11" office:value-type="float" office:value="2.62">
            <text:p>2.62</text:p>
          </table:table-cell>
          <table:table-cell table:style-name="ce11" office:value-type="float" office:value="4.87">
            <text:p>4.87</text:p>
          </table:table-cell>
          <table:table-cell table:style-name="ce11" office:value-type="float" office:value="184.25">
            <text:p>184.25</text:p>
          </table:table-cell>
          <table:table-cell table:style-name="ce11"/>
          <table:table-cell table:style-name="ce11" table:formula="of:=100/[.A31]" office:value-type="float" office:value="38.1679389312977">
            <text:p>38.17</text:p>
          </table:table-cell>
          <table:table-cell table:style-name="ce11" table:formula="of:=[.E31]*[.B31]" office:value-type="float" office:value="185.87786259542">
            <text:p>185.88</text:p>
          </table:table-cell>
          <table:table-cell table:style-name="ce11" table:formula="of:=100*([.F31]-[.C31])/[.C31]" office:value-type="float" office:value="0.883507514474805">
            <text:p>0.88</text:p>
          </table:table-cell>
          <table:table-cell table:style-name="ce11" office:value-type="string">
            <text:p>zhonghang</text:p>
          </table:table-cell>
          <table:table-cell table:style-name="ce11" table:number-columns-repeated="1016"/>
        </table:table-row>
        <table:table-row table:style-name="ro1">
          <table:table-cell table:style-name="ce11" office:value-type="float" office:value="4.89">
            <text:p>4.89</text:p>
          </table:table-cell>
          <table:table-cell table:style-name="ce11" office:value-type="float" office:value="6.9">
            <text:p>6.90</text:p>
          </table:table-cell>
          <table:table-cell table:style-name="ce11" office:value-type="float" office:value="145.32">
            <text:p>145.32</text:p>
          </table:table-cell>
          <table:table-cell table:style-name="ce11"/>
          <table:table-cell table:style-name="ce11" table:formula="of:=100/[.A32]" office:value-type="float" office:value="20.4498977505112">
            <text:p>20.45</text:p>
          </table:table-cell>
          <table:table-cell table:style-name="ce11" table:formula="of:=[.E32]*[.B32]" office:value-type="float" office:value="141.104294478528">
            <text:p>141.10</text:p>
          </table:table-cell>
          <table:table-cell table:style-name="ce11" table:formula="of:=100*([.F32]-[.C32])/[.C32]" office:value-type="float" office:value="-2.90098095339416">
            <text:p>-2.90</text:p>
          </table:table-cell>
          <table:table-cell table:style-name="ce11" office:value-type="string">
            <text:p>中石化</text:p>
          </table:table-cell>
          <table:table-cell table:style-name="ce11" table:number-columns-repeated="2"/>
          <table:table-cell table:number-columns-repeated="1014"/>
        </table:table-row>
        <table:table-row table:style-name="ro1">
          <table:table-cell table:style-name="ce11" office:value-type="float" office:value="8.105">
            <text:p>8.11</text:p>
          </table:table-cell>
          <table:table-cell table:style-name="ce11" office:value-type="float" office:value="10.23">
            <text:p>10.23</text:p>
          </table:table-cell>
          <table:table-cell table:style-name="ce11" office:value-type="float" office:value="142.48">
            <text:p>142.48</text:p>
          </table:table-cell>
          <table:table-cell table:style-name="ce11"/>
          <table:table-cell table:style-name="ce11" table:formula="of:=100/[.A33]" office:value-type="float" office:value="12.3380629241209">
            <text:p>12.34</text:p>
          </table:table-cell>
          <table:table-cell table:style-name="ce11" table:formula="of:=[.E33]*[.B33]" office:value-type="float" office:value="126.218383713757">
            <text:p>126.22</text:p>
          </table:table-cell>
          <table:table-cell table:style-name="ce11" table:formula="of:=100*([.F33]-[.C33])/[.C33]" office:value-type="float" office:value="-11.4132624131408">
            <text:p>-11.41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11"/>
          <table:table-cell office:value-type="float" office:value="0.824">
            <text:p>0.824</text:p>
          </table:table-cell>
          <table:table-cell table:number-columns-repeated="1002"/>
        </table:table-row>
        <table:table-row table:style-name="ro1">
          <table:table-cell table:style-name="ce11" office:value-type="float" office:value="3.27">
            <text:p>3.27</text:p>
          </table:table-cell>
          <table:table-cell table:style-name="ce11" office:value-type="float" office:value="5.09">
            <text:p>5.09</text:p>
          </table:table-cell>
          <table:table-cell table:style-name="ce11" office:value-type="float" office:value="157.03">
            <text:p>157.03</text:p>
          </table:table-cell>
          <table:table-cell table:style-name="ce11"/>
          <table:table-cell table:style-name="ce11" table:formula="of:=100/[.A34]" office:value-type="float" office:value="30.5810397553517">
            <text:p>30.58</text:p>
          </table:table-cell>
          <table:table-cell table:style-name="ce11" table:formula="of:=[.E34]*[.B34]" office:value-type="float" office:value="155.65749235474">
            <text:p>155.66</text:p>
          </table:table-cell>
          <table:table-cell table:style-name="ce11" table:formula="of:=100*([.F34]-[.C34])/[.C34]" office:value-type="float" office:value="-0.874041676915194">
            <text:p>-0.87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11"/>
          <table:table-cell office:value-type="float" office:value="1.549">
            <text:p>1.549</text:p>
          </table:table-cell>
          <table:table-cell table:number-columns-repeated="1002"/>
        </table:table-row>
        <table:table-row table:style-name="ro1">
          <table:table-cell table:style-name="ce11" office:value-type="float" office:value="2.62">
            <text:p>2.62</text:p>
          </table:table-cell>
          <table:table-cell table:style-name="ce11" office:value-type="float" office:value="4.87">
            <text:p>4.87</text:p>
          </table:table-cell>
          <table:table-cell table:style-name="ce11" office:value-type="float" office:value="184.25">
            <text:p>184.25</text:p>
          </table:table-cell>
          <table:table-cell table:style-name="ce11"/>
          <table:table-cell table:style-name="ce11" table:formula="of:=100/[.A35]" office:value-type="float" office:value="38.1679389312977">
            <text:p>38.17</text:p>
          </table:table-cell>
          <table:table-cell table:style-name="ce11" table:formula="of:=[.E35]*[.B35]" office:value-type="float" office:value="185.87786259542">
            <text:p>185.88</text:p>
          </table:table-cell>
          <table:table-cell table:style-name="ce11" table:formula="of:=100*([.F35]-[.C35])/[.C35]" office:value-type="float" office:value="0.883507514474805">
            <text:p>0.88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3"/>
          <table:table-cell office:value-type="float" office:value="850486">
            <text:p>850486</text:p>
          </table:table-cell>
          <table:table-cell table:number-columns-repeated="7"/>
          <table:table-cell table:formula="of:=0.5*([.V33]+[.V34])" office:value-type="float" office:value="1.1865">
            <text:p>1.1865</text:p>
          </table:table-cell>
          <table:table-cell office:value-type="float" office:value="1.1456">
            <text:p>1.1456</text:p>
          </table:table-cell>
          <table:table-cell table:formula="of:=100*[.V35]/[.W35]-100" office:value-type="float" office:value="3.57018156424581">
            <text:p>3.5701815642</text:p>
          </table:table-cell>
          <table:table-cell table:number-columns-repeated="1000"/>
        </table:table-row>
        <table:table-row table:style-name="ro1">
          <table:table-cell table:number-columns-repeated="5"/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6"/>
          <table:table-cell office:value-type="float" office:value="1025495">
            <text:p>1025495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office:value-type="float" office:value="7">
            <text:p>7</text:p>
          </table:table-cell>
          <table:table-cell office:value-type="float" office:value="-4.63">
            <text:p>-4.63</text:p>
          </table:table-cell>
          <table:table-cell table:number-columns-repeated="1015"/>
        </table:table-row>
        <table:table-row table:style-name="ro1">
          <table:table-cell office:value-type="float" office:value="0.95">
            <text:p>0.95</text:p>
          </table:table-cell>
          <table:table-cell table:formula="of:=[.A41]*12" office:value-type="float" office:value="11.4">
            <text:p>11.4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2"/>
          <table:table-cell table:formula="of:=[.I41]-[.I40]" office:value-type="float" office:value="-0.63">
            <text:p>-0.63</text:p>
          </table:table-cell>
          <table:table-cell table:number-columns-repeated="3"/>
          <table:table-cell office:value-type="float" office:value="0.75">
            <text:p>0.75</text:p>
          </table:table-cell>
          <table:table-cell table:number-columns-repeated="2"/>
          <table:table-cell table:formula="of:=[.P41]/[.L41]" office:value-type="float" office:value="-1.19047619047619">
            <text:p>-1.1904761905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2"/>
          <table:table-cell table:formula="of:=[.I42]-[.I41]" office:value-type="float" office:value="0.35">
            <text:p>0.35</text:p>
          </table:table-cell>
          <table:table-cell table:number-columns-repeated="3"/>
          <table:table-cell office:value-type="float" office:value="-0.45">
            <text:p>-0.45</text:p>
          </table:table-cell>
          <table:table-cell table:number-columns-repeated="2"/>
          <table:table-cell table:formula="of:=[.P42]/[.L42]" office:value-type="float" office:value="-1.28571428571429">
            <text:p>-1.285714285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2"/>
          <table:table-cell table:formula="of:=[.I43]-[.I42]" office:value-type="float" office:value="-2.22">
            <text:p>-2.22</text:p>
          </table:table-cell>
          <table:table-cell table:number-columns-repeated="3"/>
          <table:table-cell office:value-type="float" office:value="2.65">
            <text:p>2.65</text:p>
          </table:table-cell>
          <table:table-cell table:number-columns-repeated="2"/>
          <table:table-cell table:formula="of:=[.P43]/[.L43]" office:value-type="float" office:value="-1.19369369369369">
            <text:p>-1.193693693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table:number-columns-repeated="2"/>
          <table:table-cell table:formula="of:=[.I44]-[.I43]" office:value-type="float" office:value="-1.03">
            <text:p>-1.03</text:p>
          </table:table-cell>
          <table:table-cell table:number-columns-repeated="3"/>
          <table:table-cell office:value-type="float" office:value="1.19">
            <text:p>1.19</text:p>
          </table:table-cell>
          <table:table-cell table:number-columns-repeated="2"/>
          <table:table-cell table:formula="of:=[.P44]/[.L44]" office:value-type="float" office:value="-1.15533980582524">
            <text:p>-1.1553398058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table:number-columns-repeated="2"/>
          <table:table-cell table:formula="of:=[.I45]-[.I44]" office:value-type="float" office:value="-0.379999999999999">
            <text:p>-0.38</text:p>
          </table:table-cell>
          <table:table-cell table:number-columns-repeated="3"/>
          <table:table-cell office:value-type="float" office:value="0.41">
            <text:p>0.41</text:p>
          </table:table-cell>
          <table:table-cell table:number-columns-repeated="2"/>
          <table:table-cell table:formula="of:=[.P45]/[.L45]" office:value-type="float" office:value="-1.07894736842106">
            <text:p>-1.0789473684</text:p>
          </table:table-cell>
          <table:table-cell/>
          <table:table-cell office:value-type="float" office:value="1230">
            <text:p>1230</text:p>
          </table:table-cell>
          <table:table-cell office:value-type="float" office:value="-12.39">
            <text:p>-12.39</text:p>
          </table:table-cell>
          <table:table-cell table:number-columns-repeated="1002"/>
        </table:table-row>
        <table:table-row table:style-name="ro1">
          <table:table-cell table:number-columns-repeated="7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table:number-columns-repeated="2"/>
          <table:table-cell table:formula="of:=[.I46]-[.I45]" office:value-type="float" office:value="0.479999999999999">
            <text:p>0.48</text:p>
          </table:table-cell>
          <table:table-cell table:number-columns-repeated="3"/>
          <table:table-cell office:value-type="float" office:value="-0.59">
            <text:p>-0.59</text:p>
          </table:table-cell>
          <table:table-cell table:number-columns-repeated="2"/>
          <table:table-cell table:formula="of:=[.P46]/[.L46]" office:value-type="float" office:value="-1.22916666666667">
            <text:p>-1.2291666667</text:p>
          </table:table-cell>
          <table:table-cell/>
          <table:table-cell office:value-type="float" office:value="331">
            <text:p>331</text:p>
          </table:table-cell>
          <table:table-cell office:value-type="float" office:value="-1.2">
            <text:p>-1.2</text:p>
          </table:table-cell>
          <table:table-cell table:number-columns-repeated="1002"/>
        </table:table-row>
      </table:table>
      <table:table table:name="w2" table:style-name="ta1" table:print="false">
        <table:table-column table:style-name="co1" table:number-columns-repeated="3" table:default-cell-style-name="Default"/>
        <table:table-column table:style-name="co1" table:number-columns-repeated="4" table:default-cell-style-name="ce11"/>
        <table:table-row table:style-name="ro1">
          <table:table-cell office:value-type="string">
            <text:p>date</text:p>
          </table:table-cell>
          <table:table-cell office:value-type="string">
            <text:p>v</text:p>
          </table:table-cell>
          <table:table-cell office:value-type="string">
            <text:p>add</text:p>
          </table:table-cell>
          <table:table-cell office:value-type="string">
            <text:p>%p1</text:p>
          </table:table-cell>
          <table:table-cell office:value-type="string">
            <text:p>%p</text:p>
          </table:table-cell>
          <table:table-cell office:value-type="string">
            <text:p>vdb</text:p>
          </table:table-cell>
          <table:table-cell office:value-type="string">
            <text:p>db</text:p>
          </table:table-cell>
        </table:table-row>
        <table:table-row table:style-name="ro1" table:number-rows-repeated="25">
          <table:table-cell table:number-columns-repeated="7"/>
        </table:table-row>
        <table:table-row table:style-name="ro2">
          <table:table-cell table:style-name="ce13" office:value-type="date" office:date-value="2014-10-08">
            <text:p>14年10月8日</text:p>
          </table:table-cell>
          <table:table-cell office:value-type="float" office:value="160000">
            <text:p>160000</text:p>
          </table:table-cell>
          <table:table-cell office:value-type="float" office:value="0">
            <text:p>0</text:p>
          </table:table-cell>
          <table:table-cell table:formula="of:=100*([.B27]-[.C27])/[.B28]-100" office:value-type="float" office:value="-80">
            <text:p>-80.00</text:p>
          </table:table-cell>
          <table:table-cell table:formula="of:=100*((1+0.01*[.E28])*(1+0.01*[.D27])-1)" office:value-type="float" office:value="-20">
            <text:p>-20.00</text:p>
          </table:table-cell>
          <table:table-cell table:formula="of:=1+0.01*[.E27]" office:value-type="float" office:value="0.8">
            <text:p>0.80</text:p>
          </table:table-cell>
          <table:table-cell table:formula="of:=20*LOG10(1+0.01*[.E27])" office:value-type="float" office:value="-1.93820026016113">
            <text:p>-1.94</text:p>
          </table:table-cell>
        </table:table-row>
        <table:table-row table:style-name="ro2">
          <table:table-cell table:style-name="ce13" office:value-type="date" office:date-value="2014-10-08">
            <text:p>14年10月8日</text:p>
          </table:table-cell>
          <table:table-cell office:value-type="float" office:value="800000">
            <text:p>800000</text:p>
          </table:table-cell>
          <table:table-cell office:value-type="float" office:value="0">
            <text:p>0</text:p>
          </table:table-cell>
          <table:table-cell table:formula="of:=100*([.B28]-[.C28])/[.B29]-100" office:value-type="float" office:value="100">
            <text:p>100.00</text:p>
          </table:table-cell>
          <table:table-cell table:formula="of:=100*((1+0.01*[.E29])*(1+0.01*[.D28])-1)" office:value-type="float" office:value="300">
            <text:p>300.00</text:p>
          </table:table-cell>
          <table:table-cell table:formula="of:=1+0.01*[.E28]" office:value-type="float" office:value="4">
            <text:p>4.00</text:p>
          </table:table-cell>
          <table:table-cell table:formula="of:=20*LOG10(1+0.01*[.E28])" office:value-type="float" office:value="12.0411998265592">
            <text:p>12.04</text:p>
          </table:table-cell>
        </table:table-row>
        <table:table-row table:style-name="ro2">
          <table:table-cell table:style-name="ce13" office:value-type="date" office:date-value="2014-10-08">
            <text:p>14年10月8日</text:p>
          </table:table-cell>
          <table:table-cell office:value-type="float" office:value="400000">
            <text:p>400000</text:p>
          </table:table-cell>
          <table:table-cell office:value-type="float" office:value="0">
            <text:p>0</text:p>
          </table:table-cell>
          <table:table-cell table:formula="of:=100*([.B29]-[.C29])/[.B30]-100" office:value-type="float" office:value="100">
            <text:p>100.00</text:p>
          </table:table-cell>
          <table:table-cell table:formula="of:=100*((1+0.01*[.E30])*(1+0.01*[.D29])-1)" office:value-type="float" office:value="100">
            <text:p>100.00</text:p>
          </table:table-cell>
          <table:table-cell table:formula="of:=1+0.01*[.E29]" office:value-type="float" office:value="2">
            <text:p>2.00</text:p>
          </table:table-cell>
          <table:table-cell table:formula="of:=20*LOG10(1+0.01*[.E29])" office:value-type="float" office:value="6.02059991327962">
            <text:p>6.02</text:p>
          </table:table-cell>
        </table:table-row>
        <table:table-row table:style-name="ro2">
          <table:table-cell table:style-name="ce13" office:value-type="date" office:date-value="2014-09-30">
            <text:p>14年9月30日</text:p>
          </table:table-cell>
          <table:table-cell office:value-type="float" office:value="200000">
            <text:p>200000</text:p>
          </table:table-cell>
          <table:table-cell office:value-type="float" office:value="0">
            <text:p>0</text:p>
          </table:table-cell>
          <table:table-cell table:number-columns-repeated="2" office:value-type="float" office:value="0">
            <text:p>0.00</text:p>
          </table:table-cell>
          <table:table-cell table:formula="of:=1+0.01*[.E30]" office:value-type="float" office:value="1">
            <text:p>1.00</text:p>
          </table:table-cell>
          <table:table-cell table:formula="of:=20*LOG10(1+0.01*[.E30])" office:value-type="float" office:value="0">
            <text:p>0.00</text:p>
          </table:table-cell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blk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</table:table-row>
        <table:table-row table:style-name="ro2">
          <table:table-cell table:style-name="ce13" office:value-type="date" office:date-value="2015-05-22">
            <text:p>15年5月22日</text:p>
          </table:table-cell>
          <table:table-cell office:value-type="string">
            <text:p>..00260--..00279</text:p>
          </table:table-cell>
          <table:table-cell office:value-type="string">
            <text:p>涨停后,前一天涨停</text:p>
          </table:table-cell>
        </table:table-row>
        <table:table-row table:style-name="ro2">
          <table:table-cell/>
          <table:table-cell office:value-type="string">
            <text:p>--.060</text:p>
          </table:table-cell>
          <table:table-cell office:value-type="string">
            <text:p>非一字涨停,可排除新股</text:p>
          </table:table-cell>
        </table:table-row>
        <table:table-row table:style-name="ro2">
          <table:table-cell table:number-columns-repeated="2"/>
          <table:table-cell office:value-type="string">
            <text:p>连板,最近一个涨停不为一字板</text:p>
          </table:table-cell>
        </table:table-row>
        <table:table-row table:style-name="ro1">
          <table:table-cell/>
          <table:table-cell office:value-type="string">
            <text:p>..00201</text:p>
          </table:table-cell>
          <table:table-cell office:value-type="string">
            <text:p>当天的一字板</text:p>
          </table:table-cell>
        </table:table-row>
        <table:table-row table:style-name="ro1">
          <table:table-cell/>
          <table:table-cell office:value-type="string">
            <text:p>..00209</text:p>
          </table:table-cell>
          <table:table-cell office:value-type="string">
            <text:p>没封住涨停</text:p>
          </table:table-cell>
        </table:table-row>
        <table:table-row table:style-name="ro1">
          <table:table-cell/>
          <table:table-cell office:value-type="string">
            <text:p>_..00280.....00289</text:p>
          </table:table-cell>
          <table:table-cell office:value-type="string">
            <text:p>前一天一字板</text:p>
          </table:table-cell>
        </table:table-row>
      </table:table>
      <table:table table:name="fund.jz" table:style-name="ta1" table:print="false">
        <office:forms form:automatic-focus="false" form:apply-design-mode="false"/>
        <table:table-column table:style-name="co1" table:number-columns-repeated="4" table:default-cell-style-name="Default"/>
        <table:table-column table:style-name="co1" table:default-cell-style-name="ce12"/>
        <table:table-column table:style-name="co1" table:number-columns-repeated="3" table:default-cell-style-name="Default"/>
        <table:table-column table:style-name="co1" table:number-columns-repeated="2" table:default-cell-style-name="ce5"/>
        <table:table-column table:style-name="co1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float" office:value="150172">
            <text:p>150172</text:p>
          </table:table-cell>
          <table:table-cell/>
          <table:table-cell table:style-name="Default" office:value-type="float" office:value="150236">
            <text:p>150236</text:p>
          </table:table-cell>
          <table:table-cell table:number-columns-repeated="3"/>
          <table:table-cell table:style-name="Default" office:value-type="string">
            <text:p>price</text:p>
          </table:table-cell>
          <table:table-cell table:style-name="Default" office:value-type="string">
            <text:p>vol</text:p>
          </table:table-cell>
          <table:table-cell office:value-type="string">
            <text:p>sum/avg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/>
        </table:table-row>
        <table:table-row table:style-name="ro1" table:number-rows-repeated="2">
          <table:table-cell table:number-columns-repeated="8"/>
          <table:table-cell table:style-name="Default" table:number-columns-repeated="2"/>
          <table:table-cell/>
        </table:table-row>
        <table:table-row table:style-name="ro1">
          <table:table-cell table:number-columns-repeated="8"/>
          <table:table-cell office:value-type="float" office:value="1.182">
            <text:p>1.182</text:p>
          </table:table-cell>
          <table:table-cell office:value-type="float" office:value="1">
            <text:p>1</text:p>
          </table:table-cell>
          <table:table-cell table:formula="of:=[.I5]*[.J5]" office:value-type="float" office:value="1.182">
            <text:p>1.182</text:p>
          </table:table-cell>
        </table:table-row>
        <table:table-row table:style-name="ro1">
          <table:table-cell table:number-columns-repeated="8"/>
          <table:table-cell office:value-type="float" office:value="1.159">
            <text:p>1.159</text:p>
          </table:table-cell>
          <table:table-cell office:value-type="float" office:value="1">
            <text:p>1</text:p>
          </table:table-cell>
          <table:table-cell table:formula="of:=[.I6]*[.J6]" office:value-type="float" office:value="1.159">
            <text:p>1.159</text:p>
          </table:table-cell>
        </table:table-row>
        <table:table-row table:style-name="ro1">
          <table:table-cell table:number-columns-repeated="8"/>
          <table:table-cell office:value-type="float" office:value="1.164">
            <text:p>1.164</text:p>
          </table:table-cell>
          <table:table-cell office:value-type="float" office:value="1">
            <text:p>1</text:p>
          </table:table-cell>
          <table:table-cell table:formula="of:=[.I7]*[.J7]" office:value-type="float" office:value="1.164">
            <text:p>1.164</text:p>
          </table:table-cell>
        </table:table-row>
        <table:table-row table:style-name="ro1">
          <table:table-cell table:number-columns-repeated="8"/>
          <table:table-cell table:number-columns-repeated="2"/>
          <table:table-cell table:formula="of:=[.I8]*[.J8]" office:value-type="float" office:value="0">
            <text:p>0</text:p>
          </table:table-cell>
        </table:table-row>
        <table:table-row table:style-name="ro1">
          <table:table-cell office:value-type="float" office:value="150601">
            <text:p>150601</text:p>
          </table:table-cell>
          <table:table-cell table:number-columns-repeated="2"/>
          <table:table-cell office:value-type="float" office:value="463">
            <text:p>463</text:p>
          </table:table-cell>
          <table:table-cell table:formula="of:=100*[.D9]/[.D10]-100" office:value-type="float" office:value="-20.3098106712565">
            <text:p>-20.31</text:p>
          </table:table-cell>
          <table:table-cell table:number-columns-repeated="3"/>
          <table:table-cell table:number-columns-repeated="2"/>
          <table:table-cell table:formula="of:=[.I9]*[.J9]" office:value-type="float" office:value="0">
            <text:p>0</text:p>
          </table:table-cell>
        </table:table-row>
        <table:table-row table:style-name="ro1">
          <table:table-cell office:value-type="float" office:value="150529">
            <text:p>150529</text:p>
          </table:table-cell>
          <table:table-cell table:number-columns-repeated="2"/>
          <table:table-cell office:value-type="float" office:value="581">
            <text:p>581</text:p>
          </table:table-cell>
          <table:table-cell table:formula="of:=100*[.D10]/[.D11]-100" office:value-type="float" office:value="16.2">
            <text:p>16.20</text:p>
          </table:table-cell>
          <table:table-cell table:number-columns-repeated="3"/>
          <table:table-cell table:number-columns-repeated="2"/>
          <table:table-cell table:formula="of:=[.I10]*[.J10]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style-name="ce5" office:value-type="float" office:value="500">
            <text:p>500</text:p>
          </table:table-cell>
          <table:table-cell table:style-name="ce18" table:formula="of:=100*[.D11]/[.D12]-100" office:value-type="float" office:value="-31.787175989086">
            <text:p>-31.79</text:p>
          </table:table-cell>
          <table:table-cell table:number-columns-repeated="3"/>
          <table:table-cell table:number-columns-repeated="2"/>
          <table:table-cell table:formula="of:=[.I11]*[.J11]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style-name="ce5" office:value-type="float" office:value="733">
            <text:p>733</text:p>
          </table:table-cell>
          <table:table-cell table:style-name="ce18" table:formula="of:=100*[.D12]/[.D13]-100" office:value-type="float" office:value="-7.44949494949495">
            <text:p>-7.45</text:p>
          </table:table-cell>
          <table:table-cell table:number-columns-repeated="3"/>
          <table:table-cell table:number-columns-repeated="2"/>
          <table:table-cell table:formula="of:=[.I12]*[.J12]" office:value-type="float" office:value="0">
            <text:p>0</text:p>
          </table:table-cell>
        </table:table-row>
        <table:table-row table:style-name="ro1">
          <table:table-cell table:number-columns-repeated="3"/>
          <table:table-cell office:value-type="float" office:value="792">
            <text:p>792</text:p>
          </table:table-cell>
          <table:table-cell table:formula="of:=100*[.D13]/[.D14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13]*[.J13]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 table:formula="of:=100*[.D14]/[.D15]-100" office:value-type="float" office:value="-100">
            <text:p>-100.00</text:p>
          </table:table-cell>
          <table:table-cell table:number-columns-repeated="3"/>
          <table:table-cell table:number-columns-repeated="2"/>
          <table:table-cell table:formula="of:=[.I14]*[.J14]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style-name="ce5" office:value-type="float" office:value="500">
            <text:p>500</text:p>
          </table:table-cell>
          <table:table-cell table:style-name="ce18" table:formula="of:=100*[.D15]/[.D16]-100" office:value-type="float" office:value="-31.787175989086">
            <text:p>-31.79</text:p>
          </table:table-cell>
          <table:table-cell table:number-columns-repeated="3"/>
          <table:table-cell table:number-columns-repeated="2"/>
          <table:table-cell table:formula="of:=[.I15]*[.J15]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style-name="ce5" office:value-type="float" office:value="733">
            <text:p>733</text:p>
          </table:table-cell>
          <table:table-cell table:style-name="ce18" table:formula="of:=100*[.D16]/[.D17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16]*[.J16]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 table:formula="of:=100*[.D17]/[.D18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17]*[.J17]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 table:formula="of:=100*[.D18]/[.D19]-100" office:value-type="float" office:value="-100">
            <text:p>-100.00</text:p>
          </table:table-cell>
          <table:table-cell table:number-columns-repeated="3"/>
          <table:table-cell table:number-columns-repeated="2"/>
          <table:table-cell table:formula="of:=[.I18]*[.J18]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style-name="ce5" office:value-type="float" office:value="500">
            <text:p>500</text:p>
          </table:table-cell>
          <table:table-cell table:style-name="ce18" table:formula="of:=100*[.D19]/[.D20]-100" office:value-type="float" office:value="-31.787175989086">
            <text:p>-31.79</text:p>
          </table:table-cell>
          <table:table-cell table:number-columns-repeated="3"/>
          <table:table-cell table:number-columns-repeated="2"/>
          <table:table-cell table:formula="of:=[.I19]*[.J19]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style-name="ce5" office:value-type="float" office:value="733">
            <text:p>733</text:p>
          </table:table-cell>
          <table:table-cell table:style-name="ce18" table:formula="of:=100*[.D20]/[.D21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20]*[.J20]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 table:formula="of:=100*[.D21]/[.D22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21]*[.J21]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 table:formula="of:=100*[.D22]/[.D23]-100" office:value-type="float" office:value="-100">
            <text:p>-100.00</text:p>
          </table:table-cell>
          <table:table-cell table:number-columns-repeated="3"/>
          <table:table-cell table:number-columns-repeated="2"/>
          <table:table-cell table:formula="of:=[.I22]*[.J22]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style-name="ce5" office:value-type="float" office:value="500">
            <text:p>500</text:p>
          </table:table-cell>
          <table:table-cell table:style-name="ce18" table:formula="of:=100*[.D23]/[.D24]-100" office:value-type="float" office:value="-31.787175989086">
            <text:p>-31.79</text:p>
          </table:table-cell>
          <table:table-cell table:number-columns-repeated="3"/>
          <table:table-cell table:number-columns-repeated="2"/>
          <table:table-cell table:formula="of:=[.I23]*[.J23]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style-name="ce5" office:value-type="float" office:value="733">
            <text:p>733</text:p>
          </table:table-cell>
          <table:table-cell table:style-name="ce18" table:formula="of:=100*[.D24]/[.D25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24]*[.J24]" office:value-type="float" office:value="0">
            <text:p>0</text:p>
          </table:table-cell>
        </table:table-row>
        <table:table-row table:style-name="ro1">
          <table:table-cell table:number-columns-repeated="3"/>
          <table:table-cell/>
          <table:table-cell table:number-columns-repeated="4"/>
          <table:table-cell table:style-name="Default" office:value-type="string">
            <text:p>avg</text:p>
          </table:table-cell>
          <table:table-cell table:style-name="Default" office:value-type="string">
            <text:p>sum</text:p>
          </table:table-cell>
          <table:table-cell/>
        </table:table-row>
        <table:table-row table:style-name="ro1">
          <table:table-cell table:number-columns-repeated="8"/>
          <table:table-cell table:style-name="Default" table:formula="of:=[.K26]/[.J26]" office:value-type="float" office:value="1.16833333333333">
            <text:p>1.1683333333</text:p>
          </table:table-cell>
          <table:table-cell table:style-name="Default" table:formula="of:=SUM([.J5:.J24])" office:value-type="float" office:value="3">
            <text:p>3</text:p>
          </table:table-cell>
          <table:table-cell table:formula="of:=SUM([.K5:.K24])" office:value-type="float" office:value="3.505">
            <text:p>3.505</text:p>
          </table:table-cell>
        </table:table-row>
        <table:table-row table:style-name="ro1" table:number-rows-repeated="4">
          <table:table-cell table:number-columns-repeated="8"/>
          <table:table-cell table:style-name="Default" table:number-columns-repeated="2"/>
          <table:table-cell/>
        </table:table-row>
        <table:table-row table:style-name="ro1">
          <table:table-cell table:number-columns-repeated="8"/>
          <table:table-cell table:style-name="Default" table:number-columns-repeated="2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number:number-style style:name="N118P0" style:volatile="true">
      <number:number number:decimal-places="2" number:min-integer-digits="1"/>
    </number:number-style>
    <number:number-style style:name="N118">
      <style:text-properties fo:color="#ff0000"/>
      <number:text>-</number:text>
      <number:number number:decimal-places="2" number:min-integer-digits="1"/>
      <style:map style:condition="value()&gt;=0" style:apply-style-name="N118P0"/>
    </number:number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2">2015／07／02</text:date>, <text:time>15:19:41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4:34:39.83</meta:creation-date>
    <dc:date>2015-07-02T15:19:41.09</dc:date>
    <meta:editing-duration>P58DT4H54M56S</meta:editing-duration>
    <meta:editing-cycles>188</meta:editing-cycles>
    <meta:generator>OpenOffice/4.1.1$Win32 OpenOffice.org_project/411m6$Build-9775</meta:generator>
    <meta:document-statistic meta:table-count="9" meta:cell-count="4983" meta:object-count="0"/>
  </office:meta>
</office:document-meta>
</file>